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7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2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4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1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4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1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1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7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2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1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43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43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3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43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36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7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42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7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42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5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8" style:family="table-cell" style:parent-style-name="Default" style:data-style-name="N46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7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8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3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7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0" style:family="table-cell" style:parent-style-name="Normal_32_2" style:data-style-name="N36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0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1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3" style:family="table-cell" style:parent-style-name="Normal_32_2" style:data-style-name="N37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8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2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5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7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3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7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8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1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3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4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9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0" style:family="table-cell" style:parent-style-name="Default" style:data-style-name="N37"/>
    <style:style style:name="ce171" style:family="table-cell" style:parent-style-name="Default" style:data-style-name="N0">
      <style:text-properties fo:font-size="10pt" style:font-size-asian="10pt" style:font-size-complex="10pt"/>
    </style:style>
    <style:style style:name="ce17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3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37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3" style:family="table-cell" style:parent-style-name="Default" style:data-style-name="N38"/>
    <style:style style:name="ce184" style:family="table-cell" style:parent-style-name="Default" style:data-style-name="N0">
      <style:table-cell-properties fo:background-color="transparent"/>
    </style:style>
    <style:style style:name="ce18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6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9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3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5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6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0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7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8" style:family="table-cell" style:parent-style-name="Default" style:data-style-name="N43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9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Default" style:data-style-name="N43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Default" style:data-style-name="N4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8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9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3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4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7" style:family="table-cell" style:parent-style-name="Normal_32_2" style:data-style-name="N37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8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9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0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2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ackground-color="#4F6228"/>
    </style:style>
    <style:style style:name="ce258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9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Default" style:data-style-name="N0">
      <style:text-properties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8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0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4" style:family="table-cell" style:parent-style-name="Default" style:data-style-name="N1"/>
    <style:style style:name="ce275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6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7" style:family="table-cell" style:parent-style-name="Default" style:data-style-name="N37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8" style:family="table-cell" style:parent-style-name="Normal_32_2" style:data-style-name="N38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45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Default" style:data-style-name="N42">
      <style:text-properties fo:color="#FFFFFF" fo:font-size="9pt" style:font-size-asian="9pt" style:font-size-complex="9pt"/>
    </style:style>
    <style:style style:name="ce283" style:family="table-cell" style:parent-style-name="Default" style:data-style-name="N0">
      <style:text-properties fo:font-size="9pt" style:font-size-asian="9pt" style:font-size-complex="9pt"/>
    </style:style>
    <style:style style:name="ce284" style:family="table-cell" style:parent-style-name="Default" style:data-style-name="N0">
      <style:text-properties fo:color="#FFFFFF" fo:font-size="9pt" style:font-size-asian="9pt" style:font-size-complex="9pt"/>
    </style:style>
    <style:style style:name="ce285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6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0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2" style:family="table-cell" style:parent-style-name="Normal_32_2" style:data-style-name="N4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3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4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5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6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8" style:family="table-cell" style:parent-style-name="Default" style:data-style-name="N42">
      <style:table-cell-properties fo:background-color="#E6B8B7"/>
      <style:text-properties fo:color="#FFFFFF" fo:font-size="9pt" style:font-size-asian="9pt" style:font-size-complex="9pt"/>
    </style:style>
    <style:style style:name="ce299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9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4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5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6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7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71638888888889cm"/>
    </style:style>
    <style:style style:name="co6" style:family="table-column">
      <style:table-column-properties fo:break-before="auto" style:column-width="2.15194444444444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31069444444444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1.76388888888889cm"/>
    </style:style>
    <style:style style:name="co11" style:family="table-column">
      <style:table-column-properties fo:break-before="auto" style:column-width="0.123472222222222cm"/>
    </style:style>
    <style:style style:name="co12" style:family="table-column">
      <style:table-column-properties fo:break-before="auto" style:column-width="3.10444444444444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0.652638888888889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2.80458333333333cm"/>
    </style:style>
    <style:style style:name="co17" style:family="table-column">
      <style:table-column-properties fo:break-before="auto" style:column-width="2.82222222222222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0.899583333333333cm"/>
    </style:style>
    <style:style style:name="co21" style:family="table-column">
      <style:table-column-properties fo:break-before="auto" style:column-width="1.69333333333333cm"/>
    </style:style>
    <style:style style:name="co22" style:family="table-column">
      <style:table-column-properties fo:break-before="auto" style:column-width="0.264583333333333cm"/>
    </style:style>
    <style:style style:name="co23" style:family="table-column">
      <style:table-column-properties fo:break-before="auto" style:column-width="0.582083333333333cm"/>
    </style:style>
    <style:style style:name="co24" style:family="table-column">
      <style:table-column-properties fo:break-before="auto" style:column-width="0.176388888888889cm"/>
    </style:style>
    <style:style style:name="co25" style:family="table-column">
      <style:table-column-properties fo:break-before="auto" style:column-width="0.723194444444444cm"/>
    </style:style>
    <style:style style:name="co26" style:family="table-column">
      <style:table-column-properties fo:break-before="auto" style:column-width="2.46944444444444cm"/>
    </style:style>
    <style:style style:name="co27" style:family="table-column">
      <style:table-column-properties fo:break-before="auto" style:column-width="1.51694444444444cm"/>
    </style:style>
    <style:style style:name="co28" style:family="table-column">
      <style:table-column-properties fo:break-before="auto" style:column-width="0.776111111111111cm"/>
    </style:style>
    <style:style style:name="co29" style:family="table-column">
      <style:table-column-properties fo:break-before="auto" style:column-width="0.352777777777778cm"/>
    </style:style>
    <style:style style:name="co30" style:family="table-column">
      <style:table-column-properties fo:break-before="auto" style:column-width="0.881944444444444cm"/>
    </style:style>
    <style:style style:name="co31" style:family="table-column">
      <style:table-column-properties fo:break-before="auto" style:column-width="2.57527777777778cm"/>
    </style:style>
    <style:style style:name="co32" style:family="table-column">
      <style:table-column-properties fo:break-before="auto" style:column-width="1.905cm"/>
    </style:style>
    <style:style style:name="co33" style:family="table-column">
      <style:table-column-properties fo:break-before="auto" style:column-width="0.687916666666667cm"/>
    </style:style>
    <style:style style:name="co34" style:family="table-column">
      <style:table-column-properties fo:break-before="auto" style:column-width="5.90902777777778cm"/>
    </style:style>
    <style:style style:name="co35" style:family="table-column">
      <style:table-column-properties fo:break-before="auto" style:column-width="2.89277777777778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2.73402777777778cm"/>
    </style:style>
    <style:style style:name="co38" style:family="table-column">
      <style:table-column-properties fo:break-before="auto" style:column-width="2.02847222222222cm"/>
    </style:style>
    <style:style style:name="co39" style:family="table-column">
      <style:table-column-properties fo:break-before="auto" style:column-width="1.46402777777778cm"/>
    </style:style>
    <style:style style:name="co40" style:family="table-column">
      <style:table-column-properties fo:break-before="auto" style:column-width="1.85208333333333cm"/>
    </style:style>
    <style:style style:name="co41" style:family="table-column">
      <style:table-column-properties fo:break-before="auto" style:column-width="1.56986111111111cm"/>
    </style:style>
    <style:style style:name="co42" style:family="table-column">
      <style:table-column-properties fo:break-before="auto" style:column-width="1.44638888888889cm"/>
    </style:style>
    <style:style style:name="co43" style:family="table-column">
      <style:table-column-properties fo:break-before="auto" style:column-width="9.01347222222222cm"/>
    </style:style>
    <style:style style:name="co44" style:family="table-column">
      <style:table-column-properties fo:break-before="auto" style:column-width="1.65805555555556cm"/>
    </style:style>
    <style:style style:name="co45" style:family="table-column">
      <style:table-column-properties fo:break-before="auto" style:column-width="2.62819444444444cm"/>
    </style:style>
    <style:style style:name="co46" style:family="table-column">
      <style:table-column-properties fo:break-before="auto" style:column-width="9.40152777777778cm"/>
    </style:style>
    <style:style style:name="co47" style:family="table-column">
      <style:table-column-properties fo:break-before="auto" style:column-width="1.92263888888889cm"/>
    </style:style>
    <style:style style:name="co48" style:family="table-column">
      <style:table-column-properties fo:break-before="auto" style:column-width="6.10305555555556cm"/>
    </style:style>
    <style:style style:name="co49" style:family="table-column">
      <style:table-column-properties fo:break-before="auto" style:column-width="9.98361111111111cm"/>
    </style:style>
    <style:style style:name="co50" style:family="table-column">
      <style:table-column-properties fo:break-before="auto" style:column-width="7.77875cm"/>
    </style:style>
    <style:style style:name="co51" style:family="table-column">
      <style:table-column-properties fo:break-before="auto" style:column-width="1.72861111111111cm"/>
    </style:style>
    <style:style style:name="co52" style:family="table-column">
      <style:table-column-properties fo:break-before="auto" style:column-width="1.94027777777778cm"/>
    </style:style>
    <style:style style:name="co53" style:family="table-column">
      <style:table-column-properties fo:break-before="auto" style:column-width="9.22513888888889cm"/>
    </style:style>
    <style:style style:name="co54" style:family="table-column">
      <style:table-column-properties fo:break-before="auto" style:column-width="2.04611111111111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8.75pt" style:use-optimal-row-height="false" fo:break-before="auto"/>
    </style:style>
    <style:style style:name="ro14" style:family="table-row">
      <style:table-row-properties style:row-height="9pt" style:use-optimal-row-height="false" fo:break-before="auto"/>
    </style:style>
    <style:style style:name="ro15" style:family="table-row">
      <style:table-row-properties style:row-height="25.65pt" style:use-optimal-row-height="false" fo:break-before="auto"/>
    </style:style>
    <style:style style:name="ro16" style:family="table-row">
      <style:table-row-properties style:row-height="15.9pt" style:use-optimal-row-height="false" fo:break-before="auto"/>
    </style:style>
    <style:style style:name="ro17" style:family="table-row">
      <style:table-row-properties style:row-height="14.9pt" style:use-optimal-row-height="false" fo:break-before="auto"/>
    </style:style>
    <style:style style:name="ro18" style:family="table-row">
      <style:table-row-properties style:row-height="13.25pt" style:use-optimal-row-height="false" fo:break-before="auto"/>
    </style:style>
    <style:style style:name="ro19" style:family="table-row">
      <style:table-row-properties style:row-height="19.25pt" style:use-optimal-row-height="false" fo:break-before="auto"/>
    </style:style>
    <style:style style:name="ro20" style:family="table-row">
      <style:table-row-properties style:row-height="14.5pt" style:use-optimal-row-height="true" fo:break-before="auto"/>
    </style:style>
    <style:style style:name="ro21" style:family="table-row">
      <style:table-row-properties style:row-height="24.9pt" style:use-optimal-row-height="false" fo:break-before="auto"/>
    </style:style>
    <style:style style:name="ro22" style:family="table-row">
      <style:table-row-properties style:row-height="6.75pt" style:use-optimal-row-height="false" fo:break-before="auto"/>
    </style:style>
    <style:style style:name="ro23" style:family="table-row">
      <style:table-row-properties style:row-height="9.9pt" style:use-optimal-row-height="fals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8.25pt" style:use-optimal-row-height="false" fo:break-before="auto"/>
    </style:style>
    <style:style style:name="ro26" style:family="table-row">
      <style:table-row-properties style:row-height="10.5pt" style:use-optimal-row-height="false" fo:break-before="auto"/>
    </style:style>
    <style:style style:name="ro27" style:family="table-row">
      <style:table-row-properties style:row-height="11.25pt" style:use-optimal-row-height="false" fo:break-before="auto"/>
    </style:style>
    <style:style style:name="ro28" style:family="table-row">
      <style:table-row-properties style:row-height="12pt" style:use-optimal-row-height="false" fo:break-before="auto"/>
    </style:style>
    <style:style style:name="ro29" style:family="table-row">
      <style:table-row-properties style:row-height="12.75pt" style:use-optimal-row-height="false" fo:break-before="auto"/>
    </style:style>
    <style:style style:name="ro30" style:family="table-row">
      <style:table-row-properties style:row-height="21.9pt" style:use-optimal-row-height="false" fo:break-before="auto"/>
    </style:style>
    <style:style style:name="ro31" style:family="table-row">
      <style:table-row-properties style:row-height="6pt" style:use-optimal-row-height="false" fo:break-before="auto"/>
    </style:style>
    <style:style style:name="ro32" style:family="table-row">
      <style:table-row-properties style:row-height="7.5pt" style:use-optimal-row-height="false" fo:break-before="auto"/>
    </style:style>
    <style:style style:name="ro33" style:family="table-row">
      <style:table-row-properties style:row-height="5.25pt" style:use-optimal-row-height="false" fo:break-before="auto"/>
    </style:style>
    <style:style style:name="ro34" style:family="table-row">
      <style:table-row-properties style:row-height="20.25pt" style:use-optimal-row-height="false" fo:break-before="auto"/>
    </style:style>
    <style:style style:name="ro35" style:family="table-row">
      <style:table-row-properties style:row-height="13.5pt" style:use-optimal-row-height="false" fo:break-before="auto"/>
    </style:style>
    <style:style style:name="ro36" style:family="table-row">
      <style:table-row-properties style:row-height="30pt" style:use-optimal-row-height="false" fo:break-before="auto"/>
    </style:style>
    <style:style style:name="ro37" style:family="table-row">
      <style:table-row-properties style:row-height="25.5pt" style:use-optimal-row-height="false" fo:break-before="auto"/>
    </style:style>
    <style:style style:name="ro38" style:family="table-row">
      <style:table-row-properties style:row-height="22.5pt" style:use-optimal-row-height="false" fo:break-before="auto"/>
    </style:style>
    <style:style style:name="ro39" style:family="table-row">
      <style:table-row-properties style:row-height="14.25pt" style:use-optimal-row-height="false" fo:break-before="auto"/>
    </style:style>
    <style:style style:name="ro40" style:family="table-row">
      <style:table-row-properties style:row-height="18.65pt" style:use-optimal-row-height="false" fo:break-before="auto"/>
    </style:style>
    <style:style style:name="ro41" style:family="table-row">
      <style:table-row-properties style:row-height="24pt" style:use-optimal-row-height="false" fo:break-before="auto"/>
    </style:style>
    <style:style style:name="ro42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2101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2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2101</text:p>
          </table:table-cell>
          <table:table-cell office:value-type="string" table:style-name="ce13">
            <text:p>202012</text:p>
          </table:table-cell>
          <table:table-cell office:value-type="string" table:style-name="ce13">
            <text:p>202001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96290" table:style-name="ce19">
            <text:p>596 290</text:p>
          </table:table-cell>
          <table:table-cell office:value-type="float" office:value="582926" table:style-name="ce19">
            <text:p>582 926</text:p>
          </table:table-cell>
          <table:table-cell office:value-type="float" office:value="473404" table:style-name="ce19">
            <text:p>473 404</text:p>
          </table:table-cell>
          <table:table-cell office:value-type="float" office:value="2.2925722990568271" table:style-name="ce20">
            <text:p>2,3</text:p>
          </table:table-cell>
          <table:table-cell office:value-type="float" office:value="25.95795557282997" table:style-name="ce20">
            <text:p>26,0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24359" table:style-name="ce19">
            <text:p>424 359</text:p>
          </table:table-cell>
          <table:table-cell office:value-type="float" office:value="402254" table:style-name="ce19">
            <text:p>402 254</text:p>
          </table:table-cell>
          <table:table-cell office:value-type="float" office:value="320558" table:style-name="ce19">
            <text:p>320 558</text:p>
          </table:table-cell>
          <table:table-cell office:value-type="float" office:value="5.4952840742416482" table:style-name="ce20">
            <text:p>5,5</text:p>
          </table:table-cell>
          <table:table-cell office:value-type="float" office:value="32.381347525252842" table:style-name="ce20">
            <text:p>32,4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0735" table:style-name="ce19">
            <text:p>10 735</text:p>
          </table:table-cell>
          <table:table-cell office:value-type="float" office:value="10862" table:style-name="ce19">
            <text:p>10 862</text:p>
          </table:table-cell>
          <table:table-cell office:value-type="float" office:value="12669" table:style-name="ce19">
            <text:p>12 669</text:p>
          </table:table-cell>
          <table:table-cell office:value-type="float" office:value="-1.1692137727858589" table:style-name="ce20">
            <text:p>-1,2</text:p>
          </table:table-cell>
          <table:table-cell office:value-type="float" office:value="-15.265608966769278" table:style-name="ce20">
            <text:p>-15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2402" table:style-name="ce19">
            <text:p>52 402</text:p>
          </table:table-cell>
          <table:table-cell office:value-type="float" office:value="48421" table:style-name="ce19">
            <text:p>48 421</text:p>
          </table:table-cell>
          <table:table-cell office:value-type="float" office:value="55540" table:style-name="ce19">
            <text:p>55 540</text:p>
          </table:table-cell>
          <table:table-cell office:value-type="float" office:value="8.221639371347143" table:style-name="ce20">
            <text:p>8,2</text:p>
          </table:table-cell>
          <table:table-cell office:value-type="float" office:value="-5.6499819949585879" table:style-name="ce20">
            <text:p>-5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9238" table:style-name="ce19">
            <text:p>49 238</text:p>
          </table:table-cell>
          <table:table-cell office:value-type="float" office:value="45731" table:style-name="ce19">
            <text:p>45 731</text:p>
          </table:table-cell>
          <table:table-cell office:value-type="float" office:value="51723" table:style-name="ce19">
            <text:p>51 723</text:p>
          </table:table-cell>
          <table:table-cell office:value-type="float" office:value="7.6687586101331693" table:style-name="ce20">
            <text:p>7,7</text:p>
          </table:table-cell>
          <table:table-cell office:value-type="float" office:value="-4.8044390309920155" table:style-name="ce20">
            <text:p>-4,8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9868" table:style-name="ce19">
            <text:p>9 868</text:p>
          </table:table-cell>
          <table:table-cell office:value-type="float" office:value="7771" table:style-name="ce19">
            <text:p>7 771</text:p>
          </table:table-cell>
          <table:table-cell office:value-type="float" office:value="12128" table:style-name="ce19">
            <text:p>12 128</text:p>
          </table:table-cell>
          <table:table-cell office:value-type="float" office:value="26.984944022648307" table:style-name="ce20">
            <text:p>27,0</text:p>
          </table:table-cell>
          <table:table-cell office:value-type="float" office:value="-18.634564643799472" table:style-name="ce20">
            <text:p>-18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7405" table:style-name="ce38">
            <text:p>7 405</text:p>
          </table:table-cell>
          <table:table-cell office:value-type="float" office:value="4632" table:style-name="ce38">
            <text:p>4 632</text:p>
          </table:table-cell>
          <table:table-cell office:value-type="float" office:value="7957" table:style-name="ce38">
            <text:p>7 957</text:p>
          </table:table-cell>
          <table:table-cell office:value-type="float" office:value="59.866148531951644" table:style-name="ce39">
            <text:p>59,9</text:p>
          </table:table-cell>
          <table:table-cell office:value-type="float" office:value="-6.9372879225838888" table:style-name="ce39">
            <text:p>-6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7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10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1-01T00:00:00" table:style-name="ce51">
            <text:p>jan-20</text:p>
          </table:table-cell>
          <table:table-cell office:value-type="float" office:value="320558" table:style-name="ce52">
            <text:p>320 558<text:s/></text:p>
          </table:table-cell>
          <table:table-cell office:value-type="float" office:value="51723" table:style-name="ce52">
            <text:p>51 723<text:s/></text:p>
          </table:table-cell>
          <table:table-cell office:value-type="float" office:value="12128" table:style-name="ce52">
            <text:p>12 128<text:s/></text:p>
          </table:table-cell>
          <table:table-cell office:value-type="float" office:value="7957" table:style-name="ce52">
            <text:p>7 957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2-01T00:00:00" table:style-name="ce51">
            <text:p>fev-20</text:p>
          </table:table-cell>
          <table:table-cell office:value-type="float" office:value="315562" table:style-name="ce52">
            <text:p>315 562<text:s/></text:p>
          </table:table-cell>
          <table:table-cell office:value-type="float" office:value="39174" table:style-name="ce52">
            <text:p>39 174<text:s/></text:p>
          </table:table-cell>
          <table:table-cell office:value-type="float" office:value="9876" table:style-name="ce52">
            <text:p>9 876<text:s/></text:p>
          </table:table-cell>
          <table:table-cell office:value-type="float" office:value="6538" table:style-name="ce52">
            <text:p>6 53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3-01T00:00:00" table:style-name="ce51">
            <text:p>mar-20</text:p>
          </table:table-cell>
          <table:table-cell office:value-type="float" office:value="343761" table:style-name="ce52">
            <text:p>343 761<text:s/></text:p>
          </table:table-cell>
          <table:table-cell office:value-type="float" office:value="52999" table:style-name="ce52">
            <text:p>52 999<text:s/></text:p>
          </table:table-cell>
          <table:table-cell office:value-type="float" office:value="7622" table:style-name="ce52">
            <text:p>7 622<text:s/></text:p>
          </table:table-cell>
          <table:table-cell office:value-type="float" office:value="5932" table:style-name="ce52">
            <text:p>5 932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4-01T00:00:00" table:style-name="ce51">
            <text:p>abr-20</text:p>
          </table:table-cell>
          <table:table-cell office:value-type="float" office:value="392323" table:style-name="ce52">
            <text:p>392 323<text:s/></text:p>
          </table:table-cell>
          <table:table-cell office:value-type="float" office:value="65542" table:style-name="ce52">
            <text:p>65 542<text:s/></text:p>
          </table:table-cell>
          <table:table-cell office:value-type="float" office:value="3142" table:style-name="ce52">
            <text:p>3 142<text:s/></text:p>
          </table:table-cell>
          <table:table-cell office:value-type="float" office:value="2331" table:style-name="ce52">
            <text:p>2 33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5-01T00:00:00" table:style-name="ce51">
            <text:p>mai-20</text:p>
          </table:table-cell>
          <table:table-cell office:value-type="float" office:value="408934" table:style-name="ce52">
            <text:p>408 934<text:s/></text:p>
          </table:table-cell>
          <table:table-cell office:value-type="float" office:value="47091" table:style-name="ce52">
            <text:p>47 091<text:s/></text:p>
          </table:table-cell>
          <table:table-cell office:value-type="float" office:value="6971" table:style-name="ce52">
            <text:p>6 971<text:s/></text:p>
          </table:table-cell>
          <table:table-cell office:value-type="float" office:value="4467" table:style-name="ce52">
            <text:p>4 46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6-01T00:00:00" table:style-name="ce51">
            <text:p>jun-20</text:p>
          </table:table-cell>
          <table:table-cell office:value-type="float" office:value="406665" table:style-name="ce56">
            <text:p>406 665<text:s/></text:p>
          </table:table-cell>
          <table:table-cell office:value-type="float" office:value="43151" table:style-name="ce56">
            <text:p>43 151<text:s/></text:p>
          </table:table-cell>
          <table:table-cell office:value-type="float" office:value="10328" table:style-name="ce52">
            <text:p>10 328<text:s/></text:p>
          </table:table-cell>
          <table:table-cell office:value-type="float" office:value="7709" table:style-name="ce52">
            <text:p>7 7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7-01T00:00:00" table:style-name="ce51">
            <text:p>jul-20</text:p>
          </table:table-cell>
          <table:table-cell office:value-type="float" office:value="407302" table:style-name="ce52">
            <text:p>407 302<text:s/></text:p>
          </table:table-cell>
          <table:table-cell office:value-type="float" office:value="46800" table:style-name="ce52">
            <text:p>46 800<text:s/></text:p>
          </table:table-cell>
          <table:table-cell office:value-type="float" office:value="9345" table:style-name="ce52">
            <text:p>9 345<text:s/></text:p>
          </table:table-cell>
          <table:table-cell office:value-type="float" office:value="6712" table:style-name="ce52">
            <text:p>6 71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8-01T00:00:00" table:style-name="ce51">
            <text:p>ago-20</text:p>
          </table:table-cell>
          <table:table-cell office:value-type="float" office:value="409331" table:style-name="ce52">
            <text:p>409 331<text:s/></text:p>
          </table:table-cell>
          <table:table-cell office:value-type="float" office:value="43027" table:style-name="ce52">
            <text:p>43 027<text:s/></text:p>
          </table:table-cell>
          <table:table-cell office:value-type="float" office:value="9169" table:style-name="ce52">
            <text:p>9 169<text:s/></text:p>
          </table:table-cell>
          <table:table-cell office:value-type="float" office:value="6688" table:style-name="ce52">
            <text:p>6 68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9-01T00:00:00" table:style-name="ce51">
            <text:p>set-20</text:p>
          </table:table-cell>
          <table:table-cell office:value-type="float" office:value="410174" table:style-name="ce52">
            <text:p>410 174<text:s/></text:p>
          </table:table-cell>
          <table:table-cell office:value-type="float" office:value="54769" table:style-name="ce52">
            <text:p>54 769<text:s/></text:p>
          </table:table-cell>
          <table:table-cell office:value-type="float" office:value="11806" table:style-name="ce52">
            <text:p>11 806<text:s/></text:p>
          </table:table-cell>
          <table:table-cell office:value-type="float" office:value="8244" table:style-name="ce52">
            <text:p>8 24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0-01T00:00:00" table:style-name="ce51">
            <text:p>out-20</text:p>
          </table:table-cell>
          <table:table-cell office:value-type="float" office:value="403554" table:style-name="ce52">
            <text:p>403 554<text:s/></text:p>
          </table:table-cell>
          <table:table-cell office:value-type="float" office:value="55246" table:style-name="ce52">
            <text:p>55 246<text:s/></text:p>
          </table:table-cell>
          <table:table-cell office:value-type="float" office:value="11456" table:style-name="ce52">
            <text:p>11 456<text:s/></text:p>
          </table:table-cell>
          <table:table-cell office:value-type="float" office:value="6974" table:style-name="ce52">
            <text:p>6 97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11-01T00:00:00" table:style-name="ce51">
            <text:p>nov-20</text:p>
          </table:table-cell>
          <table:table-cell office:value-type="float" office:value="398287" table:style-name="ce52">
            <text:p>398 287<text:s/></text:p>
          </table:table-cell>
          <table:table-cell office:value-type="float" office:value="51965" table:style-name="ce52">
            <text:p>51 965<text:s/></text:p>
          </table:table-cell>
          <table:table-cell office:value-type="float" office:value="8412" table:style-name="ce52">
            <text:p>8 412<text:s/></text:p>
          </table:table-cell>
          <table:table-cell office:value-type="float" office:value="6373" table:style-name="ce52">
            <text:p>6 37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2-01T00:00:00" table:style-name="ce57">
            <text:p>dez-20</text:p>
          </table:table-cell>
          <table:table-cell office:value-type="float" office:value="402254" table:style-name="ce52">
            <text:p>402 254<text:s/></text:p>
          </table:table-cell>
          <table:table-cell office:value-type="float" office:value="45731" table:style-name="ce52">
            <text:p>45 731<text:s/></text:p>
          </table:table-cell>
          <table:table-cell office:value-type="float" office:value="7771" table:style-name="ce52">
            <text:p>7 771<text:s/></text:p>
          </table:table-cell>
          <table:table-cell office:value-type="float" office:value="4632" table:style-name="ce52">
            <text:p>4 632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21-01-01T00:00:00" table:style-name="ce57">
            <text:p>jan-21</text:p>
          </table:table-cell>
          <table:table-cell office:value-type="float" office:value="424359" table:style-name="ce58">
            <text:p>424 359<text:s/></text:p>
          </table:table-cell>
          <table:table-cell office:value-type="float" office:value="49238" table:style-name="ce58">
            <text:p>49 238<text:s/></text:p>
          </table:table-cell>
          <table:table-cell office:value-type="float" office:value="9868" table:style-name="ce58">
            <text:p>9 868<text:s/></text:p>
          </table:table-cell>
          <table:table-cell office:value-type="float" office:value="7405" table:style-name="ce58">
            <text:p>7 405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7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9"/>
          <table:table-cell table:number-columns-repeated="3" table:style-name="ce60"/>
          <table:table-cell office:value-type="string" table:number-columns-spanned="2" table:number-rows-spanned="1" table:style-name="ce73">
            <text:p>variação anterior</text:p>
          </table:table-cell>
          <table:covered-table-cell/>
          <table:table-cell office:value-type="string" table:number-columns-spanned="2" table:number-rows-spanned="1" table:style-name="ce73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1">
          <table:table-cell/>
          <table:table-cell office:value-type="string" table:style-name="ce62">
            <text:p>TOTAL PAÍS</text:p>
          </table:table-cell>
          <table:table-cell office:value-type="string" table:style-name="ce63">
            <text:p>202101</text:p>
          </table:table-cell>
          <table:table-cell office:value-type="string" table:style-name="ce64">
            <text:p>202012</text:p>
          </table:table-cell>
          <table:table-cell office:value-type="string" table:style-name="ce64">
            <text:p>202001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6">
            <text:p>desemprego registado</text:p>
          </table:table-cell>
          <table:table-cell office:value-type="float" office:value="424359" table:style-name="ce67">
            <text:p>424 359</text:p>
          </table:table-cell>
          <table:table-cell office:value-type="float" office:value="402254" table:style-name="ce67">
            <text:p>402 254</text:p>
          </table:table-cell>
          <table:table-cell office:value-type="float" office:value="320558" table:style-name="ce67">
            <text:p>320 558</text:p>
          </table:table-cell>
          <table:table-cell office:value-type="float" office:value="22105" table:style-name="ce67">
            <text:p>22 105</text:p>
          </table:table-cell>
          <table:table-cell office:value-type="float" office:value="5.4952840742416482" table:style-name="ce68">
            <text:p>5,5</text:p>
          </table:table-cell>
          <table:table-cell office:value-type="float" office:value="103801" table:style-name="ce67">
            <text:p>103 801</text:p>
          </table:table-cell>
          <table:table-cell office:value-type="float" office:value="32.381347525252842" table:style-name="ce68">
            <text:p>32,4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69">
            <text:p>homens</text:p>
          </table:table-cell>
          <table:table-cell office:value-type="float" office:value="188048" table:style-name="ce67">
            <text:p>188 048</text:p>
          </table:table-cell>
          <table:table-cell office:value-type="float" office:value="179006" table:style-name="ce67">
            <text:p>179 006</text:p>
          </table:table-cell>
          <table:table-cell office:value-type="float" office:value="140888" table:style-name="ce67">
            <text:p>140 888</text:p>
          </table:table-cell>
          <table:table-cell office:value-type="float" office:value="9042" table:style-name="ce67">
            <text:p>9 042</text:p>
          </table:table-cell>
          <table:table-cell office:value-type="float" office:value="5.051227333162017" table:style-name="ce68">
            <text:p>5,1</text:p>
          </table:table-cell>
          <table:table-cell office:value-type="float" office:value="47160" table:style-name="ce67">
            <text:p>47 160</text:p>
          </table:table-cell>
          <table:table-cell office:value-type="float" office:value="33.473397308500367" table:style-name="ce68">
            <text:p>33,5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69">
            <text:p>mulheres</text:p>
          </table:table-cell>
          <table:table-cell office:value-type="float" office:value="236311" table:style-name="ce67">
            <text:p>236 311</text:p>
          </table:table-cell>
          <table:table-cell office:value-type="float" office:value="223248" table:style-name="ce67">
            <text:p>223 248</text:p>
          </table:table-cell>
          <table:table-cell office:value-type="float" office:value="179670" table:style-name="ce67">
            <text:p>179 670</text:p>
          </table:table-cell>
          <table:table-cell office:value-type="float" office:value="13063" table:style-name="ce67">
            <text:p>13 063</text:p>
          </table:table-cell>
          <table:table-cell office:value-type="float" office:value="5.8513402135741419" table:style-name="ce68">
            <text:p>5,9</text:p>
          </table:table-cell>
          <table:table-cell office:value-type="float" office:value="56641" table:style-name="ce67">
            <text:p>56 641</text:p>
          </table:table-cell>
          <table:table-cell office:value-type="float" office:value="31.525018088718205" table:style-name="ce68">
            <text:p>31,5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70"/>
          <table:table-cell table:style-name="ce68"/>
          <table:table-cell table:style-name="ce70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69">
            <text:p>&lt; 25 anos</text:p>
          </table:table-cell>
          <table:table-cell office:value-type="float" office:value="50331" table:style-name="ce67">
            <text:p>50 331</text:p>
          </table:table-cell>
          <table:table-cell office:value-type="float" office:value="48388" table:style-name="ce67">
            <text:p>48 388</text:p>
          </table:table-cell>
          <table:table-cell office:value-type="float" office:value="34920" table:style-name="ce67">
            <text:p>34 920</text:p>
          </table:table-cell>
          <table:table-cell office:value-type="float" office:value="1943" table:style-name="ce67">
            <text:p>1 943</text:p>
          </table:table-cell>
          <table:table-cell office:value-type="float" office:value="4.0154583781102753" table:style-name="ce68">
            <text:p>4,0</text:p>
          </table:table-cell>
          <table:table-cell office:value-type="float" office:value="15411" table:style-name="ce67">
            <text:p>15 411</text:p>
          </table:table-cell>
          <table:table-cell office:value-type="float" office:value="44.13230240549828" table:style-name="ce68">
            <text:p>44,1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69">
            <text:p>&gt;= 25 anos</text:p>
          </table:table-cell>
          <table:table-cell office:value-type="float" office:value="374028" table:style-name="ce67">
            <text:p>374 028</text:p>
          </table:table-cell>
          <table:table-cell office:value-type="float" office:value="353866" table:style-name="ce67">
            <text:p>353 866</text:p>
          </table:table-cell>
          <table:table-cell office:value-type="float" office:value="285638" table:style-name="ce67">
            <text:p>285 638</text:p>
          </table:table-cell>
          <table:table-cell office:value-type="float" office:value="20162" table:style-name="ce67">
            <text:p>20 162</text:p>
          </table:table-cell>
          <table:table-cell office:value-type="float" office:value="5.6976369586227555" table:style-name="ce68">
            <text:p>5,7</text:p>
          </table:table-cell>
          <table:table-cell office:value-type="float" office:value="88390" table:style-name="ce67">
            <text:p>88 390</text:p>
          </table:table-cell>
          <table:table-cell office:value-type="float" office:value="30.944762251521158" table:style-name="ce68">
            <text:p>30,9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69">
            <text:p>&lt; 1 ano inscrição</text:p>
          </table:table-cell>
          <table:table-cell office:value-type="float" office:value="263183" table:style-name="ce67">
            <text:p>263 183</text:p>
          </table:table-cell>
          <table:table-cell office:value-type="float" office:value="252261" table:style-name="ce67">
            <text:p>252 261</text:p>
          </table:table-cell>
          <table:table-cell office:value-type="float" office:value="193401" table:style-name="ce67">
            <text:p>193 401</text:p>
          </table:table-cell>
          <table:table-cell office:value-type="float" office:value="10922" table:style-name="ce67">
            <text:p>10 922</text:p>
          </table:table-cell>
          <table:table-cell office:value-type="float" office:value="4.3296427113188329" table:style-name="ce68">
            <text:p>4,3</text:p>
          </table:table-cell>
          <table:table-cell office:value-type="float" office:value="69782" table:style-name="ce67">
            <text:p>69 782</text:p>
          </table:table-cell>
          <table:table-cell office:value-type="float" office:value="36.081509402743521" table:style-name="ce68">
            <text:p>36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69">
            <text:p>&gt;= 1 ano inscrição</text:p>
          </table:table-cell>
          <table:table-cell office:value-type="float" office:value="161176" table:style-name="ce67">
            <text:p>161 176</text:p>
          </table:table-cell>
          <table:table-cell office:value-type="float" office:value="149993" table:style-name="ce67">
            <text:p>149 993</text:p>
          </table:table-cell>
          <table:table-cell office:value-type="float" office:value="127157" table:style-name="ce67">
            <text:p>127 157</text:p>
          </table:table-cell>
          <table:table-cell office:value-type="float" office:value="11183" table:style-name="ce67">
            <text:p>11 183</text:p>
          </table:table-cell>
          <table:table-cell office:value-type="float" office:value="7.4556812651257065" table:style-name="ce68">
            <text:p>7,5</text:p>
          </table:table-cell>
          <table:table-cell office:value-type="float" office:value="34019" table:style-name="ce67">
            <text:p>34 019</text:p>
          </table:table-cell>
          <table:table-cell office:value-type="float" office:value="26.753540898259629" table:style-name="ce68">
            <text:p>26,8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2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primeiro emprego</text:p>
          </table:table-cell>
          <table:table-cell office:value-type="float" office:value="34420" table:style-name="ce67">
            <text:p>34 420</text:p>
          </table:table-cell>
          <table:table-cell office:value-type="float" office:value="33842" table:style-name="ce67">
            <text:p>33 842</text:p>
          </table:table-cell>
          <table:table-cell office:value-type="float" office:value="29859" table:style-name="ce67">
            <text:p>29 859</text:p>
          </table:table-cell>
          <table:table-cell office:value-type="float" office:value="578" table:style-name="ce67">
            <text:p><text:s/>578</text:p>
          </table:table-cell>
          <table:table-cell office:value-type="float" office:value="1.7079368831629336" table:style-name="ce68">
            <text:p>1,7</text:p>
          </table:table-cell>
          <table:table-cell office:value-type="float" office:value="4561" table:style-name="ce67">
            <text:p>4 561</text:p>
          </table:table-cell>
          <table:table-cell office:value-type="float" office:value="15.275126427542784" table:style-name="ce68">
            <text:p>15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novo emprego</text:p>
          </table:table-cell>
          <table:table-cell office:value-type="float" office:value="389939" table:style-name="ce67">
            <text:p>389 939</text:p>
          </table:table-cell>
          <table:table-cell office:value-type="float" office:value="368412" table:style-name="ce67">
            <text:p>368 412</text:p>
          </table:table-cell>
          <table:table-cell office:value-type="float" office:value="290699" table:style-name="ce67">
            <text:p>290 699</text:p>
          </table:table-cell>
          <table:table-cell office:value-type="float" office:value="21527" table:style-name="ce67">
            <text:p>21 527</text:p>
          </table:table-cell>
          <table:table-cell office:value-type="float" office:value="5.8431864325809153" table:style-name="ce68">
            <text:p>5,8</text:p>
          </table:table-cell>
          <table:table-cell office:value-type="float" office:value="99240" table:style-name="ce67">
            <text:p>99 240</text:p>
          </table:table-cell>
          <table:table-cell office:value-type="float" office:value="34.138404328876263" table:style-name="ce68">
            <text:p>34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nenhum nível instrução</text:p>
          </table:table-cell>
          <table:table-cell office:value-type="float" office:value="29490" table:style-name="ce67">
            <text:p>29 490</text:p>
          </table:table-cell>
          <table:table-cell office:value-type="float" office:value="28629" table:style-name="ce67">
            <text:p>28 629</text:p>
          </table:table-cell>
          <table:table-cell office:value-type="float" office:value="22627" table:style-name="ce67">
            <text:p>22 627</text:p>
          </table:table-cell>
          <table:table-cell office:value-type="float" office:value="861" table:style-name="ce67">
            <text:p><text:s/>861</text:p>
          </table:table-cell>
          <table:table-cell office:value-type="float" office:value="3.0074400083831083" table:style-name="ce68">
            <text:p>3,0</text:p>
          </table:table-cell>
          <table:table-cell office:value-type="float" office:value="6863" table:style-name="ce67">
            <text:p>6 863</text:p>
          </table:table-cell>
          <table:table-cell office:value-type="float" office:value="30.331020462279579" table:style-name="ce68">
            <text:p>30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1º ciclo ensino básico</text:p>
          </table:table-cell>
          <table:table-cell office:value-type="float" office:value="58904" table:style-name="ce67">
            <text:p>58 904</text:p>
          </table:table-cell>
          <table:table-cell office:value-type="float" office:value="56630" table:style-name="ce67">
            <text:p>56 630</text:p>
          </table:table-cell>
          <table:table-cell office:value-type="float" office:value="51811" table:style-name="ce67">
            <text:p>51 811</text:p>
          </table:table-cell>
          <table:table-cell office:value-type="float" office:value="2274" table:style-name="ce67">
            <text:p>2 274</text:p>
          </table:table-cell>
          <table:table-cell office:value-type="float" office:value="4.0155394667137561" table:style-name="ce68">
            <text:p>4,0</text:p>
          </table:table-cell>
          <table:table-cell office:value-type="float" office:value="7093" table:style-name="ce67">
            <text:p>7 093</text:p>
          </table:table-cell>
          <table:table-cell office:value-type="float" office:value="13.690143019822045" table:style-name="ce68">
            <text:p>13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2º ciclo ensino básico</text:p>
          </table:table-cell>
          <table:table-cell office:value-type="float" office:value="59008" table:style-name="ce67">
            <text:p>59 008</text:p>
          </table:table-cell>
          <table:table-cell office:value-type="float" office:value="55258" table:style-name="ce67">
            <text:p>55 258</text:p>
          </table:table-cell>
          <table:table-cell office:value-type="float" office:value="46737" table:style-name="ce67">
            <text:p>46 737</text:p>
          </table:table-cell>
          <table:table-cell office:value-type="float" office:value="3750" table:style-name="ce67">
            <text:p>3 750</text:p>
          </table:table-cell>
          <table:table-cell office:value-type="float" office:value="6.7863476781642476" table:style-name="ce68">
            <text:p>6,8</text:p>
          </table:table-cell>
          <table:table-cell office:value-type="float" office:value="12271" table:style-name="ce67">
            <text:p>12 271</text:p>
          </table:table-cell>
          <table:table-cell office:value-type="float" office:value="26.255429317243294" table:style-name="ce68">
            <text:p>26,3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3º ciclo ensino básico</text:p>
          </table:table-cell>
          <table:table-cell office:value-type="float" office:value="84864" table:style-name="ce67">
            <text:p>84 864</text:p>
          </table:table-cell>
          <table:table-cell office:value-type="float" office:value="79782" table:style-name="ce67">
            <text:p>79 782</text:p>
          </table:table-cell>
          <table:table-cell office:value-type="float" office:value="63348" table:style-name="ce67">
            <text:p>63 348</text:p>
          </table:table-cell>
          <table:table-cell office:value-type="float" office:value="5082" table:style-name="ce67">
            <text:p>5 082</text:p>
          </table:table-cell>
          <table:table-cell office:value-type="float" office:value="6.3698578626757918" table:style-name="ce68">
            <text:p>6,4</text:p>
          </table:table-cell>
          <table:table-cell office:value-type="float" office:value="21516" table:style-name="ce67">
            <text:p>21 516</text:p>
          </table:table-cell>
          <table:table-cell office:value-type="float" office:value="33.964766054176927" table:style-name="ce68">
            <text:p>34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secundário</text:p>
          </table:table-cell>
          <table:table-cell office:value-type="float" office:value="134167" table:style-name="ce67">
            <text:p>134 167</text:p>
          </table:table-cell>
          <table:table-cell office:value-type="float" office:value="126342" table:style-name="ce67">
            <text:p>126 342</text:p>
          </table:table-cell>
          <table:table-cell office:value-type="float" office:value="92397" table:style-name="ce67">
            <text:p>92 397</text:p>
          </table:table-cell>
          <table:table-cell office:value-type="float" office:value="7825" table:style-name="ce67">
            <text:p>7 825</text:p>
          </table:table-cell>
          <table:table-cell office:value-type="float" office:value="6.1935065140649979" table:style-name="ce68">
            <text:p>6,2</text:p>
          </table:table-cell>
          <table:table-cell office:value-type="float" office:value="41770" table:style-name="ce67">
            <text:p>41 770</text:p>
          </table:table-cell>
          <table:table-cell office:value-type="float" office:value="45.207095468467593" table:style-name="ce68">
            <text:p>45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superior</text:p>
          </table:table-cell>
          <table:table-cell office:value-type="float" office:value="57926" table:style-name="ce67">
            <text:p>57 926</text:p>
          </table:table-cell>
          <table:table-cell office:value-type="float" office:value="55613" table:style-name="ce67">
            <text:p>55 613</text:p>
          </table:table-cell>
          <table:table-cell office:value-type="float" office:value="43638" table:style-name="ce67">
            <text:p>43 638</text:p>
          </table:table-cell>
          <table:table-cell office:value-type="float" office:value="2313" table:style-name="ce67">
            <text:p>2 313</text:p>
          </table:table-cell>
          <table:table-cell office:value-type="float" office:value="4.1590994911261756" table:style-name="ce68">
            <text:p>4,2</text:p>
          </table:table-cell>
          <table:table-cell office:value-type="float" office:value="14288" table:style-name="ce67">
            <text:p>14 288</text:p>
          </table:table-cell>
          <table:table-cell office:value-type="float" office:value="32.742105504376916" table:style-name="ce68">
            <text:p>32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Total <text:s/>País</text:p>
          </table:table-cell>
          <table:table-cell office:value-type="float" office:value="424359" table:style-name="ce67">
            <text:p>424 359</text:p>
          </table:table-cell>
          <table:table-cell office:value-type="float" office:value="402254" table:style-name="ce67">
            <text:p>402 254</text:p>
          </table:table-cell>
          <table:table-cell office:value-type="float" office:value="320558" table:style-name="ce67">
            <text:p>320 558</text:p>
          </table:table-cell>
          <table:table-cell office:value-type="float" office:value="22105" table:style-name="ce67">
            <text:p>22 105</text:p>
          </table:table-cell>
          <table:table-cell office:value-type="float" office:value="5.4952840742416482" table:style-name="ce68">
            <text:p>5,5</text:p>
          </table:table-cell>
          <table:table-cell office:value-type="float" office:value="103801" table:style-name="ce67">
            <text:p>103 801</text:p>
          </table:table-cell>
          <table:table-cell office:value-type="float" office:value="32.381347525252842" table:style-name="ce68">
            <text:p>32,4</text:p>
          </table:table-cell>
          <table:table-cell table:style-name="ce71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Norte</text:p>
          </table:table-cell>
          <table:table-cell office:value-type="float" office:value="157668" table:style-name="ce67">
            <text:p>157 668</text:p>
          </table:table-cell>
          <table:table-cell office:value-type="float" office:value="150308" table:style-name="ce67">
            <text:p>150 308</text:p>
          </table:table-cell>
          <table:table-cell office:value-type="float" office:value="125571" table:style-name="ce67">
            <text:p>125 571</text:p>
          </table:table-cell>
          <table:table-cell office:value-type="float" office:value="7360" table:style-name="ce67">
            <text:p>7 360</text:p>
          </table:table-cell>
          <table:table-cell office:value-type="float" office:value="4.8966122894323654" table:style-name="ce68">
            <text:p>4,9</text:p>
          </table:table-cell>
          <table:table-cell office:value-type="float" office:value="32097" table:style-name="ce67">
            <text:p>32 097</text:p>
          </table:table-cell>
          <table:table-cell office:value-type="float" office:value="25.560838091597581" table:style-name="ce68">
            <text:p>25,6</text:p>
          </table:table-cell>
          <table:table-cell office:value-type="float" office:value="32.381347525252842" table:style-name="ce71">
            <text:p>3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Centro</text:p>
          </table:table-cell>
          <table:table-cell office:value-type="float" office:value="52083" table:style-name="ce67">
            <text:p>52 083</text:p>
          </table:table-cell>
          <table:table-cell office:value-type="float" office:value="50576" table:style-name="ce67">
            <text:p>50 576</text:p>
          </table:table-cell>
          <table:table-cell office:value-type="float" office:value="42894" table:style-name="ce67">
            <text:p>42 894</text:p>
          </table:table-cell>
          <table:table-cell office:value-type="float" office:value="1507" table:style-name="ce67">
            <text:p>1 507</text:p>
          </table:table-cell>
          <table:table-cell office:value-type="float" office:value="2.9796741537488134" table:style-name="ce68">
            <text:p>3,0</text:p>
          </table:table-cell>
          <table:table-cell office:value-type="float" office:value="9189" table:style-name="ce67">
            <text:p>9 189</text:p>
          </table:table-cell>
          <table:table-cell office:value-type="float" office:value="21.422576584137644" table:style-name="ce68">
            <text:p>21,4</text:p>
          </table:table-cell>
          <table:table-cell office:value-type="float" office:value="32.381347525252842" table:style-name="ce71">
            <text:p>3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Lisboa VT</text:p>
          </table:table-cell>
          <table:table-cell office:value-type="float" office:value="135230" table:style-name="ce67">
            <text:p>135 230</text:p>
          </table:table-cell>
          <table:table-cell office:value-type="float" office:value="125213" table:style-name="ce67">
            <text:p>125 213</text:p>
          </table:table-cell>
          <table:table-cell office:value-type="float" office:value="93050" table:style-name="ce67">
            <text:p>93 050</text:p>
          </table:table-cell>
          <table:table-cell office:value-type="float" office:value="10017" table:style-name="ce67">
            <text:p>10 017</text:p>
          </table:table-cell>
          <table:table-cell office:value-type="float" office:value="7.9999680544352429" table:style-name="ce68">
            <text:p>8,0</text:p>
          </table:table-cell>
          <table:table-cell office:value-type="float" office:value="42180" table:style-name="ce67">
            <text:p>42 180</text:p>
          </table:table-cell>
          <table:table-cell office:value-type="float" office:value="45.330467490596455" table:style-name="ce68">
            <text:p>45,3</text:p>
          </table:table-cell>
          <table:table-cell office:value-type="float" office:value="32.381347525252842" table:style-name="ce71">
            <text:p>3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Alentejo</text:p>
          </table:table-cell>
          <table:table-cell office:value-type="float" office:value="18426" table:style-name="ce67">
            <text:p>18 426</text:p>
          </table:table-cell>
          <table:table-cell office:value-type="float" office:value="17740" table:style-name="ce67">
            <text:p>17 740</text:p>
          </table:table-cell>
          <table:table-cell office:value-type="float" office:value="15601" table:style-name="ce67">
            <text:p>15 601</text:p>
          </table:table-cell>
          <table:table-cell office:value-type="float" office:value="686" table:style-name="ce67">
            <text:p><text:s/>686</text:p>
          </table:table-cell>
          <table:table-cell office:value-type="float" office:value="3.8669673055242391" table:style-name="ce68">
            <text:p>3,9</text:p>
          </table:table-cell>
          <table:table-cell office:value-type="float" office:value="2825" table:style-name="ce67">
            <text:p>2 825</text:p>
          </table:table-cell>
          <table:table-cell office:value-type="float" office:value="18.1078136016922" table:style-name="ce68">
            <text:p>18,1</text:p>
          </table:table-cell>
          <table:table-cell office:value-type="float" office:value="32.381347525252842" table:style-name="ce71">
            <text:p>3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<text:s/>Algarve</text:p>
          </table:table-cell>
          <table:table-cell office:value-type="float" office:value="33571" table:style-name="ce67">
            <text:p>33 571</text:p>
          </table:table-cell>
          <table:table-cell office:value-type="float" office:value="31313" table:style-name="ce67">
            <text:p>31 313</text:p>
          </table:table-cell>
          <table:table-cell office:value-type="float" office:value="20815" table:style-name="ce67">
            <text:p>20 815</text:p>
          </table:table-cell>
          <table:table-cell office:value-type="float" office:value="2258" table:style-name="ce67">
            <text:p>2 258</text:p>
          </table:table-cell>
          <table:table-cell office:value-type="float" office:value="7.2110624980040239" table:style-name="ce68">
            <text:p>7,2</text:p>
          </table:table-cell>
          <table:table-cell office:value-type="float" office:value="12756" table:style-name="ce67">
            <text:p>12 756</text:p>
          </table:table-cell>
          <table:table-cell office:value-type="float" office:value="61.282728801345186" table:style-name="ce68">
            <text:p>61,3</text:p>
          </table:table-cell>
          <table:table-cell office:value-type="float" office:value="32.381347525252842" table:style-name="ce71">
            <text:p>3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Açores</text:p>
          </table:table-cell>
          <table:table-cell office:value-type="float" office:value="7032" table:style-name="ce67">
            <text:p>7 032</text:p>
          </table:table-cell>
          <table:table-cell office:value-type="float" office:value="6988" table:style-name="ce67">
            <text:p>6 988</text:p>
          </table:table-cell>
          <table:table-cell office:value-type="float" office:value="6973" table:style-name="ce67">
            <text:p>6 973</text:p>
          </table:table-cell>
          <table:table-cell office:value-type="float" office:value="44" table:style-name="ce67">
            <text:p><text:s/>44</text:p>
          </table:table-cell>
          <table:table-cell office:value-type="float" office:value="0.62965082999427591" table:style-name="ce68">
            <text:p>0,6</text:p>
          </table:table-cell>
          <table:table-cell office:value-type="float" office:value="59" table:style-name="ce67">
            <text:p><text:s/>59</text:p>
          </table:table-cell>
          <table:table-cell office:value-type="float" office:value="0.84612075146995558" table:style-name="ce68">
            <text:p>0,8</text:p>
          </table:table-cell>
          <table:table-cell office:value-type="float" office:value="32.381347525252842" table:style-name="ce71">
            <text:p>3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Madeira</text:p>
          </table:table-cell>
          <table:table-cell office:value-type="float" office:value="20349" table:style-name="ce67">
            <text:p>20 349</text:p>
          </table:table-cell>
          <table:table-cell office:value-type="float" office:value="20116" table:style-name="ce67">
            <text:p>20 116</text:p>
          </table:table-cell>
          <table:table-cell office:value-type="float" office:value="15654" table:style-name="ce67">
            <text:p>15 654</text:p>
          </table:table-cell>
          <table:table-cell office:value-type="float" office:value="233" table:style-name="ce67">
            <text:p><text:s/>233</text:p>
          </table:table-cell>
          <table:table-cell office:value-type="float" office:value="1.1582819646052893" table:style-name="ce68">
            <text:p>1,2</text:p>
          </table:table-cell>
          <table:table-cell office:value-type="float" office:value="4695" table:style-name="ce67">
            <text:p>4 695</text:p>
          </table:table-cell>
          <table:table-cell office:value-type="float" office:value="29.992334227673439" table:style-name="ce68">
            <text:p>30,0</text:p>
          </table:table-cell>
          <table:table-cell office:value-type="float" office:value="32.381347525252842" table:style-name="ce71">
            <text:p>3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7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12" table:default-cell-style-name="ce1"/>
        <table:table-column table:style-name="co15" table:default-cell-style-name="ce1"/>
        <table:table-column table:style-name="co20" table:default-cell-style-name="ce1"/>
        <table:table-column table:style-name="co21" table:number-columns-repeated="16362" table:default-cell-style-name="ce1"/>
        <table:table-row table:style-name="ro13">
          <table:table-cell table:style-name="ce74"/>
          <table:table-cell table:number-columns-repeated="16383" table:style-name="ce74"/>
        </table:table-row>
        <table:table-row table:style-name="ro13"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2101</text:p>
          </table:table-cell>
          <table:table-cell office:value-type="string" table:style-name="ce76">
            <text:p>202012</text:p>
          </table:table-cell>
          <table:table-cell office:value-type="string" table:style-name="ce76">
            <text:p>202001</text:p>
          </table:table-cell>
          <table:table-cell table:number-columns-repeated="4" table:style-name="ce74"/>
          <table:table-cell office:value-type="string" table:style-name="ce75">
            <text:p>CPP</text:p>
          </table:table-cell>
          <table:table-cell office:value-type="string" table:style-name="ce76">
            <text:p>202101</text:p>
          </table:table-cell>
          <table:table-cell office:value-type="string" table:style-name="ce76">
            <text:p>202012</text:p>
          </table:table-cell>
          <table:table-cell office:value-type="string" table:style-name="ce76">
            <text:p>202001</text:p>
          </table:table-cell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2101</text:p>
          </table:table-cell>
          <table:table-cell office:value-type="string" table:style-name="ce76">
            <text:p>202012</text:p>
          </table:table-cell>
          <table:table-cell office:value-type="string" table:style-name="ce76">
            <text:p>202001</text:p>
          </table:table-cell>
          <table:table-cell table:number-columns-repeated="16366" table:style-name="ce74"/>
        </table:table-row>
        <table:table-row table:style-name="ro13"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396978" table:style-name="ce78">
            <text:p>396978</text:p>
          </table:table-cell>
          <table:table-cell office:value-type="float" office:value="375150" table:style-name="ce78">
            <text:p>375150</text:p>
          </table:table-cell>
          <table:table-cell office:value-type="float" office:value="297931" table:style-name="ce78">
            <text:p>297931</text:p>
          </table:table-cell>
          <table:table-cell table:style-name="ce74"/>
          <table:table-cell office:value-type="string" table:style-name="ce77">
            <text:p>Desemprego no Fim</text:p>
          </table:table-cell>
          <table:table-cell office:value-type="string" table:style-name="ce79">
            <text:p>var hom %</text:p>
          </table:table-cell>
          <table:table-cell table:style-name="ce74"/>
          <table:table-cell office:value-type="string" table:style-name="ce77">
            <text:p>Ofertas recebidas</text:p>
          </table:table-cell>
          <table:table-cell office:value-type="float" office:value="9561" table:style-name="ce80">
            <text:p>9561</text:p>
          </table:table-cell>
          <table:table-cell office:value-type="float" office:value="7601" table:style-name="ce80">
            <text:p>7601</text:p>
          </table:table-cell>
          <table:table-cell office:value-type="float" office:value="11743" table:style-name="ce80">
            <text:p>11743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float" office:value="7220" table:style-name="ce78">
            <text:p>7220</text:p>
          </table:table-cell>
          <table:table-cell office:value-type="float" office:value="4509" table:style-name="ce78">
            <text:p>4509</text:p>
          </table:table-cell>
          <table:table-cell office:value-type="float" office:value="7713" table:style-name="ce78">
            <text:p>7713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string" table:style-name="ce79">
            <text:p>var hom val abs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9661" table:style-name="ce82">
            <text:p>9661</text:p>
          </table:table-cell>
          <table:table-cell office:value-type="float" office:value="9046" table:style-name="ce82">
            <text:p>9046</text:p>
          </table:table-cell>
          <table:table-cell office:value-type="float" office:value="7153" table:style-name="ce82">
            <text:p>7153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15.82995951417" table:style-name="ce83">
            <text:p>15,8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39" table:style-name="ce84">
            <text:p>39</text:p>
          </table:table-cell>
          <table:table-cell office:value-type="float" office:value="127" table:style-name="ce84">
            <text:p>127</text:p>
          </table:table-cell>
          <table:table-cell office:value-type="float" office:value="29" table:style-name="ce84">
            <text:p>29</text:p>
          </table:table-cell>
          <table:table-cell table:style-name="ce74"/>
          <table:table-cell office:value-type="string" table:style-name="ce85">
            <text:p>1- Repres. poder legisla., órgãos exec., dirig., dir. e gestores execu.</text:p>
          </table:table-cell>
          <table:table-cell office:value-type="float" office:value="43" table:style-name="ce82">
            <text:p>43</text:p>
          </table:table-cell>
          <table:table-cell office:value-type="float" office:value="39" table:style-name="ce82">
            <text:p>39</text:p>
          </table:table-cell>
          <table:table-cell office:value-type="float" office:value="28" table:style-name="ce82">
            <text:p>28</text:p>
          </table:table-cell>
          <table:table-cell table:style-name="ce74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-347" table:style-name="ce87">
            <text:p>-347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40379" table:style-name="ce88">
            <text:p>40379</text:p>
          </table:table-cell>
          <table:table-cell office:value-type="float" office:value="39195" table:style-name="ce88">
            <text:p>39195</text:p>
          </table:table-cell>
          <table:table-cell office:value-type="float" office:value="32430" table:style-name="ce88">
            <text:p>32430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24.5112550107925" table:style-name="ce83">
            <text:p>24,5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496" table:style-name="ce89">
            <text:p>496</text:p>
          </table:table-cell>
          <table:table-cell office:value-type="float" office:value="873" table:style-name="ce89">
            <text:p>873</text:p>
          </table:table-cell>
          <table:table-cell office:value-type="float" office:value="615" table:style-name="ce89">
            <text:p>615</text:p>
          </table:table-cell>
          <table:table-cell table:style-name="ce74"/>
          <table:table-cell office:value-type="string" table:style-name="ce85">
            <text:p>2- Especialistas das atividades intelectuais e científicas</text:p>
          </table:table-cell>
          <table:table-cell office:value-type="float" office:value="331" table:style-name="ce88">
            <text:p>331</text:p>
          </table:table-cell>
          <table:table-cell office:value-type="float" office:value="429" table:style-name="ce88">
            <text:p>429</text:p>
          </table:table-cell>
          <table:table-cell office:value-type="float" office:value="380" table:style-name="ce88">
            <text:p>380</text:p>
          </table:table-cell>
          <table:table-cell table:style-name="ce74"/>
          <table:table-cell office:value-type="string" table:style-name="ce86">
            <text:p>8- Operadores de instalações e máquinas e trab. da montagem</text:p>
          </table:table-cell>
          <table:table-cell office:value-type="float" office:value="-241" table:style-name="ce87">
            <text:p>-241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36088" table:style-name="ce82">
            <text:p>36088</text:p>
          </table:table-cell>
          <table:table-cell office:value-type="float" office:value="33838" table:style-name="ce82">
            <text:p>33838</text:p>
          </table:table-cell>
          <table:table-cell office:value-type="float" office:value="26910" table:style-name="ce82">
            <text:p>26910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27.743921996279401" table:style-name="ce83">
            <text:p>27,7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563" table:style-name="ce84">
            <text:p>563</text:p>
          </table:table-cell>
          <table:table-cell office:value-type="float" office:value="741" table:style-name="ce84">
            <text:p>741</text:p>
          </table:table-cell>
          <table:table-cell office:value-type="float" office:value="592" table:style-name="ce84">
            <text:p>592</text:p>
          </table:table-cell>
          <table:table-cell table:style-name="ce74"/>
          <table:table-cell office:value-type="string" table:style-name="ce85">
            <text:p>3- Técnicos e profissões de nível intermédio</text:p>
          </table:table-cell>
          <table:table-cell office:value-type="float" office:value="389" table:style-name="ce82">
            <text:p>389</text:p>
          </table:table-cell>
          <table:table-cell office:value-type="float" office:value="408" table:style-name="ce82">
            <text:p>408</text:p>
          </table:table-cell>
          <table:table-cell office:value-type="float" office:value="305" table:style-name="ce82">
            <text:p>305</text:p>
          </table:table-cell>
          <table:table-cell table:style-name="ce74"/>
          <table:table-cell office:value-type="string" table:style-name="ce86">
            <text:p>4- Pessoal administrativo</text:p>
          </table:table-cell>
          <table:table-cell office:value-type="float" office:value="-239" table:style-name="ce87">
            <text:p>-239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46041" table:style-name="ce88">
            <text:p>46041</text:p>
          </table:table-cell>
          <table:table-cell office:value-type="float" office:value="42909" table:style-name="ce88">
            <text:p>42909</text:p>
          </table:table-cell>
          <table:table-cell office:value-type="float" office:value="35188" table:style-name="ce88">
            <text:p>35188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29.061527599822199" table:style-name="ce83">
            <text:p>29,1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569" table:style-name="ce89">
            <text:p>569</text:p>
          </table:table-cell>
          <table:table-cell office:value-type="float" office:value="721" table:style-name="ce89">
            <text:p>721</text:p>
          </table:table-cell>
          <table:table-cell office:value-type="float" office:value="965" table:style-name="ce89">
            <text:p>965</text:p>
          </table:table-cell>
          <table:table-cell table:style-name="ce74"/>
          <table:table-cell office:value-type="string" table:style-name="ce85">
            <text:p>4- Pessoal administrativo</text:p>
          </table:table-cell>
          <table:table-cell office:value-type="float" office:value="413" table:style-name="ce88">
            <text:p>413</text:p>
          </table:table-cell>
          <table:table-cell office:value-type="float" office:value="505" table:style-name="ce88">
            <text:p>505</text:p>
          </table:table-cell>
          <table:table-cell office:value-type="float" office:value="652" table:style-name="ce88">
            <text:p>652</text:p>
          </table:table-cell>
          <table:table-cell table:style-name="ce74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-64" table:style-name="ce87">
            <text:p>-64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90581" table:style-name="ce82">
            <text:p>90581</text:p>
          </table:table-cell>
          <table:table-cell office:value-type="float" office:value="83411" table:style-name="ce82">
            <text:p>83411</text:p>
          </table:table-cell>
          <table:table-cell office:value-type="float" office:value="61299" table:style-name="ce82">
            <text:p>61299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30.842900988973501" table:style-name="ce83">
            <text:p>30,8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1033" table:style-name="ce84">
            <text:p>1033</text:p>
          </table:table-cell>
          <table:table-cell office:value-type="float" office:value="1324" table:style-name="ce84">
            <text:p>1324</text:p>
          </table:table-cell>
          <table:table-cell office:value-type="float" office:value="1829" table:style-name="ce84">
            <text:p>1829</text:p>
          </table:table-cell>
          <table:table-cell table:style-name="ce74"/>
          <table:table-cell office:value-type="string" table:style-name="ce85">
            <text:p>5- Trab. serviços pessoais, de proteção e segurança e vendedores</text:p>
          </table:table-cell>
          <table:table-cell office:value-type="float" office:value="750" table:style-name="ce82">
            <text:p>750</text:p>
          </table:table-cell>
          <table:table-cell office:value-type="float" office:value="869" table:style-name="ce82">
            <text:p>869</text:p>
          </table:table-cell>
          <table:table-cell office:value-type="float" office:value="1097" table:style-name="ce82">
            <text:p>1097</text:p>
          </table:table-cell>
          <table:table-cell table:style-name="ce74"/>
          <table:table-cell office:value-type="string" table:style-name="ce86">
            <text:p>2- Especialistas das atividades intelectuais e científicas</text:p>
          </table:table-cell>
          <table:table-cell office:value-type="float" office:value="-49" table:style-name="ce87">
            <text:p>-49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11444" table:style-name="ce88">
            <text:p>11444</text:p>
          </table:table-cell>
          <table:table-cell office:value-type="float" office:value="11004" table:style-name="ce88">
            <text:p>11004</text:p>
          </table:table-cell>
          <table:table-cell office:value-type="float" office:value="9880" table:style-name="ce88">
            <text:p>9880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34.106280193236699" table:style-name="ce83">
            <text:p>34,1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530" table:style-name="ce89">
            <text:p>530</text:p>
          </table:table-cell>
          <table:table-cell office:value-type="float" office:value="115" table:style-name="ce89">
            <text:p>115</text:p>
          </table:table-cell>
          <table:table-cell office:value-type="float" office:value="668" table:style-name="ce89">
            <text:p>668</text:p>
          </table:table-cell>
          <table:table-cell table:style-name="ce74"/>
          <table:table-cell office:value-type="string" table:style-name="ce85">
            <text:p>6- Agricultores e trab. qualificados da agric., <text:s/>pesca e floresta</text:p>
          </table:table-cell>
          <table:table-cell office:value-type="float" office:value="491" table:style-name="ce88">
            <text:p>491</text:p>
          </table:table-cell>
          <table:table-cell office:value-type="float" office:value="84" table:style-name="ce88">
            <text:p>84</text:p>
          </table:table-cell>
          <table:table-cell office:value-type="float" office:value="555" table:style-name="ce88">
            <text:p>555</text:p>
          </table:table-cell>
          <table:table-cell table:style-name="ce74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15" table:style-name="ce87">
            <text:p>15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39828" table:style-name="ce82">
            <text:p>39828</text:p>
          </table:table-cell>
          <table:table-cell office:value-type="float" office:value="38521" table:style-name="ce82">
            <text:p>38521</text:p>
          </table:table-cell>
          <table:table-cell office:value-type="float" office:value="31178" table:style-name="ce82">
            <text:p>31178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35.062211659443598" table:style-name="ce83">
            <text:p>35,1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1723" table:style-name="ce84">
            <text:p>1723</text:p>
          </table:table-cell>
          <table:table-cell office:value-type="float" office:value="1312" table:style-name="ce84">
            <text:p>1312</text:p>
          </table:table-cell>
          <table:table-cell office:value-type="float" office:value="2018" table:style-name="ce84">
            <text:p>2018</text:p>
          </table:table-cell>
          <table:table-cell table:style-name="ce74"/>
          <table:table-cell office:value-type="string" table:style-name="ce85">
            <text:p>7- Trabalhadores qualificados da indústria, construção e artífices</text:p>
          </table:table-cell>
          <table:table-cell office:value-type="float" office:value="1059" table:style-name="ce82">
            <text:p>1059</text:p>
          </table:table-cell>
          <table:table-cell office:value-type="float" office:value="668" table:style-name="ce82">
            <text:p>668</text:p>
          </table:table-cell>
          <table:table-cell office:value-type="float" office:value="994" table:style-name="ce82">
            <text:p>994</text:p>
          </table:table-cell>
          <table:table-cell table:style-name="ce74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65" table:style-name="ce87">
            <text:p>65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24057" table:style-name="ce88">
            <text:p>24057</text:p>
          </table:table-cell>
          <table:table-cell office:value-type="float" office:value="22981" table:style-name="ce88">
            <text:p>22981</text:p>
          </table:table-cell>
          <table:table-cell office:value-type="float" office:value="17215" table:style-name="ce88">
            <text:p>17215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39.744408945686899" table:style-name="ce83">
            <text:p>39,7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982" table:style-name="ce89">
            <text:p>982</text:p>
          </table:table-cell>
          <table:table-cell office:value-type="float" office:value="630" table:style-name="ce89">
            <text:p>630</text:p>
          </table:table-cell>
          <table:table-cell office:value-type="float" office:value="1298" table:style-name="ce89">
            <text:p>1298</text:p>
          </table:table-cell>
          <table:table-cell table:style-name="ce74"/>
          <table:table-cell office:value-type="string" table:style-name="ce85">
            <text:p>8- Operadores de instalações e máquinas e trab. da montagem</text:p>
          </table:table-cell>
          <table:table-cell office:value-type="float" office:value="660" table:style-name="ce88">
            <text:p>660</text:p>
          </table:table-cell>
          <table:table-cell office:value-type="float" office:value="442" table:style-name="ce88">
            <text:p>442</text:p>
          </table:table-cell>
          <table:table-cell office:value-type="float" office:value="901" table:style-name="ce88">
            <text:p>901</text:p>
          </table:table-cell>
          <table:table-cell table:style-name="ce74"/>
          <table:table-cell office:value-type="string" table:style-name="ce86">
            <text:p>3- Técnicos e profissões de nível intermédio</text:p>
          </table:table-cell>
          <table:table-cell office:value-type="float" office:value="84" table:style-name="ce87">
            <text:p>84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98714" table:style-name="ce82">
            <text:p>98714</text:p>
          </table:table-cell>
          <table:table-cell office:value-type="float" office:value="94069" table:style-name="ce82">
            <text:p>94069</text:p>
          </table:table-cell>
          <table:table-cell office:value-type="float" office:value="76486" table:style-name="ce82">
            <text:p>76486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47.769131633468703" table:style-name="ce83">
            <text:p>47,8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3625" table:style-name="ce84">
            <text:p>3625</text:p>
          </table:table-cell>
          <table:table-cell office:value-type="float" office:value="1757" table:style-name="ce84">
            <text:p>1757</text:p>
          </table:table-cell>
          <table:table-cell office:value-type="float" office:value="3724" table:style-name="ce84">
            <text:p>3724</text:p>
          </table:table-cell>
          <table:table-cell table:style-name="ce74"/>
          <table:table-cell office:value-type="string" table:style-name="ce85">
            <text:p>9- Trabalhadores não qualificados</text:p>
          </table:table-cell>
          <table:table-cell office:value-type="float" office:value="3084" table:style-name="ce82">
            <text:p>3084</text:p>
          </table:table-cell>
          <table:table-cell office:value-type="float" office:value="1062" table:style-name="ce82">
            <text:p>1062</text:p>
          </table:table-cell>
          <table:table-cell office:value-type="float" office:value="2797" table:style-name="ce82">
            <text:p>2797</text:p>
          </table:table-cell>
          <table:table-cell table:style-name="ce74"/>
          <table:table-cell office:value-type="string" table:style-name="ce86">
            <text:p>9- Trabalhadores não qualificados</text:p>
          </table:table-cell>
          <table:table-cell office:value-type="float" office:value="287" table:style-name="ce87">
            <text:p>287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0- Profissões das Forças Armadas</text:p>
          </table:table-cell>
          <table:table-cell office:value-type="float" office:value="174" table:style-name="ce88">
            <text:p>174</text:p>
          </table:table-cell>
          <table:table-cell office:value-type="float" office:value="163" table:style-name="ce88">
            <text:p>163</text:p>
          </table:table-cell>
          <table:table-cell office:value-type="float" office:value="177" table:style-name="ce88">
            <text:p>177</text:p>
          </table:table-cell>
          <table:table-cell table:number-columns-repeated="4" table:style-name="ce74"/>
          <table:table-cell office:value-type="string" table:style-name="ce81">
            <text:p>0- Profissões das Forças Armadas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5" table:style-name="ce89">
            <text:p>5</text:p>
          </table:table-cell>
          <table:table-cell table:style-name="ce74"/>
          <table:table-cell office:value-type="string" table:style-name="ce85">
            <text:p>0- Profissões das Forças Armadas</text:p>
          </table:table-cell>
          <table:table-cell office:value-type="float" office:value="0" table:style-name="ce88">
            <text:p>/</text:p>
          </table:table-cell>
          <table:table-cell office:value-type="float" office:value="3" table:style-name="ce88">
            <text:p>3</text:p>
          </table:table-cell>
          <table:table-cell office:value-type="float" office:value="4" table:style-name="ce88">
            <text:p>4</text:p>
          </table:table-cell>
          <table:table-cell table:number-columns-repeated="16366" table:style-name="ce74"/>
        </table:table-row>
        <table:table-row table:style-name="ro13">
          <table:table-cell table:style-name="ce74"/>
          <table:table-cell table:style-name="ce81"/>
          <table:table-cell office:value-type="float" office:value="11" table:style-name="ce82">
            <text:p>11</text:p>
          </table:table-cell>
          <table:table-cell office:value-type="float" office:value="13" table:style-name="ce82">
            <text:p>13</text:p>
          </table:table-cell>
          <table:table-cell office:value-type="float" office:value="15" table:style-name="ce82">
            <text:p>15</text:p>
          </table:table-cell>
          <table:table-cell table:number-columns-repeated="16379" table:style-name="ce74"/>
        </table:table-row>
        <table:table-row table:style-name="ro13">
          <table:table-cell table:style-name="ce74"/>
          <table:table-cell table:number-columns-repeated="16383" table:style-name="ce74"/>
        </table:table-row>
        <table:table-row table:style-name="ro13">
          <table:table-cell/>
          <table:table-cell table:number-columns-repeated="16383" table:style-name="ce1"/>
        </table:table-row>
        <table:table-row table:number-rows-repeated="7" table:style-name="ro13">
          <table:table-cell table:number-columns-repeated="16384"/>
        </table:table-row>
        <table:table-row table:number-rows-repeated="1048553" table:style-name="ro14">
          <table:table-cell table:number-columns-repeated="16384"/>
        </table:table-row>
      </table:table>
      <table:table table:name="CAE" table:style-name="ta3">
        <table:table-column table:style-name="co22" table:default-cell-style-name="ce1"/>
        <table:table-column table:style-name="co23" table:default-cell-style-name="ce1"/>
        <table:table-column table:style-name="co13" table:number-columns-repeated="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3" table:default-cell-style-name="ce1"/>
        <table:table-column table:style-name="co27" table:default-cell-style-name="ce1"/>
        <table:table-column table:style-name="co28" table:default-cell-style-name="ce1"/>
        <table:table-column table:style-name="co13" table:number-columns-repeated="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3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4" table:default-cell-style-name="ce1"/>
        <table:table-column table:style-name="co20" table:default-cell-style-name="ce1"/>
        <table:table-column table:style-name="co21" table:number-columns-repeated="16357" table:default-cell-style-name="ce1"/>
        <table:table-row table:style-name="ro15">
          <table:table-cell table:style-name="ce74"/>
          <table:table-cell table:number-columns-repeated="16383" table:style-name="ce74"/>
        </table:table-row>
        <table:table-row table:style-name="ro16">
          <table:table-cell table:style-name="ce74"/>
          <table:table-cell table:style-name="ce90"/>
          <table:table-cell office:value-type="string" table:style-name="ce75">
            <text:p>CAE</text:p>
          </table:table-cell>
          <table:table-cell office:value-type="string" table:style-name="ce76">
            <text:p>202101</text:p>
          </table:table-cell>
          <table:table-cell office:value-type="string" table:style-name="ce76">
            <text:p>202012</text:p>
          </table:table-cell>
          <table:table-cell office:value-type="string" table:style-name="ce76">
            <text:p>202001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2101</text:p>
          </table:table-cell>
          <table:table-cell office:value-type="string" table:style-name="ce76">
            <text:p>202012</text:p>
          </table:table-cell>
          <table:table-cell office:value-type="string" table:style-name="ce76">
            <text:p>202001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2101</text:p>
          </table:table-cell>
          <table:table-cell office:value-type="string" table:style-name="ce76">
            <text:p>202012</text:p>
          </table:table-cell>
          <table:table-cell office:value-type="string" table:style-name="ce76">
            <text:p>202001</text:p>
          </table:table-cell>
          <table:table-cell table:number-columns-repeated="16358" table:style-name="ce74"/>
        </table:table-row>
        <table:table-row table:style-name="ro17">
          <table:table-cell table:style-name="ce74"/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364972" table:style-name="ce80">
            <text:p>364972</text:p>
          </table:table-cell>
          <table:table-cell office:value-type="float" office:value="343770" table:style-name="ce80">
            <text:p>343770</text:p>
          </table:table-cell>
          <table:table-cell office:value-type="float" office:value="269995" table:style-name="ce80">
            <text:p>269995</text:p>
          </table:table-cell>
          <table:table-cell table:style-name="ce74"/>
          <table:table-cell table:style-name="ce79"/>
          <table:table-cell office:value-type="string" table:style-name="ce77">
            <text:p>Desemprego no Fim</text:p>
          </table:table-cell>
          <table:table-cell office:value-type="string" table:style-name="ce91">
            <text:p>var hom %</text:p>
          </table:table-cell>
          <table:table-cell table:style-name="ce74"/>
          <table:table-cell table:style-name="ce77"/>
          <table:table-cell office:value-type="string" table:style-name="ce77">
            <text:p>Ofertas recebidas</text:p>
          </table:table-cell>
          <table:table-cell office:value-type="float" office:value="9561" table:style-name="ce80">
            <text:p>9561</text:p>
          </table:table-cell>
          <table:table-cell office:value-type="float" office:value="7601" table:style-name="ce80">
            <text:p>7601</text:p>
          </table:table-cell>
          <table:table-cell office:value-type="float" office:value="11743" table:style-name="ce80">
            <text:p>11743</text:p>
          </table:table-cell>
          <table:table-cell table:style-name="ce74"/>
          <table:table-cell table:style-name="ce79"/>
          <table:table-cell office:value-type="string" table:style-name="ce77">
            <text:p>Ofertas recebidas</text:p>
          </table:table-cell>
          <table:table-cell office:value-type="string" table:style-name="ce91">
            <text:p>var hom val abs</text:p>
          </table:table-cell>
          <table:table-cell table:style-name="ce74"/>
          <table:table-cell table:style-name="ce77"/>
          <table:table-cell office:value-type="string" table:style-name="ce77">
            <text:p>Colocações efetuadas</text:p>
          </table:table-cell>
          <table:table-cell office:value-type="float" office:value="7221" table:style-name="ce80">
            <text:p>7221</text:p>
          </table:table-cell>
          <table:table-cell office:value-type="float" office:value="4509" table:style-name="ce80">
            <text:p>4509</text:p>
          </table:table-cell>
          <table:table-cell office:value-type="float" office:value="7713" table:style-name="ce80">
            <text:p>7713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15892" table:style-name="ce84">
            <text:p>15892</text:p>
          </table:table-cell>
          <table:table-cell office:value-type="float" office:value="15266" table:style-name="ce84">
            <text:p>15266</text:p>
          </table:table-cell>
          <table:table-cell office:value-type="float" office:value="13274" table:style-name="ce84">
            <text:p>13274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5.1197549201633903" table:style-name="ce92">
            <text:p>5,1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665" table:style-name="ce84">
            <text:p>665</text:p>
          </table:table-cell>
          <table:table-cell office:value-type="float" office:value="162" table:style-name="ce84">
            <text:p>162</text:p>
          </table:table-cell>
          <table:table-cell office:value-type="float" office:value="757" table:style-name="ce84">
            <text:p>757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-580" table:style-name="ce84">
            <text:p>-580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510" table:style-name="ce84">
            <text:p>510</text:p>
          </table:table-cell>
          <table:table-cell office:value-type="float" office:value="87" table:style-name="ce84">
            <text:p>87</text:p>
          </table:table-cell>
          <table:table-cell office:value-type="float" office:value="577" table:style-name="ce84">
            <text:p>57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72588" table:style-name="ce89">
            <text:p>72588</text:p>
          </table:table-cell>
          <table:table-cell office:value-type="float" office:value="69527" table:style-name="ce89">
            <text:p>69527</text:p>
          </table:table-cell>
          <table:table-cell office:value-type="float" office:value="60355" table:style-name="ce89">
            <text:p>60355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8.5198272477424393" table:style-name="ce93">
            <text:p>8,5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2567" table:style-name="ce89">
            <text:p>2567</text:p>
          </table:table-cell>
          <table:table-cell office:value-type="float" office:value="1988" table:style-name="ce89">
            <text:p>1988</text:p>
          </table:table-cell>
          <table:table-cell office:value-type="float" office:value="2907" table:style-name="ce89">
            <text:p>2907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-533" table:style-name="ce89">
            <text:p>-533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1489" table:style-name="ce89">
            <text:p>1489</text:p>
          </table:table-cell>
          <table:table-cell office:value-type="float" office:value="1175" table:style-name="ce89">
            <text:p>1175</text:p>
          </table:table-cell>
          <table:table-cell office:value-type="float" office:value="1537" table:style-name="ce89">
            <text:p>153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917" table:style-name="ce84">
            <text:p>1917</text:p>
          </table:table-cell>
          <table:table-cell office:value-type="float" office:value="1852" table:style-name="ce84">
            <text:p>1852</text:p>
          </table:table-cell>
          <table:table-cell office:value-type="float" office:value="1703" table:style-name="ce84">
            <text:p>1703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9.7797356828193802" table:style-name="ce92">
            <text:p>9,8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2" table:style-name="ce84">
            <text:p>12</text:p>
          </table:table-cell>
          <table:table-cell office:value-type="float" office:value="8" table:style-name="ce84">
            <text:p>8</text:p>
          </table:table-cell>
          <table:table-cell office:value-type="float" office:value="11" table:style-name="ce84">
            <text:p>11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-278" table:style-name="ce84">
            <text:p>-278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2" table:style-name="ce84">
            <text:p>12</text:p>
          </table:table-cell>
          <table:table-cell office:value-type="float" office:value="3" table:style-name="ce84">
            <text:p>3</text:p>
          </table:table-cell>
          <table:table-cell office:value-type="float" office:value="4" table:style-name="ce84">
            <text:p>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7824" table:style-name="ce89">
            <text:p>7824</text:p>
          </table:table-cell>
          <table:table-cell office:value-type="float" office:value="7331" table:style-name="ce89">
            <text:p>7331</text:p>
          </table:table-cell>
          <table:table-cell office:value-type="float" office:value="6385" table:style-name="ce89">
            <text:p>6385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11.2126245847176" table:style-name="ce93">
            <text:p>11,2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200" table:style-name="ce89">
            <text:p>200</text:p>
          </table:table-cell>
          <table:table-cell office:value-type="float" office:value="135" table:style-name="ce89">
            <text:p>135</text:p>
          </table:table-cell>
          <table:table-cell office:value-type="float" office:value="325" table:style-name="ce89">
            <text:p>325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-227" table:style-name="ce89">
            <text:p>-227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131" table:style-name="ce89">
            <text:p>131</text:p>
          </table:table-cell>
          <table:table-cell office:value-type="float" office:value="100" table:style-name="ce89">
            <text:p>100</text:p>
          </table:table-cell>
          <table:table-cell office:value-type="float" office:value="238" table:style-name="ce89">
            <text:p>23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3170" table:style-name="ce84">
            <text:p>3170</text:p>
          </table:table-cell>
          <table:table-cell office:value-type="float" office:value="3069" table:style-name="ce84">
            <text:p>3069</text:p>
          </table:table-cell>
          <table:table-cell office:value-type="float" office:value="2653" table:style-name="ce84">
            <text:p>2653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2.5660598943042" table:style-name="ce92">
            <text:p>12,6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75" table:style-name="ce84">
            <text:p>75</text:p>
          </table:table-cell>
          <table:table-cell office:value-type="float" office:value="66" table:style-name="ce84">
            <text:p>66</text:p>
          </table:table-cell>
          <table:table-cell office:value-type="float" office:value="70" table:style-name="ce84">
            <text:p>70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-128" table:style-name="ce84">
            <text:p>-128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52" table:style-name="ce84">
            <text:p>52</text:p>
          </table:table-cell>
          <table:table-cell office:value-type="float" office:value="33" table:style-name="ce84">
            <text:p>33</text:p>
          </table:table-cell>
          <table:table-cell office:value-type="float" office:value="51" table:style-name="ce84">
            <text:p>5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9875" table:style-name="ce89">
            <text:p>9875</text:p>
          </table:table-cell>
          <table:table-cell office:value-type="float" office:value="9391" table:style-name="ce89">
            <text:p>9391</text:p>
          </table:table-cell>
          <table:table-cell office:value-type="float" office:value="7858" table:style-name="ce89">
            <text:p>7858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13.977929584866001" table:style-name="ce93">
            <text:p>14,0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263" table:style-name="ce89">
            <text:p>263</text:p>
          </table:table-cell>
          <table:table-cell office:value-type="float" office:value="214" table:style-name="ce89">
            <text:p>214</text:p>
          </table:table-cell>
          <table:table-cell office:value-type="float" office:value="223" table:style-name="ce89">
            <text:p>223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-125" table:style-name="ce89">
            <text:p>-125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178" table:style-name="ce89">
            <text:p>178</text:p>
          </table:table-cell>
          <table:table-cell office:value-type="float" office:value="176" table:style-name="ce89">
            <text:p>176</text:p>
          </table:table-cell>
          <table:table-cell office:value-type="float" office:value="140" table:style-name="ce89">
            <text:p>140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4587" table:style-name="ce84">
            <text:p>4587</text:p>
          </table:table-cell>
          <table:table-cell office:value-type="float" office:value="4455" table:style-name="ce84">
            <text:p>4455</text:p>
          </table:table-cell>
          <table:table-cell office:value-type="float" office:value="2988" table:style-name="ce84">
            <text:p>2988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14.0238963142973" table:style-name="ce92">
            <text:p>14,0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109" table:style-name="ce84">
            <text:p>109</text:p>
          </table:table-cell>
          <table:table-cell office:value-type="float" office:value="133" table:style-name="ce84">
            <text:p>133</text:p>
          </table:table-cell>
          <table:table-cell office:value-type="float" office:value="221" table:style-name="ce84">
            <text:p>221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-112" table:style-name="ce84">
            <text:p>-112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90" table:style-name="ce84">
            <text:p>90</text:p>
          </table:table-cell>
          <table:table-cell office:value-type="float" office:value="99" table:style-name="ce84">
            <text:p>99</text:p>
          </table:table-cell>
          <table:table-cell office:value-type="float" office:value="167" table:style-name="ce84">
            <text:p>16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2169" table:style-name="ce89">
            <text:p>2169</text:p>
          </table:table-cell>
          <table:table-cell office:value-type="float" office:value="2105" table:style-name="ce89">
            <text:p>2105</text:p>
          </table:table-cell>
          <table:table-cell office:value-type="float" office:value="1903" table:style-name="ce89">
            <text:p>1903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15.329087048832299" table:style-name="ce93">
            <text:p>15,3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59" table:style-name="ce89">
            <text:p>59</text:p>
          </table:table-cell>
          <table:table-cell office:value-type="float" office:value="36" table:style-name="ce89">
            <text:p>36</text:p>
          </table:table-cell>
          <table:table-cell office:value-type="float" office:value="90" table:style-name="ce89">
            <text:p>90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-92" table:style-name="ce89">
            <text:p>-92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22" table:style-name="ce89">
            <text:p>22</text:p>
          </table:table-cell>
          <table:table-cell office:value-type="float" office:value="21" table:style-name="ce89">
            <text:p>21</text:p>
          </table:table-cell>
          <table:table-cell office:value-type="float" office:value="58" table:style-name="ce89">
            <text:p>5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1339" table:style-name="ce84">
            <text:p>1339</text:p>
          </table:table-cell>
          <table:table-cell office:value-type="float" office:value="1320" table:style-name="ce84">
            <text:p>1320</text:p>
          </table:table-cell>
          <table:table-cell office:value-type="float" office:value="1204" table:style-name="ce84">
            <text:p>1204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16.713800904977401" table:style-name="ce92">
            <text:p>16,7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42" table:style-name="ce84">
            <text:p>42</text:p>
          </table:table-cell>
          <table:table-cell office:value-type="float" office:value="21" table:style-name="ce84">
            <text:p>21</text:p>
          </table:table-cell>
          <table:table-cell office:value-type="float" office:value="46" table:style-name="ce84">
            <text:p>46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-70" table:style-name="ce84">
            <text:p>-70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18" table:style-name="ce84">
            <text:p>18</text:p>
          </table:table-cell>
          <table:table-cell office:value-type="float" office:value="13" table:style-name="ce84">
            <text:p>13</text:p>
          </table:table-cell>
          <table:table-cell office:value-type="float" office:value="28" table:style-name="ce84">
            <text:p>2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2448" table:style-name="ce89">
            <text:p>2448</text:p>
          </table:table-cell>
          <table:table-cell office:value-type="float" office:value="2280" table:style-name="ce89">
            <text:p>2280</text:p>
          </table:table-cell>
          <table:table-cell office:value-type="float" office:value="1982" table:style-name="ce89">
            <text:p>1982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19.4873727855258" table:style-name="ce93">
            <text:p>19,5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71" table:style-name="ce89">
            <text:p>71</text:p>
          </table:table-cell>
          <table:table-cell office:value-type="float" office:value="67" table:style-name="ce89">
            <text:p>67</text:p>
          </table:table-cell>
          <table:table-cell office:value-type="float" office:value="79" table:style-name="ce89">
            <text:p>79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-62" table:style-name="ce89">
            <text:p>-62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61" table:style-name="ce89">
            <text:p>61</text:p>
          </table:table-cell>
          <table:table-cell office:value-type="float" office:value="38" table:style-name="ce89">
            <text:p>38</text:p>
          </table:table-cell>
          <table:table-cell office:value-type="float" office:value="64" table:style-name="ce89">
            <text:p>6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899" table:style-name="ce84">
            <text:p>1899</text:p>
          </table:table-cell>
          <table:table-cell office:value-type="float" office:value="1823" table:style-name="ce84">
            <text:p>1823</text:p>
          </table:table-cell>
          <table:table-cell office:value-type="float" office:value="1564" table:style-name="ce84">
            <text:p>1564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19.6438208310847" table:style-name="ce92">
            <text:p>19,6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10" table:style-name="ce84">
            <text:p>110</text:p>
          </table:table-cell>
          <table:table-cell office:value-type="float" office:value="71" table:style-name="ce84">
            <text:p>71</text:p>
          </table:table-cell>
          <table:table-cell office:value-type="float" office:value="105" table:style-name="ce84">
            <text:p>105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-57" table:style-name="ce84">
            <text:p>-57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64" table:style-name="ce84">
            <text:p>64</text:p>
          </table:table-cell>
          <table:table-cell office:value-type="float" office:value="33" table:style-name="ce84">
            <text:p>33</text:p>
          </table:table-cell>
          <table:table-cell office:value-type="float" office:value="46" table:style-name="ce84">
            <text:p>46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4127" table:style-name="ce89">
            <text:p>4127</text:p>
          </table:table-cell>
          <table:table-cell office:value-type="float" office:value="3974" table:style-name="ce89">
            <text:p>3974</text:p>
          </table:table-cell>
          <table:table-cell office:value-type="float" office:value="3536" table:style-name="ce89">
            <text:p>3536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19.722766310079901" table:style-name="ce93">
            <text:p>19,7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346" table:style-name="ce89">
            <text:p>346</text:p>
          </table:table-cell>
          <table:table-cell office:value-type="float" office:value="130" table:style-name="ce89">
            <text:p>130</text:p>
          </table:table-cell>
          <table:table-cell office:value-type="float" office:value="255" table:style-name="ce89">
            <text:p>255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-56" table:style-name="ce89">
            <text:p>-56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165" table:style-name="ce89">
            <text:p>165</text:p>
          </table:table-cell>
          <table:table-cell office:value-type="float" office:value="86" table:style-name="ce89">
            <text:p>86</text:p>
          </table:table-cell>
          <table:table-cell office:value-type="float" office:value="137" table:style-name="ce89">
            <text:p>13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2716" table:style-name="ce84">
            <text:p>2716</text:p>
          </table:table-cell>
          <table:table-cell office:value-type="float" office:value="2629" table:style-name="ce84">
            <text:p>2629</text:p>
          </table:table-cell>
          <table:table-cell office:value-type="float" office:value="2355" table:style-name="ce84">
            <text:p>2355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20.0173060282665" table:style-name="ce92">
            <text:p>20,0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74" table:style-name="ce84">
            <text:p>74</text:p>
          </table:table-cell>
          <table:table-cell office:value-type="float" office:value="71" table:style-name="ce84">
            <text:p>71</text:p>
          </table:table-cell>
          <table:table-cell office:value-type="float" office:value="90" table:style-name="ce84">
            <text:p>90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-31" table:style-name="ce84">
            <text:p>-31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46" table:style-name="ce84">
            <text:p>46</text:p>
          </table:table-cell>
          <table:table-cell office:value-type="float" office:value="44" table:style-name="ce84">
            <text:p>44</text:p>
          </table:table-cell>
          <table:table-cell office:value-type="float" office:value="44" table:style-name="ce84">
            <text:p>4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2588" table:style-name="ce89">
            <text:p>2588</text:p>
          </table:table-cell>
          <table:table-cell office:value-type="float" office:value="2408" table:style-name="ce89">
            <text:p>2408</text:p>
          </table:table-cell>
          <table:table-cell office:value-type="float" office:value="1870" table:style-name="ce89">
            <text:p>1870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21.4194373401535" table:style-name="ce93">
            <text:p>21,4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50" table:style-name="ce89">
            <text:p>50</text:p>
          </table:table-cell>
          <table:table-cell office:value-type="float" office:value="39" table:style-name="ce89">
            <text:p>39</text:p>
          </table:table-cell>
          <table:table-cell office:value-type="float" office:value="61" table:style-name="ce89">
            <text:p>61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-28" table:style-name="ce89">
            <text:p>-28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36" table:style-name="ce89">
            <text:p>36</text:p>
          </table:table-cell>
          <table:table-cell office:value-type="float" office:value="37" table:style-name="ce89">
            <text:p>37</text:p>
          </table:table-cell>
          <table:table-cell office:value-type="float" office:value="46" table:style-name="ce89">
            <text:p>46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4161" table:style-name="ce84">
            <text:p>4161</text:p>
          </table:table-cell>
          <table:table-cell office:value-type="float" office:value="4038" table:style-name="ce84">
            <text:p>4038</text:p>
          </table:table-cell>
          <table:table-cell office:value-type="float" office:value="3467" table:style-name="ce84">
            <text:p>3467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22.537196554424401" table:style-name="ce92">
            <text:p>22,5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301" table:style-name="ce84">
            <text:p>301</text:p>
          </table:table-cell>
          <table:table-cell office:value-type="float" office:value="174" table:style-name="ce84">
            <text:p>174</text:p>
          </table:table-cell>
          <table:table-cell office:value-type="float" office:value="171" table:style-name="ce84">
            <text:p>171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-27" table:style-name="ce84">
            <text:p>-27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200" table:style-name="ce84">
            <text:p>200</text:p>
          </table:table-cell>
          <table:table-cell office:value-type="float" office:value="117" table:style-name="ce84">
            <text:p>117</text:p>
          </table:table-cell>
          <table:table-cell office:value-type="float" office:value="123" table:style-name="ce84">
            <text:p>123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1246" table:style-name="ce89">
            <text:p>1246</text:p>
          </table:table-cell>
          <table:table-cell office:value-type="float" office:value="1208" table:style-name="ce89">
            <text:p>1208</text:p>
          </table:table-cell>
          <table:table-cell office:value-type="float" office:value="1135" table:style-name="ce89">
            <text:p>1135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22.671156004489301" table:style-name="ce93">
            <text:p>22,7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71" table:style-name="ce89">
            <text:p>71</text:p>
          </table:table-cell>
          <table:table-cell office:value-type="float" office:value="33" table:style-name="ce89">
            <text:p>33</text:p>
          </table:table-cell>
          <table:table-cell office:value-type="float" office:value="98" table:style-name="ce89">
            <text:p>98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-16" table:style-name="ce89">
            <text:p>-16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27" table:style-name="ce89">
            <text:p>27</text:p>
          </table:table-cell>
          <table:table-cell office:value-type="float" office:value="30" table:style-name="ce89">
            <text:p>30</text:p>
          </table:table-cell>
          <table:table-cell office:value-type="float" office:value="37" table:style-name="ce89">
            <text:p>3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22522" table:style-name="ce84">
            <text:p>22522</text:p>
          </table:table-cell>
          <table:table-cell office:value-type="float" office:value="21644" table:style-name="ce84">
            <text:p>21644</text:p>
          </table:table-cell>
          <table:table-cell office:value-type="float" office:value="19752" table:style-name="ce84">
            <text:p>19752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23.511604439959601" table:style-name="ce92">
            <text:p>23,5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784" table:style-name="ce84">
            <text:p>784</text:p>
          </table:table-cell>
          <table:table-cell office:value-type="float" office:value="790" table:style-name="ce84">
            <text:p>790</text:p>
          </table:table-cell>
          <table:table-cell office:value-type="float" office:value="1062" table:style-name="ce84">
            <text:p>1062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-11" table:style-name="ce84">
            <text:p>-11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387" table:style-name="ce84">
            <text:p>387</text:p>
          </table:table-cell>
          <table:table-cell office:value-type="float" office:value="345" table:style-name="ce84">
            <text:p>345</text:p>
          </table:table-cell>
          <table:table-cell office:value-type="float" office:value="354" table:style-name="ce84">
            <text:p>35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266344" table:style-name="ce89">
            <text:p>266344</text:p>
          </table:table-cell>
          <table:table-cell office:value-type="float" office:value="249340" table:style-name="ce89">
            <text:p>249340</text:p>
          </table:table-cell>
          <table:table-cell office:value-type="float" office:value="193628" table:style-name="ce89">
            <text:p>193628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25.668108933570899" table:style-name="ce93">
            <text:p>25,7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6329" table:style-name="ce89">
            <text:p>6329</text:p>
          </table:table-cell>
          <table:table-cell office:value-type="float" office:value="5451" table:style-name="ce89">
            <text:p>5451</text:p>
          </table:table-cell>
          <table:table-cell office:value-type="float" office:value="8079" table:style-name="ce89">
            <text:p>8079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-9" table:style-name="ce89">
            <text:p>-9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5222" table:style-name="ce89">
            <text:p>5222</text:p>
          </table:table-cell>
          <table:table-cell office:value-type="float" office:value="3247" table:style-name="ce89">
            <text:p>3247</text:p>
          </table:table-cell>
          <table:table-cell office:value-type="float" office:value="5599" table:style-name="ce89">
            <text:p>5599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4372" table:style-name="ce84">
            <text:p>4372</text:p>
          </table:table-cell>
          <table:table-cell office:value-type="float" office:value="4130" table:style-name="ce84">
            <text:p>4130</text:p>
          </table:table-cell>
          <table:table-cell office:value-type="float" office:value="3564" table:style-name="ce84">
            <text:p>3564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26.418786692759301" table:style-name="ce92">
            <text:p>26,4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118" table:style-name="ce84">
            <text:p>118</text:p>
          </table:table-cell>
          <table:table-cell office:value-type="float" office:value="161" table:style-name="ce84">
            <text:p>161</text:p>
          </table:table-cell>
          <table:table-cell office:value-type="float" office:value="174" table:style-name="ce84">
            <text:p>174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-8" table:style-name="ce84">
            <text:p>-8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69" table:style-name="ce84">
            <text:p>69</text:p>
          </table:table-cell>
          <table:table-cell office:value-type="float" office:value="96" table:style-name="ce84">
            <text:p>96</text:p>
          </table:table-cell>
          <table:table-cell office:value-type="float" office:value="78" table:style-name="ce84">
            <text:p>7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38808" table:style-name="ce89">
            <text:p>38808</text:p>
          </table:table-cell>
          <table:table-cell office:value-type="float" office:value="35768" table:style-name="ce89">
            <text:p>35768</text:p>
          </table:table-cell>
          <table:table-cell office:value-type="float" office:value="30345" table:style-name="ce89">
            <text:p>30345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27.8892733564014" table:style-name="ce93">
            <text:p>27,9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844" table:style-name="ce89">
            <text:p>844</text:p>
          </table:table-cell>
          <table:table-cell office:value-type="float" office:value="1009" table:style-name="ce89">
            <text:p>1009</text:p>
          </table:table-cell>
          <table:table-cell office:value-type="float" office:value="972" table:style-name="ce89">
            <text:p>972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-4" table:style-name="ce89">
            <text:p>-4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584" table:style-name="ce89">
            <text:p>584</text:p>
          </table:table-cell>
          <table:table-cell office:value-type="float" office:value="557" table:style-name="ce89">
            <text:p>557</text:p>
          </table:table-cell>
          <table:table-cell office:value-type="float" office:value="603" table:style-name="ce89">
            <text:p>603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7214" table:style-name="ce84">
            <text:p>7214</text:p>
          </table:table-cell>
          <table:table-cell office:value-type="float" office:value="6738" table:style-name="ce84">
            <text:p>6738</text:p>
          </table:table-cell>
          <table:table-cell office:value-type="float" office:value="4923" table:style-name="ce84">
            <text:p>4923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8.419871467918" table:style-name="ce92">
            <text:p>28,4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104" table:style-name="ce84">
            <text:p>104</text:p>
          </table:table-cell>
          <table:table-cell office:value-type="float" office:value="116" table:style-name="ce84">
            <text:p>116</text:p>
          </table:table-cell>
          <table:table-cell office:value-type="float" office:value="174" table:style-name="ce84">
            <text:p>174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" table:style-name="ce84">
            <text:p>1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69" table:style-name="ce84">
            <text:p>69</text:p>
          </table:table-cell>
          <table:table-cell office:value-type="float" office:value="52" table:style-name="ce84">
            <text:p>52</text:p>
          </table:table-cell>
          <table:table-cell office:value-type="float" office:value="78" table:style-name="ce84">
            <text:p>7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48936" table:style-name="ce89">
            <text:p>48936</text:p>
          </table:table-cell>
          <table:table-cell office:value-type="float" office:value="45690" table:style-name="ce89">
            <text:p>45690</text:p>
          </table:table-cell>
          <table:table-cell office:value-type="float" office:value="30609" table:style-name="ce89">
            <text:p>30609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38.395721925133699" table:style-name="ce93">
            <text:p>38,4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680" table:style-name="ce89">
            <text:p>680</text:p>
          </table:table-cell>
          <table:table-cell office:value-type="float" office:value="590" table:style-name="ce89">
            <text:p>590</text:p>
          </table:table-cell>
          <table:table-cell office:value-type="float" office:value="1213" table:style-name="ce89">
            <text:p>1213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5" table:style-name="ce89">
            <text:p>5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601" table:style-name="ce89">
            <text:p>601</text:p>
          </table:table-cell>
          <table:table-cell office:value-type="float" office:value="236" table:style-name="ce89">
            <text:p>236</text:p>
          </table:table-cell>
          <table:table-cell office:value-type="float" office:value="622" table:style-name="ce89">
            <text:p>62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4434" table:style-name="ce84">
            <text:p>4434</text:p>
          </table:table-cell>
          <table:table-cell office:value-type="float" office:value="4169" table:style-name="ce84">
            <text:p>4169</text:p>
          </table:table-cell>
          <table:table-cell office:value-type="float" office:value="3706" table:style-name="ce84">
            <text:p>3706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46.536664635384902" table:style-name="ce92">
            <text:p>46,5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120" table:style-name="ce84">
            <text:p>120</text:p>
          </table:table-cell>
          <table:table-cell office:value-type="float" office:value="219" table:style-name="ce84">
            <text:p>219</text:p>
          </table:table-cell>
          <table:table-cell office:value-type="float" office:value="182" table:style-name="ce84">
            <text:p>182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5" table:style-name="ce84">
            <text:p>5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60" table:style-name="ce84">
            <text:p>60</text:p>
          </table:table-cell>
          <table:table-cell office:value-type="float" office:value="131" table:style-name="ce84">
            <text:p>131</text:p>
          </table:table-cell>
          <table:table-cell office:value-type="float" office:value="94" table:style-name="ce84">
            <text:p>9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2764" table:style-name="ce89">
            <text:p>2764</text:p>
          </table:table-cell>
          <table:table-cell office:value-type="float" office:value="2561" table:style-name="ce89">
            <text:p>2561</text:p>
          </table:table-cell>
          <table:table-cell office:value-type="float" office:value="2547" table:style-name="ce89">
            <text:p>2547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47.386984809521799" table:style-name="ce93">
            <text:p>47,4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23" table:style-name="ce89">
            <text:p>23</text:p>
          </table:table-cell>
          <table:table-cell office:value-type="float" office:value="46" table:style-name="ce89">
            <text:p>46</text:p>
          </table:table-cell>
          <table:table-cell office:value-type="float" office:value="32" table:style-name="ce89">
            <text:p>32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40" table:style-name="ce89">
            <text:p>40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22" table:style-name="ce89">
            <text:p>22</text:p>
          </table:table-cell>
          <table:table-cell office:value-type="float" office:value="22" table:style-name="ce89">
            <text:p>22</text:p>
          </table:table-cell>
          <table:table-cell office:value-type="float" office:value="27" table:style-name="ce89">
            <text:p>2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104885" table:style-name="ce84">
            <text:p>104885</text:p>
          </table:table-cell>
          <table:table-cell office:value-type="float" office:value="98765" table:style-name="ce84">
            <text:p>98765</text:p>
          </table:table-cell>
          <table:table-cell office:value-type="float" office:value="71163" table:style-name="ce84">
            <text:p>71163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53.514056224899598" table:style-name="ce92">
            <text:p>53,5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3286" table:style-name="ce84">
            <text:p>3286</text:p>
          </table:table-cell>
          <table:table-cell office:value-type="float" office:value="1641" table:style-name="ce84">
            <text:p>1641</text:p>
          </table:table-cell>
          <table:table-cell office:value-type="float" office:value="3866" table:style-name="ce84">
            <text:p>3866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91" table:style-name="ce84">
            <text:p>91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2852" table:style-name="ce84">
            <text:p>2852</text:p>
          </table:table-cell>
          <table:table-cell office:value-type="float" office:value="1172" table:style-name="ce84">
            <text:p>1172</text:p>
          </table:table-cell>
          <table:table-cell office:value-type="float" office:value="3145" table:style-name="ce84">
            <text:p>314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7106" table:style-name="ce89">
            <text:p>7106</text:p>
          </table:table-cell>
          <table:table-cell office:value-type="float" office:value="6694" table:style-name="ce89">
            <text:p>6694</text:p>
          </table:table-cell>
          <table:table-cell office:value-type="float" office:value="5621" table:style-name="ce89">
            <text:p>5621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59.874546701950401" table:style-name="ce93">
            <text:p>59,9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349" table:style-name="ce89">
            <text:p>349</text:p>
          </table:table-cell>
          <table:table-cell office:value-type="float" office:value="481" table:style-name="ce89">
            <text:p>481</text:p>
          </table:table-cell>
          <table:table-cell office:value-type="float" office:value="406" table:style-name="ce89">
            <text:p>406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130" table:style-name="ce89">
            <text:p>130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282" table:style-name="ce89">
            <text:p>282</text:p>
          </table:table-cell>
          <table:table-cell office:value-type="float" office:value="279" table:style-name="ce89">
            <text:p>279</text:p>
          </table:table-cell>
          <table:table-cell office:value-type="float" office:value="264" table:style-name="ce89">
            <text:p>26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22647" table:style-name="ce84">
            <text:p>22647</text:p>
          </table:table-cell>
          <table:table-cell office:value-type="float" office:value="21353" table:style-name="ce84">
            <text:p>21353</text:p>
          </table:table-cell>
          <table:table-cell office:value-type="float" office:value="21544" table:style-name="ce84">
            <text:p>21544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604" table:style-name="ce84">
            <text:p>604</text:p>
          </table:table-cell>
          <table:table-cell office:value-type="float" office:value="899" table:style-name="ce84">
            <text:p>899</text:p>
          </table:table-cell>
          <table:table-cell office:value-type="float" office:value="831" table:style-name="ce84">
            <text:p>831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546" table:style-name="ce84">
            <text:p>546</text:p>
          </table:table-cell>
          <table:table-cell office:value-type="float" office:value="557" table:style-name="ce84">
            <text:p>557</text:p>
          </table:table-cell>
          <table:table-cell office:value-type="float" office:value="563" table:style-name="ce84">
            <text:p>563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5178" table:style-name="ce89">
            <text:p>25178</text:p>
          </table:table-cell>
          <table:table-cell office:value-type="float" office:value="23472" table:style-name="ce89">
            <text:p>23472</text:p>
          </table:table-cell>
          <table:table-cell office:value-type="float" office:value="19606" table:style-name="ce89">
            <text:p>19606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01" table:style-name="ce89">
            <text:p>201</text:p>
          </table:table-cell>
          <table:table-cell office:value-type="float" office:value="289" table:style-name="ce89">
            <text:p>289</text:p>
          </table:table-cell>
          <table:table-cell office:value-type="float" office:value="229" table:style-name="ce89">
            <text:p>229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137" table:style-name="ce89">
            <text:p>137</text:p>
          </table:table-cell>
          <table:table-cell office:value-type="float" office:value="145" table:style-name="ce89">
            <text:p>145</text:p>
          </table:table-cell>
          <table:table-cell office:value-type="float" office:value="125" table:style-name="ce89">
            <text:p>12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214" table:style-name="ce84">
            <text:p>214</text:p>
          </table:table-cell>
          <table:table-cell office:value-type="float" office:value="176" table:style-name="ce84">
            <text:p>176</text:p>
          </table:table-cell>
          <table:table-cell office:value-type="float" office:value="54" table:style-name="ce84">
            <text:p>54</text:p>
          </table:table-cell>
          <table:table-cell table:number-columns-repeated="5"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368" table:style-name="ce74"/>
        </table:table-row>
        <table:table-row table:style-name="ro18">
          <table:table-cell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9934" table:style-name="ce89">
            <text:p>9934</text:p>
          </table:table-cell>
          <table:table-cell office:value-type="float" office:value="9461" table:style-name="ce89">
            <text:p>9461</text:p>
          </table:table-cell>
          <table:table-cell office:value-type="float" office:value="2684" table:style-name="ce89">
            <text:p>2684</text:p>
          </table:table-cell>
          <table:table-cell table:number-columns-repeated="5"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9">
            <text:p>0</text:p>
          </table:table-cell>
          <table:table-cell table:number-columns-repeated="16368" table:style-name="ce74"/>
        </table:table-row>
        <table:table-row table:style-name="ro19">
          <table:table-cell table:style-name="ce74"/>
          <table:table-cell table:number-columns-repeated="16383" table:style-name="ce74"/>
        </table:table-row>
        <table:table-row table:number-rows-repeated="1048542" table:style-name="ro14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7431in" svg:height="0.6371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7906in" svg:y="0.2389in" svg:width="1.96429in" svg:height="0.50245in">
                <draw:text-box>
                  <text:p text:style-name="a12" text:class-names="" text:cond-style-name=""><text:span text:style-name="a10" text:class-names="">JANEIRO 2021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0" draw:style-name="a5" draw:name="Text Box 122" svg:x="0in" svg:y="0in" svg:width="0.97917in" svg:height="0.31424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387in" svg:height="0.24945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0">
          <table:table-cell/>
          <table:table-cell table:number-columns-repeated="11" table:style-name="ce94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6">
            <text:p>Quadro 1 - PEDIDOS DE EMPREGO <text:s text:c="2"/>E <text:s text:c="3"/>DESEMPREGO REGISTADO</text:p>
          </table:table-cell>
          <table:table-cell table:number-columns-repeated="2" table:style-name="ce97"/>
          <table:table-cell table:number-columns-repeated="6" table:style-name="ce96"/>
          <table:table-cell office:value-type="string" table:number-columns-spanned="2" table:number-rows-spanned="1" table:style-name="ce172">
            <text:p>TOTAL <text:s/>PAÍS</text:p>
          </table:table-cell>
          <table:covered-table-cell/>
          <table:table-cell table:number-columns-repeated="2" table:style-name="ce95"/>
          <table:table-cell table:number-columns-repeated="16370" table:style-name="ce1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/>
        </table:table-row>
        <table:table-row table:style-name="ro13">
          <table:table-cell/>
          <table:table-cell table:style-name="ce107"/>
          <table:table-cell office:value-type="string" table:style-name="ce108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20"/>
          <table:table-cell table:number-columns-repeated="16366"/>
        </table:table-row>
        <table:table-row table:style-name="ro22">
          <table:table-cell/>
          <table:table-cell table:style-name="ce94"/>
          <table:table-cell table:style-name="ce121"/>
          <table:table-cell table:style-name="ce122"/>
          <table:table-cell table:style-name="ce123"/>
          <table:table-cell table:style-name="ce124"/>
          <table:table-cell table:style-name="ce123"/>
          <table:table-cell table:style-name="ce124"/>
          <table:table-cell table:number-columns-repeated="4" table:style-name="ce125"/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office:value-type="string" table:style-name="ce126">
            <text:p>PEDIDOS DE EMPREGO</text:p>
          </table:table-cell>
          <table:table-cell office:value-type="float" office:value="596290" table:style-name="ce127">
            <text:p>596 29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582926" table:style-name="ce129">
            <text:p>582 92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73404" table:style-name="ce129">
            <text:p>473 40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3364" table:style-name="ce131">
            <text:p>+13 364</text:p>
          </table:table-cell>
          <table:table-cell office:value-type="float" office:value="2.2925722990568271" table:style-name="ce132">
            <text:p>+2,3<text:s text:c="3"/></text:p>
          </table:table-cell>
          <table:table-cell office:value-type="float" office:value="122886" table:style-name="ce131">
            <text:p>+122 886</text:p>
          </table:table-cell>
          <table:table-cell office:value-type="float" office:value="25.95795557282997" table:style-name="ce132">
            <text:p>+26,0<text:s text:c="3"/></text:p>
          </table:table-cell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DESEMPREGO REGISTADO</text:p>
          </table:table-cell>
          <table:table-cell office:value-type="float" office:value="424359" table:style-name="ce136">
            <text:p>424 359</text:p>
          </table:table-cell>
          <table:table-cell office:value-type="float" office:value="71.166546479062191" table:style-name="ce137">
            <text:p>71,2<text:s text:c="5"/></text:p>
          </table:table-cell>
          <table:table-cell office:value-type="float" office:value="402254" table:style-name="ce138">
            <text:p>402 254</text:p>
          </table:table-cell>
          <table:table-cell office:value-type="float" office:value="69.006014485543616" table:style-name="ce139">
            <text:p>69,0<text:s text:c="5"/></text:p>
          </table:table-cell>
          <table:table-cell office:value-type="float" office:value="320558" table:style-name="ce138">
            <text:p>320 558</text:p>
          </table:table-cell>
          <table:table-cell office:value-type="float" office:value="67.71341180049177" table:style-name="ce139">
            <text:p>67,7<text:s text:c="5"/></text:p>
          </table:table-cell>
          <table:table-cell office:value-type="float" office:value="22105" table:style-name="ce140">
            <text:p>+22 105</text:p>
          </table:table-cell>
          <table:table-cell office:value-type="float" office:value="5.4952840742416482" table:style-name="ce141">
            <text:p>+5,5<text:s text:c="3"/></text:p>
          </table:table-cell>
          <table:table-cell office:value-type="float" office:value="103801" table:style-name="ce140">
            <text:p>+103 801</text:p>
          </table:table-cell>
          <table:table-cell office:value-type="float" office:value="32.381347525252842" table:style-name="ce141">
            <text:p>+32,4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EMPREGADOS</text:p>
          </table:table-cell>
          <table:table-cell office:value-type="float" office:value="45605" table:style-name="ce136">
            <text:p>45 605</text:p>
          </table:table-cell>
          <table:table-cell office:value-type="float" office:value="7.648124234852169" table:style-name="ce137">
            <text:p>7,6<text:s text:c="5"/></text:p>
          </table:table-cell>
          <table:table-cell office:value-type="float" office:value="45772" table:style-name="ce138">
            <text:p>45 772</text:p>
          </table:table-cell>
          <table:table-cell office:value-type="float" office:value="7.8521115887779924" table:style-name="ce139">
            <text:p>7,9<text:s text:c="5"/></text:p>
          </table:table-cell>
          <table:table-cell office:value-type="float" office:value="38872" table:style-name="ce138">
            <text:p>38 872</text:p>
          </table:table-cell>
          <table:table-cell office:value-type="float" office:value="8.2111684734391766" table:style-name="ce139">
            <text:p>8,2<text:s text:c="5"/></text:p>
          </table:table-cell>
          <table:table-cell office:value-type="float" office:value="-167" table:style-name="ce140">
            <text:p><text:s/>- 167</text:p>
          </table:table-cell>
          <table:table-cell office:value-type="float" office:value="-0.36485187450843309" table:style-name="ce141">
            <text:p>-0,4<text:s text:c="3"/></text:p>
          </table:table-cell>
          <table:table-cell office:value-type="float" office:value="6733" table:style-name="ce140">
            <text:p>+6 733</text:p>
          </table:table-cell>
          <table:table-cell office:value-type="float" office:value="17.320950812924472" table:style-name="ce141">
            <text:p>+17,3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OCUPADOS</text:p>
          </table:table-cell>
          <table:table-cell office:value-type="float" office:value="108417" table:style-name="ce136">
            <text:p>108 417</text:p>
          </table:table-cell>
          <table:table-cell office:value-type="float" office:value="18.181924902312634" table:style-name="ce137">
            <text:p>18,2<text:s text:c="5"/></text:p>
          </table:table-cell>
          <table:table-cell office:value-type="float" office:value="116014" table:style-name="ce138">
            <text:p>116 014</text:p>
          </table:table-cell>
          <table:table-cell office:value-type="float" office:value="19.902011576083414" table:style-name="ce139">
            <text:p>19,9<text:s text:c="5"/></text:p>
          </table:table-cell>
          <table:table-cell office:value-type="float" office:value="88024" table:style-name="ce138">
            <text:p>88 024</text:p>
          </table:table-cell>
          <table:table-cell office:value-type="float" office:value="18.59384373600561" table:style-name="ce139">
            <text:p>18,6<text:s text:c="5"/></text:p>
          </table:table-cell>
          <table:table-cell office:value-type="float" office:value="-7597" table:style-name="ce140">
            <text:p><text:s/>-7 597</text:p>
          </table:table-cell>
          <table:table-cell office:value-type="float" office:value="-6.5483476132190939" table:style-name="ce141">
            <text:p>-6,5<text:s text:c="3"/></text:p>
          </table:table-cell>
          <table:table-cell office:value-type="float" office:value="20393" table:style-name="ce140">
            <text:p>+20 393</text:p>
          </table:table-cell>
          <table:table-cell office:value-type="float" office:value="23.167545214941381" table:style-name="ce141">
            <text:p>+23,2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INDISPONIVEIS TEMPORÁRIAMENTE</text:p>
          </table:table-cell>
          <table:table-cell office:value-type="float" office:value="17909" table:style-name="ce136">
            <text:p>17 909</text:p>
          </table:table-cell>
          <table:table-cell office:value-type="float" office:value="3.0034043837729967" table:style-name="ce137">
            <text:p>3,0<text:s text:c="5"/></text:p>
          </table:table-cell>
          <table:table-cell office:value-type="float" office:value="18886" table:style-name="ce138">
            <text:p>18 886</text:p>
          </table:table-cell>
          <table:table-cell office:value-type="float" office:value="3.2398623495949739" table:style-name="ce139">
            <text:p>3,2<text:s text:c="5"/></text:p>
          </table:table-cell>
          <table:table-cell office:value-type="float" office:value="25950" table:style-name="ce138">
            <text:p>25 950</text:p>
          </table:table-cell>
          <table:table-cell office:value-type="float" office:value="5.4815759900634555" table:style-name="ce139">
            <text:p>5,5<text:s text:c="5"/></text:p>
          </table:table-cell>
          <table:table-cell office:value-type="float" office:value="-977" table:style-name="ce140">
            <text:p><text:s/>- 977</text:p>
          </table:table-cell>
          <table:table-cell office:value-type="float" office:value="-5.1731441279254478" table:style-name="ce141">
            <text:p>-5,2<text:s text:c="3"/></text:p>
          </table:table-cell>
          <table:table-cell office:value-type="float" office:value="-8041" table:style-name="ce140">
            <text:p><text:s/>-8 041</text:p>
          </table:table-cell>
          <table:table-cell office:value-type="float" office:value="-30.98651252408478" table:style-name="ce141">
            <text:p>-31,0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table:style-name="ce135"/>
          <table:table-cell table:style-name="ce143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6" table:style-name="ce134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5"/>DESEMPREGO REGISTADO</text:p>
          </table:table-cell>
          <table:table-cell office:value-type="float" office:value="424359" table:style-name="ce147">
            <text:p>424 359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402254" table:style-name="ce149">
            <text:p>402 254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320558" table:style-name="ce149">
            <text:p>320 558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2105" table:style-name="ce131">
            <text:p>+22 105</text:p>
          </table:table-cell>
          <table:table-cell office:value-type="float" office:value="5.4952840742416482" table:style-name="ce132">
            <text:p>+5,5<text:s text:c="3"/></text:p>
          </table:table-cell>
          <table:table-cell office:value-type="float" office:value="103801" table:style-name="ce131">
            <text:p>+103 801</text:p>
          </table:table-cell>
          <table:table-cell office:value-type="float" office:value="32.381347525252842" table:style-name="ce132">
            <text:p>+32,4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Homens<text:s/></text:p>
          </table:table-cell>
          <table:table-cell office:value-type="float" office:value="188048" table:style-name="ce153">
            <text:p>188 048</text:p>
          </table:table-cell>
          <table:table-cell office:value-type="float" office:value="44.313423304324878" table:style-name="ce154">
            <text:p>44,3<text:s text:c="5"/></text:p>
          </table:table-cell>
          <table:table-cell office:value-type="float" office:value="179006" table:style-name="ce155">
            <text:p>179 006</text:p>
          </table:table-cell>
          <table:table-cell office:value-type="float" office:value="44.500738339457158" table:style-name="ce156">
            <text:p>44,5<text:s text:c="5"/></text:p>
          </table:table-cell>
          <table:table-cell office:value-type="float" office:value="140888" table:style-name="ce155">
            <text:p>140 888</text:p>
          </table:table-cell>
          <table:table-cell office:value-type="float" office:value="43.950860686677608" table:style-name="ce156">
            <text:p>44,0<text:s text:c="5"/></text:p>
          </table:table-cell>
          <table:table-cell office:value-type="float" office:value="9042" table:style-name="ce140">
            <text:p>+9 042</text:p>
          </table:table-cell>
          <table:table-cell office:value-type="float" office:value="5.051227333162017" table:style-name="ce141">
            <text:p>+5,1<text:s text:c="3"/></text:p>
          </table:table-cell>
          <table:table-cell office:value-type="float" office:value="47160" table:style-name="ce140">
            <text:p>+47 160</text:p>
          </table:table-cell>
          <table:table-cell office:value-type="float" office:value="33.473397308500367" table:style-name="ce141">
            <text:p>+33,5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Mulheres</text:p>
          </table:table-cell>
          <table:table-cell office:value-type="float" office:value="236311" table:style-name="ce153">
            <text:p>236 311</text:p>
          </table:table-cell>
          <table:table-cell office:value-type="float" office:value="55.686576695675129" table:style-name="ce154">
            <text:p>55,7<text:s text:c="5"/></text:p>
          </table:table-cell>
          <table:table-cell office:value-type="float" office:value="223248" table:style-name="ce155">
            <text:p>223 248</text:p>
          </table:table-cell>
          <table:table-cell office:value-type="float" office:value="55.499261660542842" table:style-name="ce156">
            <text:p>55,5<text:s text:c="5"/></text:p>
          </table:table-cell>
          <table:table-cell office:value-type="float" office:value="179670" table:style-name="ce155">
            <text:p>179 670</text:p>
          </table:table-cell>
          <table:table-cell office:value-type="float" office:value="56.049139313322392" table:style-name="ce156">
            <text:p>56,0<text:s text:c="5"/></text:p>
          </table:table-cell>
          <table:table-cell office:value-type="float" office:value="13063" table:style-name="ce140">
            <text:p>+13 063</text:p>
          </table:table-cell>
          <table:table-cell office:value-type="float" office:value="5.8513402135741419" table:style-name="ce141">
            <text:p>+5,9<text:s text:c="3"/></text:p>
          </table:table-cell>
          <table:table-cell office:value-type="float" office:value="56641" table:style-name="ce140">
            <text:p>+56 641</text:p>
          </table:table-cell>
          <table:table-cell office:value-type="float" office:value="31.525018088718205" table:style-name="ce141">
            <text:p>+31,5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50331" table:style-name="ce153">
            <text:p>50 331</text:p>
          </table:table-cell>
          <table:table-cell office:value-type="float" office:value="11.860476624744615" table:style-name="ce154">
            <text:p>11,9<text:s text:c="5"/></text:p>
          </table:table-cell>
          <table:table-cell office:value-type="float" office:value="48388" table:style-name="ce155">
            <text:p>48 388</text:p>
          </table:table-cell>
          <table:table-cell office:value-type="float" office:value="12.029215371382261" table:style-name="ce156">
            <text:p>12,0<text:s text:c="5"/></text:p>
          </table:table-cell>
          <table:table-cell office:value-type="float" office:value="34920" table:style-name="ce155">
            <text:p>34 920</text:p>
          </table:table-cell>
          <table:table-cell office:value-type="float" office:value="10.8935044516125" table:style-name="ce156">
            <text:p>10,9<text:s text:c="5"/></text:p>
          </table:table-cell>
          <table:table-cell office:value-type="float" office:value="1943" table:style-name="ce140">
            <text:p>+1 943</text:p>
          </table:table-cell>
          <table:table-cell office:value-type="float" office:value="4.0154583781102753" table:style-name="ce141">
            <text:p>+4,0<text:s text:c="3"/></text:p>
          </table:table-cell>
          <table:table-cell office:value-type="float" office:value="15411" table:style-name="ce140">
            <text:p>+15 411</text:p>
          </table:table-cell>
          <table:table-cell office:value-type="float" office:value="44.13230240549828" table:style-name="ce141">
            <text:p>+44,1<text:s text:c="3"/></text:p>
          </table:table-cell>
          <table:table-cell table:style-name="ce157"/>
          <table:table-cell table:number-columns-repeated="2" table:style-name="ce158"/>
          <table:table-cell table:number-columns-repeated="3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374028" table:style-name="ce153">
            <text:p>374 028</text:p>
          </table:table-cell>
          <table:table-cell office:value-type="float" office:value="88.139523375255379" table:style-name="ce154">
            <text:p>88,1<text:s text:c="5"/></text:p>
          </table:table-cell>
          <table:table-cell office:value-type="float" office:value="353866" table:style-name="ce155">
            <text:p>353 866</text:p>
          </table:table-cell>
          <table:table-cell office:value-type="float" office:value="87.970784628617736" table:style-name="ce156">
            <text:p>88,0<text:s text:c="5"/></text:p>
          </table:table-cell>
          <table:table-cell office:value-type="float" office:value="285638" table:style-name="ce155">
            <text:p>285 638</text:p>
          </table:table-cell>
          <table:table-cell office:value-type="float" office:value="89.1064955483875" table:style-name="ce156">
            <text:p>89,1<text:s text:c="5"/></text:p>
          </table:table-cell>
          <table:table-cell office:value-type="float" office:value="20162" table:style-name="ce140">
            <text:p>+20 162</text:p>
          </table:table-cell>
          <table:table-cell office:value-type="float" office:value="5.6976369586227555" table:style-name="ce141">
            <text:p>+5,7<text:s text:c="3"/></text:p>
          </table:table-cell>
          <table:table-cell office:value-type="float" office:value="88390" table:style-name="ce140">
            <text:p>+88 390</text:p>
          </table:table-cell>
          <table:table-cell office:value-type="float" office:value="30.944762251521158" table:style-name="ce141">
            <text:p>+30,9<text:s text:c="3"/></text:p>
          </table:table-cell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263183" table:style-name="ce153">
            <text:p>263 183</text:p>
          </table:table-cell>
          <table:table-cell office:value-type="float" office:value="62.018950935410821" table:style-name="ce154">
            <text:p>62,0<text:s text:c="5"/></text:p>
          </table:table-cell>
          <table:table-cell office:value-type="float" office:value="252261" table:style-name="ce155">
            <text:p>252 261</text:p>
          </table:table-cell>
          <table:table-cell office:value-type="float" office:value="62.711868620324474" table:style-name="ce156">
            <text:p>62,7<text:s text:c="5"/></text:p>
          </table:table-cell>
          <table:table-cell office:value-type="float" office:value="193401" table:style-name="ce155">
            <text:p>193 401</text:p>
          </table:table-cell>
          <table:table-cell office:value-type="float" office:value="60.332607515644597" table:style-name="ce156">
            <text:p>60,3<text:s text:c="5"/></text:p>
          </table:table-cell>
          <table:table-cell office:value-type="float" office:value="10922" table:style-name="ce140">
            <text:p>+10 922</text:p>
          </table:table-cell>
          <table:table-cell office:value-type="float" office:value="4.3296427113188329" table:style-name="ce141">
            <text:p>+4,3<text:s text:c="3"/></text:p>
          </table:table-cell>
          <table:table-cell office:value-type="float" office:value="69782" table:style-name="ce140">
            <text:p>+69 782</text:p>
          </table:table-cell>
          <table:table-cell office:value-type="float" office:value="36.081509402743521" table:style-name="ce141">
            <text:p>+36,1<text:s text:c="3"/></text:p>
          </table:table-cell>
          <table:table-cell table:style-name="ce157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161176" table:style-name="ce153">
            <text:p>161 176</text:p>
          </table:table-cell>
          <table:table-cell office:value-type="float" office:value="37.981049064589179" table:style-name="ce154">
            <text:p>38,0<text:s text:c="5"/></text:p>
          </table:table-cell>
          <table:table-cell office:value-type="float" office:value="149993" table:style-name="ce155">
            <text:p>149 993</text:p>
          </table:table-cell>
          <table:table-cell office:value-type="float" office:value="37.288131379675526" table:style-name="ce156">
            <text:p>37,3<text:s text:c="5"/></text:p>
          </table:table-cell>
          <table:table-cell office:value-type="float" office:value="127157" table:style-name="ce155">
            <text:p>127 157</text:p>
          </table:table-cell>
          <table:table-cell office:value-type="float" office:value="39.66739248435541" table:style-name="ce156">
            <text:p>39,7<text:s text:c="5"/></text:p>
          </table:table-cell>
          <table:table-cell office:value-type="float" office:value="11183" table:style-name="ce140">
            <text:p>+11 183</text:p>
          </table:table-cell>
          <table:table-cell office:value-type="float" office:value="7.4556812651257065" table:style-name="ce141">
            <text:p>+7,5<text:s text:c="3"/></text:p>
          </table:table-cell>
          <table:table-cell office:value-type="float" office:value="34019" table:style-name="ce140">
            <text:p>+34 019</text:p>
          </table:table-cell>
          <table:table-cell office:value-type="float" office:value="26.753540898259629" table:style-name="ce141">
            <text:p>+26,8<text:s text:c="3"/></text:p>
          </table:table-cell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34420" table:style-name="ce153">
            <text:p>34 420</text:p>
          </table:table-cell>
          <table:table-cell office:value-type="float" office:value="8.1110569117186149" table:style-name="ce154">
            <text:p>8,1<text:s text:c="5"/></text:p>
          </table:table-cell>
          <table:table-cell office:value-type="float" office:value="33842" table:style-name="ce155">
            <text:p>33 842</text:p>
          </table:table-cell>
          <table:table-cell office:value-type="float" office:value="8.4130922253103755" table:style-name="ce156">
            <text:p>8,4<text:s text:c="5"/></text:p>
          </table:table-cell>
          <table:table-cell office:value-type="float" office:value="29859" table:style-name="ce155">
            <text:p>29 859</text:p>
          </table:table-cell>
          <table:table-cell office:value-type="float" office:value="9.3146950005927174" table:style-name="ce156">
            <text:p>9,3<text:s text:c="5"/></text:p>
          </table:table-cell>
          <table:table-cell office:value-type="float" office:value="578" table:style-name="ce140">
            <text:p>+ 578</text:p>
          </table:table-cell>
          <table:table-cell office:value-type="float" office:value="1.7079368831629336" table:style-name="ce141">
            <text:p>+1,7<text:s text:c="3"/></text:p>
          </table:table-cell>
          <table:table-cell office:value-type="float" office:value="4561" table:style-name="ce140">
            <text:p>+4 561</text:p>
          </table:table-cell>
          <table:table-cell office:value-type="float" office:value="15.275126427542784" table:style-name="ce141">
            <text:p>+15,3<text:s text:c="3"/></text:p>
          </table:table-cell>
          <table:table-cell table:style-name="ce157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389939" table:style-name="ce153">
            <text:p>389 939</text:p>
          </table:table-cell>
          <table:table-cell office:value-type="float" office:value="91.88894308828138" table:style-name="ce154">
            <text:p>91,9<text:s text:c="5"/></text:p>
          </table:table-cell>
          <table:table-cell office:value-type="float" office:value="368412" table:style-name="ce155">
            <text:p>368 412</text:p>
          </table:table-cell>
          <table:table-cell office:value-type="float" office:value="91.586907774689621" table:style-name="ce156">
            <text:p>91,6<text:s text:c="5"/></text:p>
          </table:table-cell>
          <table:table-cell office:value-type="float" office:value="290699" table:style-name="ce155">
            <text:p>290 699</text:p>
          </table:table-cell>
          <table:table-cell office:value-type="float" office:value="90.685304999407279" table:style-name="ce156">
            <text:p>90,7<text:s text:c="5"/></text:p>
          </table:table-cell>
          <table:table-cell office:value-type="float" office:value="21527" table:style-name="ce140">
            <text:p>+21 527</text:p>
          </table:table-cell>
          <table:table-cell office:value-type="float" office:value="5.8431864325809153" table:style-name="ce141">
            <text:p>+5,8<text:s text:c="3"/></text:p>
          </table:table-cell>
          <table:table-cell office:value-type="float" office:value="99240" table:style-name="ce140">
            <text:p>+99 240</text:p>
          </table:table-cell>
          <table:table-cell office:value-type="float" office:value="34.138404328876263" table:style-name="ce141">
            <text:p>+34,1<text:s text:c="3"/></text:p>
          </table:table-cell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29490" table:style-name="ce153">
            <text:p>29 490</text:p>
          </table:table-cell>
          <table:table-cell office:value-type="float" office:value="6.9493047160540957" table:style-name="ce154">
            <text:p>6,9<text:s text:c="5"/></text:p>
          </table:table-cell>
          <table:table-cell office:value-type="float" office:value="28629" table:style-name="ce155">
            <text:p>28 629</text:p>
          </table:table-cell>
          <table:table-cell office:value-type="float" office:value="7.1171448885530033" table:style-name="ce156">
            <text:p>7,1<text:s text:c="5"/></text:p>
          </table:table-cell>
          <table:table-cell office:value-type="float" office:value="22627" table:style-name="ce155">
            <text:p>22 627</text:p>
          </table:table-cell>
          <table:table-cell office:value-type="float" office:value="7.0586290156539526" table:style-name="ce156">
            <text:p>7,1<text:s text:c="5"/></text:p>
          </table:table-cell>
          <table:table-cell office:value-type="float" office:value="861" table:style-name="ce140">
            <text:p>+ 861</text:p>
          </table:table-cell>
          <table:table-cell office:value-type="float" office:value="3.0074400083831083" table:style-name="ce141">
            <text:p>+3,0<text:s text:c="3"/></text:p>
          </table:table-cell>
          <table:table-cell office:value-type="float" office:value="6863" table:style-name="ce140">
            <text:p>+6 863</text:p>
          </table:table-cell>
          <table:table-cell office:value-type="float" office:value="30.331020462279579" table:style-name="ce141">
            <text:p>+30,3<text:s text:c="3"/></text:p>
          </table:table-cell>
          <table:table-cell table:number-columns-repeated="2" table:style-name="ce157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58904" table:style-name="ce153">
            <text:p>58 904</text:p>
          </table:table-cell>
          <table:table-cell office:value-type="float" office:value="13.880700067631416" table:style-name="ce154">
            <text:p>13,9<text:s text:c="5"/></text:p>
          </table:table-cell>
          <table:table-cell office:value-type="float" office:value="56630" table:style-name="ce155">
            <text:p>56 630</text:p>
          </table:table-cell>
          <table:table-cell office:value-type="float" office:value="14.078169514784191" table:style-name="ce156">
            <text:p>14,1<text:s text:c="5"/></text:p>
          </table:table-cell>
          <table:table-cell office:value-type="float" office:value="51811" table:style-name="ce155">
            <text:p>51 811</text:p>
          </table:table-cell>
          <table:table-cell office:value-type="float" office:value="16.162753698238696" table:style-name="ce156">
            <text:p>16,2<text:s text:c="5"/></text:p>
          </table:table-cell>
          <table:table-cell office:value-type="float" office:value="2274" table:style-name="ce140">
            <text:p>+2 274</text:p>
          </table:table-cell>
          <table:table-cell office:value-type="float" office:value="4.0155394667137561" table:style-name="ce141">
            <text:p>+4,0<text:s text:c="3"/></text:p>
          </table:table-cell>
          <table:table-cell office:value-type="float" office:value="7093" table:style-name="ce140">
            <text:p>+7 093</text:p>
          </table:table-cell>
          <table:table-cell office:value-type="float" office:value="13.690143019822045" table:style-name="ce141">
            <text:p>+13,7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59008" table:style-name="ce153">
            <text:p>59 008</text:p>
          </table:table-cell>
          <table:table-cell office:value-type="float" office:value="13.905207619020688" table:style-name="ce154">
            <text:p>13,9<text:s text:c="5"/></text:p>
          </table:table-cell>
          <table:table-cell office:value-type="float" office:value="55258" table:style-name="ce155">
            <text:p>55 258</text:p>
          </table:table-cell>
          <table:table-cell office:value-type="float" office:value="13.73709148945691" table:style-name="ce156">
            <text:p>13,7<text:s text:c="5"/></text:p>
          </table:table-cell>
          <table:table-cell office:value-type="float" office:value="46737" table:style-name="ce155">
            <text:p>46 737</text:p>
          </table:table-cell>
          <table:table-cell office:value-type="float" office:value="14.579888818872092" table:style-name="ce156">
            <text:p>14,6<text:s text:c="5"/></text:p>
          </table:table-cell>
          <table:table-cell office:value-type="float" office:value="3750" table:style-name="ce140">
            <text:p>+3 750</text:p>
          </table:table-cell>
          <table:table-cell office:value-type="float" office:value="6.7863476781642476" table:style-name="ce141">
            <text:p>+6,8<text:s text:c="3"/></text:p>
          </table:table-cell>
          <table:table-cell office:value-type="float" office:value="12271" table:style-name="ce140">
            <text:p>+12 271</text:p>
          </table:table-cell>
          <table:table-cell office:value-type="float" office:value="26.255429317243294" table:style-name="ce141">
            <text:p>+26,3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84864" table:style-name="ce153">
            <text:p>84 864</text:p>
          </table:table-cell>
          <table:table-cell office:value-type="float" office:value="19.998161933645804" table:style-name="ce154">
            <text:p>20,0<text:s text:c="5"/></text:p>
          </table:table-cell>
          <table:table-cell office:value-type="float" office:value="79782" table:style-name="ce155">
            <text:p>79 782</text:p>
          </table:table-cell>
          <table:table-cell office:value-type="float" office:value="19.833736892610144" table:style-name="ce156">
            <text:p>19,8<text:s text:c="5"/></text:p>
          </table:table-cell>
          <table:table-cell office:value-type="float" office:value="63348" table:style-name="ce155">
            <text:p>63 348</text:p>
          </table:table-cell>
          <table:table-cell office:value-type="float" office:value="19.761790378028312" table:style-name="ce156">
            <text:p>19,8<text:s text:c="5"/></text:p>
          </table:table-cell>
          <table:table-cell office:value-type="float" office:value="5082" table:style-name="ce140">
            <text:p>+5 082</text:p>
          </table:table-cell>
          <table:table-cell office:value-type="float" office:value="6.3698578626757918" table:style-name="ce141">
            <text:p>+6,4<text:s text:c="3"/></text:p>
          </table:table-cell>
          <table:table-cell office:value-type="float" office:value="21516" table:style-name="ce140">
            <text:p>+21 516</text:p>
          </table:table-cell>
          <table:table-cell office:value-type="float" office:value="33.964766054176927" table:style-name="ce141">
            <text:p>+34,0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134167" table:style-name="ce153">
            <text:p>134 167</text:p>
          </table:table-cell>
          <table:table-cell office:value-type="float" office:value="31.616390838888769" table:style-name="ce154">
            <text:p>31,6<text:s text:c="5"/></text:p>
          </table:table-cell>
          <table:table-cell office:value-type="float" office:value="126342" table:style-name="ce155">
            <text:p>126 342</text:p>
          </table:table-cell>
          <table:table-cell office:value-type="float" office:value="31.408513029081124" table:style-name="ce156">
            <text:p>31,4<text:s text:c="5"/></text:p>
          </table:table-cell>
          <table:table-cell office:value-type="float" office:value="92397" table:style-name="ce155">
            <text:p>92 397</text:p>
          </table:table-cell>
          <table:table-cell office:value-type="float" office:value="28.82380099701146" table:style-name="ce156">
            <text:p>28,8<text:s text:c="5"/></text:p>
          </table:table-cell>
          <table:table-cell office:value-type="float" office:value="7825" table:style-name="ce140">
            <text:p>+7 825</text:p>
          </table:table-cell>
          <table:table-cell office:value-type="float" office:value="6.1935065140649979" table:style-name="ce141">
            <text:p>+6,2<text:s text:c="3"/></text:p>
          </table:table-cell>
          <table:table-cell office:value-type="float" office:value="41770" table:style-name="ce140">
            <text:p>+41 770</text:p>
          </table:table-cell>
          <table:table-cell office:value-type="float" office:value="45.207095468467593" table:style-name="ce141">
            <text:p>+45,2<text:s text:c="3"/></text:p>
          </table:table-cell>
          <table:table-cell table:style-name="ce151"/>
          <table:table-cell table:style-name="ce157"/>
          <table:table-cell table:number-columns-repeated="4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57926" table:style-name="ce153">
            <text:p>57 926</text:p>
          </table:table-cell>
          <table:table-cell office:value-type="float" office:value="13.650234824759226" table:style-name="ce154">
            <text:p>13,7<text:s text:c="5"/></text:p>
          </table:table-cell>
          <table:table-cell office:value-type="float" office:value="55613" table:style-name="ce155">
            <text:p>55 613</text:p>
          </table:table-cell>
          <table:table-cell office:value-type="float" office:value="13.825344185514627" table:style-name="ce156">
            <text:p>13,8<text:s text:c="5"/></text:p>
          </table:table-cell>
          <table:table-cell office:value-type="float" office:value="43638" table:style-name="ce155">
            <text:p>43 638</text:p>
          </table:table-cell>
          <table:table-cell office:value-type="float" office:value="13.613137092195485" table:style-name="ce156">
            <text:p>13,6<text:s text:c="5"/></text:p>
          </table:table-cell>
          <table:table-cell office:value-type="float" office:value="2313" table:style-name="ce140">
            <text:p>+2 313</text:p>
          </table:table-cell>
          <table:table-cell office:value-type="float" office:value="4.1590994911261756" table:style-name="ce141">
            <text:p>+4,2<text:s text:c="3"/></text:p>
          </table:table-cell>
          <table:table-cell office:value-type="float" office:value="14288" table:style-name="ce140">
            <text:p>+14 288</text:p>
          </table:table-cell>
          <table:table-cell office:value-type="float" office:value="32.742105504376916" table:style-name="ce141">
            <text:p>+32,7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Homens</text:p>
          </table:table-cell>
          <table:table-cell office:value-type="float" office:value="188048" table:style-name="ce147">
            <text:p>188 048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179006" table:style-name="ce149">
            <text:p>179 006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40888" table:style-name="ce149">
            <text:p>140 888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9042" table:style-name="ce131">
            <text:p>+9 042</text:p>
          </table:table-cell>
          <table:table-cell office:value-type="float" office:value="5.051227333162017" table:style-name="ce132">
            <text:p>+5,1<text:s text:c="3"/></text:p>
          </table:table-cell>
          <table:table-cell office:value-type="float" office:value="47160" table:style-name="ce131">
            <text:p>+47 160</text:p>
          </table:table-cell>
          <table:table-cell office:value-type="float" office:value="33.473397308500367" table:style-name="ce132">
            <text:p>+3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3025" table:style-name="ce153">
            <text:p>23 025</text:p>
          </table:table-cell>
          <table:table-cell office:value-type="float" office:value="12.244214243171957" table:style-name="ce154">
            <text:p>12,2<text:s text:c="5"/></text:p>
          </table:table-cell>
          <table:table-cell office:value-type="float" office:value="22369" table:style-name="ce155">
            <text:p>22 369</text:p>
          </table:table-cell>
          <table:table-cell office:value-type="float" office:value="12.496229176675643" table:style-name="ce156">
            <text:p>12,5<text:s text:c="5"/></text:p>
          </table:table-cell>
          <table:table-cell office:value-type="float" office:value="15947" table:style-name="ce155">
            <text:p>15 947</text:p>
          </table:table-cell>
          <table:table-cell office:value-type="float" office:value="11.318919993186077" table:style-name="ce156">
            <text:p>11,3<text:s text:c="5"/></text:p>
          </table:table-cell>
          <table:table-cell office:value-type="float" office:value="656" table:style-name="ce140">
            <text:p>+ 656</text:p>
          </table:table-cell>
          <table:table-cell office:value-type="float" office:value="2.9326299789887789" table:style-name="ce141">
            <text:p>+2,9<text:s text:c="3"/></text:p>
          </table:table-cell>
          <table:table-cell office:value-type="float" office:value="7078" table:style-name="ce140">
            <text:p>+7 078</text:p>
          </table:table-cell>
          <table:table-cell office:value-type="float" office:value="44.384523734871763" table:style-name="ce141">
            <text:p>+44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165023" table:style-name="ce153">
            <text:p>165 023</text:p>
          </table:table-cell>
          <table:table-cell office:value-type="float" office:value="87.755785756828047" table:style-name="ce154">
            <text:p>87,8<text:s text:c="5"/></text:p>
          </table:table-cell>
          <table:table-cell office:value-type="float" office:value="156637" table:style-name="ce155">
            <text:p>156 637</text:p>
          </table:table-cell>
          <table:table-cell office:value-type="float" office:value="87.503770823324359" table:style-name="ce156">
            <text:p>87,5<text:s text:c="5"/></text:p>
          </table:table-cell>
          <table:table-cell office:value-type="float" office:value="124941" table:style-name="ce155">
            <text:p>124 941</text:p>
          </table:table-cell>
          <table:table-cell office:value-type="float" office:value="88.681080006813929" table:style-name="ce156">
            <text:p>88,7<text:s text:c="5"/></text:p>
          </table:table-cell>
          <table:table-cell office:value-type="float" office:value="8386" table:style-name="ce140">
            <text:p>+8 386</text:p>
          </table:table-cell>
          <table:table-cell office:value-type="float" office:value="5.3537797582946558" table:style-name="ce141">
            <text:p>+5,4<text:s text:c="3"/></text:p>
          </table:table-cell>
          <table:table-cell office:value-type="float" office:value="40082" table:style-name="ce140">
            <text:p>+40 082</text:p>
          </table:table-cell>
          <table:table-cell office:value-type="float" office:value="32.080742110276049" table:style-name="ce141">
            <text:p>+32,1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19935" table:style-name="ce153">
            <text:p>119 935</text:p>
          </table:table-cell>
          <table:table-cell office:value-type="float" office:value="63.77892878414022" table:style-name="ce154">
            <text:p>63,8<text:s text:c="5"/></text:p>
          </table:table-cell>
          <table:table-cell office:value-type="float" office:value="115352" table:style-name="ce155">
            <text:p>115 352</text:p>
          </table:table-cell>
          <table:table-cell office:value-type="float" office:value="64.440298090566799" table:style-name="ce156">
            <text:p>64,4<text:s text:c="5"/></text:p>
          </table:table-cell>
          <table:table-cell office:value-type="float" office:value="86017" table:style-name="ce155">
            <text:p>86 017</text:p>
          </table:table-cell>
          <table:table-cell office:value-type="float" office:value="61.053460905116118" table:style-name="ce156">
            <text:p>61,1<text:s text:c="5"/></text:p>
          </table:table-cell>
          <table:table-cell office:value-type="float" office:value="4583" table:style-name="ce140">
            <text:p>+4 583</text:p>
          </table:table-cell>
          <table:table-cell office:value-type="float" office:value="3.9730563839378599" table:style-name="ce141">
            <text:p>+4,0<text:s text:c="3"/></text:p>
          </table:table-cell>
          <table:table-cell office:value-type="float" office:value="33918" table:style-name="ce140">
            <text:p>+33 918</text:p>
          </table:table-cell>
          <table:table-cell office:value-type="float" office:value="39.431740237394934" table:style-name="ce141">
            <text:p>+39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68113" table:style-name="ce153">
            <text:p>68 113</text:p>
          </table:table-cell>
          <table:table-cell office:value-type="float" office:value="36.22107121585978" table:style-name="ce154">
            <text:p>36,2<text:s text:c="5"/></text:p>
          </table:table-cell>
          <table:table-cell office:value-type="float" office:value="63654" table:style-name="ce155">
            <text:p>63 654</text:p>
          </table:table-cell>
          <table:table-cell office:value-type="float" office:value="35.559701909433208" table:style-name="ce156">
            <text:p>35,6<text:s text:c="5"/></text:p>
          </table:table-cell>
          <table:table-cell office:value-type="float" office:value="54871" table:style-name="ce155">
            <text:p>54 871</text:p>
          </table:table-cell>
          <table:table-cell office:value-type="float" office:value="38.946539094883882" table:style-name="ce156">
            <text:p>38,9<text:s text:c="5"/></text:p>
          </table:table-cell>
          <table:table-cell office:value-type="float" office:value="4459" table:style-name="ce140">
            <text:p>+4 459</text:p>
          </table:table-cell>
          <table:table-cell office:value-type="float" office:value="7.0050585980456841" table:style-name="ce141">
            <text:p>+7,0<text:s text:c="3"/></text:p>
          </table:table-cell>
          <table:table-cell office:value-type="float" office:value="13242" table:style-name="ce140">
            <text:p>+13 242</text:p>
          </table:table-cell>
          <table:table-cell office:value-type="float" office:value="24.132966412130269" table:style-name="ce141">
            <text:p>+24,1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13704" table:style-name="ce153">
            <text:p>13 704</text:p>
          </table:table-cell>
          <table:table-cell office:value-type="float" office:value="7.2875010635582411" table:style-name="ce154">
            <text:p>7,3<text:s text:c="5"/></text:p>
          </table:table-cell>
          <table:table-cell office:value-type="float" office:value="13535" table:style-name="ce155">
            <text:p>13 535</text:p>
          </table:table-cell>
          <table:table-cell office:value-type="float" office:value="7.5611990659530965" table:style-name="ce156">
            <text:p>7,6<text:s text:c="5"/></text:p>
          </table:table-cell>
          <table:table-cell office:value-type="float" office:value="11691" table:style-name="ce155">
            <text:p>11 691</text:p>
          </table:table-cell>
          <table:table-cell office:value-type="float" office:value="8.2980807449889262" table:style-name="ce156">
            <text:p>8,3<text:s text:c="5"/></text:p>
          </table:table-cell>
          <table:table-cell office:value-type="float" office:value="169" table:style-name="ce140">
            <text:p>+ 169</text:p>
          </table:table-cell>
          <table:table-cell office:value-type="float" office:value="1.2486147026228296" table:style-name="ce141">
            <text:p>+1,2<text:s text:c="3"/></text:p>
          </table:table-cell>
          <table:table-cell office:value-type="float" office:value="2013" table:style-name="ce140">
            <text:p>+2 013</text:p>
          </table:table-cell>
          <table:table-cell office:value-type="float" office:value="17.218373107518602" table:style-name="ce141">
            <text:p>+17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174344" table:style-name="ce153">
            <text:p>174 344</text:p>
          </table:table-cell>
          <table:table-cell office:value-type="float" office:value="92.712498936441762" table:style-name="ce154">
            <text:p>92,7<text:s text:c="5"/></text:p>
          </table:table-cell>
          <table:table-cell office:value-type="float" office:value="165471" table:style-name="ce155">
            <text:p>165 471</text:p>
          </table:table-cell>
          <table:table-cell office:value-type="float" office:value="92.43880093404691" table:style-name="ce156">
            <text:p>92,4<text:s text:c="5"/></text:p>
          </table:table-cell>
          <table:table-cell office:value-type="float" office:value="129197" table:style-name="ce155">
            <text:p>129 197</text:p>
          </table:table-cell>
          <table:table-cell office:value-type="float" office:value="91.701919255011077" table:style-name="ce156">
            <text:p>91,7<text:s text:c="5"/></text:p>
          </table:table-cell>
          <table:table-cell office:value-type="float" office:value="8873" table:style-name="ce140">
            <text:p>+8 873</text:p>
          </table:table-cell>
          <table:table-cell office:value-type="float" office:value="5.3622689172120799" table:style-name="ce141">
            <text:p>+5,4<text:s text:c="3"/></text:p>
          </table:table-cell>
          <table:table-cell office:value-type="float" office:value="45147" table:style-name="ce140">
            <text:p>+45 147</text:p>
          </table:table-cell>
          <table:table-cell office:value-type="float" office:value="34.944309852395953" table:style-name="ce141">
            <text:p>+34,9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4041" table:style-name="ce153">
            <text:p>14 041</text:p>
          </table:table-cell>
          <table:table-cell office:value-type="float" office:value="7.4667106270739385" table:style-name="ce154">
            <text:p>7,5<text:s text:c="5"/></text:p>
          </table:table-cell>
          <table:table-cell office:value-type="float" office:value="13559" table:style-name="ce155">
            <text:p>13 559</text:p>
          </table:table-cell>
          <table:table-cell office:value-type="float" office:value="7.5746064377730349" table:style-name="ce156">
            <text:p>7,6<text:s text:c="5"/></text:p>
          </table:table-cell>
          <table:table-cell office:value-type="float" office:value="10482" table:style-name="ce155">
            <text:p>10 482</text:p>
          </table:table-cell>
          <table:table-cell office:value-type="float" office:value="7.4399523025381855" table:style-name="ce156">
            <text:p>7,4<text:s text:c="5"/></text:p>
          </table:table-cell>
          <table:table-cell office:value-type="float" office:value="482" table:style-name="ce140">
            <text:p>+ 482</text:p>
          </table:table-cell>
          <table:table-cell office:value-type="float" office:value="3.5548344273176493" table:style-name="ce141">
            <text:p>+3,6<text:s text:c="3"/></text:p>
          </table:table-cell>
          <table:table-cell office:value-type="float" office:value="3559" table:style-name="ce140">
            <text:p>+3 559</text:p>
          </table:table-cell>
          <table:table-cell office:value-type="float" office:value="33.953443999236789" table:style-name="ce141">
            <text:p>+34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27822" table:style-name="ce153">
            <text:p>27 822</text:p>
          </table:table-cell>
          <table:table-cell office:value-type="float" office:value="14.795158682889475" table:style-name="ce154">
            <text:p>14,8<text:s text:c="5"/></text:p>
          </table:table-cell>
          <table:table-cell office:value-type="float" office:value="26913" table:style-name="ce155">
            <text:p>26 913</text:p>
          </table:table-cell>
          <table:table-cell office:value-type="float" office:value="15.034691574584091" table:style-name="ce156">
            <text:p>15,0<text:s text:c="5"/></text:p>
          </table:table-cell>
          <table:table-cell office:value-type="float" office:value="24975" table:style-name="ce155">
            <text:p>24 975</text:p>
          </table:table-cell>
          <table:table-cell office:value-type="float" office:value="17.726846857077962" table:style-name="ce156">
            <text:p>17,7<text:s text:c="5"/></text:p>
          </table:table-cell>
          <table:table-cell office:value-type="float" office:value="909" table:style-name="ce140">
            <text:p>+ 909</text:p>
          </table:table-cell>
          <table:table-cell office:value-type="float" office:value="3.3775498829561919" table:style-name="ce141">
            <text:p>+3,4<text:s text:c="3"/></text:p>
          </table:table-cell>
          <table:table-cell office:value-type="float" office:value="2847" table:style-name="ce140">
            <text:p>+2 847</text:p>
          </table:table-cell>
          <table:table-cell office:value-type="float" office:value="11.3993993993994" table:style-name="ce141">
            <text:p>+11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9055" table:style-name="ce153">
            <text:p>29 055</text:p>
          </table:table-cell>
          <table:table-cell office:value-type="float" office:value="15.450842338126435" table:style-name="ce154">
            <text:p>15,5<text:s text:c="5"/></text:p>
          </table:table-cell>
          <table:table-cell office:value-type="float" office:value="27267" table:style-name="ce155">
            <text:p>27 267</text:p>
          </table:table-cell>
          <table:table-cell office:value-type="float" office:value="15.232450308928192" table:style-name="ce156">
            <text:p>15,2<text:s text:c="5"/></text:p>
          </table:table-cell>
          <table:table-cell office:value-type="float" office:value="23292" table:style-name="ce155">
            <text:p>23 292</text:p>
          </table:table-cell>
          <table:table-cell office:value-type="float" office:value="16.53228096076316" table:style-name="ce156">
            <text:p>16,5<text:s text:c="5"/></text:p>
          </table:table-cell>
          <table:table-cell office:value-type="float" office:value="1788" table:style-name="ce140">
            <text:p>+1 788</text:p>
          </table:table-cell>
          <table:table-cell office:value-type="float" office:value="6.557377049180328" table:style-name="ce141">
            <text:p>+6,6<text:s text:c="3"/></text:p>
          </table:table-cell>
          <table:table-cell office:value-type="float" office:value="5763" table:style-name="ce140">
            <text:p>+5 763</text:p>
          </table:table-cell>
          <table:table-cell office:value-type="float" office:value="24.742400824317361" table:style-name="ce141">
            <text:p>+24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38759" table:style-name="ce153">
            <text:p>38 759</text:p>
          </table:table-cell>
          <table:table-cell office:value-type="float" office:value="20.611226920786184" table:style-name="ce154">
            <text:p>20,6<text:s text:c="5"/></text:p>
          </table:table-cell>
          <table:table-cell office:value-type="float" office:value="36681" table:style-name="ce155">
            <text:p>36 681</text:p>
          </table:table-cell>
          <table:table-cell office:value-type="float" office:value="20.491491905299263" table:style-name="ce156">
            <text:p>20,5<text:s text:c="5"/></text:p>
          </table:table-cell>
          <table:table-cell office:value-type="float" office:value="28489" table:style-name="ce155">
            <text:p>28 489</text:p>
          </table:table-cell>
          <table:table-cell office:value-type="float" office:value="20.221026631082843" table:style-name="ce156">
            <text:p>20,2<text:s text:c="5"/></text:p>
          </table:table-cell>
          <table:table-cell office:value-type="float" office:value="2078" table:style-name="ce140">
            <text:p>+2 078</text:p>
          </table:table-cell>
          <table:table-cell office:value-type="float" office:value="5.6650582045200517" table:style-name="ce141">
            <text:p>+5,7<text:s text:c="3"/></text:p>
          </table:table-cell>
          <table:table-cell office:value-type="float" office:value="10270" table:style-name="ce140">
            <text:p>+10 270</text:p>
          </table:table-cell>
          <table:table-cell office:value-type="float" office:value="36.049001368949419" table:style-name="ce141">
            <text:p>+36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57485" table:style-name="ce153">
            <text:p>57 485</text:p>
          </table:table-cell>
          <table:table-cell office:value-type="float" office:value="30.569322726112482" table:style-name="ce154">
            <text:p>30,6<text:s text:c="5"/></text:p>
          </table:table-cell>
          <table:table-cell office:value-type="float" office:value="54392" table:style-name="ce155">
            <text:p>54 392</text:p>
          </table:table-cell>
          <table:table-cell office:value-type="float" office:value="30.385573667921744" table:style-name="ce156">
            <text:p>30,4<text:s text:c="5"/></text:p>
          </table:table-cell>
          <table:table-cell office:value-type="float" office:value="38300" table:style-name="ce155">
            <text:p>38 300</text:p>
          </table:table-cell>
          <table:table-cell office:value-type="float" office:value="27.184714099142582" table:style-name="ce156">
            <text:p>27,2<text:s text:c="5"/></text:p>
          </table:table-cell>
          <table:table-cell office:value-type="float" office:value="3093" table:style-name="ce140">
            <text:p>+3 093</text:p>
          </table:table-cell>
          <table:table-cell office:value-type="float" office:value="5.6864980144138846" table:style-name="ce141">
            <text:p>+5,7<text:s text:c="3"/></text:p>
          </table:table-cell>
          <table:table-cell office:value-type="float" office:value="19185" table:style-name="ce140">
            <text:p>+19 185</text:p>
          </table:table-cell>
          <table:table-cell office:value-type="float" office:value="50.091383812010449" table:style-name="ce141">
            <text:p>+50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20886" table:style-name="ce153">
            <text:p>20 886</text:p>
          </table:table-cell>
          <table:table-cell office:value-type="float" office:value="11.106738705011486" table:style-name="ce154">
            <text:p>11,1<text:s text:c="5"/></text:p>
          </table:table-cell>
          <table:table-cell office:value-type="float" office:value="20194" table:style-name="ce155">
            <text:p>20 194</text:p>
          </table:table-cell>
          <table:table-cell office:value-type="float" office:value="11.281186105493671" table:style-name="ce156">
            <text:p>11,3<text:s text:c="5"/></text:p>
          </table:table-cell>
          <table:table-cell office:value-type="float" office:value="15350" table:style-name="ce155">
            <text:p>15 350</text:p>
          </table:table-cell>
          <table:table-cell office:value-type="float" office:value="10.895179149395265" table:style-name="ce156">
            <text:p>10,9<text:s text:c="5"/></text:p>
          </table:table-cell>
          <table:table-cell office:value-type="float" office:value="692" table:style-name="ce140">
            <text:p>+ 692</text:p>
          </table:table-cell>
          <table:table-cell office:value-type="float" office:value="3.4267604238882838" table:style-name="ce141">
            <text:p>+3,4<text:s text:c="3"/></text:p>
          </table:table-cell>
          <table:table-cell office:value-type="float" office:value="5536" table:style-name="ce140">
            <text:p>+5 536</text:p>
          </table:table-cell>
          <table:table-cell office:value-type="float" office:value="36.065146579804555" table:style-name="ce141">
            <text:p>+36,1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office:value-type="float" office:value="0" table:style-name="ce146">
            <text:p>0,0<text:s text:c="5"/>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/>
        </table:table-row>
        <table:table-row table:style-name="ro4">
          <table:table-cell/>
          <table:table-cell office:value-type="string" table:style-name="ce159">
            <text:p><text:s text:c="9"/>Mulheres</text:p>
          </table:table-cell>
          <table:table-cell office:value-type="float" office:value="236311" table:style-name="ce147">
            <text:p>236 311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223248" table:style-name="ce149">
            <text:p>223 248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79670" table:style-name="ce149">
            <text:p>179 670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3063" table:style-name="ce131">
            <text:p>+13 063</text:p>
          </table:table-cell>
          <table:table-cell office:value-type="float" office:value="5.8513402135741419" table:style-name="ce132">
            <text:p>+5,9<text:s text:c="3"/></text:p>
          </table:table-cell>
          <table:table-cell office:value-type="float" office:value="56641" table:style-name="ce131">
            <text:p>+56 641</text:p>
          </table:table-cell>
          <table:table-cell office:value-type="float" office:value="31.525018088718205" table:style-name="ce132">
            <text:p>+31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7306" table:style-name="ce153">
            <text:p>27 306</text:p>
          </table:table-cell>
          <table:table-cell office:value-type="float" office:value="11.555111696027693" table:style-name="ce154">
            <text:p>11,6<text:s text:c="5"/></text:p>
          </table:table-cell>
          <table:table-cell office:value-type="float" office:value="26019" table:style-name="ce155">
            <text:p>26 019</text:p>
          </table:table-cell>
          <table:table-cell office:value-type="float" office:value="11.65475166630832" table:style-name="ce156">
            <text:p>11,7<text:s text:c="5"/></text:p>
          </table:table-cell>
          <table:table-cell office:value-type="float" office:value="18973" table:style-name="ce155">
            <text:p>18 973</text:p>
          </table:table-cell>
          <table:table-cell office:value-type="float" office:value="10.559915400456392" table:style-name="ce156">
            <text:p>10,6<text:s text:c="5"/></text:p>
          </table:table-cell>
          <table:table-cell office:value-type="float" office:value="1287" table:style-name="ce140">
            <text:p>+1 287</text:p>
          </table:table-cell>
          <table:table-cell office:value-type="float" office:value="4.9463853337945345" table:style-name="ce141">
            <text:p>+4,9<text:s text:c="3"/></text:p>
          </table:table-cell>
          <table:table-cell office:value-type="float" office:value="8333" table:style-name="ce140">
            <text:p>+8 333</text:p>
          </table:table-cell>
          <table:table-cell office:value-type="float" office:value="43.920307805829331" table:style-name="ce141">
            <text:p>+43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209005" table:style-name="ce153">
            <text:p>209 005</text:p>
          </table:table-cell>
          <table:table-cell office:value-type="float" office:value="88.444888303972306" table:style-name="ce154">
            <text:p>88,4<text:s text:c="5"/></text:p>
          </table:table-cell>
          <table:table-cell office:value-type="float" office:value="197229" table:style-name="ce155">
            <text:p>197 229</text:p>
          </table:table-cell>
          <table:table-cell office:value-type="float" office:value="88.345248333691686" table:style-name="ce156">
            <text:p>88,3<text:s text:c="5"/></text:p>
          </table:table-cell>
          <table:table-cell office:value-type="float" office:value="160697" table:style-name="ce155">
            <text:p>160 697</text:p>
          </table:table-cell>
          <table:table-cell office:value-type="float" office:value="89.44008459954361" table:style-name="ce156">
            <text:p>89,4<text:s text:c="5"/></text:p>
          </table:table-cell>
          <table:table-cell office:value-type="float" office:value="11776" table:style-name="ce140">
            <text:p>+11 776</text:p>
          </table:table-cell>
          <table:table-cell office:value-type="float" office:value="5.9707243863732007" table:style-name="ce141">
            <text:p>+6,0<text:s text:c="3"/></text:p>
          </table:table-cell>
          <table:table-cell office:value-type="float" office:value="48308" table:style-name="ce140">
            <text:p>+48 308</text:p>
          </table:table-cell>
          <table:table-cell office:value-type="float" office:value="30.061544397219613" table:style-name="ce141">
            <text:p>+30,1<text:s text:c="3"/></text:p>
          </table:table-cell>
          <table:table-cell table:number-columns-repeated="16372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43248" table:style-name="ce153">
            <text:p>143 248</text:p>
          </table:table-cell>
          <table:table-cell office:value-type="float" office:value="60.618422333281138" table:style-name="ce154">
            <text:p>60,6<text:s text:c="5"/></text:p>
          </table:table-cell>
          <table:table-cell office:value-type="float" office:value="136909" table:style-name="ce155">
            <text:p>136 909</text:p>
          </table:table-cell>
          <table:table-cell office:value-type="float" office:value="61.325969325593064" table:style-name="ce156">
            <text:p>61,3<text:s text:c="5"/></text:p>
          </table:table-cell>
          <table:table-cell office:value-type="float" office:value="107384" table:style-name="ce155">
            <text:p>107 384</text:p>
          </table:table-cell>
          <table:table-cell office:value-type="float" office:value="59.767351255078758" table:style-name="ce156">
            <text:p>59,8<text:s text:c="5"/></text:p>
          </table:table-cell>
          <table:table-cell office:value-type="float" office:value="6339" table:style-name="ce140">
            <text:p>+6 339</text:p>
          </table:table-cell>
          <table:table-cell office:value-type="float" office:value="4.6300827556990409" table:style-name="ce141">
            <text:p>+4,6<text:s text:c="3"/></text:p>
          </table:table-cell>
          <table:table-cell office:value-type="float" office:value="35864" table:style-name="ce140">
            <text:p>+35 864</text:p>
          </table:table-cell>
          <table:table-cell office:value-type="float" office:value="33.397899128361772" table:style-name="ce141">
            <text:p>+33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93063" table:style-name="ce153">
            <text:p>93 063</text:p>
          </table:table-cell>
          <table:table-cell office:value-type="float" office:value="39.381577666718862" table:style-name="ce154">
            <text:p>39,4<text:s text:c="5"/></text:p>
          </table:table-cell>
          <table:table-cell office:value-type="float" office:value="86339" table:style-name="ce155">
            <text:p>86 339</text:p>
          </table:table-cell>
          <table:table-cell office:value-type="float" office:value="38.674030674406943" table:style-name="ce156">
            <text:p>38,7<text:s text:c="5"/></text:p>
          </table:table-cell>
          <table:table-cell office:value-type="float" office:value="72286" table:style-name="ce155">
            <text:p>72 286</text:p>
          </table:table-cell>
          <table:table-cell office:value-type="float" office:value="40.232648744921242" table:style-name="ce156">
            <text:p>40,2<text:s text:c="5"/></text:p>
          </table:table-cell>
          <table:table-cell office:value-type="float" office:value="6724" table:style-name="ce140">
            <text:p>+6 724</text:p>
          </table:table-cell>
          <table:table-cell office:value-type="float" office:value="7.7879058131319567" table:style-name="ce141">
            <text:p>+7,8<text:s text:c="3"/></text:p>
          </table:table-cell>
          <table:table-cell office:value-type="float" office:value="20777" table:style-name="ce140">
            <text:p>+20 777</text:p>
          </table:table-cell>
          <table:table-cell office:value-type="float" office:value="28.742771767700525" table:style-name="ce141">
            <text:p>+28,7<text:s text:c="3"/></text:p>
          </table:table-cell>
          <table:table-cell table:number-columns-repeated="16372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20716" table:style-name="ce153">
            <text:p>20 716</text:p>
          </table:table-cell>
          <table:table-cell office:value-type="float" office:value="8.7664137513700169" table:style-name="ce154">
            <text:p>8,8<text:s text:c="5"/></text:p>
          </table:table-cell>
          <table:table-cell office:value-type="float" office:value="20307" table:style-name="ce155">
            <text:p>20 307</text:p>
          </table:table-cell>
          <table:table-cell office:value-type="float" office:value="9.0961621156740495" table:style-name="ce156">
            <text:p>9,1<text:s text:c="5"/></text:p>
          </table:table-cell>
          <table:table-cell office:value-type="float" office:value="18168" table:style-name="ce155">
            <text:p>18 168</text:p>
          </table:table-cell>
          <table:table-cell office:value-type="float" office:value="10.11187176490232" table:style-name="ce156">
            <text:p>10,1<text:s text:c="5"/></text:p>
          </table:table-cell>
          <table:table-cell office:value-type="float" office:value="409" table:style-name="ce140">
            <text:p>+ 409</text:p>
          </table:table-cell>
          <table:table-cell office:value-type="float" office:value="2.0140838134633379" table:style-name="ce141">
            <text:p>+2,0<text:s text:c="3"/></text:p>
          </table:table-cell>
          <table:table-cell office:value-type="float" office:value="2548" table:style-name="ce140">
            <text:p>+2 548</text:p>
          </table:table-cell>
          <table:table-cell office:value-type="float" office:value="14.02465874064289" table:style-name="ce141">
            <text:p>+14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215595" table:style-name="ce153">
            <text:p>215 595</text:p>
          </table:table-cell>
          <table:table-cell office:value-type="float" office:value="91.23358624862999" table:style-name="ce154">
            <text:p>91,2<text:s text:c="5"/></text:p>
          </table:table-cell>
          <table:table-cell office:value-type="float" office:value="202941" table:style-name="ce155">
            <text:p>202 941</text:p>
          </table:table-cell>
          <table:table-cell office:value-type="float" office:value="90.903837884325952" table:style-name="ce156">
            <text:p>90,9<text:s text:c="5"/></text:p>
          </table:table-cell>
          <table:table-cell office:value-type="float" office:value="161502" table:style-name="ce155">
            <text:p>161 502</text:p>
          </table:table-cell>
          <table:table-cell office:value-type="float" office:value="89.888128235097682" table:style-name="ce156">
            <text:p>89,9<text:s text:c="5"/></text:p>
          </table:table-cell>
          <table:table-cell office:value-type="float" office:value="12654" table:style-name="ce140">
            <text:p>+12 654</text:p>
          </table:table-cell>
          <table:table-cell office:value-type="float" office:value="6.2353097698345819" table:style-name="ce141">
            <text:p>+6,2<text:s text:c="3"/></text:p>
          </table:table-cell>
          <table:table-cell office:value-type="float" office:value="54093" table:style-name="ce140">
            <text:p>+54 093</text:p>
          </table:table-cell>
          <table:table-cell office:value-type="float" office:value="33.493702864360813" table:style-name="ce141">
            <text:p>+33,5<text:s text:c="3"/></text:p>
          </table:table-cell>
          <table:table-cell table:number-columns-repeated="16372"/>
        </table:table-row>
        <table:table-row table:style-name="ro1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5449" table:style-name="ce153">
            <text:p>15 449</text:p>
          </table:table-cell>
          <table:table-cell office:value-type="float" office:value="6.5375712514440716" table:style-name="ce154">
            <text:p>6,5<text:s text:c="5"/></text:p>
          </table:table-cell>
          <table:table-cell office:value-type="float" office:value="15070" table:style-name="ce155">
            <text:p>15 070</text:p>
          </table:table-cell>
          <table:table-cell office:value-type="float" office:value="6.7503404285816666" table:style-name="ce156">
            <text:p>6,8<text:s text:c="5"/></text:p>
          </table:table-cell>
          <table:table-cell office:value-type="float" office:value="12145" table:style-name="ce155">
            <text:p>12 145</text:p>
          </table:table-cell>
          <table:table-cell office:value-type="float" office:value="6.7596148494462067" table:style-name="ce156">
            <text:p>6,8<text:s text:c="5"/></text:p>
          </table:table-cell>
          <table:table-cell office:value-type="float" office:value="379" table:style-name="ce140">
            <text:p>+ 379</text:p>
          </table:table-cell>
          <table:table-cell office:value-type="float" office:value="2.5149303251493031" table:style-name="ce141">
            <text:p>+2,5<text:s text:c="3"/></text:p>
          </table:table-cell>
          <table:table-cell office:value-type="float" office:value="3304" table:style-name="ce140">
            <text:p>+3 304</text:p>
          </table:table-cell>
          <table:table-cell office:value-type="float" office:value="27.204610951008647" table:style-name="ce141">
            <text:p>+27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31082" table:style-name="ce153">
            <text:p>31 082</text:p>
          </table:table-cell>
          <table:table-cell office:value-type="float" office:value="13.153005996335338" table:style-name="ce154">
            <text:p>13,2<text:s text:c="5"/></text:p>
          </table:table-cell>
          <table:table-cell office:value-type="float" office:value="29717" table:style-name="ce155">
            <text:p>29 717</text:p>
          </table:table-cell>
          <table:table-cell office:value-type="float" office:value="13.311205475524975" table:style-name="ce156">
            <text:p>13,3<text:s text:c="5"/></text:p>
          </table:table-cell>
          <table:table-cell office:value-type="float" office:value="26836" table:style-name="ce155">
            <text:p>26 836</text:p>
          </table:table-cell>
          <table:table-cell office:value-type="float" office:value="14.936272054321812" table:style-name="ce156">
            <text:p>14,9<text:s text:c="5"/></text:p>
          </table:table-cell>
          <table:table-cell office:value-type="float" office:value="1365" table:style-name="ce140">
            <text:p>+1 365</text:p>
          </table:table-cell>
          <table:table-cell office:value-type="float" office:value="4.5933304169330693" table:style-name="ce141">
            <text:p>+4,6<text:s text:c="3"/></text:p>
          </table:table-cell>
          <table:table-cell office:value-type="float" office:value="4246" table:style-name="ce140">
            <text:p>+4 246</text:p>
          </table:table-cell>
          <table:table-cell office:value-type="float" office:value="15.822030108809063" table:style-name="ce141">
            <text:p>+15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9953" table:style-name="ce153">
            <text:p>29 953</text:p>
          </table:table-cell>
          <table:table-cell office:value-type="float" office:value="12.675245756651194" table:style-name="ce154">
            <text:p>12,7<text:s text:c="5"/></text:p>
          </table:table-cell>
          <table:table-cell office:value-type="float" office:value="27991" table:style-name="ce155">
            <text:p>27 991</text:p>
          </table:table-cell>
          <table:table-cell office:value-type="float" office:value="12.53807424926539" table:style-name="ce156">
            <text:p>12,5<text:s text:c="5"/></text:p>
          </table:table-cell>
          <table:table-cell office:value-type="float" office:value="23445" table:style-name="ce155">
            <text:p>23 445</text:p>
          </table:table-cell>
          <table:table-cell office:value-type="float" office:value="13.048923025546836" table:style-name="ce156">
            <text:p>13,0<text:s text:c="5"/></text:p>
          </table:table-cell>
          <table:table-cell office:value-type="float" office:value="1962" table:style-name="ce140">
            <text:p>+1 962</text:p>
          </table:table-cell>
          <table:table-cell office:value-type="float" office:value="7.0093958772462575" table:style-name="ce141">
            <text:p>+7,0<text:s text:c="3"/></text:p>
          </table:table-cell>
          <table:table-cell office:value-type="float" office:value="6508" table:style-name="ce140">
            <text:p>+6 508</text:p>
          </table:table-cell>
          <table:table-cell office:value-type="float" office:value="27.758583919812324" table:style-name="ce141">
            <text:p>+2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46105" table:style-name="ce153">
            <text:p>46 105</text:p>
          </table:table-cell>
          <table:table-cell office:value-type="float" office:value="19.510306333602752" table:style-name="ce154">
            <text:p>19,5<text:s text:c="5"/></text:p>
          </table:table-cell>
          <table:table-cell office:value-type="float" office:value="43101" table:style-name="ce155">
            <text:p>43 101</text:p>
          </table:table-cell>
          <table:table-cell office:value-type="float" office:value="19.306331971619006" table:style-name="ce156">
            <text:p>19,3<text:s text:c="5"/></text:p>
          </table:table-cell>
          <table:table-cell office:value-type="float" office:value="34859" table:style-name="ce155">
            <text:p>34 859</text:p>
          </table:table-cell>
          <table:table-cell office:value-type="float" office:value="19.401680859353259" table:style-name="ce156">
            <text:p>19,4<text:s text:c="5"/></text:p>
          </table:table-cell>
          <table:table-cell office:value-type="float" office:value="3004" table:style-name="ce140">
            <text:p>+3 004</text:p>
          </table:table-cell>
          <table:table-cell office:value-type="float" office:value="6.9696758775898466" table:style-name="ce141">
            <text:p>+7,0<text:s text:c="3"/></text:p>
          </table:table-cell>
          <table:table-cell office:value-type="float" office:value="11246" table:style-name="ce140">
            <text:p>+11 246</text:p>
          </table:table-cell>
          <table:table-cell office:value-type="float" office:value="32.261395909234345" table:style-name="ce141">
            <text:p>+32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76682" table:style-name="ce153">
            <text:p>76 682</text:p>
          </table:table-cell>
          <table:table-cell office:value-type="float" office:value="32.449610894118344" table:style-name="ce154">
            <text:p>32,4<text:s text:c="5"/></text:p>
          </table:table-cell>
          <table:table-cell office:value-type="float" office:value="71950" table:style-name="ce155">
            <text:p>71 950</text:p>
          </table:table-cell>
          <table:table-cell office:value-type="float" office:value="32.228732172292695" table:style-name="ce156">
            <text:p>32,2<text:s text:c="5"/></text:p>
          </table:table-cell>
          <table:table-cell office:value-type="float" office:value="54097" table:style-name="ce155">
            <text:p>54 097</text:p>
          </table:table-cell>
          <table:table-cell office:value-type="float" office:value="30.10908888517838" table:style-name="ce156">
            <text:p>30,1<text:s text:c="5"/></text:p>
          </table:table-cell>
          <table:table-cell office:value-type="float" office:value="4732" table:style-name="ce140">
            <text:p>+4 732</text:p>
          </table:table-cell>
          <table:table-cell office:value-type="float" office:value="6.5767894371091042" table:style-name="ce141">
            <text:p>+6,6<text:s text:c="3"/></text:p>
          </table:table-cell>
          <table:table-cell office:value-type="float" office:value="22585" table:style-name="ce140">
            <text:p>+22 585</text:p>
          </table:table-cell>
          <table:table-cell office:value-type="float" office:value="41.749080355657433" table:style-name="ce141">
            <text:p>+41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37040" table:style-name="ce153">
            <text:p>37 040</text:p>
          </table:table-cell>
          <table:table-cell office:value-type="float" office:value="15.6742597678483" table:style-name="ce154">
            <text:p>15,7<text:s text:c="5"/></text:p>
          </table:table-cell>
          <table:table-cell office:value-type="float" office:value="35419" table:style-name="ce155">
            <text:p>35 419</text:p>
          </table:table-cell>
          <table:table-cell office:value-type="float" office:value="15.865315702716263" table:style-name="ce156">
            <text:p>15,9<text:s text:c="5"/></text:p>
          </table:table-cell>
          <table:table-cell office:value-type="float" office:value="28288" table:style-name="ce155">
            <text:p>28 288</text:p>
          </table:table-cell>
          <table:table-cell office:value-type="float" office:value="15.744420326153504" table:style-name="ce156">
            <text:p>15,7<text:s text:c="5"/></text:p>
          </table:table-cell>
          <table:table-cell office:value-type="float" office:value="1621" table:style-name="ce140">
            <text:p>+1 621</text:p>
          </table:table-cell>
          <table:table-cell office:value-type="float" office:value="4.5766396566814427" table:style-name="ce141">
            <text:p>+4,6<text:s text:c="3"/></text:p>
          </table:table-cell>
          <table:table-cell office:value-type="float" office:value="8752" table:style-name="ce140">
            <text:p>+8 752</text:p>
          </table:table-cell>
          <table:table-cell office:value-type="float" office:value="30.938914027149323" table:style-name="ce141">
            <text:p>+30,9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160"/>
          <table:table-cell table:style-name="ce161"/>
          <table:table-cell table:style-name="ce162"/>
          <table:table-cell table:style-name="ce163"/>
          <table:table-cell table:style-name="ce164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table:number-columns-repeated="16372"/>
        </table:table-row>
        <table:table-row table:style-name="ro20">
          <table:table-cell/>
          <table:table-cell office:value-type="string" table:style-name="ce167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8"/>
          <table:table-cell table:style-name="ce95"/>
          <table:table-cell table:style-name="ce169"/>
          <table:table-cell table:number-columns-repeated="2" table:style-name="ce95"/>
          <table:table-cell table:number-columns-repeated="16372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style-name="ce1"/>
          <table:table-cell table:style-name="ce170"/>
          <table:table-cell table:number-columns-repeated="16381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style-name="ce1"/>
          <table:table-cell table:style-name="ce170"/>
          <table:table-cell table:number-columns-repeated="16381" table:style-name="ce1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11" table:style-name="ce171"/>
          <table:table-cell table:number-columns-repeated="16372"/>
        </table:table-row>
        <table:table-row table:number-rows-repeated="1048496" table:style-name="ro20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0" table:default-cell-style-name="ce1"/>
        <table:table-column table:style-name="co5" table:default-cell-style-name="ce1"/>
        <table:table-column table:style-name="co40" table:default-cell-style-name="ce1"/>
        <table:table-column table:style-name="co1" table:default-cell-style-name="ce1"/>
        <table:table-column table:style-name="co39" table:default-cell-style-name="ce1"/>
        <table:table-column table:style-name="co40" table:default-cell-style-name="ce1"/>
        <table:table-column table:style-name="co42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9145in" svg:height="0.646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914in" svg:y="0.23614in" svg:width="1.97737in" svg:height="0.51006in">
                <draw:text-box>
                  <text:p text:style-name="a23" text:class-names="" text:cond-style-name=""><text:span text:style-name="a21" text:class-names="">JANEIRO 2021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5" draw:style-name="a19" draw:name="Text Box 122" svg:x="0in" svg:y="0in" svg:width="0.97917in" svg:height="0.3174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4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6">
            <text:p>Quadro 2 - PEDIDOS DE EMPREGO <text:s text:c="2"/>E <text:s text:c="3"/>DESEMPREGO REGISTADO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/>
        </table:table-row>
        <table:table-row table:style-name="ro13">
          <table:table-cell/>
          <table:table-cell table:style-name="ce107"/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20"/>
          <table:table-cell table:number-columns-repeated="16366"/>
        </table:table-row>
        <table:table-row table:style-name="ro24">
          <table:table-cell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office:value-type="string" table:style-name="ce126">
            <text:p>PEDIDOS DE EMPREGO</text:p>
          </table:table-cell>
          <table:table-cell office:value-type="float" office:value="559220" table:style-name="ce127">
            <text:p>559 22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546436" table:style-name="ce129">
            <text:p>546 43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41790" table:style-name="ce129">
            <text:p>441 79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2784" table:style-name="ce131">
            <text:p>+12 784</text:p>
          </table:table-cell>
          <table:table-cell office:value-type="float" office:value="2.3395237502653559" table:style-name="ce132">
            <text:p>+2,3<text:s text:c="3"/></text:p>
          </table:table-cell>
          <table:table-cell office:value-type="float" office:value="117430" table:style-name="ce131">
            <text:p>+117 430</text:p>
          </table:table-cell>
          <table:table-cell office:value-type="float" office:value="26.580502048484572" table:style-name="ce132">
            <text:p>+26,6<text:s text:c="3"/></text:p>
          </table:table-cell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DESEMPREGO REGISTADO</text:p>
          </table:table-cell>
          <table:table-cell office:value-type="float" office:value="396978" table:style-name="ce136">
            <text:p>396 978</text:p>
          </table:table-cell>
          <table:table-cell office:value-type="float" office:value="70.987804441901218" table:style-name="ce137">
            <text:p>71,0<text:s text:c="5"/></text:p>
          </table:table-cell>
          <table:table-cell office:value-type="float" office:value="375150" table:style-name="ce138">
            <text:p>375 150</text:p>
          </table:table-cell>
          <table:table-cell office:value-type="float" office:value="68.653968625785993" table:style-name="ce139">
            <text:p>68,7<text:s text:c="5"/></text:p>
          </table:table-cell>
          <table:table-cell office:value-type="float" office:value="297931" table:style-name="ce138">
            <text:p>297 931</text:p>
          </table:table-cell>
          <table:table-cell office:value-type="float" office:value="67.437243939428242" table:style-name="ce139">
            <text:p>67,4<text:s text:c="5"/></text:p>
          </table:table-cell>
          <table:table-cell office:value-type="float" office:value="21828" table:style-name="ce140">
            <text:p>+21 828</text:p>
          </table:table-cell>
          <table:table-cell office:value-type="float" office:value="5.8184726109556175" table:style-name="ce141">
            <text:p>+5,8<text:s text:c="3"/></text:p>
          </table:table-cell>
          <table:table-cell office:value-type="float" office:value="99047" table:style-name="ce140">
            <text:p>+99 047</text:p>
          </table:table-cell>
          <table:table-cell office:value-type="float" office:value="33.244945977424301" table:style-name="ce141">
            <text:p>+33,2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EMPREGADOS</text:p>
          </table:table-cell>
          <table:table-cell office:value-type="float" office:value="44325" table:style-name="ce136">
            <text:p>44 325</text:p>
          </table:table-cell>
          <table:table-cell office:value-type="float" office:value="7.9262186617073782" table:style-name="ce137">
            <text:p>7,9<text:s text:c="5"/></text:p>
          </table:table-cell>
          <table:table-cell office:value-type="float" office:value="44485" table:style-name="ce138">
            <text:p>44 485</text:p>
          </table:table-cell>
          <table:table-cell office:value-type="float" office:value="8.1409350774839151" table:style-name="ce139">
            <text:p>8,1<text:s text:c="5"/></text:p>
          </table:table-cell>
          <table:table-cell office:value-type="float" office:value="37614" table:style-name="ce138">
            <text:p>37 614</text:p>
          </table:table-cell>
          <table:table-cell office:value-type="float" office:value="8.5139998641888681" table:style-name="ce139">
            <text:p>8,5<text:s text:c="5"/></text:p>
          </table:table-cell>
          <table:table-cell office:value-type="float" office:value="-160" table:style-name="ce140">
            <text:p><text:s/>- 160</text:p>
          </table:table-cell>
          <table:table-cell office:value-type="float" office:value="-0.35967179948297179" table:style-name="ce141">
            <text:p>-0,4<text:s text:c="3"/></text:p>
          </table:table-cell>
          <table:table-cell office:value-type="float" office:value="6711" table:style-name="ce140">
            <text:p>+6 711</text:p>
          </table:table-cell>
          <table:table-cell office:value-type="float" office:value="17.841761046418885" table:style-name="ce141">
            <text:p>+17,8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OCUPADOS</text:p>
          </table:table-cell>
          <table:table-cell office:value-type="float" office:value="101659" table:style-name="ce136">
            <text:p>101 659</text:p>
          </table:table-cell>
          <table:table-cell office:value-type="float" office:value="18.178713207682129" table:style-name="ce137">
            <text:p>18,2<text:s text:c="5"/></text:p>
          </table:table-cell>
          <table:table-cell office:value-type="float" office:value="109365" table:style-name="ce138">
            <text:p>109 365</text:p>
          </table:table-cell>
          <table:table-cell office:value-type="float" office:value="20.014237714938254" table:style-name="ce139">
            <text:p>20,0<text:s text:c="5"/></text:p>
          </table:table-cell>
          <table:table-cell office:value-type="float" office:value="82046" table:style-name="ce138">
            <text:p>82 046</text:p>
          </table:table-cell>
          <table:table-cell office:value-type="float" office:value="18.571266891509541" table:style-name="ce139">
            <text:p>18,6<text:s text:c="5"/></text:p>
          </table:table-cell>
          <table:table-cell office:value-type="float" office:value="-7706" table:style-name="ce140">
            <text:p><text:s/>-7 706</text:p>
          </table:table-cell>
          <table:table-cell office:value-type="float" office:value="-7.0461299318794861" table:style-name="ce141">
            <text:p>-7,0<text:s text:c="3"/></text:p>
          </table:table-cell>
          <table:table-cell office:value-type="float" office:value="19613" table:style-name="ce140">
            <text:p>+19 613</text:p>
          </table:table-cell>
          <table:table-cell office:value-type="float" office:value="23.904882626819102" table:style-name="ce141">
            <text:p>+23,9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INDISPONIVEIS TEMPORÁRIAMENTE</text:p>
          </table:table-cell>
          <table:table-cell office:value-type="float" office:value="16258" table:style-name="ce136">
            <text:p>16 258</text:p>
          </table:table-cell>
          <table:table-cell office:value-type="float" office:value="2.9072636887092735" table:style-name="ce137">
            <text:p>2,9<text:s text:c="5"/></text:p>
          </table:table-cell>
          <table:table-cell office:value-type="float" office:value="17436" table:style-name="ce138">
            <text:p>17 436</text:p>
          </table:table-cell>
          <table:table-cell office:value-type="float" office:value="3.1908585817918294" table:style-name="ce139">
            <text:p>3,2<text:s text:c="5"/></text:p>
          </table:table-cell>
          <table:table-cell office:value-type="float" office:value="24199" table:style-name="ce138">
            <text:p>24 199</text:p>
          </table:table-cell>
          <table:table-cell office:value-type="float" office:value="5.4774893048733562" table:style-name="ce139">
            <text:p>5,5<text:s text:c="5"/></text:p>
          </table:table-cell>
          <table:table-cell office:value-type="float" office:value="-1178" table:style-name="ce140">
            <text:p><text:s/>-1 178</text:p>
          </table:table-cell>
          <table:table-cell office:value-type="float" office:value="-6.7561367286074789" table:style-name="ce141">
            <text:p>-6,8<text:s text:c="3"/></text:p>
          </table:table-cell>
          <table:table-cell office:value-type="float" office:value="-7941" table:style-name="ce140">
            <text:p><text:s/>-7 941</text:p>
          </table:table-cell>
          <table:table-cell office:value-type="float" office:value="-32.815405595272537" table:style-name="ce141">
            <text:p>-32,8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9">
          <table:table-cell/>
          <table:table-cell table:style-name="ce135"/>
          <table:table-cell table:style-name="ce143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6" table:style-name="ce134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5"/>DESEMPREGO REGISTADO</text:p>
          </table:table-cell>
          <table:table-cell office:value-type="float" office:value="396978" table:style-name="ce147">
            <text:p>396 978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375150" table:style-name="ce149">
            <text:p>375 150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97931" table:style-name="ce149">
            <text:p>297 931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21828" table:style-name="ce131">
            <text:p>+21 828</text:p>
          </table:table-cell>
          <table:table-cell office:value-type="float" office:value="5.8184726109556175" table:style-name="ce132">
            <text:p>+5,8<text:s text:c="3"/></text:p>
          </table:table-cell>
          <table:table-cell office:value-type="float" office:value="99047" table:style-name="ce131">
            <text:p>+99 047</text:p>
          </table:table-cell>
          <table:table-cell office:value-type="float" office:value="33.244945977424301" table:style-name="ce132">
            <text:p>+33,2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Homens<text:s/></text:p>
          </table:table-cell>
          <table:table-cell office:value-type="float" office:value="175032" table:style-name="ce153">
            <text:p>175 032</text:p>
          </table:table-cell>
          <table:table-cell office:value-type="float" office:value="44.09110832338316" table:style-name="ce154">
            <text:p>44,1<text:s text:c="5"/></text:p>
          </table:table-cell>
          <table:table-cell office:value-type="float" office:value="166166" table:style-name="ce155">
            <text:p>166 166</text:p>
          </table:table-cell>
          <table:table-cell office:value-type="float" office:value="44.293216046914566" table:style-name="ce156">
            <text:p>44,3<text:s text:c="5"/></text:p>
          </table:table-cell>
          <table:table-cell office:value-type="float" office:value="130171" table:style-name="ce155">
            <text:p>130 171</text:p>
          </table:table-cell>
          <table:table-cell office:value-type="float" office:value="43.6916601494977" table:style-name="ce156">
            <text:p>43,7<text:s text:c="5"/></text:p>
          </table:table-cell>
          <table:table-cell office:value-type="float" office:value="8866" table:style-name="ce140">
            <text:p>+8 866</text:p>
          </table:table-cell>
          <table:table-cell office:value-type="float" office:value="5.3356282271944924" table:style-name="ce141">
            <text:p>+5,3<text:s text:c="3"/></text:p>
          </table:table-cell>
          <table:table-cell office:value-type="float" office:value="44861" table:style-name="ce140">
            <text:p>+44 861</text:p>
          </table:table-cell>
          <table:table-cell office:value-type="float" office:value="34.463129268423842" table:style-name="ce141">
            <text:p>+34,5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Mulheres</text:p>
          </table:table-cell>
          <table:table-cell office:value-type="float" office:value="221946" table:style-name="ce153">
            <text:p>221 946</text:p>
          </table:table-cell>
          <table:table-cell office:value-type="float" office:value="55.908891676616847" table:style-name="ce154">
            <text:p>55,9<text:s text:c="5"/></text:p>
          </table:table-cell>
          <table:table-cell office:value-type="float" office:value="208984" table:style-name="ce155">
            <text:p>208 984</text:p>
          </table:table-cell>
          <table:table-cell office:value-type="float" office:value="55.706783953085434" table:style-name="ce156">
            <text:p>55,7<text:s text:c="5"/></text:p>
          </table:table-cell>
          <table:table-cell office:value-type="float" office:value="167760" table:style-name="ce155">
            <text:p>167 760</text:p>
          </table:table-cell>
          <table:table-cell office:value-type="float" office:value="56.3083398505023" table:style-name="ce156">
            <text:p>56,3<text:s text:c="5"/></text:p>
          </table:table-cell>
          <table:table-cell office:value-type="float" office:value="12962" table:style-name="ce140">
            <text:p>+12 962</text:p>
          </table:table-cell>
          <table:table-cell office:value-type="float" office:value="6.2023886996133673" table:style-name="ce141">
            <text:p>+6,2<text:s text:c="3"/></text:p>
          </table:table-cell>
          <table:table-cell office:value-type="float" office:value="54186" table:style-name="ce140">
            <text:p>+54 186</text:p>
          </table:table-cell>
          <table:table-cell office:value-type="float" office:value="32.299713876967097" table:style-name="ce141">
            <text:p>+32,3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6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46451" table:style-name="ce153">
            <text:p>46 451</text:p>
          </table:table-cell>
          <table:table-cell office:value-type="float" office:value="11.70115220490808" table:style-name="ce154">
            <text:p>11,7<text:s text:c="5"/></text:p>
          </table:table-cell>
          <table:table-cell office:value-type="float" office:value="44463" table:style-name="ce155">
            <text:p>44 463</text:p>
          </table:table-cell>
          <table:table-cell office:value-type="float" office:value="11.852059176329469" table:style-name="ce156">
            <text:p>11,9<text:s text:c="5"/></text:p>
          </table:table-cell>
          <table:table-cell office:value-type="float" office:value="32073" table:style-name="ce155">
            <text:p>32 073</text:p>
          </table:table-cell>
          <table:table-cell office:value-type="float" office:value="10.765244301532906" table:style-name="ce156">
            <text:p>10,8<text:s text:c="5"/></text:p>
          </table:table-cell>
          <table:table-cell office:value-type="float" office:value="1988" table:style-name="ce140">
            <text:p>+1 988</text:p>
          </table:table-cell>
          <table:table-cell office:value-type="float" office:value="4.4711333018464794" table:style-name="ce141">
            <text:p>+4,5<text:s text:c="3"/></text:p>
          </table:table-cell>
          <table:table-cell office:value-type="float" office:value="14378" table:style-name="ce140">
            <text:p>+14 378</text:p>
          </table:table-cell>
          <table:table-cell office:value-type="float" office:value="44.828983880522557" table:style-name="ce141">
            <text:p>+44,8<text:s text:c="3"/></text:p>
          </table:table-cell>
          <table:table-cell table:style-name="ce157"/>
          <table:table-cell table:number-columns-repeated="5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350527" table:style-name="ce153">
            <text:p>350 527</text:p>
          </table:table-cell>
          <table:table-cell office:value-type="float" office:value="88.298847795091916" table:style-name="ce154">
            <text:p>88,3<text:s text:c="5"/></text:p>
          </table:table-cell>
          <table:table-cell office:value-type="float" office:value="330687" table:style-name="ce155">
            <text:p>330 687</text:p>
          </table:table-cell>
          <table:table-cell office:value-type="float" office:value="88.147940823670538" table:style-name="ce156">
            <text:p>88,1<text:s text:c="5"/></text:p>
          </table:table-cell>
          <table:table-cell office:value-type="float" office:value="265858" table:style-name="ce155">
            <text:p>265 858</text:p>
          </table:table-cell>
          <table:table-cell office:value-type="float" office:value="89.234755698467097" table:style-name="ce156">
            <text:p>89,2<text:s text:c="5"/></text:p>
          </table:table-cell>
          <table:table-cell office:value-type="float" office:value="19840" table:style-name="ce140">
            <text:p>+19 840</text:p>
          </table:table-cell>
          <table:table-cell office:value-type="float" office:value="5.9996310710732503" table:style-name="ce141">
            <text:p>+6,0<text:s text:c="3"/></text:p>
          </table:table-cell>
          <table:table-cell office:value-type="float" office:value="84669" table:style-name="ce140">
            <text:p>+84 669</text:p>
          </table:table-cell>
          <table:table-cell office:value-type="float" office:value="31.847452399401181" table:style-name="ce141">
            <text:p>+31,8<text:s text:c="3"/></text:p>
          </table:table-cell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248488" table:style-name="ce153">
            <text:p>248 488</text:p>
          </table:table-cell>
          <table:table-cell office:value-type="float" office:value="62.594904503524127" table:style-name="ce154">
            <text:p>62,6<text:s text:c="5"/></text:p>
          </table:table-cell>
          <table:table-cell office:value-type="float" office:value="237021" table:style-name="ce155">
            <text:p>237 021</text:p>
          </table:table-cell>
          <table:table-cell office:value-type="float" office:value="63.180327868852459" table:style-name="ce156">
            <text:p>63,2<text:s text:c="5"/></text:p>
          </table:table-cell>
          <table:table-cell office:value-type="float" office:value="180956" table:style-name="ce155">
            <text:p>180 956</text:p>
          </table:table-cell>
          <table:table-cell office:value-type="float" office:value="60.737553326105711" table:style-name="ce156">
            <text:p>60,7<text:s text:c="5"/></text:p>
          </table:table-cell>
          <table:table-cell office:value-type="float" office:value="11467" table:style-name="ce140">
            <text:p>+11 467</text:p>
          </table:table-cell>
          <table:table-cell office:value-type="float" office:value="4.837967943768696" table:style-name="ce141">
            <text:p>+4,8<text:s text:c="3"/></text:p>
          </table:table-cell>
          <table:table-cell office:value-type="float" office:value="67532" table:style-name="ce140">
            <text:p>+67 532</text:p>
          </table:table-cell>
          <table:table-cell office:value-type="float" office:value="37.319569398085726" table:style-name="ce141">
            <text:p>+37,3<text:s text:c="3"/></text:p>
          </table:table-cell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148490" table:style-name="ce153">
            <text:p>148 490</text:p>
          </table:table-cell>
          <table:table-cell office:value-type="float" office:value="37.405095496475873" table:style-name="ce154">
            <text:p>37,4<text:s text:c="5"/></text:p>
          </table:table-cell>
          <table:table-cell office:value-type="float" office:value="138129" table:style-name="ce155">
            <text:p>138 129</text:p>
          </table:table-cell>
          <table:table-cell office:value-type="float" office:value="36.819672131147541" table:style-name="ce156">
            <text:p>36,8<text:s text:c="5"/></text:p>
          </table:table-cell>
          <table:table-cell office:value-type="float" office:value="116975" table:style-name="ce155">
            <text:p>116 975</text:p>
          </table:table-cell>
          <table:table-cell office:value-type="float" office:value="39.262446673894289" table:style-name="ce156">
            <text:p>39,3<text:s text:c="5"/></text:p>
          </table:table-cell>
          <table:table-cell office:value-type="float" office:value="10361" table:style-name="ce140">
            <text:p>+10 361</text:p>
          </table:table-cell>
          <table:table-cell office:value-type="float" office:value="7.5009592482389653" table:style-name="ce141">
            <text:p>+7,5<text:s text:c="3"/></text:p>
          </table:table-cell>
          <table:table-cell office:value-type="float" office:value="31515" table:style-name="ce140">
            <text:p>+31 515</text:p>
          </table:table-cell>
          <table:table-cell office:value-type="float" office:value="26.9416541996153" table:style-name="ce141">
            <text:p>+26,9<text:s text:c="3"/></text:p>
          </table:table-cell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32006" table:style-name="ce153">
            <text:p>32 006</text:p>
          </table:table-cell>
          <table:table-cell office:value-type="float" office:value="8.0624115190262433" table:style-name="ce154">
            <text:p>8,1<text:s text:c="5"/></text:p>
          </table:table-cell>
          <table:table-cell office:value-type="float" office:value="31380" table:style-name="ce155">
            <text:p>31 380</text:p>
          </table:table-cell>
          <table:table-cell office:value-type="float" office:value="8.3646541383446618" table:style-name="ce156">
            <text:p>8,4<text:s text:c="5"/></text:p>
          </table:table-cell>
          <table:table-cell office:value-type="float" office:value="27936" table:style-name="ce155">
            <text:p>27 936</text:p>
          </table:table-cell>
          <table:table-cell office:value-type="float" office:value="9.3766677519291388" table:style-name="ce156">
            <text:p>9,4<text:s text:c="5"/></text:p>
          </table:table-cell>
          <table:table-cell office:value-type="float" office:value="626" table:style-name="ce140">
            <text:p>+ 626</text:p>
          </table:table-cell>
          <table:table-cell office:value-type="float" office:value="1.9949012109623965" table:style-name="ce141">
            <text:p>+2,0<text:s text:c="3"/></text:p>
          </table:table-cell>
          <table:table-cell office:value-type="float" office:value="4070" table:style-name="ce140">
            <text:p>+4 070</text:p>
          </table:table-cell>
          <table:table-cell office:value-type="float" office:value="14.56901489117984" table:style-name="ce141">
            <text:p>+14,6<text:s text:c="3"/></text:p>
          </table:table-cell>
          <table:table-cell table:number-columns-repeated="2" table:style-name="ce157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364972" table:style-name="ce153">
            <text:p>364 972</text:p>
          </table:table-cell>
          <table:table-cell office:value-type="float" office:value="91.937588480973758" table:style-name="ce154">
            <text:p>91,9<text:s text:c="5"/></text:p>
          </table:table-cell>
          <table:table-cell office:value-type="float" office:value="343770" table:style-name="ce155">
            <text:p>343 770</text:p>
          </table:table-cell>
          <table:table-cell office:value-type="float" office:value="91.635345861655338" table:style-name="ce156">
            <text:p>91,6<text:s text:c="5"/></text:p>
          </table:table-cell>
          <table:table-cell office:value-type="float" office:value="269995" table:style-name="ce155">
            <text:p>269 995</text:p>
          </table:table-cell>
          <table:table-cell office:value-type="float" office:value="90.623332248070867" table:style-name="ce156">
            <text:p>90,6<text:s text:c="5"/></text:p>
          </table:table-cell>
          <table:table-cell office:value-type="float" office:value="21202" table:style-name="ce140">
            <text:p>+21 202</text:p>
          </table:table-cell>
          <table:table-cell office:value-type="float" office:value="6.1674957093405469" table:style-name="ce141">
            <text:p>+6,2<text:s text:c="3"/></text:p>
          </table:table-cell>
          <table:table-cell office:value-type="float" office:value="94977" table:style-name="ce140">
            <text:p>+94 977</text:p>
          </table:table-cell>
          <table:table-cell office:value-type="float" office:value="35.177318098483305" table:style-name="ce141">
            <text:p>+35,2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6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28226" table:style-name="ce153">
            <text:p>28 226</text:p>
          </table:table-cell>
          <table:table-cell office:value-type="float" office:value="7.1102176946833326" table:style-name="ce154">
            <text:p>7,1<text:s text:c="5"/></text:p>
          </table:table-cell>
          <table:table-cell office:value-type="float" office:value="27387" table:style-name="ce155">
            <text:p>27 387</text:p>
          </table:table-cell>
          <table:table-cell office:value-type="float" office:value="7.3002798880447823" table:style-name="ce156">
            <text:p>7,3<text:s text:c="5"/></text:p>
          </table:table-cell>
          <table:table-cell office:value-type="float" office:value="21361" table:style-name="ce155">
            <text:p>21 361</text:p>
          </table:table-cell>
          <table:table-cell office:value-type="float" office:value="7.1697809224283482" table:style-name="ce156">
            <text:p>7,2<text:s text:c="5"/></text:p>
          </table:table-cell>
          <table:table-cell office:value-type="float" office:value="839" table:style-name="ce140">
            <text:p>+ 839</text:p>
          </table:table-cell>
          <table:table-cell office:value-type="float" office:value="3.0634972797312594" table:style-name="ce141">
            <text:p>+3,1<text:s text:c="3"/></text:p>
          </table:table-cell>
          <table:table-cell office:value-type="float" office:value="6865" table:style-name="ce140">
            <text:p>+6 865</text:p>
          </table:table-cell>
          <table:table-cell office:value-type="float" office:value="32.138008520200366" table:style-name="ce141">
            <text:p>+32,1<text:s text:c="3"/></text:p>
          </table:table-cell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54175" table:style-name="ce153">
            <text:p>54 175</text:p>
          </table:table-cell>
          <table:table-cell office:value-type="float" office:value="13.64685196660772" table:style-name="ce154">
            <text:p>13,6<text:s text:c="5"/></text:p>
          </table:table-cell>
          <table:table-cell office:value-type="float" office:value="52033" table:style-name="ce155">
            <text:p>52 033</text:p>
          </table:table-cell>
          <table:table-cell office:value-type="float" office:value="13.869918699186993" table:style-name="ce156">
            <text:p>13,9<text:s text:c="5"/></text:p>
          </table:table-cell>
          <table:table-cell office:value-type="float" office:value="47238" table:style-name="ce155">
            <text:p>47 238</text:p>
          </table:table-cell>
          <table:table-cell office:value-type="float" office:value="15.855349057332067" table:style-name="ce156">
            <text:p>15,9<text:s text:c="5"/></text:p>
          </table:table-cell>
          <table:table-cell office:value-type="float" office:value="2142" table:style-name="ce140">
            <text:p>+2 142</text:p>
          </table:table-cell>
          <table:table-cell office:value-type="float" office:value="4.1166182999250474" table:style-name="ce141">
            <text:p>+4,1<text:s text:c="3"/></text:p>
          </table:table-cell>
          <table:table-cell office:value-type="float" office:value="6937" table:style-name="ce140">
            <text:p>+6 937</text:p>
          </table:table-cell>
          <table:table-cell office:value-type="float" office:value="14.685211058893263" table:style-name="ce141">
            <text:p>+14,7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53963" table:style-name="ce153">
            <text:p>53 963</text:p>
          </table:table-cell>
          <table:table-cell office:value-type="float" office:value="13.593448503443517" table:style-name="ce154">
            <text:p>13,6<text:s text:c="5"/></text:p>
          </table:table-cell>
          <table:table-cell office:value-type="float" office:value="50300" table:style-name="ce155">
            <text:p>50 300</text:p>
          </table:table-cell>
          <table:table-cell office:value-type="float" office:value="13.407970145275222" table:style-name="ce156">
            <text:p>13,4<text:s text:c="5"/></text:p>
          </table:table-cell>
          <table:table-cell office:value-type="float" office:value="42512" table:style-name="ce155">
            <text:p>42 512</text:p>
          </table:table-cell>
          <table:table-cell office:value-type="float" office:value="14.269075725587468" table:style-name="ce156">
            <text:p>14,3<text:s text:c="5"/></text:p>
          </table:table-cell>
          <table:table-cell office:value-type="float" office:value="3663" table:style-name="ce140">
            <text:p>+3 663</text:p>
          </table:table-cell>
          <table:table-cell office:value-type="float" office:value="7.2823061630218691" table:style-name="ce141">
            <text:p>+7,3<text:s text:c="3"/></text:p>
          </table:table-cell>
          <table:table-cell office:value-type="float" office:value="11451" table:style-name="ce140">
            <text:p>+11 451</text:p>
          </table:table-cell>
          <table:table-cell office:value-type="float" office:value="26.935923974407228" table:style-name="ce141">
            <text:p>+26,9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79703" table:style-name="ce153">
            <text:p>79 703</text:p>
          </table:table-cell>
          <table:table-cell office:value-type="float" office:value="20.077435021588098" table:style-name="ce154">
            <text:p>20,1<text:s text:c="5"/></text:p>
          </table:table-cell>
          <table:table-cell office:value-type="float" office:value="74571" table:style-name="ce155">
            <text:p>74 571</text:p>
          </table:table-cell>
          <table:table-cell office:value-type="float" office:value="19.877648940423832" table:style-name="ce156">
            <text:p>19,9<text:s text:c="5"/></text:p>
          </table:table-cell>
          <table:table-cell office:value-type="float" office:value="59199" table:style-name="ce155">
            <text:p>59 199</text:p>
          </table:table-cell>
          <table:table-cell office:value-type="float" office:value="19.870037021995028" table:style-name="ce156">
            <text:p>19,9<text:s text:c="5"/></text:p>
          </table:table-cell>
          <table:table-cell office:value-type="float" office:value="5132" table:style-name="ce140">
            <text:p>+5 132</text:p>
          </table:table-cell>
          <table:table-cell office:value-type="float" office:value="6.8820318890721595" table:style-name="ce141">
            <text:p>+6,9<text:s text:c="3"/></text:p>
          </table:table-cell>
          <table:table-cell office:value-type="float" office:value="20504" table:style-name="ce140">
            <text:p>+20 504</text:p>
          </table:table-cell>
          <table:table-cell office:value-type="float" office:value="34.635720197976319" table:style-name="ce141">
            <text:p>+34,6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125477" table:style-name="ce153">
            <text:p>125 477</text:p>
          </table:table-cell>
          <table:table-cell office:value-type="float" office:value="31.608048808750105" table:style-name="ce154">
            <text:p>31,6<text:s text:c="5"/></text:p>
          </table:table-cell>
          <table:table-cell office:value-type="float" office:value="117700" table:style-name="ce155">
            <text:p>117 700</text:p>
          </table:table-cell>
          <table:table-cell office:value-type="float" office:value="31.374117019858723" table:style-name="ce156">
            <text:p>31,4<text:s text:c="5"/></text:p>
          </table:table-cell>
          <table:table-cell office:value-type="float" office:value="85948" table:style-name="ce155">
            <text:p>85 948</text:p>
          </table:table-cell>
          <table:table-cell office:value-type="float" office:value="28.848290375959536" table:style-name="ce156">
            <text:p>28,8<text:s text:c="5"/></text:p>
          </table:table-cell>
          <table:table-cell office:value-type="float" office:value="7777" table:style-name="ce140">
            <text:p>+7 777</text:p>
          </table:table-cell>
          <table:table-cell office:value-type="float" office:value="6.6074766355140184" table:style-name="ce141">
            <text:p>+6,6<text:s text:c="3"/></text:p>
          </table:table-cell>
          <table:table-cell office:value-type="float" office:value="39529" table:style-name="ce140">
            <text:p>+39 529</text:p>
          </table:table-cell>
          <table:table-cell office:value-type="float" office:value="45.991762461022944" table:style-name="ce141">
            <text:p>+46,0<text:s text:c="3"/></text:p>
          </table:table-cell>
          <table:table-cell table:style-name="ce151"/>
          <table:table-cell table:style-name="ce157"/>
          <table:table-cell table:number-columns-repeated="4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55434" table:style-name="ce153">
            <text:p>55 434</text:p>
          </table:table-cell>
          <table:table-cell office:value-type="float" office:value="13.963998004927225" table:style-name="ce154">
            <text:p>14,0<text:s text:c="5"/></text:p>
          </table:table-cell>
          <table:table-cell office:value-type="float" office:value="53159" table:style-name="ce155">
            <text:p>53 159</text:p>
          </table:table-cell>
          <table:table-cell office:value-type="float" office:value="14.17006530721045" table:style-name="ce156">
            <text:p>14,2<text:s text:c="5"/></text:p>
          </table:table-cell>
          <table:table-cell office:value-type="float" office:value="41673" table:style-name="ce155">
            <text:p>41 673</text:p>
          </table:table-cell>
          <table:table-cell office:value-type="float" office:value="13.987466896697557" table:style-name="ce156">
            <text:p>14,0<text:s text:c="5"/></text:p>
          </table:table-cell>
          <table:table-cell office:value-type="float" office:value="2275" table:style-name="ce140">
            <text:p>+2 275</text:p>
          </table:table-cell>
          <table:table-cell office:value-type="float" office:value="4.279613988224007" table:style-name="ce141">
            <text:p>+4,3<text:s text:c="3"/></text:p>
          </table:table-cell>
          <table:table-cell office:value-type="float" office:value="13761" table:style-name="ce140">
            <text:p>+13 761</text:p>
          </table:table-cell>
          <table:table-cell office:value-type="float" office:value="33.021380750125978" table:style-name="ce141">
            <text:p>+33,0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Homens</text:p>
          </table:table-cell>
          <table:table-cell office:value-type="float" office:value="175032" table:style-name="ce147">
            <text:p>175 032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166166" table:style-name="ce149">
            <text:p>166 166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30171" table:style-name="ce149">
            <text:p>130 171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8866" table:style-name="ce131">
            <text:p>+8 866</text:p>
          </table:table-cell>
          <table:table-cell office:value-type="float" office:value="5.3356282271944924" table:style-name="ce132">
            <text:p>+5,3<text:s text:c="3"/></text:p>
          </table:table-cell>
          <table:table-cell office:value-type="float" office:value="44861" table:style-name="ce131">
            <text:p>+44 861</text:p>
          </table:table-cell>
          <table:table-cell office:value-type="float" office:value="34.463129268423842" table:style-name="ce132">
            <text:p>+34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1106" table:style-name="ce153">
            <text:p>21 106</text:p>
          </table:table-cell>
          <table:table-cell office:value-type="float" office:value="12.058366470131176" table:style-name="ce154">
            <text:p>12,1<text:s text:c="5"/></text:p>
          </table:table-cell>
          <table:table-cell office:value-type="float" office:value="20439" table:style-name="ce155">
            <text:p>20 439</text:p>
          </table:table-cell>
          <table:table-cell office:value-type="float" office:value="12.300350252157481" table:style-name="ce156">
            <text:p>12,3<text:s text:c="5"/></text:p>
          </table:table-cell>
          <table:table-cell office:value-type="float" office:value="14590" table:style-name="ce155">
            <text:p>14 590</text:p>
          </table:table-cell>
          <table:table-cell office:value-type="float" office:value="11.208333653425111" table:style-name="ce156">
            <text:p>11,2<text:s text:c="5"/></text:p>
          </table:table-cell>
          <table:table-cell office:value-type="float" office:value="667" table:style-name="ce140">
            <text:p>+ 667</text:p>
          </table:table-cell>
          <table:table-cell office:value-type="float" office:value="3.2633690493664074" table:style-name="ce141">
            <text:p>+3,3<text:s text:c="3"/></text:p>
          </table:table-cell>
          <table:table-cell office:value-type="float" office:value="6516" table:style-name="ce140">
            <text:p>+6 516</text:p>
          </table:table-cell>
          <table:table-cell office:value-type="float" office:value="44.660726525017139" table:style-name="ce141">
            <text:p>+44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153926" table:style-name="ce153">
            <text:p>153 926</text:p>
          </table:table-cell>
          <table:table-cell office:value-type="float" office:value="87.941633529868824" table:style-name="ce154">
            <text:p>87,9<text:s text:c="5"/></text:p>
          </table:table-cell>
          <table:table-cell office:value-type="float" office:value="145727" table:style-name="ce155">
            <text:p>145 727</text:p>
          </table:table-cell>
          <table:table-cell office:value-type="float" office:value="87.699649747842528" table:style-name="ce156">
            <text:p>87,7<text:s text:c="5"/></text:p>
          </table:table-cell>
          <table:table-cell office:value-type="float" office:value="115581" table:style-name="ce155">
            <text:p>115 581</text:p>
          </table:table-cell>
          <table:table-cell office:value-type="float" office:value="88.7916663465749" table:style-name="ce156">
            <text:p>88,8<text:s text:c="5"/></text:p>
          </table:table-cell>
          <table:table-cell office:value-type="float" office:value="8199" table:style-name="ce140">
            <text:p>+8 199</text:p>
          </table:table-cell>
          <table:table-cell office:value-type="float" office:value="5.6262737859147585" table:style-name="ce141">
            <text:p>+5,6<text:s text:c="3"/></text:p>
          </table:table-cell>
          <table:table-cell office:value-type="float" office:value="38345" table:style-name="ce140">
            <text:p>+38 345</text:p>
          </table:table-cell>
          <table:table-cell office:value-type="float" office:value="33.175868005987141" table:style-name="ce141">
            <text:p>+33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12675" table:style-name="ce153">
            <text:p>112 675</text:p>
          </table:table-cell>
          <table:table-cell office:value-type="float" office:value="64.373943050413644" table:style-name="ce154">
            <text:p>64,4<text:s text:c="5"/></text:p>
          </table:table-cell>
          <table:table-cell office:value-type="float" office:value="107893" table:style-name="ce155">
            <text:p>107 893</text:p>
          </table:table-cell>
          <table:table-cell office:value-type="float" office:value="64.93085228024988" table:style-name="ce156">
            <text:p>64,9<text:s text:c="5"/></text:p>
          </table:table-cell>
          <table:table-cell office:value-type="float" office:value="80122" table:style-name="ce155">
            <text:p>80 122</text:p>
          </table:table-cell>
          <table:table-cell office:value-type="float" office:value="61.551344001352071" table:style-name="ce156">
            <text:p>61,6<text:s text:c="5"/></text:p>
          </table:table-cell>
          <table:table-cell office:value-type="float" office:value="4782" table:style-name="ce140">
            <text:p>+4 782</text:p>
          </table:table-cell>
          <table:table-cell office:value-type="float" office:value="4.4321689080848614" table:style-name="ce141">
            <text:p>+4,4<text:s text:c="3"/></text:p>
          </table:table-cell>
          <table:table-cell office:value-type="float" office:value="32553" table:style-name="ce140">
            <text:p>+32 553</text:p>
          </table:table-cell>
          <table:table-cell office:value-type="float" office:value="40.629290332243329" table:style-name="ce141">
            <text:p>+4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62357" table:style-name="ce153">
            <text:p>62 357</text:p>
          </table:table-cell>
          <table:table-cell office:value-type="float" office:value="35.626056949586356" table:style-name="ce154">
            <text:p>35,6<text:s text:c="5"/></text:p>
          </table:table-cell>
          <table:table-cell office:value-type="float" office:value="58273" table:style-name="ce155">
            <text:p>58 273</text:p>
          </table:table-cell>
          <table:table-cell office:value-type="float" office:value="35.069147719750127" table:style-name="ce156">
            <text:p>35,1<text:s text:c="5"/></text:p>
          </table:table-cell>
          <table:table-cell office:value-type="float" office:value="50049" table:style-name="ce155">
            <text:p>50 049</text:p>
          </table:table-cell>
          <table:table-cell office:value-type="float" office:value="38.448655998647936" table:style-name="ce156">
            <text:p>38,4<text:s text:c="5"/></text:p>
          </table:table-cell>
          <table:table-cell office:value-type="float" office:value="4084" table:style-name="ce140">
            <text:p>+4 084</text:p>
          </table:table-cell>
          <table:table-cell office:value-type="float" office:value="7.0083915363890652" table:style-name="ce141">
            <text:p>+7,0<text:s text:c="3"/></text:p>
          </table:table-cell>
          <table:table-cell office:value-type="float" office:value="12308" table:style-name="ce140">
            <text:p>+12 308</text:p>
          </table:table-cell>
          <table:table-cell office:value-type="float" office:value="24.591899938060703" table:style-name="ce141">
            <text:p>+24,6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12581" table:style-name="ce153">
            <text:p>12 581</text:p>
          </table:table-cell>
          <table:table-cell office:value-type="float" office:value="7.1878285113579228" table:style-name="ce154">
            <text:p>7,2<text:s text:c="5"/></text:p>
          </table:table-cell>
          <table:table-cell office:value-type="float" office:value="12409" table:style-name="ce155">
            <text:p>12 409</text:p>
          </table:table-cell>
          <table:table-cell office:value-type="float" office:value="7.4678333714478295" table:style-name="ce156">
            <text:p>7,5<text:s text:c="5"/></text:p>
          </table:table-cell>
          <table:table-cell office:value-type="float" office:value="10874" table:style-name="ce155">
            <text:p>10 874</text:p>
          </table:table-cell>
          <table:table-cell office:value-type="float" office:value="8.3536271519770153" table:style-name="ce156">
            <text:p>8,4<text:s text:c="5"/></text:p>
          </table:table-cell>
          <table:table-cell office:value-type="float" office:value="172" table:style-name="ce140">
            <text:p>+ 172</text:p>
          </table:table-cell>
          <table:table-cell office:value-type="float" office:value="1.3860907405915062" table:style-name="ce141">
            <text:p>+1,4<text:s text:c="3"/></text:p>
          </table:table-cell>
          <table:table-cell office:value-type="float" office:value="1707" table:style-name="ce140">
            <text:p>+1 707</text:p>
          </table:table-cell>
          <table:table-cell office:value-type="float" office:value="15.697995217951078" table:style-name="ce141">
            <text:p>+15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162451" table:style-name="ce153">
            <text:p>162 451</text:p>
          </table:table-cell>
          <table:table-cell office:value-type="float" office:value="92.812171488642079" table:style-name="ce154">
            <text:p>92,8<text:s text:c="5"/></text:p>
          </table:table-cell>
          <table:table-cell office:value-type="float" office:value="153757" table:style-name="ce155">
            <text:p>153 757</text:p>
          </table:table-cell>
          <table:table-cell office:value-type="float" office:value="92.532166628552176" table:style-name="ce156">
            <text:p>92,5<text:s text:c="5"/></text:p>
          </table:table-cell>
          <table:table-cell office:value-type="float" office:value="119297" table:style-name="ce155">
            <text:p>119 297</text:p>
          </table:table-cell>
          <table:table-cell office:value-type="float" office:value="91.646372848022978" table:style-name="ce156">
            <text:p>91,6<text:s text:c="5"/></text:p>
          </table:table-cell>
          <table:table-cell office:value-type="float" office:value="8694" table:style-name="ce140">
            <text:p>+8 694</text:p>
          </table:table-cell>
          <table:table-cell office:value-type="float" office:value="5.6543767113042005" table:style-name="ce141">
            <text:p>+5,7<text:s text:c="3"/></text:p>
          </table:table-cell>
          <table:table-cell office:value-type="float" office:value="43154" table:style-name="ce140">
            <text:p>+43 154</text:p>
          </table:table-cell>
          <table:table-cell office:value-type="float" office:value="36.173583577122642" table:style-name="ce141">
            <text:p>+36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3244" table:style-name="ce153">
            <text:p>13 244</text:p>
          </table:table-cell>
          <table:table-cell office:value-type="float" office:value="7.5666163901458017" table:style-name="ce154">
            <text:p>7,6<text:s text:c="5"/></text:p>
          </table:table-cell>
          <table:table-cell office:value-type="float" office:value="12779" table:style-name="ce155">
            <text:p>12 779</text:p>
          </table:table-cell>
          <table:table-cell office:value-type="float" office:value="7.6905022688155213" table:style-name="ce156">
            <text:p>7,7<text:s text:c="5"/></text:p>
          </table:table-cell>
          <table:table-cell office:value-type="float" office:value="9697" table:style-name="ce155">
            <text:p>9 697</text:p>
          </table:table-cell>
          <table:table-cell office:value-type="float" office:value="7.4494319011146874" table:style-name="ce156">
            <text:p>7,4<text:s text:c="5"/></text:p>
          </table:table-cell>
          <table:table-cell office:value-type="float" office:value="465" table:style-name="ce140">
            <text:p>+ 465</text:p>
          </table:table-cell>
          <table:table-cell office:value-type="float" office:value="3.6387823773378201" table:style-name="ce141">
            <text:p>+3,6<text:s text:c="3"/></text:p>
          </table:table-cell>
          <table:table-cell office:value-type="float" office:value="3547" table:style-name="ce140">
            <text:p>+3 547</text:p>
          </table:table-cell>
          <table:table-cell office:value-type="float" office:value="36.578323192740022" table:style-name="ce141">
            <text:p>+36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25286" table:style-name="ce153">
            <text:p>25 286</text:p>
          </table:table-cell>
          <table:table-cell office:value-type="float" office:value="14.446501211207094" table:style-name="ce154">
            <text:p>14,4<text:s text:c="5"/></text:p>
          </table:table-cell>
          <table:table-cell office:value-type="float" office:value="24434" table:style-name="ce155">
            <text:p>24 434</text:p>
          </table:table-cell>
          <table:table-cell office:value-type="float" office:value="14.704572535897837" table:style-name="ce156">
            <text:p>14,7<text:s text:c="5"/></text:p>
          </table:table-cell>
          <table:table-cell office:value-type="float" office:value="22454" table:style-name="ce155">
            <text:p>22 454</text:p>
          </table:table-cell>
          <table:table-cell office:value-type="float" office:value="17.249617810418602" table:style-name="ce156">
            <text:p>17,2<text:s text:c="5"/></text:p>
          </table:table-cell>
          <table:table-cell office:value-type="float" office:value="852" table:style-name="ce140">
            <text:p>+ 852</text:p>
          </table:table-cell>
          <table:table-cell office:value-type="float" office:value="3.4869444217074568" table:style-name="ce141">
            <text:p>+3,5<text:s text:c="3"/></text:p>
          </table:table-cell>
          <table:table-cell office:value-type="float" office:value="2832" table:style-name="ce140">
            <text:p>+2 832</text:p>
          </table:table-cell>
          <table:table-cell office:value-type="float" office:value="12.612452124343102" table:style-name="ce141">
            <text:p>+12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6444" table:style-name="ce153">
            <text:p>26 444</text:p>
          </table:table-cell>
          <table:table-cell office:value-type="float" office:value="15.108094519859225" table:style-name="ce154">
            <text:p>15,1<text:s text:c="5"/></text:p>
          </table:table-cell>
          <table:table-cell office:value-type="float" office:value="24718" table:style-name="ce155">
            <text:p>24 718</text:p>
          </table:table-cell>
          <table:table-cell office:value-type="float" office:value="14.875485959823308" table:style-name="ce156">
            <text:p>14,9<text:s text:c="5"/></text:p>
          </table:table-cell>
          <table:table-cell office:value-type="float" office:value="21080" table:style-name="ce155">
            <text:p>21 080</text:p>
          </table:table-cell>
          <table:table-cell office:value-type="float" office:value="16.194083167525793" table:style-name="ce156">
            <text:p>16,2<text:s text:c="5"/></text:p>
          </table:table-cell>
          <table:table-cell office:value-type="float" office:value="1726" table:style-name="ce140">
            <text:p>+1 726</text:p>
          </table:table-cell>
          <table:table-cell office:value-type="float" office:value="6.9827655959219994" table:style-name="ce141">
            <text:p>+7,0<text:s text:c="3"/></text:p>
          </table:table-cell>
          <table:table-cell office:value-type="float" office:value="5364" table:style-name="ce140">
            <text:p>+5 364</text:p>
          </table:table-cell>
          <table:table-cell office:value-type="float" office:value="25.445920303605313" table:style-name="ce141">
            <text:p>+25,4<text:s text:c="3"/></text:p>
          </table:table-cell>
          <table:table-cell table:style-name="ce1"/>
          <table:table-cell table:style-name="ce183"/>
          <table:table-cell table:number-columns-repeated="16370" table:style-name="ce1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36245" table:style-name="ce153">
            <text:p>36 245</text:p>
          </table:table-cell>
          <table:table-cell office:value-type="float" office:value="20.707642031171446" table:style-name="ce154">
            <text:p>20,7<text:s text:c="5"/></text:p>
          </table:table-cell>
          <table:table-cell office:value-type="float" office:value="34154" table:style-name="ce155">
            <text:p>34 154</text:p>
          </table:table-cell>
          <table:table-cell office:value-type="float" office:value="20.554144650530194" table:style-name="ce156">
            <text:p>20,6<text:s text:c="5"/></text:p>
          </table:table-cell>
          <table:table-cell office:value-type="float" office:value="26497" table:style-name="ce155">
            <text:p>26 497</text:p>
          </table:table-cell>
          <table:table-cell office:value-type="float" office:value="20.355532338232017" table:style-name="ce156">
            <text:p>20,4<text:s text:c="5"/></text:p>
          </table:table-cell>
          <table:table-cell office:value-type="float" office:value="2091" table:style-name="ce140">
            <text:p>+2 091</text:p>
          </table:table-cell>
          <table:table-cell office:value-type="float" office:value="6.122269719505768" table:style-name="ce141">
            <text:p>+6,1<text:s text:c="3"/></text:p>
          </table:table-cell>
          <table:table-cell office:value-type="float" office:value="9748" table:style-name="ce140">
            <text:p>+9 748</text:p>
          </table:table-cell>
          <table:table-cell office:value-type="float" office:value="36.789070460806883" table:style-name="ce141">
            <text:p>+36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53829" table:style-name="ce153">
            <text:p>53 829</text:p>
          </table:table-cell>
          <table:table-cell office:value-type="float" office:value="30.753805018510899" table:style-name="ce154">
            <text:p>30,8<text:s text:c="5"/></text:p>
          </table:table-cell>
          <table:table-cell office:value-type="float" office:value="50770" table:style-name="ce155">
            <text:p>50 770</text:p>
          </table:table-cell>
          <table:table-cell office:value-type="float" office:value="30.553783565831761" table:style-name="ce156">
            <text:p>30,6<text:s text:c="5"/></text:p>
          </table:table-cell>
          <table:table-cell office:value-type="float" office:value="35785" table:style-name="ce155">
            <text:p>35 785</text:p>
          </table:table-cell>
          <table:table-cell office:value-type="float" office:value="27.490762151324027" table:style-name="ce156">
            <text:p>27,5<text:s text:c="5"/></text:p>
          </table:table-cell>
          <table:table-cell office:value-type="float" office:value="3059" table:style-name="ce140">
            <text:p>+3 059</text:p>
          </table:table-cell>
          <table:table-cell office:value-type="float" office:value="6.025211739216072" table:style-name="ce141">
            <text:p>+6,0<text:s text:c="3"/></text:p>
          </table:table-cell>
          <table:table-cell office:value-type="float" office:value="18044" table:style-name="ce140">
            <text:p>+18 044</text:p>
          </table:table-cell>
          <table:table-cell office:value-type="float" office:value="50.423361743747378" table:style-name="ce141">
            <text:p>+5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19984" table:style-name="ce153">
            <text:p>19 984</text:p>
          </table:table-cell>
          <table:table-cell office:value-type="float" office:value="11.417340829105536" table:style-name="ce154">
            <text:p>11,4<text:s text:c="5"/></text:p>
          </table:table-cell>
          <table:table-cell office:value-type="float" office:value="19311" table:style-name="ce155">
            <text:p>19 311</text:p>
          </table:table-cell>
          <table:table-cell office:value-type="float" office:value="11.621511019101382" table:style-name="ce156">
            <text:p>11,6<text:s text:c="5"/></text:p>
          </table:table-cell>
          <table:table-cell office:value-type="float" office:value="14658" table:style-name="ce155">
            <text:p>14 658</text:p>
          </table:table-cell>
          <table:table-cell office:value-type="float" office:value="11.26057263138487" table:style-name="ce156">
            <text:p>11,3<text:s text:c="5"/></text:p>
          </table:table-cell>
          <table:table-cell office:value-type="float" office:value="673" table:style-name="ce140">
            <text:p>+ 673</text:p>
          </table:table-cell>
          <table:table-cell office:value-type="float" office:value="3.4850603283102894" table:style-name="ce141">
            <text:p>+3,5<text:s text:c="3"/></text:p>
          </table:table-cell>
          <table:table-cell office:value-type="float" office:value="5326" table:style-name="ce140">
            <text:p>+5 326</text:p>
          </table:table-cell>
          <table:table-cell office:value-type="float" office:value="36.33510710874608" table:style-name="ce141">
            <text:p>+36,3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office:value-type="float" office:value="0" table:style-name="ce146">
            <text:p>0,0<text:s text:c="5"/>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Mulheres</text:p>
          </table:table-cell>
          <table:table-cell office:value-type="float" office:value="221946" table:style-name="ce147">
            <text:p>221 946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208984" table:style-name="ce149">
            <text:p>208 984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67760" table:style-name="ce149">
            <text:p>167 760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2962" table:style-name="ce131">
            <text:p>+12 962</text:p>
          </table:table-cell>
          <table:table-cell office:value-type="float" office:value="6.2023886996133673" table:style-name="ce132">
            <text:p>+6,2<text:s text:c="3"/></text:p>
          </table:table-cell>
          <table:table-cell office:value-type="float" office:value="54186" table:style-name="ce131">
            <text:p>+54 186</text:p>
          </table:table-cell>
          <table:table-cell office:value-type="float" office:value="32.299713876967097" table:style-name="ce132">
            <text:p>+32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5345" table:style-name="ce153">
            <text:p>25 345</text:p>
          </table:table-cell>
          <table:table-cell office:value-type="float" office:value="11.419444369351103" table:style-name="ce154">
            <text:p>11,4<text:s text:c="5"/></text:p>
          </table:table-cell>
          <table:table-cell office:value-type="float" office:value="24024" table:style-name="ce155">
            <text:p>24 024</text:p>
          </table:table-cell>
          <table:table-cell office:value-type="float" office:value="11.495616889331242" table:style-name="ce156">
            <text:p>11,5<text:s text:c="5"/></text:p>
          </table:table-cell>
          <table:table-cell office:value-type="float" office:value="17483" table:style-name="ce155">
            <text:p>17 483</text:p>
          </table:table-cell>
          <table:table-cell office:value-type="float" office:value="10.421435383881736" table:style-name="ce156">
            <text:p>10,4<text:s text:c="5"/></text:p>
          </table:table-cell>
          <table:table-cell office:value-type="float" office:value="1321" table:style-name="ce140">
            <text:p>+1 321</text:p>
          </table:table-cell>
          <table:table-cell office:value-type="float" office:value="5.4986679986679983" table:style-name="ce141">
            <text:p>+5,5<text:s text:c="3"/></text:p>
          </table:table-cell>
          <table:table-cell office:value-type="float" office:value="7862" table:style-name="ce140">
            <text:p>+7 862</text:p>
          </table:table-cell>
          <table:table-cell office:value-type="float" office:value="44.969398844591893" table:style-name="ce141">
            <text:p>+4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196601" table:style-name="ce153">
            <text:p>196 601</text:p>
          </table:table-cell>
          <table:table-cell office:value-type="float" office:value="88.580555630648888" table:style-name="ce154">
            <text:p>88,6<text:s text:c="5"/></text:p>
          </table:table-cell>
          <table:table-cell office:value-type="float" office:value="184960" table:style-name="ce155">
            <text:p>184 960</text:p>
          </table:table-cell>
          <table:table-cell office:value-type="float" office:value="88.504383110668755" table:style-name="ce156">
            <text:p>88,5<text:s text:c="5"/></text:p>
          </table:table-cell>
          <table:table-cell office:value-type="float" office:value="150277" table:style-name="ce155">
            <text:p>150 277</text:p>
          </table:table-cell>
          <table:table-cell office:value-type="float" office:value="89.578564616118257" table:style-name="ce156">
            <text:p>89,6<text:s text:c="5"/></text:p>
          </table:table-cell>
          <table:table-cell office:value-type="float" office:value="11641" table:style-name="ce140">
            <text:p>+11 641</text:p>
          </table:table-cell>
          <table:table-cell office:value-type="float" office:value="6.2937932525951563" table:style-name="ce141">
            <text:p>+6,3<text:s text:c="3"/></text:p>
          </table:table-cell>
          <table:table-cell office:value-type="float" office:value="46324" table:style-name="ce140">
            <text:p>+46 324</text:p>
          </table:table-cell>
          <table:table-cell office:value-type="float" office:value="30.825741796815215" table:style-name="ce141">
            <text:p>+30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35813" table:style-name="ce153">
            <text:p>135 813</text:p>
          </table:table-cell>
          <table:table-cell office:value-type="float" office:value="61.191911546051749" table:style-name="ce154">
            <text:p>61,2<text:s text:c="5"/></text:p>
          </table:table-cell>
          <table:table-cell office:value-type="float" office:value="129128" table:style-name="ce155">
            <text:p>129 128</text:p>
          </table:table-cell>
          <table:table-cell office:value-type="float" office:value="61.788462274623889" table:style-name="ce156">
            <text:p>61,8<text:s text:c="5"/></text:p>
          </table:table-cell>
          <table:table-cell office:value-type="float" office:value="100834" table:style-name="ce155">
            <text:p>100 834</text:p>
          </table:table-cell>
          <table:table-cell office:value-type="float" office:value="60.106103958035284" table:style-name="ce156">
            <text:p>60,1<text:s text:c="5"/></text:p>
          </table:table-cell>
          <table:table-cell office:value-type="float" office:value="6685" table:style-name="ce140">
            <text:p>+6 685</text:p>
          </table:table-cell>
          <table:table-cell office:value-type="float" office:value="5.1770336410383502" table:style-name="ce141">
            <text:p>+5,2<text:s text:c="3"/></text:p>
          </table:table-cell>
          <table:table-cell office:value-type="float" office:value="34979" table:style-name="ce140">
            <text:p>+34 979</text:p>
          </table:table-cell>
          <table:table-cell office:value-type="float" office:value="34.689688002062795" table:style-name="ce141">
            <text:p>+34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86133" table:style-name="ce153">
            <text:p>86 133</text:p>
          </table:table-cell>
          <table:table-cell office:value-type="float" office:value="38.808088453948258" table:style-name="ce154">
            <text:p>38,8<text:s text:c="5"/></text:p>
          </table:table-cell>
          <table:table-cell office:value-type="float" office:value="79856" table:style-name="ce155">
            <text:p>79 856</text:p>
          </table:table-cell>
          <table:table-cell office:value-type="float" office:value="38.211537725376104" table:style-name="ce156">
            <text:p>38,2<text:s text:c="5"/></text:p>
          </table:table-cell>
          <table:table-cell office:value-type="float" office:value="66926" table:style-name="ce155">
            <text:p>66 926</text:p>
          </table:table-cell>
          <table:table-cell office:value-type="float" office:value="39.893896041964709" table:style-name="ce156">
            <text:p>39,9<text:s text:c="5"/></text:p>
          </table:table-cell>
          <table:table-cell office:value-type="float" office:value="6277" table:style-name="ce140">
            <text:p>+6 277</text:p>
          </table:table-cell>
          <table:table-cell office:value-type="float" office:value="7.8603987176918455" table:style-name="ce141">
            <text:p>+7,9<text:s text:c="3"/></text:p>
          </table:table-cell>
          <table:table-cell office:value-type="float" office:value="19207" table:style-name="ce140">
            <text:p>+19 207</text:p>
          </table:table-cell>
          <table:table-cell office:value-type="float" office:value="28.698861429041028" table:style-name="ce141">
            <text:p>+28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"/>
          <table:table-cell office:value-type="float" office:value="364972" table:formula="of:=SUM([.C64]+[.C47])" table:style-name="ce170">
            <text:p>364 972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19425" table:style-name="ce153">
            <text:p>19 425</text:p>
          </table:table-cell>
          <table:table-cell office:value-type="float" office:value="8.7521288962179984" table:style-name="ce154">
            <text:p>8,8<text:s text:c="5"/></text:p>
          </table:table-cell>
          <table:table-cell office:value-type="float" office:value="18971" table:style-name="ce155">
            <text:p>18 971</text:p>
          </table:table-cell>
          <table:table-cell office:value-type="float" office:value="9.0777284385407491" table:style-name="ce156">
            <text:p>9,1<text:s text:c="5"/></text:p>
          </table:table-cell>
          <table:table-cell office:value-type="float" office:value="17062" table:style-name="ce155">
            <text:p>17 062</text:p>
          </table:table-cell>
          <table:table-cell office:value-type="float" office:value="10.170481640438723" table:style-name="ce156">
            <text:p>10,2<text:s text:c="5"/></text:p>
          </table:table-cell>
          <table:table-cell office:value-type="float" office:value="454" table:style-name="ce140">
            <text:p>+ 454</text:p>
          </table:table-cell>
          <table:table-cell office:value-type="float" office:value="2.3931263507458755" table:style-name="ce141">
            <text:p>+2,4<text:s text:c="3"/></text:p>
          </table:table-cell>
          <table:table-cell office:value-type="float" office:value="2363" table:style-name="ce140">
            <text:p>+2 363</text:p>
          </table:table-cell>
          <table:table-cell office:value-type="float" office:value="13.849490094947836" table:style-name="ce141">
            <text:p>+13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202521" table:style-name="ce153">
            <text:p>202 521</text:p>
          </table:table-cell>
          <table:table-cell office:value-type="float" office:value="91.247871103782003" table:style-name="ce154">
            <text:p>91,2<text:s text:c="5"/></text:p>
          </table:table-cell>
          <table:table-cell office:value-type="float" office:value="190013" table:style-name="ce155">
            <text:p>190 013</text:p>
          </table:table-cell>
          <table:table-cell office:value-type="float" office:value="90.922271561459254" table:style-name="ce156">
            <text:p>90,9<text:s text:c="5"/></text:p>
          </table:table-cell>
          <table:table-cell office:value-type="float" office:value="150698" table:style-name="ce155">
            <text:p>150 698</text:p>
          </table:table-cell>
          <table:table-cell office:value-type="float" office:value="89.829518359561277" table:style-name="ce156">
            <text:p>89,8<text:s text:c="5"/></text:p>
          </table:table-cell>
          <table:table-cell office:value-type="float" office:value="12508" table:style-name="ce140">
            <text:p>+12 508</text:p>
          </table:table-cell>
          <table:table-cell office:value-type="float" office:value="6.5827074989605983" table:style-name="ce141">
            <text:p>+6,6<text:s text:c="3"/></text:p>
          </table:table-cell>
          <table:table-cell office:value-type="float" office:value="51823" table:style-name="ce140">
            <text:p>+51 823</text:p>
          </table:table-cell>
          <table:table-cell office:value-type="float" office:value="34.38864483934757" table:style-name="ce141">
            <text:p>+34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"/>
          <table:table-cell table:style-name="ce183"/>
          <table:table-cell table:number-columns-repeated="16370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4982" table:style-name="ce153">
            <text:p>14 982</text:p>
          </table:table-cell>
          <table:table-cell office:value-type="float" office:value="6.7502906112297589" table:style-name="ce154">
            <text:p>6,8<text:s text:c="5"/></text:p>
          </table:table-cell>
          <table:table-cell office:value-type="float" office:value="14608" table:style-name="ce155">
            <text:p>14 608</text:p>
          </table:table-cell>
          <table:table-cell office:value-type="float" office:value="6.9900088045017794" table:style-name="ce156">
            <text:p>7,0<text:s text:c="5"/></text:p>
          </table:table-cell>
          <table:table-cell office:value-type="float" office:value="11664" table:style-name="ce155">
            <text:p>11 664</text:p>
          </table:table-cell>
          <table:table-cell office:value-type="float" office:value="6.9527896995708165" table:style-name="ce156">
            <text:p>7,0<text:s text:c="5"/></text:p>
          </table:table-cell>
          <table:table-cell office:value-type="float" office:value="374" table:style-name="ce140">
            <text:p>+ 374</text:p>
          </table:table-cell>
          <table:table-cell office:value-type="float" office:value="2.5602409638554215" table:style-name="ce141">
            <text:p>+2,6<text:s text:c="3"/></text:p>
          </table:table-cell>
          <table:table-cell office:value-type="float" office:value="3318" table:style-name="ce140">
            <text:p>+3 318</text:p>
          </table:table-cell>
          <table:table-cell office:value-type="float" office:value="28.44650205761317" table:style-name="ce141">
            <text:p>+28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28889" table:style-name="ce153">
            <text:p>28 889</text:p>
          </table:table-cell>
          <table:table-cell office:value-type="float" office:value="13.016229172861868" table:style-name="ce154">
            <text:p>13,0<text:s text:c="5"/></text:p>
          </table:table-cell>
          <table:table-cell office:value-type="float" office:value="27599" table:style-name="ce155">
            <text:p>27 599</text:p>
          </table:table-cell>
          <table:table-cell office:value-type="float" office:value="13.206274164529342" table:style-name="ce156">
            <text:p>13,2<text:s text:c="5"/></text:p>
          </table:table-cell>
          <table:table-cell office:value-type="float" office:value="24784" table:style-name="ce155">
            <text:p>24 784</text:p>
          </table:table-cell>
          <table:table-cell office:value-type="float" office:value="14.773485932284217" table:style-name="ce156">
            <text:p>14,8<text:s text:c="5"/></text:p>
          </table:table-cell>
          <table:table-cell office:value-type="float" office:value="1290" table:style-name="ce140">
            <text:p>+1 290</text:p>
          </table:table-cell>
          <table:table-cell office:value-type="float" office:value="4.6740823942896483" table:style-name="ce141">
            <text:p>+4,7<text:s text:c="3"/></text:p>
          </table:table-cell>
          <table:table-cell office:value-type="float" office:value="4105" table:style-name="ce140">
            <text:p>+4 105</text:p>
          </table:table-cell>
          <table:table-cell office:value-type="float" office:value="16.563105229180117" table:style-name="ce141">
            <text:p>+16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7519" table:style-name="ce153">
            <text:p>27 519</text:p>
          </table:table-cell>
          <table:table-cell office:value-type="float" office:value="12.3989619096537" table:style-name="ce154">
            <text:p>12,4<text:s text:c="5"/></text:p>
          </table:table-cell>
          <table:table-cell office:value-type="float" office:value="25582" table:style-name="ce155">
            <text:p>25 582</text:p>
          </table:table-cell>
          <table:table-cell office:value-type="float" office:value="12.241128507445547" table:style-name="ce156">
            <text:p>12,2<text:s text:c="5"/></text:p>
          </table:table-cell>
          <table:table-cell office:value-type="float" office:value="21432" table:style-name="ce155">
            <text:p>21 432</text:p>
          </table:table-cell>
          <table:table-cell office:value-type="float" office:value="12.775393419170245" table:style-name="ce156">
            <text:p>12,8<text:s text:c="5"/></text:p>
          </table:table-cell>
          <table:table-cell office:value-type="float" office:value="1937" table:style-name="ce140">
            <text:p>+1 937</text:p>
          </table:table-cell>
          <table:table-cell office:value-type="float" office:value="7.5717301227425535" table:style-name="ce141">
            <text:p>+7,6<text:s text:c="3"/></text:p>
          </table:table-cell>
          <table:table-cell office:value-type="float" office:value="6087" table:style-name="ce140">
            <text:p>+6 087</text:p>
          </table:table-cell>
          <table:table-cell office:value-type="float" office:value="28.401455767077266" table:style-name="ce141">
            <text:p>+28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43458" table:style-name="ce153">
            <text:p>43 458</text:p>
          </table:table-cell>
          <table:table-cell office:value-type="float" office:value="19.5804384850369" table:style-name="ce154">
            <text:p>19,6<text:s text:c="5"/></text:p>
          </table:table-cell>
          <table:table-cell office:value-type="float" office:value="40417" table:style-name="ce155">
            <text:p>40 417</text:p>
          </table:table-cell>
          <table:table-cell office:value-type="float" office:value="19.33975806760326" table:style-name="ce156">
            <text:p>19,3<text:s text:c="5"/></text:p>
          </table:table-cell>
          <table:table-cell office:value-type="float" office:value="32702" table:style-name="ce155">
            <text:p>32 702</text:p>
          </table:table-cell>
          <table:table-cell office:value-type="float" office:value="19.493323795898903" table:style-name="ce156">
            <text:p>19,5<text:s text:c="5"/></text:p>
          </table:table-cell>
          <table:table-cell office:value-type="float" office:value="3041" table:style-name="ce140">
            <text:p>+3 041</text:p>
          </table:table-cell>
          <table:table-cell office:value-type="float" office:value="7.5240616572234451" table:style-name="ce141">
            <text:p>+7,5<text:s text:c="3"/></text:p>
          </table:table-cell>
          <table:table-cell office:value-type="float" office:value="10756" table:style-name="ce140">
            <text:p>+10 756</text:p>
          </table:table-cell>
          <table:table-cell office:value-type="float" office:value="32.890954681670848" table:style-name="ce141">
            <text:p>+32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71648" table:style-name="ce153">
            <text:p>71 648</text:p>
          </table:table-cell>
          <table:table-cell office:value-type="float" office:value="32.281726185648765" table:style-name="ce154">
            <text:p>32,3<text:s text:c="5"/></text:p>
          </table:table-cell>
          <table:table-cell office:value-type="float" office:value="66930" table:style-name="ce155">
            <text:p>66 930</text:p>
          </table:table-cell>
          <table:table-cell office:value-type="float" office:value="32.026375224897599" table:style-name="ce156">
            <text:p>32,0<text:s text:c="5"/></text:p>
          </table:table-cell>
          <table:table-cell office:value-type="float" office:value="50163" table:style-name="ce155">
            <text:p>50 163</text:p>
          </table:table-cell>
          <table:table-cell office:value-type="float" office:value="29.901645207439199" table:style-name="ce156">
            <text:p>29,9<text:s text:c="5"/></text:p>
          </table:table-cell>
          <table:table-cell office:value-type="float" office:value="4718" table:style-name="ce140">
            <text:p>+4 718</text:p>
          </table:table-cell>
          <table:table-cell office:value-type="float" office:value="7.0491558344539076" table:style-name="ce141">
            <text:p>+7,0<text:s text:c="3"/></text:p>
          </table:table-cell>
          <table:table-cell office:value-type="float" office:value="21485" table:style-name="ce140">
            <text:p>+21 485</text:p>
          </table:table-cell>
          <table:table-cell office:value-type="float" office:value="42.830372984071921" table:style-name="ce141">
            <text:p>+4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35450" table:style-name="ce153">
            <text:p>35 450</text:p>
          </table:table-cell>
          <table:table-cell office:value-type="float" office:value="15.972353635569011" table:style-name="ce154">
            <text:p>16,0<text:s text:c="5"/></text:p>
          </table:table-cell>
          <table:table-cell office:value-type="float" office:value="33848" table:style-name="ce155">
            <text:p>33 848</text:p>
          </table:table-cell>
          <table:table-cell office:value-type="float" office:value="16.196455231022473" table:style-name="ce156">
            <text:p>16,2<text:s text:c="5"/></text:p>
          </table:table-cell>
          <table:table-cell office:value-type="float" office:value="27015" table:style-name="ce155">
            <text:p>27 015</text:p>
          </table:table-cell>
          <table:table-cell office:value-type="float" office:value="16.103361945636625" table:style-name="ce156">
            <text:p>16,1<text:s text:c="5"/></text:p>
          </table:table-cell>
          <table:table-cell office:value-type="float" office:value="1602" table:style-name="ce140">
            <text:p>+1 602</text:p>
          </table:table-cell>
          <table:table-cell office:value-type="float" office:value="4.7329236587095247" table:style-name="ce141">
            <text:p>+4,7<text:s text:c="3"/></text:p>
          </table:table-cell>
          <table:table-cell office:value-type="float" office:value="8435" table:style-name="ce140">
            <text:p>+8 435</text:p>
          </table:table-cell>
          <table:table-cell office:value-type="float" office:value="31.223394410512679" table:style-name="ce141">
            <text:p>+31,2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60"/>
          <table:table-cell table:style-name="ce161"/>
          <table:table-cell table:style-name="ce162"/>
          <table:table-cell table:style-name="ce163"/>
          <table:table-cell table:style-name="ce164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table:number-columns-repeated="16372" table:style-name="ce1"/>
        </table:table-row>
        <table:table-row table:style-name="ro20">
          <table:table-cell/>
          <table:table-cell office:value-type="string" table:style-name="ce167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8"/>
          <table:table-cell table:style-name="ce95"/>
          <table:table-cell table:style-name="ce169"/>
          <table:table-cell table:number-columns-repeated="2" table:style-name="ce95"/>
          <table:table-cell table:number-columns-repeated="16372" table:style-name="ce1"/>
        </table:table-row>
        <table:table-row table:number-rows-repeated="1048503" table:style-name="ro20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3" table:default-cell-style-name="ce1"/>
        <table:table-column table:style-name="co16" table:default-cell-style-name="ce1"/>
        <table:table-column table:style-name="co44" table:default-cell-style-name="ce1"/>
        <table:table-column table:style-name="co35" table:default-cell-style-name="ce184"/>
        <table:table-column table:style-name="co7" table:default-cell-style-name="ce184"/>
        <table:table-column table:style-name="co45" table:default-cell-style-name="ce1"/>
        <table:table-column table:style-name="co44" table:default-cell-style-name="ce1"/>
        <table:table-column table:style-name="co38" table:default-cell-style-name="ce1"/>
        <table:table-column table:style-name="co39" table:default-cell-style-name="ce1"/>
        <table:table-column table:style-name="co38" table:default-cell-style-name="ce1"/>
        <table:table-column table:style-name="co44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8125in" svg:height="0.64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784in" svg:y="0.23878in" svg:width="1.96959in" svg:height="0.51013in">
                <draw:text-box>
                  <text:p text:style-name="a34" text:class-names="" text:cond-style-name=""><text:span text:style-name="a32" text:class-names="">JANEIRO 2021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9" draw:style-name="a30" draw:name="Text Box 122" svg:x="0in" svg:y="0in" svg:width="0.97917in" svg:height="0.31745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4"/>
          <table:table-cell table:style-name="ce95"/>
          <table:table-cell table:number-columns-repeated="16371"/>
        </table:table-row>
        <table:table-row table:style-name="ro21">
          <table:table-cell/>
          <table:table-cell office:value-type="string" table:style-name="ce96">
            <text:p>Quadro 3 - <text:s/>DESEMPREGO REGISTADO, <text:s text:c="2"/>POR <text:s/>REGIÕES<text:s text:c="3"/></text:p>
          </table:table-cell>
          <table:table-cell table:number-columns-repeated="8" table:style-name="ce96"/>
          <table:table-cell table:number-columns-spanned="2" table:number-rows-spanned="1" table:style-name="ce257"/>
          <table:covered-table-cell/>
          <table:table-cell table:style-name="ce95"/>
          <table:table-cell table:number-columns-repeated="16371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style-name="ce95"/>
          <table:table-cell table:number-columns-repeated="16371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style-name="ce95"/>
          <table:table-cell table:number-columns-repeated="16371"/>
        </table:table-row>
        <table:table-row table:style-name="ro4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style-name="ce106"/>
          <table:table-cell table:number-columns-repeated="16371"/>
        </table:table-row>
        <table:table-row table:style-name="ro4">
          <table:table-cell/>
          <table:table-cell table:style-name="ce107"/>
          <table:table-cell office:value-type="string" table:style-name="ce176">
            <text:p>JANEIRO 2021</text:p>
          </table:table-cell>
          <table:table-cell office:value-type="string" table:style-name="ce18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90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style-name="ce106"/>
          <table:table-cell table:number-columns-repeated="16371"/>
        </table:table-row>
        <table:table-row table:style-name="ro4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5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style-name="ce120"/>
          <table:table-cell table:number-columns-repeated="16371"/>
        </table:table-row>
        <table:table-row table:style-name="ro25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/>
        </table:table-row>
        <table:table-row table:style-name="ro12">
          <table:table-cell/>
          <table:table-cell office:value-type="string" table:style-name="ce205">
            <text:p>PORTUGAL</text:p>
          </table:table-cell>
          <table:table-cell office:value-type="float" office:value="424359" table:style-name="ce206">
            <text:p>424 359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402254" table:style-name="ce208">
            <text:p>402 254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320558" table:style-name="ce208">
            <text:p>320 558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22105" table:style-name="ce131">
            <text:p>+22 105</text:p>
          </table:table-cell>
          <table:table-cell office:value-type="float" office:value="5.4952840742416482" table:style-name="ce132">
            <text:p>+5,5<text:s text:c="3"/></text:p>
          </table:table-cell>
          <table:table-cell office:value-type="float" office:value="103801" table:style-name="ce131">
            <text:p>+103 801</text:p>
          </table:table-cell>
          <table:table-cell office:value-type="float" office:value="32.381347525252842" table:style-name="ce132">
            <text:p>+32,4<text:s text:c="3"/></text:p>
          </table:table-cell>
          <table:table-cell table:style-name="ce133"/>
          <table:table-cell table:number-columns-repeated="16371"/>
        </table:table-row>
        <table:table-row table:style-name="ro30">
          <table:table-cell/>
          <table:table-cell office:value-type="string" table:style-name="ce211">
            <text:p>CONTINENTE</text:p>
          </table:table-cell>
          <table:table-cell office:value-type="float" office:value="396978" table:style-name="ce206">
            <text:p>396 978</text:p>
          </table:table-cell>
          <table:table-cell office:value-type="float" office:value="93.547680148176426" table:style-name="ce207">
            <text:p>93,5<text:s text:c="5"/></text:p>
          </table:table-cell>
          <table:table-cell office:value-type="float" office:value="375150" table:style-name="ce208">
            <text:p>375 150</text:p>
          </table:table-cell>
          <table:table-cell office:value-type="float" office:value="93.261968805779432" table:style-name="ce209">
            <text:p>93,3<text:s text:c="5"/></text:p>
          </table:table-cell>
          <table:table-cell office:value-type="float" office:value="297931" table:style-name="ce208">
            <text:p>297 931</text:p>
          </table:table-cell>
          <table:table-cell office:value-type="float" office:value="92.941370984346051" table:style-name="ce210">
            <text:p>92,9<text:s text:c="5"/></text:p>
          </table:table-cell>
          <table:table-cell office:value-type="float" office:value="21828" table:style-name="ce131">
            <text:p>+21 828</text:p>
          </table:table-cell>
          <table:table-cell office:value-type="float" office:value="5.8184726109556175" table:style-name="ce132">
            <text:p>+5,8<text:s text:c="3"/></text:p>
          </table:table-cell>
          <table:table-cell office:value-type="float" office:value="99047" table:style-name="ce131">
            <text:p>+99 047</text:p>
          </table:table-cell>
          <table:table-cell office:value-type="float" office:value="33.244945977424301" table:style-name="ce132">
            <text:p>+33,2<text:s text:c="3"/></text:p>
          </table:table-cell>
          <table:table-cell table:style-name="ce151"/>
          <table:table-cell table:number-columns-repeated="16371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157668" table:style-name="ce213">
            <text:p>157 668</text:p>
          </table:table-cell>
          <table:table-cell office:value-type="float" office:value="37.154390504266431" table:style-name="ce214">
            <text:p>37,2<text:s text:c="5"/></text:p>
          </table:table-cell>
          <table:table-cell office:value-type="float" office:value="150308" table:style-name="ce215">
            <text:p>150 308</text:p>
          </table:table-cell>
          <table:table-cell office:value-type="float" office:value="37.36644010998026" table:style-name="ce216">
            <text:p>37,4<text:s text:c="5"/></text:p>
          </table:table-cell>
          <table:table-cell office:value-type="float" office:value="125571" table:style-name="ce215">
            <text:p>125 571</text:p>
          </table:table-cell>
          <table:table-cell office:value-type="float" office:value="39.172630226043339" table:style-name="ce217">
            <text:p>39,2<text:s text:c="5"/></text:p>
          </table:table-cell>
          <table:table-cell office:value-type="float" office:value="7360" table:style-name="ce140">
            <text:p>+7 360</text:p>
          </table:table-cell>
          <table:table-cell office:value-type="float" office:value="4.8966122894323654" table:style-name="ce141">
            <text:p>+4,9<text:s text:c="3"/></text:p>
          </table:table-cell>
          <table:table-cell office:value-type="float" office:value="32097" table:style-name="ce140">
            <text:p>+32 097</text:p>
          </table:table-cell>
          <table:table-cell office:value-type="float" office:value="25.560838091597581" table:style-name="ce141">
            <text:p>+25,6<text:s text:c="3"/></text:p>
          </table:table-cell>
          <table:table-cell table:style-name="ce157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Centro</text:p>
          </table:table-cell>
          <table:table-cell office:value-type="float" office:value="52083" table:style-name="ce213">
            <text:p>52 083</text:p>
          </table:table-cell>
          <table:table-cell office:value-type="float" office:value="12.273334605840809" table:style-name="ce214">
            <text:p>12,3<text:s text:c="5"/></text:p>
          </table:table-cell>
          <table:table-cell office:value-type="float" office:value="50576" table:style-name="ce215">
            <text:p>50 576</text:p>
          </table:table-cell>
          <table:table-cell office:value-type="float" office:value="12.573150298070374" table:style-name="ce216">
            <text:p>12,6<text:s text:c="5"/></text:p>
          </table:table-cell>
          <table:table-cell office:value-type="float" office:value="42894" table:style-name="ce215">
            <text:p>42 894</text:p>
          </table:table-cell>
          <table:table-cell office:value-type="float" office:value="13.381041808346694" table:style-name="ce217">
            <text:p>13,4<text:s text:c="5"/></text:p>
          </table:table-cell>
          <table:table-cell office:value-type="float" office:value="1507" table:style-name="ce140">
            <text:p>+1 507</text:p>
          </table:table-cell>
          <table:table-cell office:value-type="float" office:value="2.9796741537488134" table:style-name="ce141">
            <text:p>+3,0<text:s text:c="3"/></text:p>
          </table:table-cell>
          <table:table-cell office:value-type="float" office:value="9189" table:style-name="ce140">
            <text:p>+9 189</text:p>
          </table:table-cell>
          <table:table-cell office:value-type="float" office:value="21.422576584137644" table:style-name="ce141">
            <text:p>+21,4<text:s text:c="3"/></text:p>
          </table:table-cell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Lisboa V. Tejo</text:p>
          </table:table-cell>
          <table:table-cell office:value-type="float" office:value="135230" table:style-name="ce213">
            <text:p>135 230</text:p>
          </table:table-cell>
          <table:table-cell office:value-type="float" office:value="31.866886292031037" table:style-name="ce214">
            <text:p>31,9<text:s text:c="5"/></text:p>
          </table:table-cell>
          <table:table-cell office:value-type="float" office:value="125213" table:style-name="ce215">
            <text:p>125 213</text:p>
          </table:table-cell>
          <table:table-cell office:value-type="float" office:value="31.127844595703213" table:style-name="ce216">
            <text:p>31,1<text:s text:c="5"/></text:p>
          </table:table-cell>
          <table:table-cell office:value-type="float" office:value="93050" table:style-name="ce215">
            <text:p>93 050</text:p>
          </table:table-cell>
          <table:table-cell office:value-type="float" office:value="29.027508282432507" table:style-name="ce217">
            <text:p>29,0<text:s text:c="5"/></text:p>
          </table:table-cell>
          <table:table-cell office:value-type="float" office:value="10017" table:style-name="ce140">
            <text:p>+10 017</text:p>
          </table:table-cell>
          <table:table-cell office:value-type="float" office:value="7.9999680544352429" table:style-name="ce141">
            <text:p>+8,0<text:s text:c="3"/></text:p>
          </table:table-cell>
          <table:table-cell office:value-type="float" office:value="42180" table:style-name="ce140">
            <text:p>+42 180</text:p>
          </table:table-cell>
          <table:table-cell office:value-type="float" office:value="45.330467490596455" table:style-name="ce141">
            <text:p>+45,3<text:s text:c="3"/></text:p>
          </table:table-cell>
          <table:table-cell table:style-name="ce157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Alentejo</text:p>
          </table:table-cell>
          <table:table-cell office:value-type="float" office:value="18426" table:style-name="ce213">
            <text:p>18 426</text:p>
          </table:table-cell>
          <table:table-cell office:value-type="float" office:value="4.3420782874877171" table:style-name="ce214">
            <text:p>4,3<text:s text:c="5"/></text:p>
          </table:table-cell>
          <table:table-cell office:value-type="float" office:value="17740" table:style-name="ce215">
            <text:p>17 740</text:p>
          </table:table-cell>
          <table:table-cell office:value-type="float" office:value="4.4101488114474927" table:style-name="ce216">
            <text:p>4,4<text:s text:c="5"/></text:p>
          </table:table-cell>
          <table:table-cell office:value-type="float" office:value="15601" table:style-name="ce215">
            <text:p>15 601</text:p>
          </table:table-cell>
          <table:table-cell office:value-type="float" office:value="4.8668259722109575" table:style-name="ce217">
            <text:p>4,9<text:s text:c="5"/></text:p>
          </table:table-cell>
          <table:table-cell office:value-type="float" office:value="686" table:style-name="ce140">
            <text:p>+ 686</text:p>
          </table:table-cell>
          <table:table-cell office:value-type="float" office:value="3.8669673055242391" table:style-name="ce141">
            <text:p>+3,9<text:s text:c="3"/></text:p>
          </table:table-cell>
          <table:table-cell office:value-type="float" office:value="2825" table:style-name="ce140">
            <text:p>+2 825</text:p>
          </table:table-cell>
          <table:table-cell office:value-type="float" office:value="18.1078136016922" table:style-name="ce141">
            <text:p>+18,1<text:s text:c="3"/></text:p>
          </table:table-cell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Algarve</text:p>
          </table:table-cell>
          <table:table-cell office:value-type="float" office:value="33571" table:style-name="ce213">
            <text:p>33 571</text:p>
          </table:table-cell>
          <table:table-cell office:value-type="float" office:value="7.9109904585504252" table:style-name="ce214">
            <text:p>7,9<text:s text:c="5"/></text:p>
          </table:table-cell>
          <table:table-cell office:value-type="float" office:value="31313" table:style-name="ce215">
            <text:p>31 313</text:p>
          </table:table-cell>
          <table:table-cell office:value-type="float" office:value="7.7843849905780926" table:style-name="ce216">
            <text:p>7,8<text:s text:c="5"/></text:p>
          </table:table-cell>
          <table:table-cell office:value-type="float" office:value="20815" table:style-name="ce215">
            <text:p>20 815</text:p>
          </table:table-cell>
          <table:table-cell office:value-type="float" office:value="6.4933646953125495" table:style-name="ce217">
            <text:p>6,5<text:s text:c="5"/></text:p>
          </table:table-cell>
          <table:table-cell office:value-type="float" office:value="2258" table:style-name="ce140">
            <text:p>+2 258</text:p>
          </table:table-cell>
          <table:table-cell office:value-type="float" office:value="7.2110624980040239" table:style-name="ce141">
            <text:p>+7,2<text:s text:c="3"/></text:p>
          </table:table-cell>
          <table:table-cell office:value-type="float" office:value="12756" table:style-name="ce140">
            <text:p>+12 756</text:p>
          </table:table-cell>
          <table:table-cell office:value-type="float" office:value="61.282728801345186" table:style-name="ce141">
            <text:p>+61,3<text:s text:c="3"/></text:p>
          </table:table-cell>
          <table:table-cell table:style-name="ce157"/>
          <table:table-cell table:number-columns-repeated="16371"/>
        </table:table-row>
        <table:table-row table:style-name="ro30">
          <table:table-cell/>
          <table:table-cell office:value-type="string" table:style-name="ce211">
            <text:p>REG.AUTÓNOMAS</text:p>
          </table:table-cell>
          <table:table-cell office:value-type="float" office:value="27381" table:style-name="ce206">
            <text:p>27 381</text:p>
          </table:table-cell>
          <table:table-cell office:value-type="float" office:value="6.4523198518235736" table:style-name="ce207">
            <text:p>6,5<text:s text:c="5"/></text:p>
          </table:table-cell>
          <table:table-cell office:value-type="float" office:value="27104" table:style-name="ce208">
            <text:p>27 104</text:p>
          </table:table-cell>
          <table:table-cell office:value-type="float" office:value="6.7380311942205671" table:style-name="ce209">
            <text:p>6,7<text:s text:c="5"/></text:p>
          </table:table-cell>
          <table:table-cell office:value-type="float" office:value="22627" table:style-name="ce208">
            <text:p>22 627</text:p>
          </table:table-cell>
          <table:table-cell office:value-type="float" office:value="7.0586290156539526" table:style-name="ce210">
            <text:p>7,1<text:s text:c="5"/></text:p>
          </table:table-cell>
          <table:table-cell office:value-type="float" office:value="277" table:style-name="ce131">
            <text:p>+ 277</text:p>
          </table:table-cell>
          <table:table-cell office:value-type="float" office:value="1.0219893742621016" table:style-name="ce132">
            <text:p>+1,0<text:s text:c="3"/></text:p>
          </table:table-cell>
          <table:table-cell office:value-type="float" office:value="4754" table:style-name="ce131">
            <text:p>+4 754</text:p>
          </table:table-cell>
          <table:table-cell office:value-type="float" office:value="21.01029743227118" table:style-name="ce132">
            <text:p>+21,0<text:s text:c="3"/></text:p>
          </table:table-cell>
          <table:table-cell table:style-name="ce151"/>
          <table:table-cell table:number-columns-repeated="16371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7032" table:style-name="ce213">
            <text:p>7 032</text:p>
          </table:table-cell>
          <table:table-cell office:value-type="float" office:value="1.6570875131669178" table:style-name="ce214">
            <text:p>1,7<text:s text:c="5"/></text:p>
          </table:table-cell>
          <table:table-cell office:value-type="float" office:value="6988" table:style-name="ce215">
            <text:p>6 988</text:p>
          </table:table-cell>
          <table:table-cell office:value-type="float" office:value="1.7372108170459459" table:style-name="ce216">
            <text:p>1,7<text:s text:c="5"/></text:p>
          </table:table-cell>
          <table:table-cell office:value-type="float" office:value="6973" table:style-name="ce215">
            <text:p>6 973</text:p>
          </table:table-cell>
          <table:table-cell office:value-type="float" office:value="2.1752693740290368" table:style-name="ce217">
            <text:p>2,2<text:s text:c="5"/></text:p>
          </table:table-cell>
          <table:table-cell office:value-type="float" office:value="44" table:style-name="ce140">
            <text:p>+ 44</text:p>
          </table:table-cell>
          <table:table-cell office:value-type="float" office:value="0.62965082999427591" table:style-name="ce141">
            <text:p>+0,6<text:s text:c="3"/></text:p>
          </table:table-cell>
          <table:table-cell office:value-type="float" office:value="59" table:style-name="ce140">
            <text:p>+ 59</text:p>
          </table:table-cell>
          <table:table-cell office:value-type="float" office:value="0.84612075146995558" table:style-name="ce141">
            <text:p>+0,8<text:s text:c="3"/></text:p>
          </table:table-cell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Madeira</text:p>
          </table:table-cell>
          <table:table-cell office:value-type="float" office:value="20349" table:style-name="ce213">
            <text:p>20 349</text:p>
          </table:table-cell>
          <table:table-cell office:value-type="float" office:value="4.795232338656656" table:style-name="ce214">
            <text:p>4,8<text:s text:c="5"/></text:p>
          </table:table-cell>
          <table:table-cell office:value-type="float" office:value="20116" table:style-name="ce215">
            <text:p>20 116</text:p>
          </table:table-cell>
          <table:table-cell office:value-type="float" office:value="5.0008203771746214" table:style-name="ce216">
            <text:p>5,0<text:s text:c="5"/></text:p>
          </table:table-cell>
          <table:table-cell office:value-type="float" office:value="15654" table:style-name="ce215">
            <text:p>15 654</text:p>
          </table:table-cell>
          <table:table-cell office:value-type="float" office:value="4.8833596416249163" table:style-name="ce217">
            <text:p>4,9<text:s text:c="5"/></text:p>
          </table:table-cell>
          <table:table-cell office:value-type="float" office:value="233" table:style-name="ce140">
            <text:p>+ 233</text:p>
          </table:table-cell>
          <table:table-cell office:value-type="float" office:value="1.1582819646052893" table:style-name="ce141">
            <text:p>+1,2<text:s text:c="3"/></text:p>
          </table:table-cell>
          <table:table-cell office:value-type="float" office:value="4695" table:style-name="ce140">
            <text:p>+4 695</text:p>
          </table:table-cell>
          <table:table-cell office:value-type="float" office:value="29.992334227673439" table:style-name="ce141">
            <text:p>+30,0<text:s text:c="3"/></text:p>
          </table:table-cell>
          <table:table-cell table:style-name="ce151"/>
          <table:table-cell table:number-columns-repeated="16371"/>
        </table:table-row>
        <table:table-row table:style-name="ro22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8"/>
          <table:table-cell table:style-name="ce95"/>
          <table:table-cell table:style-name="ce169"/>
          <table:table-cell table:number-columns-repeated="2" table:style-name="ce95"/>
          <table:table-cell table:number-columns-repeated="16372" table:style-name="ce1"/>
        </table:table-row>
        <table:table-row table:number-rows-repeated="7" table:style-name="ro20">
          <table:table-cell table:number-columns-repeated="16384"/>
        </table:table-row>
        <table:table-row table:style-name="ro21">
          <table:table-cell/>
          <table:table-cell office:value-type="string" table:style-name="ce96">
            <text:p><text:s/>Quadro 4 - DESEMPREGO REGISTADO, <text:s text:c="2"/>POR <text:s/>GRUPOS <text:s/>DE <text:s/>PROFISSÕES<text:s/>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number-columns-repeated="16372" table:style-name="ce1"/>
        </table:table-row>
        <table:table-row table:style-name="ro21">
          <table:table-cell/>
          <table:table-cell office:value-type="string" table:style-name="ce227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4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07">
            <text:p>CPP-<text:span text:style-name="T2">2010</text:span></text:p>
          </table:table-cell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10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4"/>
          <table:table-cell table:style-name="ce235"/>
          <table:table-cell table:style-name="ce95"/>
          <table:table-cell table:number-columns-repeated="16371"/>
        </table:table-row>
        <table:table-row table:style-name="ro11">
          <table:table-cell/>
          <table:table-cell office:value-type="string" table:style-name="ce236">
            <text:p>Total</text:p>
          </table:table-cell>
          <table:table-cell office:value-type="float" office:value="396978" table:style-name="ce127">
            <text:p>396 978</text:p>
          </table:table-cell>
          <table:table-cell office:value-type="float" office:value="100" table:style-name="ce237">
            <text:p>100,0<text:s text:c="5"/></text:p>
          </table:table-cell>
          <table:table-cell office:value-type="float" office:value="375150" table:style-name="ce238">
            <text:p>375 150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297931" table:style-name="ce129">
            <text:p>297 931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21828" table:style-name="ce131">
            <text:p>+21 828</text:p>
          </table:table-cell>
          <table:table-cell office:value-type="float" office:value="5.8184726109556175" table:style-name="ce132">
            <text:p>+5,8<text:s text:c="3"/></text:p>
          </table:table-cell>
          <table:table-cell office:value-type="float" office:value="99047" table:style-name="ce131">
            <text:p>+99 047</text:p>
          </table:table-cell>
          <table:table-cell office:value-type="float" office:value="33.244945977424301" table:style-name="ce132">
            <text:p>+33,2<text:s text:c="3"/></text:p>
          </table:table-cell>
          <table:table-cell table:style-name="ce95"/>
          <table:table-cell table:number-columns-repeated="16371"/>
        </table:table-row>
        <table:table-row table:style-name="ro4">
          <table:table-cell/>
          <table:table-cell office:value-type="string" table:style-name="ce241">
            <text:p>1- Repres. poder legisla., órgãos exec., dirig., dir. e gestores execu.</text:p>
          </table:table-cell>
          <table:table-cell office:value-type="float" office:value="9661" table:style-name="ce136">
            <text:p>9 661</text:p>
          </table:table-cell>
          <table:table-cell office:value-type="float" office:value="2.4336361208933495" table:style-name="ce242">
            <text:p>2,4<text:s text:c="5"/></text:p>
          </table:table-cell>
          <table:table-cell office:value-type="float" office:value="9046" table:style-name="ce243">
            <text:p>9 046</text:p>
          </table:table-cell>
          <table:table-cell office:value-type="float" office:value="2.4113021458083432" table:style-name="ce244">
            <text:p>2,4<text:s text:c="5"/></text:p>
          </table:table-cell>
          <table:table-cell office:value-type="float" office:value="7153" table:style-name="ce138">
            <text:p>7 153</text:p>
          </table:table-cell>
          <table:table-cell office:value-type="float" office:value="2.400891481584662" table:style-name="ce245">
            <text:p>2,4<text:s text:c="5"/></text:p>
          </table:table-cell>
          <table:table-cell office:value-type="float" office:value="615" table:style-name="ce140">
            <text:p>+ 615</text:p>
          </table:table-cell>
          <table:table-cell office:value-type="float" office:value="6.7985850099491483" table:style-name="ce141">
            <text:p>+6,8<text:s text:c="3"/></text:p>
          </table:table-cell>
          <table:table-cell office:value-type="float" office:value="2508" table:style-name="ce140">
            <text:p>+2 508</text:p>
          </table:table-cell>
          <table:table-cell office:value-type="float" office:value="35.062211659443591" table:style-name="ce141">
            <text:p>+35,1<text:s text:c="3"/></text:p>
          </table:table-cell>
          <table:table-cell table:style-name="ce95"/>
          <table:table-cell table:number-columns-repeated="16371"/>
        </table:table-row>
        <table:table-row table:style-name="ro4">
          <table:table-cell/>
          <table:table-cell office:value-type="string" table:style-name="ce241">
            <text:p>2- Especialistas das atividades intelectuais e científicas</text:p>
          </table:table-cell>
          <table:table-cell office:value-type="float" office:value="40379" table:style-name="ce136">
            <text:p>40 379</text:p>
          </table:table-cell>
          <table:table-cell office:value-type="float" office:value="10.171596410884231" table:style-name="ce242">
            <text:p>10,2<text:s text:c="5"/></text:p>
          </table:table-cell>
          <table:table-cell office:value-type="float" office:value="39195" table:style-name="ce243">
            <text:p>39 195</text:p>
          </table:table-cell>
          <table:table-cell office:value-type="float" office:value="10.44782087165134" table:style-name="ce244">
            <text:p>10,4<text:s text:c="5"/></text:p>
          </table:table-cell>
          <table:table-cell office:value-type="float" office:value="32430" table:style-name="ce138">
            <text:p>32 430</text:p>
          </table:table-cell>
          <table:table-cell office:value-type="float" office:value="10.885070704290591" table:style-name="ce245">
            <text:p>10,9<text:s text:c="5"/></text:p>
          </table:table-cell>
          <table:table-cell office:value-type="float" office:value="1184" table:style-name="ce140">
            <text:p>+1 184</text:p>
          </table:table-cell>
          <table:table-cell office:value-type="float" office:value="3.0207934685546625" table:style-name="ce141">
            <text:p>+3,0<text:s text:c="3"/></text:p>
          </table:table-cell>
          <table:table-cell office:value-type="float" office:value="7949" table:style-name="ce140">
            <text:p>+7 949</text:p>
          </table:table-cell>
          <table:table-cell office:value-type="float" office:value="24.511255010792475" table:style-name="ce141">
            <text:p>+24,5<text:s text:c="3"/></text:p>
          </table:table-cell>
          <table:table-cell table:style-name="ce106"/>
          <table:table-cell table:number-columns-repeated="16371"/>
        </table:table-row>
        <table:table-row table:style-name="ro4">
          <table:table-cell/>
          <table:table-cell office:value-type="string" table:style-name="ce241">
            <text:p>3- Técnicos e profissões de nível intermédio</text:p>
          </table:table-cell>
          <table:table-cell office:value-type="float" office:value="36088" table:style-name="ce136">
            <text:p>36 088</text:p>
          </table:table-cell>
          <table:table-cell office:value-type="float" office:value="9.0906800880653336" table:style-name="ce242">
            <text:p>9,1<text:s text:c="5"/></text:p>
          </table:table-cell>
          <table:table-cell office:value-type="float" office:value="33838" table:style-name="ce243">
            <text:p>33 838</text:p>
          </table:table-cell>
          <table:table-cell office:value-type="float" office:value="9.0198587231773963" table:style-name="ce244">
            <text:p>9,0<text:s text:c="5"/></text:p>
          </table:table-cell>
          <table:table-cell office:value-type="float" office:value="26910" table:style-name="ce138">
            <text:p>26 910</text:p>
          </table:table-cell>
          <table:table-cell office:value-type="float" office:value="9.032292712070916" table:style-name="ce245">
            <text:p>9,0<text:s text:c="5"/></text:p>
          </table:table-cell>
          <table:table-cell office:value-type="float" office:value="2250" table:style-name="ce140">
            <text:p>+2 250</text:p>
          </table:table-cell>
          <table:table-cell office:value-type="float" office:value="6.6493291565695376" table:style-name="ce141">
            <text:p>+6,6<text:s text:c="3"/></text:p>
          </table:table-cell>
          <table:table-cell office:value-type="float" office:value="9178" table:style-name="ce140">
            <text:p>+9 178</text:p>
          </table:table-cell>
          <table:table-cell office:value-type="float" office:value="34.106280193236714" table:style-name="ce141">
            <text:p>+34,1<text:s text:c="3"/></text:p>
          </table:table-cell>
          <table:table-cell table:style-name="ce106"/>
          <table:table-cell table:number-columns-repeated="16371"/>
        </table:table-row>
        <table:table-row table:style-name="ro4">
          <table:table-cell/>
          <table:table-cell office:value-type="string" table:style-name="ce241">
            <text:p>4- Pessoal administrativo</text:p>
          </table:table-cell>
          <table:table-cell office:value-type="float" office:value="46041" table:style-name="ce136">
            <text:p>46 041</text:p>
          </table:table-cell>
          <table:table-cell office:value-type="float" office:value="11.597871922373532" table:style-name="ce242">
            <text:p>11,6<text:s text:c="5"/></text:p>
          </table:table-cell>
          <table:table-cell office:value-type="float" office:value="42909" table:style-name="ce243">
            <text:p>42 909</text:p>
          </table:table-cell>
          <table:table-cell office:value-type="float" office:value="11.43782487005198" table:style-name="ce244">
            <text:p>11,4<text:s text:c="5"/></text:p>
          </table:table-cell>
          <table:table-cell office:value-type="float" office:value="35188" table:style-name="ce138">
            <text:p>35 188</text:p>
          </table:table-cell>
          <table:table-cell office:value-type="float" office:value="11.810788404026436" table:style-name="ce245">
            <text:p>11,8<text:s text:c="5"/></text:p>
          </table:table-cell>
          <table:table-cell office:value-type="float" office:value="3132" table:style-name="ce140">
            <text:p>+3 132</text:p>
          </table:table-cell>
          <table:table-cell office:value-type="float" office:value="7.2991680067118789" table:style-name="ce141">
            <text:p>+7,3<text:s text:c="3"/></text:p>
          </table:table-cell>
          <table:table-cell office:value-type="float" office:value="10853" table:style-name="ce140">
            <text:p>+10 853</text:p>
          </table:table-cell>
          <table:table-cell office:value-type="float" office:value="30.842900988973515" table:style-name="ce141">
            <text:p>+30,8<text:s text:c="3"/></text:p>
          </table:table-cell>
          <table:table-cell table:style-name="ce120"/>
          <table:table-cell table:number-columns-repeated="16371"/>
        </table:table-row>
        <table:table-row table:style-name="ro4">
          <table:table-cell/>
          <table:table-cell office:value-type="string" table:style-name="ce241">
            <text:p>5- Trab. serviços pessoais, de proteção e segurança e vendedores</text:p>
          </table:table-cell>
          <table:table-cell office:value-type="float" office:value="90581" table:style-name="ce136">
            <text:p>90 581</text:p>
          </table:table-cell>
          <table:table-cell office:value-type="float" office:value="22.817637249419363" table:style-name="ce242">
            <text:p>22,8<text:s text:c="5"/></text:p>
          </table:table-cell>
          <table:table-cell office:value-type="float" office:value="83411" table:style-name="ce243">
            <text:p>83 411</text:p>
          </table:table-cell>
          <table:table-cell office:value-type="float" office:value="22.234039717446354" table:style-name="ce244">
            <text:p>22,2<text:s text:c="5"/></text:p>
          </table:table-cell>
          <table:table-cell office:value-type="float" office:value="61299" table:style-name="ce138">
            <text:p>61 299</text:p>
          </table:table-cell>
          <table:table-cell office:value-type="float" office:value="20.574898214687291" table:style-name="ce245">
            <text:p>20,6<text:s text:c="5"/></text:p>
          </table:table-cell>
          <table:table-cell office:value-type="float" office:value="7170" table:style-name="ce140">
            <text:p>+7 170</text:p>
          </table:table-cell>
          <table:table-cell office:value-type="float" office:value="8.5959885386819472" table:style-name="ce141">
            <text:p>+8,6<text:s text:c="3"/></text:p>
          </table:table-cell>
          <table:table-cell office:value-type="float" office:value="29282" table:style-name="ce140">
            <text:p>+29 282</text:p>
          </table:table-cell>
          <table:table-cell office:value-type="float" office:value="47.769131633468739" table:style-name="ce141">
            <text:p>+47,8<text:s text:c="3"/></text:p>
          </table:table-cell>
          <table:table-cell table:style-name="ce120"/>
          <table:table-cell table:number-columns-repeated="16371"/>
        </table:table-row>
        <table:table-row table:style-name="ro4">
          <table:table-cell/>
          <table:table-cell office:value-type="string" table:style-name="ce241">
            <text:p>6- Agricultores e trab. qualificados da agric., <text:s/>pesca e floresta</text:p>
          </table:table-cell>
          <table:table-cell office:value-type="float" office:value="11444" table:style-name="ce136">
            <text:p>11 444</text:p>
          </table:table-cell>
          <table:table-cell office:value-type="float" office:value="2.8827793983545686" table:style-name="ce242">
            <text:p>2,9<text:s text:c="5"/></text:p>
          </table:table-cell>
          <table:table-cell office:value-type="float" office:value="11004" table:style-name="ce243">
            <text:p>11 004</text:p>
          </table:table-cell>
          <table:table-cell office:value-type="float" office:value="2.9332267093162736" table:style-name="ce244">
            <text:p>2,9<text:s text:c="5"/></text:p>
          </table:table-cell>
          <table:table-cell office:value-type="float" office:value="9880" table:style-name="ce138">
            <text:p>9 880</text:p>
          </table:table-cell>
          <table:table-cell office:value-type="float" office:value="3.3162040875236212" table:style-name="ce245">
            <text:p>3,3<text:s text:c="5"/></text:p>
          </table:table-cell>
          <table:table-cell office:value-type="float" office:value="440" table:style-name="ce140">
            <text:p>+ 440</text:p>
          </table:table-cell>
          <table:table-cell office:value-type="float" office:value="3.9985459832788077" table:style-name="ce141">
            <text:p>+4,0<text:s text:c="3"/></text:p>
          </table:table-cell>
          <table:table-cell office:value-type="float" office:value="1564" table:style-name="ce140">
            <text:p>+1 564</text:p>
          </table:table-cell>
          <table:table-cell office:value-type="float" office:value="15.829959514170042" table:style-name="ce141">
            <text:p>+15,8<text:s text:c="3"/></text:p>
          </table:table-cell>
          <table:table-cell table:style-name="ce133"/>
          <table:table-cell table:number-columns-repeated="16371"/>
        </table:table-row>
        <table:table-row table:style-name="ro4">
          <table:table-cell/>
          <table:table-cell office:value-type="string" table:style-name="ce241">
            <text:p>7- Trabalhadores qualificados da indústria, construção e artífices</text:p>
          </table:table-cell>
          <table:table-cell office:value-type="float" office:value="39828" table:style-name="ce136">
            <text:p>39 828</text:p>
          </table:table-cell>
          <table:table-cell office:value-type="float" office:value="10.032797787282922" table:style-name="ce242">
            <text:p>10,0<text:s text:c="5"/></text:p>
          </table:table-cell>
          <table:table-cell office:value-type="float" office:value="38521" table:style-name="ce243">
            <text:p>38 521</text:p>
          </table:table-cell>
          <table:table-cell office:value-type="float" office:value="10.268159402905505" table:style-name="ce244">
            <text:p>10,3<text:s text:c="5"/></text:p>
          </table:table-cell>
          <table:table-cell office:value-type="float" office:value="31178" table:style-name="ce138">
            <text:p>31 178</text:p>
          </table:table-cell>
          <table:table-cell office:value-type="float" office:value="10.4648391741712" table:style-name="ce245">
            <text:p>10,5<text:s text:c="5"/></text:p>
          </table:table-cell>
          <table:table-cell office:value-type="float" office:value="1307" table:style-name="ce140">
            <text:p>+1 307</text:p>
          </table:table-cell>
          <table:table-cell office:value-type="float" office:value="3.3929544923548196" table:style-name="ce141">
            <text:p>+3,4<text:s text:c="3"/></text:p>
          </table:table-cell>
          <table:table-cell office:value-type="float" office:value="8650" table:style-name="ce140">
            <text:p>+8 650</text:p>
          </table:table-cell>
          <table:table-cell office:value-type="float" office:value="27.743921996279429" table:style-name="ce141">
            <text:p>+27,7<text:s text:c="3"/></text:p>
          </table:table-cell>
          <table:table-cell table:style-name="ce151"/>
          <table:table-cell table:number-columns-repeated="16371"/>
        </table:table-row>
        <table:table-row table:style-name="ro4">
          <table:table-cell/>
          <table:table-cell office:value-type="string" table:style-name="ce241">
            <text:p>8- Operadores de instalações e máquinas e trab. da montagem</text:p>
          </table:table-cell>
          <table:table-cell office:value-type="float" office:value="24057" table:style-name="ce136">
            <text:p>24 057</text:p>
          </table:table-cell>
          <table:table-cell office:value-type="float" office:value="6.0600335534966669" table:style-name="ce242">
            <text:p>6,1<text:s text:c="5"/></text:p>
          </table:table-cell>
          <table:table-cell office:value-type="float" office:value="22981" table:style-name="ce243">
            <text:p>22 981</text:p>
          </table:table-cell>
          <table:table-cell office:value-type="float" office:value="6.1258163401306147" table:style-name="ce244">
            <text:p>6,1<text:s text:c="5"/></text:p>
          </table:table-cell>
          <table:table-cell office:value-type="float" office:value="17215" table:style-name="ce138">
            <text:p>17 215</text:p>
          </table:table-cell>
          <table:table-cell office:value-type="float" office:value="5.7781835391416134" table:style-name="ce245">
            <text:p>5,8<text:s text:c="5"/></text:p>
          </table:table-cell>
          <table:table-cell office:value-type="float" office:value="1076" table:style-name="ce140">
            <text:p>+1 076</text:p>
          </table:table-cell>
          <table:table-cell office:value-type="float" office:value="4.6821287150254554" table:style-name="ce141">
            <text:p>+4,7<text:s text:c="3"/></text:p>
          </table:table-cell>
          <table:table-cell office:value-type="float" office:value="6842" table:style-name="ce140">
            <text:p>+6 842</text:p>
          </table:table-cell>
          <table:table-cell office:value-type="float" office:value="39.744408945686899" table:style-name="ce141">
            <text:p>+39,7<text:s text:c="3"/></text:p>
          </table:table-cell>
          <table:table-cell table:style-name="ce157"/>
          <table:table-cell table:number-columns-repeated="16371"/>
        </table:table-row>
        <table:table-row table:style-name="ro4">
          <table:table-cell/>
          <table:table-cell office:value-type="string" table:style-name="ce241">
            <text:p>9- Trabalhadores não qualificados</text:p>
          </table:table-cell>
          <table:table-cell office:value-type="float" office:value="98714" table:style-name="ce136">
            <text:p>98 714</text:p>
          </table:table-cell>
          <table:table-cell office:value-type="float" office:value="24.86636539052542" table:style-name="ce242">
            <text:p>24,9<text:s text:c="5"/></text:p>
          </table:table-cell>
          <table:table-cell office:value-type="float" office:value="94069" table:style-name="ce243">
            <text:p>94 069</text:p>
          </table:table-cell>
          <table:table-cell office:value-type="float" office:value="25.075036652005867" table:style-name="ce244">
            <text:p>25,1<text:s text:c="5"/></text:p>
          </table:table-cell>
          <table:table-cell office:value-type="float" office:value="76486" table:style-name="ce138">
            <text:p>76 486</text:p>
          </table:table-cell>
          <table:table-cell office:value-type="float" office:value="25.672387230600375" table:style-name="ce245">
            <text:p>25,7<text:s text:c="5"/></text:p>
          </table:table-cell>
          <table:table-cell office:value-type="float" office:value="4645" table:style-name="ce140">
            <text:p>+4 645</text:p>
          </table:table-cell>
          <table:table-cell office:value-type="float" office:value="4.9378647588472289" table:style-name="ce141">
            <text:p>+4,9<text:s text:c="3"/></text:p>
          </table:table-cell>
          <table:table-cell office:value-type="float" office:value="22228" table:style-name="ce140">
            <text:p>+22 228</text:p>
          </table:table-cell>
          <table:table-cell office:value-type="float" office:value="29.061527599822192" table:style-name="ce141">
            <text:p>+29,1<text:s text:c="3"/></text:p>
          </table:table-cell>
          <table:table-cell table:style-name="ce151"/>
          <table:table-cell table:number-columns-repeated="16371"/>
        </table:table-row>
        <table:table-row table:style-name="ro4">
          <table:table-cell/>
          <table:table-cell office:value-type="string" table:style-name="ce241">
            <text:p>0- Profissões das Forças Armadas</text:p>
          </table:table-cell>
          <table:table-cell office:value-type="float" office:value="174" table:style-name="ce136">
            <text:p><text:s/>174</text:p>
          </table:table-cell>
          <table:table-cell office:value-type="float" office:value="4.3831144295149851E-2" table:style-name="ce242">
            <text:p>0,0<text:s text:c="5"/></text:p>
          </table:table-cell>
          <table:table-cell office:value-type="float" office:value="163" table:style-name="ce243">
            <text:p><text:s/>163</text:p>
          </table:table-cell>
          <table:table-cell office:value-type="float" office:value="4.3449286951885914E-2" table:style-name="ce244">
            <text:p>0,0<text:s text:c="5"/></text:p>
          </table:table-cell>
          <table:table-cell office:value-type="float" office:value="177" table:style-name="ce138">
            <text:p><text:s/>177</text:p>
          </table:table-cell>
          <table:table-cell office:value-type="float" office:value="5.9409729098348275E-2" table:style-name="ce245">
            <text:p>0,1<text:s text:c="5"/></text:p>
          </table:table-cell>
          <table:table-cell office:value-type="float" office:value="11" table:style-name="ce140">
            <text:p>+ 11</text:p>
          </table:table-cell>
          <table:table-cell office:value-type="float" office:value="6.7484662576687118" table:style-name="ce141">
            <text:p>+6,7<text:s text:c="3"/></text:p>
          </table:table-cell>
          <table:table-cell office:value-type="float" office:value="-3" table:style-name="ce140">
            <text:p><text:s/>- 3</text:p>
          </table:table-cell>
          <table:table-cell office:value-type="float" office:value="-1.6949152542372881" table:style-name="ce141">
            <text:p>-1,7<text:s text:c="3"/></text:p>
          </table:table-cell>
          <table:table-cell table:style-name="ce157"/>
          <table:table-cell table:number-columns-repeated="16371"/>
        </table:table-row>
        <table:table-row table:style-name="ro4">
          <table:table-cell/>
          <table:table-cell office:value-type="string" table:style-name="ce241">
            <text:p><text:s text:c="5"/>Outros</text:p>
          </table:table-cell>
          <table:table-cell office:value-type="float" office:value="11" table:style-name="ce136">
            <text:p><text:s/>11</text:p>
          </table:table-cell>
          <table:table-cell office:value-type="float" office:value="2.7709344094634966E-3" table:style-name="ce242">
            <text:p>0,0<text:s text:c="5"/></text:p>
          </table:table-cell>
          <table:table-cell office:value-type="float" office:value="13" table:style-name="ce243">
            <text:p><text:s/>13</text:p>
          </table:table-cell>
          <table:table-cell office:value-type="float" office:value="3.4652805544448887E-3" table:style-name="ce244">
            <text:p>0,0<text:s text:c="5"/></text:p>
          </table:table-cell>
          <table:table-cell office:value-type="float" office:value="15" table:style-name="ce138">
            <text:p><text:s/>15</text:p>
          </table:table-cell>
          <table:table-cell office:value-type="float" office:value="5.034722804944769E-3" table:style-name="ce245">
            <text:p>0,0<text:s text:c="5"/></text:p>
          </table:table-cell>
          <table:table-cell office:value-type="float" office:value="-2" table:style-name="ce140">
            <text:p><text:s/>- 2</text:p>
          </table:table-cell>
          <table:table-cell office:value-type="float" office:value="-15.384615384615385" table:style-name="ce141">
            <text:p>-15,4<text:s text:c="3"/></text:p>
          </table:table-cell>
          <table:table-cell office:value-type="float" office:value="-4" table:style-name="ce140">
            <text:p><text:s/>- 4</text:p>
          </table:table-cell>
          <table:table-cell office:value-type="float" office:value="-26.666666666666668" table:style-name="ce141">
            <text:p>-26,7<text:s text:c="3"/></text:p>
          </table:table-cell>
          <table:table-cell table:style-name="ce151"/>
          <table:table-cell table:number-columns-repeated="16371"/>
        </table:table-row>
        <table:table-row table:style-name="ro32">
          <table:table-cell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165"/>
          <table:table-cell table:style-name="ce166"/>
          <table:table-cell table:style-name="ce165"/>
          <table:table-cell table:style-name="ce166"/>
          <table:table-cell table:style-name="ce151"/>
          <table:table-cell table:number-columns-repeated="16371"/>
        </table:table-row>
        <table:table-row table:style-name="ro27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10" table:style-name="ce1"/>
          <table:table-cell table:style-name="ce157"/>
          <table:table-cell table:number-columns-repeated="16371"/>
        </table:table-row>
        <table:table-row table:number-rows-repeated="5" table:style-name="ro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number-columns-repeated="16371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3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16379" table:style-name="ce1"/>
        </table:table-row>
        <table:table-row table:number-rows-repeated="15" table:style-name="ro20">
          <table:table-cell table:number-columns-repeated="16384"/>
        </table:table-row>
        <table:table-row table:style-name="ro20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number-columns-repeated="16372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6" table:default-cell-style-name="ce1"/>
        <table:table-column table:style-name="co3" table:default-cell-style-name="ce1"/>
        <table:table-column table:style-name="co47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39" table:default-cell-style-name="ce1"/>
        <table:table-column table:style-name="co40" table:default-cell-style-name="ce1"/>
        <table:table-column table:style-name="co1" table:default-cell-style-name="ce1"/>
        <table:table-column table:style-name="co21" table:default-cell-style-name="ce1"/>
        <table:table-column table:style-name="co48" table:default-cell-style-name="ce1"/>
        <table:table-column table:style-name="co21" table:number-columns-repeated="3" table:default-cell-style-name="ce1"/>
        <table:table-column table:style-name="co49" table:default-cell-style-name="ce1"/>
        <table:table-column table:style-name="co21" table:number-columns-repeated="16366" table:default-cell-style-name="ce1"/>
        <table:table-row table:style-name="ro20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65644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9736in" svg:y="0.25925in" svg:width="2.02696in" svg:height="0.51096in">
                <draw:text-box>
                  <text:p text:style-name="a48" text:class-names="" text:cond-style-name=""><text:span text:style-name="a46" text:class-names="">JANEIRO 2021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2136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20">
          <table:table-cell/>
          <table:table-cell table:number-columns-repeated="11" table:style-name="ce94"/>
          <table:table-cell table:style-name="ce95"/>
          <table:table-cell table:number-columns-repeated="16371"/>
        </table:table-row>
        <table:table-row table:style-name="ro20">
          <table:table-cell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/>
          <table:table-cell office:value-type="string" table:style-name="ce96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style-name="ce95"/>
          <table:table-cell table:number-columns-repeated="16371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style-name="ce95"/>
          <table:table-cell table:number-columns-repeated="16371"/>
        </table:table-row>
        <table:table-row table:style-name="ro24">
          <table:table-cell/>
          <table:table-cell table:style-name="ce94"/>
          <table:table-cell table:style-name="ce100"/>
          <table:table-cell table:number-columns-repeated="9" table:style-name="ce94"/>
          <table:table-cell table:style-name="ce95"/>
          <table:table-cell table:number-columns-repeated="16371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style-name="ce106"/>
          <table:table-cell table:number-columns-repeated="16371"/>
        </table:table-row>
        <table:table-row table:style-name="ro20">
          <table:table-cell/>
          <table:table-cell office:value-type="string" table:style-name="ce107">
            <text:p>CAE <text:s/>Rev.3</text:p>
          </table:table-cell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style-name="ce106"/>
          <table:table-cell table:number-columns-repeated="16371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style-name="ce120"/>
          <table:table-cell table:number-columns-repeated="16371"/>
        </table:table-row>
        <table:table-row table:style-name="ro33">
          <table:table-cell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style-name="ce120"/>
          <table:table-cell table:number-columns-repeated="16371"/>
        </table:table-row>
        <table:table-row table:style-name="ro13">
          <table:table-cell/>
          <table:table-cell office:value-type="string" table:style-name="ce261">
            <text:p><text:s text:c="2"/>Total</text:p>
          </table:table-cell>
          <table:table-cell office:value-type="float" office:value="364972" table:style-name="ce127">
            <text:p>364 972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43770" table:style-name="ce129">
            <text:p>343 77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69995" table:style-name="ce129">
            <text:p>269 995</text:p>
          </table:table-cell>
          <table:table-cell office:value-type="float" office:value="99.999999999999986" table:style-name="ce130">
            <text:p>100,0<text:s text:c="5"/></text:p>
          </table:table-cell>
          <table:table-cell office:value-type="float" office:value="21202" table:style-name="ce131">
            <text:p>+21 202</text:p>
          </table:table-cell>
          <table:table-cell office:value-type="float" office:value="6.1674957093405469" table:style-name="ce132">
            <text:p>+6,2<text:s text:c="3"/></text:p>
          </table:table-cell>
          <table:table-cell office:value-type="float" office:value="94977" table:style-name="ce131">
            <text:p>+94 977</text:p>
          </table:table-cell>
          <table:table-cell office:value-type="float" office:value="35.177318098483305" table:style-name="ce132">
            <text:p>+35,2<text:s text:c="3"/></text:p>
          </table:table-cell>
          <table:table-cell table:style-name="ce133"/>
          <table:table-cell table:number-columns-repeated="16371"/>
        </table:table-row>
        <table:table-row table:style-name="ro2">
          <table:table-cell table:style-name="ce262"/>
          <table:table-cell office:value-type="string" table:style-name="ce263">
            <text:p>Agricultura, produção animal, caça, floresta e pesca</text:p>
          </table:table-cell>
          <table:table-cell office:value-type="float" office:value="15892" table:style-name="ce127">
            <text:p>15 892</text:p>
          </table:table-cell>
          <table:table-cell office:value-type="float" office:value="4.354306631741613" table:style-name="ce128">
            <text:p>4,4<text:s text:c="5"/></text:p>
          </table:table-cell>
          <table:table-cell office:value-type="float" office:value="15266" table:style-name="ce129">
            <text:p>15 266</text:p>
          </table:table-cell>
          <table:table-cell office:value-type="float" office:value="4.4407598103383075" table:style-name="ce130">
            <text:p>4,4<text:s text:c="5"/></text:p>
          </table:table-cell>
          <table:table-cell office:value-type="float" office:value="13274" table:style-name="ce129">
            <text:p>13 274</text:p>
          </table:table-cell>
          <table:table-cell office:value-type="float" office:value="4.9163873405063052" table:style-name="ce130">
            <text:p>4,9<text:s text:c="5"/></text:p>
          </table:table-cell>
          <table:table-cell office:value-type="float" office:value="626" table:style-name="ce131">
            <text:p>+ 626</text:p>
          </table:table-cell>
          <table:table-cell office:value-type="float" office:value="4.1006157474125509" table:style-name="ce132">
            <text:p>+4,1<text:s text:c="3"/></text:p>
          </table:table-cell>
          <table:table-cell office:value-type="float" office:value="2618" table:style-name="ce131">
            <text:p>+2 618</text:p>
          </table:table-cell>
          <table:table-cell office:value-type="float" office:value="19.722766310079855" table:style-name="ce132">
            <text:p>+19,7<text:s text:c="3"/></text:p>
          </table:table-cell>
          <table:table-cell table:style-name="ce264"/>
          <table:table-cell table:number-columns-repeated="16371" table:style-name="ce262"/>
        </table:table-row>
        <table:table-row table:style-name="ro34">
          <table:table-cell table:style-name="ce262"/>
          <table:table-cell office:value-type="string" table:style-name="ce263">
            <text:p>Indústria, energia e água e construção</text:p>
          </table:table-cell>
          <table:table-cell office:value-type="float" office:value="72588" table:style-name="ce147">
            <text:p>72 588</text:p>
          </table:table-cell>
          <table:table-cell office:value-type="float" office:value="19.888648992251458" table:style-name="ce148">
            <text:p>19,9<text:s text:c="5"/></text:p>
          </table:table-cell>
          <table:table-cell office:value-type="float" office:value="69527" table:style-name="ce129">
            <text:p>69 527</text:p>
          </table:table-cell>
          <table:table-cell office:value-type="float" office:value="20.224859644529772" table:style-name="ce130">
            <text:p>20,2<text:s text:c="5"/></text:p>
          </table:table-cell>
          <table:table-cell office:value-type="float" office:value="60355" table:style-name="ce129">
            <text:p>60 355</text:p>
          </table:table-cell>
          <table:table-cell office:value-type="float" office:value="22.354117668845717" table:style-name="ce130">
            <text:p>22,4<text:s text:c="5"/></text:p>
          </table:table-cell>
          <table:table-cell office:value-type="float" office:value="3061" table:style-name="ce131">
            <text:p>+3 061</text:p>
          </table:table-cell>
          <table:table-cell office:value-type="float" office:value="4.4026061817711106" table:style-name="ce132">
            <text:p>+4,4<text:s text:c="3"/></text:p>
          </table:table-cell>
          <table:table-cell office:value-type="float" office:value="12233" table:style-name="ce131">
            <text:p>+12 233</text:p>
          </table:table-cell>
          <table:table-cell office:value-type="float" office:value="20.268411896280341" table:style-name="ce132">
            <text:p>+20,3<text:s text:c="3"/></text:p>
          </table:table-cell>
          <table:table-cell table:style-name="ce264"/>
          <table:table-cell table:number-columns-repeated="16371" table:style-name="ce262"/>
        </table:table-row>
        <table:table-row table:style-name="ro35">
          <table:table-cell/>
          <table:table-cell office:value-type="string" table:style-name="ce265">
            <text:p>Indústrias extrativas</text:p>
          </table:table-cell>
          <table:table-cell office:value-type="float" office:value="1917" table:style-name="ce136">
            <text:p>1 917</text:p>
          </table:table-cell>
          <table:table-cell office:value-type="float" office:value="0.5252457722784214" table:style-name="ce137">
            <text:p>0,5<text:s text:c="5"/></text:p>
          </table:table-cell>
          <table:table-cell office:value-type="float" office:value="1852" table:style-name="ce138">
            <text:p>1 852</text:p>
          </table:table-cell>
          <table:table-cell office:value-type="float" office:value="0.53873229193937811" table:style-name="ce139">
            <text:p>0,5<text:s text:c="5"/></text:p>
          </table:table-cell>
          <table:table-cell office:value-type="float" office:value="1703" table:style-name="ce138">
            <text:p>1 703</text:p>
          </table:table-cell>
          <table:table-cell office:value-type="float" office:value="0.63075242134113596" table:style-name="ce139">
            <text:p>0,6<text:s text:c="5"/></text:p>
          </table:table-cell>
          <table:table-cell office:value-type="float" office:value="65" table:style-name="ce140">
            <text:p>+ 65</text:p>
          </table:table-cell>
          <table:table-cell office:value-type="float" office:value="3.5097192224622029" table:style-name="ce141">
            <text:p>+3,5<text:s text:c="3"/></text:p>
          </table:table-cell>
          <table:table-cell office:value-type="float" office:value="214" table:style-name="ce140">
            <text:p>+ 214</text:p>
          </table:table-cell>
          <table:table-cell office:value-type="float" office:value="12.566059894304168" table:style-name="ce141">
            <text:p>+12,6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7824" table:style-name="ce136">
            <text:p>7 824</text:p>
          </table:table-cell>
          <table:table-cell office:value-type="float" office:value="2.1437260940565301" table:style-name="ce137">
            <text:p>2,1<text:s text:c="5"/></text:p>
          </table:table-cell>
          <table:table-cell office:value-type="float" office:value="7331" table:style-name="ce138">
            <text:p>7 331</text:p>
          </table:table-cell>
          <table:table-cell office:value-type="float" office:value="2.1325304709544173" table:style-name="ce139">
            <text:p>2,1<text:s text:c="5"/></text:p>
          </table:table-cell>
          <table:table-cell office:value-type="float" office:value="6385" table:style-name="ce138">
            <text:p>6 385</text:p>
          </table:table-cell>
          <table:table-cell office:value-type="float" office:value="2.3648586084927499" table:style-name="ce139">
            <text:p>2,4<text:s text:c="5"/></text:p>
          </table:table-cell>
          <table:table-cell office:value-type="float" office:value="493" table:style-name="ce140">
            <text:p>+ 493</text:p>
          </table:table-cell>
          <table:table-cell office:value-type="float" office:value="6.7248670031373621" table:style-name="ce141">
            <text:p>+6,7<text:s text:c="3"/></text:p>
          </table:table-cell>
          <table:table-cell office:value-type="float" office:value="1439" table:style-name="ce140">
            <text:p>+1 439</text:p>
          </table:table-cell>
          <table:table-cell office:value-type="float" office:value="22.537196554424433" table:style-name="ce141">
            <text:p>+22,5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Fabricação de têxteis</text:p>
          </table:table-cell>
          <table:table-cell office:value-type="float" office:value="3170" table:style-name="ce136">
            <text:p>3 170</text:p>
          </table:table-cell>
          <table:table-cell office:value-type="float" office:value="0.86855977992832334" table:style-name="ce154">
            <text:p>0,9<text:s text:c="5"/></text:p>
          </table:table-cell>
          <table:table-cell office:value-type="float" office:value="3069" table:style-name="ce155">
            <text:p>3 069</text:p>
          </table:table-cell>
          <table:table-cell office:value-type="float" office:value="0.8927480582947902" table:style-name="ce156">
            <text:p>0,9<text:s text:c="5"/></text:p>
          </table:table-cell>
          <table:table-cell office:value-type="float" office:value="2653" table:style-name="ce138">
            <text:p>2 653</text:p>
          </table:table-cell>
          <table:table-cell office:value-type="float" office:value="0.98261078908868682" table:style-name="ce156">
            <text:p>1,0<text:s text:c="5"/></text:p>
          </table:table-cell>
          <table:table-cell office:value-type="float" office:value="101" table:style-name="ce140">
            <text:p>+ 101</text:p>
          </table:table-cell>
          <table:table-cell office:value-type="float" office:value="3.2909742587161941" table:style-name="ce141">
            <text:p>+3,3<text:s text:c="3"/></text:p>
          </table:table-cell>
          <table:table-cell office:value-type="float" office:value="517" table:style-name="ce140">
            <text:p>+ 517</text:p>
          </table:table-cell>
          <table:table-cell office:value-type="float" office:value="19.487372785525821" table:style-name="ce141">
            <text:p>+19,5<text:s text:c="3"/></text:p>
          </table:table-cell>
          <table:table-cell table:style-name="ce157"/>
          <table:table-cell table:number-columns-repeated="16371"/>
        </table:table-row>
        <table:table-row table:style-name="ro35">
          <table:table-cell/>
          <table:table-cell office:value-type="string" table:style-name="ce266">
            <text:p>Indústria do vestuário</text:p>
          </table:table-cell>
          <table:table-cell office:value-type="float" office:value="9875" table:style-name="ce136">
            <text:p>9 875</text:p>
          </table:table-cell>
          <table:table-cell office:value-type="float" office:value="2.7056870116063698" table:style-name="ce154">
            <text:p>2,7<text:s text:c="5"/></text:p>
          </table:table-cell>
          <table:table-cell office:value-type="float" office:value="9391" table:style-name="ce155">
            <text:p>9 391</text:p>
          </table:table-cell>
          <table:table-cell office:value-type="float" office:value="2.7317683334787795" table:style-name="ce156">
            <text:p>2,7<text:s text:c="5"/></text:p>
          </table:table-cell>
          <table:table-cell office:value-type="float" office:value="7858" table:style-name="ce138">
            <text:p>7 858</text:p>
          </table:table-cell>
          <table:table-cell office:value-type="float" office:value="2.9104242671160576" table:style-name="ce156">
            <text:p>2,9<text:s text:c="5"/></text:p>
          </table:table-cell>
          <table:table-cell office:value-type="float" office:value="484" table:style-name="ce140">
            <text:p>+ 484</text:p>
          </table:table-cell>
          <table:table-cell office:value-type="float" office:value="5.1538707272920883" table:style-name="ce141">
            <text:p>+5,2<text:s text:c="3"/></text:p>
          </table:table-cell>
          <table:table-cell office:value-type="float" office:value="2017" table:style-name="ce140">
            <text:p>+2 017</text:p>
          </table:table-cell>
          <table:table-cell office:value-type="float" office:value="25.668108933570881" table:style-name="ce141">
            <text:p>+25,7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4587" table:style-name="ce136">
            <text:p>4 587</text:p>
          </table:table-cell>
          <table:table-cell office:value-type="float" office:value="1.256808741492498" table:style-name="ce154">
            <text:p>1,3<text:s text:c="5"/></text:p>
          </table:table-cell>
          <table:table-cell office:value-type="float" office:value="4455" table:style-name="ce155">
            <text:p>4 455</text:p>
          </table:table-cell>
          <table:table-cell office:value-type="float" office:value="1.2959246007505019" table:style-name="ce156">
            <text:p>1,3<text:s text:c="5"/></text:p>
          </table:table-cell>
          <table:table-cell office:value-type="float" office:value="2988" table:style-name="ce138">
            <text:p>2 988</text:p>
          </table:table-cell>
          <table:table-cell office:value-type="float" office:value="1.1066871608733495" table:style-name="ce156">
            <text:p>1,1<text:s text:c="5"/></text:p>
          </table:table-cell>
          <table:table-cell office:value-type="float" office:value="132" table:style-name="ce140">
            <text:p>+ 132</text:p>
          </table:table-cell>
          <table:table-cell office:value-type="float" office:value="2.9629629629629632" table:style-name="ce141">
            <text:p>+3,0<text:s text:c="3"/></text:p>
          </table:table-cell>
          <table:table-cell office:value-type="float" office:value="1599" table:style-name="ce140">
            <text:p>+1 599</text:p>
          </table:table-cell>
          <table:table-cell office:value-type="float" office:value="53.514056224899598" table:style-name="ce141">
            <text:p>+53,5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Indústria da madeira e da cortiça</text:p>
          </table:table-cell>
          <table:table-cell office:value-type="float" office:value="2169" table:style-name="ce136">
            <text:p>2 169</text:p>
          </table:table-cell>
          <table:table-cell office:value-type="float" office:value="0.59429216487840164" table:style-name="ce154">
            <text:p>0,6<text:s text:c="5"/></text:p>
          </table:table-cell>
          <table:table-cell office:value-type="float" office:value="2105" table:style-name="ce155">
            <text:p>2 105</text:p>
          </table:table-cell>
          <table:table-cell office:value-type="float" office:value="0.61232801000669057" table:style-name="ce156">
            <text:p>0,6<text:s text:c="5"/></text:p>
          </table:table-cell>
          <table:table-cell office:value-type="float" office:value="1903" table:style-name="ce138">
            <text:p>1 903</text:p>
          </table:table-cell>
          <table:table-cell office:value-type="float" office:value="0.70482786718272561" table:style-name="ce156">
            <text:p>0,7<text:s text:c="5"/></text:p>
          </table:table-cell>
          <table:table-cell office:value-type="float" office:value="64" table:style-name="ce140">
            <text:p>+ 64</text:p>
          </table:table-cell>
          <table:table-cell office:value-type="float" office:value="3.0403800475059382" table:style-name="ce141">
            <text:p>+3,0<text:s text:c="3"/></text:p>
          </table:table-cell>
          <table:table-cell office:value-type="float" office:value="266" table:style-name="ce140">
            <text:p>+ 266</text:p>
          </table:table-cell>
          <table:table-cell office:value-type="float" office:value="13.977929584866001" table:style-name="ce141">
            <text:p>+14,0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1339" table:style-name="ce136">
            <text:p>1 339</text:p>
          </table:table-cell>
          <table:table-cell office:value-type="float" office:value="0.36687745909275232" table:style-name="ce154">
            <text:p>0,4<text:s text:c="5"/></text:p>
          </table:table-cell>
          <table:table-cell office:value-type="float" office:value="1320" table:style-name="ce155">
            <text:p>1 320</text:p>
          </table:table-cell>
          <table:table-cell office:value-type="float" office:value="0.38397765948163015" table:style-name="ce156">
            <text:p>0,4<text:s text:c="5"/></text:p>
          </table:table-cell>
          <table:table-cell office:value-type="float" office:value="1204" table:style-name="ce138">
            <text:p>1 204</text:p>
          </table:table-cell>
          <table:table-cell office:value-type="float" office:value="0.44593418396636975" table:style-name="ce156">
            <text:p>0,4<text:s text:c="5"/></text:p>
          </table:table-cell>
          <table:table-cell office:value-type="float" office:value="19" table:style-name="ce140">
            <text:p>+ 19</text:p>
          </table:table-cell>
          <table:table-cell office:value-type="float" office:value="1.4393939393939394" table:style-name="ce141">
            <text:p>+1,4<text:s text:c="3"/></text:p>
          </table:table-cell>
          <table:table-cell office:value-type="float" office:value="135" table:style-name="ce140">
            <text:p>+ 135</text:p>
          </table:table-cell>
          <table:table-cell office:value-type="float" office:value="11.212624584717608" table:style-name="ce141">
            <text:p>+11,2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2448" table:style-name="ce136">
            <text:p>2 448</text:p>
          </table:table-cell>
          <table:table-cell office:value-type="float" office:value="0.67073638525695123" table:style-name="ce154">
            <text:p>0,7<text:s text:c="5"/></text:p>
          </table:table-cell>
          <table:table-cell office:value-type="float" office:value="2280" table:style-name="ce155">
            <text:p>2 280</text:p>
          </table:table-cell>
          <table:table-cell office:value-type="float" office:value="0.66323413910463391" table:style-name="ce156">
            <text:p>0,7<text:s text:c="5"/></text:p>
          </table:table-cell>
          <table:table-cell office:value-type="float" office:value="1982" table:style-name="ce138">
            <text:p>1 982</text:p>
          </table:table-cell>
          <table:table-cell office:value-type="float" office:value="0.73408766829015348" table:style-name="ce156">
            <text:p>0,7<text:s text:c="5"/></text:p>
          </table:table-cell>
          <table:table-cell office:value-type="float" office:value="168" table:style-name="ce140">
            <text:p>+ 168</text:p>
          </table:table-cell>
          <table:table-cell office:value-type="float" office:value="7.3684210526315779" table:style-name="ce141">
            <text:p>+7,4<text:s text:c="3"/></text:p>
          </table:table-cell>
          <table:table-cell office:value-type="float" office:value="466" table:style-name="ce140">
            <text:p>+ 466</text:p>
          </table:table-cell>
          <table:table-cell office:value-type="float" office:value="23.511604439959637" table:style-name="ce141">
            <text:p>+23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1899" table:style-name="ce136">
            <text:p>1 899</text:p>
          </table:table-cell>
          <table:table-cell office:value-type="float" office:value="0.52031388709270854" table:style-name="ce154">
            <text:p>0,5<text:s text:c="5"/></text:p>
          </table:table-cell>
          <table:table-cell office:value-type="float" office:value="1823" table:style-name="ce155">
            <text:p>1 823</text:p>
          </table:table-cell>
          <table:table-cell office:value-type="float" office:value="0.53029641911743319" table:style-name="ce156">
            <text:p>0,5<text:s text:c="5"/></text:p>
          </table:table-cell>
          <table:table-cell office:value-type="float" office:value="1564" table:style-name="ce138">
            <text:p>1 564</text:p>
          </table:table-cell>
          <table:table-cell office:value-type="float" office:value="0.57926998648123118" table:style-name="ce156">
            <text:p>0,6<text:s text:c="5"/></text:p>
          </table:table-cell>
          <table:table-cell office:value-type="float" office:value="76" table:style-name="ce140">
            <text:p>+ 76</text:p>
          </table:table-cell>
          <table:table-cell office:value-type="float" office:value="4.1689522764673619" table:style-name="ce141">
            <text:p>+4,2<text:s text:c="3"/></text:p>
          </table:table-cell>
          <table:table-cell office:value-type="float" office:value="335" table:style-name="ce140">
            <text:p>+ 335</text:p>
          </table:table-cell>
          <table:table-cell office:value-type="float" office:value="21.419437340153451" table:style-name="ce141">
            <text:p>+21,4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4127" table:style-name="ce136">
            <text:p>4 127</text:p>
          </table:table-cell>
          <table:table-cell office:value-type="float" office:value="1.1307716756353912" table:style-name="ce154">
            <text:p>1,1<text:s text:c="5"/></text:p>
          </table:table-cell>
          <table:table-cell office:value-type="float" office:value="3974" table:style-name="ce155">
            <text:p>3 974</text:p>
          </table:table-cell>
          <table:table-cell office:value-type="float" office:value="1.1560054687727259" table:style-name="ce156">
            <text:p>1,2<text:s text:c="5"/></text:p>
          </table:table-cell>
          <table:table-cell office:value-type="float" office:value="3536" table:style-name="ce138">
            <text:p>3 536</text:p>
          </table:table-cell>
          <table:table-cell office:value-type="float" office:value="1.3096538824793051" table:style-name="ce156">
            <text:p>1,3<text:s text:c="5"/></text:p>
          </table:table-cell>
          <table:table-cell office:value-type="float" office:value="153" table:style-name="ce140">
            <text:p>+ 153</text:p>
          </table:table-cell>
          <table:table-cell office:value-type="float" office:value="3.8500251635631604" table:style-name="ce141">
            <text:p>+3,9<text:s text:c="3"/></text:p>
          </table:table-cell>
          <table:table-cell office:value-type="float" office:value="591" table:style-name="ce140">
            <text:p>+ 591</text:p>
          </table:table-cell>
          <table:table-cell office:value-type="float" office:value="16.713800904977376" table:style-name="ce141">
            <text:p>+16,7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2716" table:style-name="ce136">
            <text:p>2 716</text:p>
          </table:table-cell>
          <table:table-cell office:value-type="float" office:value="0.74416667579978746" table:style-name="ce154">
            <text:p>0,7<text:s text:c="5"/></text:p>
          </table:table-cell>
          <table:table-cell office:value-type="float" office:value="2629" table:style-name="ce155">
            <text:p>2 629</text:p>
          </table:table-cell>
          <table:table-cell office:value-type="float" office:value="0.76475550513424673" table:style-name="ce156">
            <text:p>0,8<text:s text:c="5"/></text:p>
          </table:table-cell>
          <table:table-cell office:value-type="float" office:value="2355" table:style-name="ce138">
            <text:p>2 355</text:p>
          </table:table-cell>
          <table:table-cell office:value-type="float" office:value="0.87223837478471822" table:style-name="ce156">
            <text:p>0,9<text:s text:c="5"/></text:p>
          </table:table-cell>
          <table:table-cell office:value-type="float" office:value="87" table:style-name="ce140">
            <text:p>+ 87</text:p>
          </table:table-cell>
          <table:table-cell office:value-type="float" office:value="3.3092430581970333" table:style-name="ce141">
            <text:p>+3,3<text:s text:c="3"/></text:p>
          </table:table-cell>
          <table:table-cell office:value-type="float" office:value="361" table:style-name="ce140">
            <text:p>+ 361</text:p>
          </table:table-cell>
          <table:table-cell office:value-type="float" office:value="15.329087048832271" table:style-name="ce141">
            <text:p>+15,3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2588" table:style-name="ce136">
            <text:p>2 588</text:p>
          </table:table-cell>
          <table:table-cell office:value-type="float" office:value="0.70909549225694024" table:style-name="ce154">
            <text:p>0,7<text:s text:c="5"/></text:p>
          </table:table-cell>
          <table:table-cell office:value-type="float" office:value="2408" table:style-name="ce155">
            <text:p>2 408</text:p>
          </table:table-cell>
          <table:table-cell office:value-type="float" office:value="0.70046833638770101" table:style-name="ce156">
            <text:p>0,7<text:s text:c="5"/></text:p>
          </table:table-cell>
          <table:table-cell office:value-type="float" office:value="1870" table:style-name="ce138">
            <text:p>1 870</text:p>
          </table:table-cell>
          <table:table-cell office:value-type="float" office:value="0.69260541861886327" table:style-name="ce156">
            <text:p>0,7<text:s text:c="5"/></text:p>
          </table:table-cell>
          <table:table-cell office:value-type="float" office:value="180" table:style-name="ce140">
            <text:p>+ 180</text:p>
          </table:table-cell>
          <table:table-cell office:value-type="float" office:value="7.4750830564784057" table:style-name="ce141">
            <text:p>+7,5<text:s text:c="3"/></text:p>
          </table:table-cell>
          <table:table-cell office:value-type="float" office:value="718" table:style-name="ce140">
            <text:p>+ 718</text:p>
          </table:table-cell>
          <table:table-cell office:value-type="float" office:value="38.395721925133692" table:style-name="ce141">
            <text:p>+38,4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4161" table:style-name="ce136">
            <text:p>4 161</text:p>
          </table:table-cell>
          <table:table-cell office:value-type="float" office:value="1.14008745876396" table:style-name="ce154">
            <text:p>1,1<text:s text:c="5"/></text:p>
          </table:table-cell>
          <table:table-cell office:value-type="float" office:value="4038" table:style-name="ce155">
            <text:p>4 038</text:p>
          </table:table-cell>
          <table:table-cell office:value-type="float" office:value="1.1746225674142594" table:style-name="ce156">
            <text:p>1,2<text:s text:c="5"/></text:p>
          </table:table-cell>
          <table:table-cell office:value-type="float" office:value="3467" table:style-name="ce138">
            <text:p>3 467</text:p>
          </table:table-cell>
          <table:table-cell office:value-type="float" office:value="1.2840978536639567" table:style-name="ce156">
            <text:p>1,3<text:s text:c="5"/></text:p>
          </table:table-cell>
          <table:table-cell office:value-type="float" office:value="123" table:style-name="ce140">
            <text:p>+ 123</text:p>
          </table:table-cell>
          <table:table-cell office:value-type="float" office:value="3.0460624071322435" table:style-name="ce141">
            <text:p>+3,0<text:s text:c="3"/></text:p>
          </table:table-cell>
          <table:table-cell office:value-type="float" office:value="694" table:style-name="ce140">
            <text:p>+ 694</text:p>
          </table:table-cell>
          <table:table-cell office:value-type="float" office:value="20.017306028266514" table:style-name="ce141">
            <text:p>+20,0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1246" table:style-name="ce136">
            <text:p>1 246</text:p>
          </table:table-cell>
          <table:table-cell office:value-type="float" office:value="0.34139605229990244" table:style-name="ce154">
            <text:p>0,3<text:s text:c="5"/></text:p>
          </table:table-cell>
          <table:table-cell office:value-type="float" office:value="1208" table:style-name="ce155">
            <text:p>1 208</text:p>
          </table:table-cell>
          <table:table-cell office:value-type="float" office:value="0.35139773685894637" table:style-name="ce156">
            <text:p>0,4<text:s text:c="5"/></text:p>
          </table:table-cell>
          <table:table-cell office:value-type="float" office:value="1135" table:style-name="ce138">
            <text:p>1 135</text:p>
          </table:table-cell>
          <table:table-cell office:value-type="float" office:value="0.42037815515102134" table:style-name="ce156">
            <text:p>0,4<text:s text:c="5"/></text:p>
          </table:table-cell>
          <table:table-cell office:value-type="float" office:value="38" table:style-name="ce140">
            <text:p>+ 38</text:p>
          </table:table-cell>
          <table:table-cell office:value-type="float" office:value="3.1456953642384109" table:style-name="ce141">
            <text:p>+3,1<text:s text:c="3"/></text:p>
          </table:table-cell>
          <table:table-cell office:value-type="float" office:value="111" table:style-name="ce140">
            <text:p>+ 111</text:p>
          </table:table-cell>
          <table:table-cell office:value-type="float" office:value="9.7797356828193838" table:style-name="ce141">
            <text:p>+9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Construção</text:p>
          </table:table-cell>
          <table:table-cell office:value-type="float" office:value="22522" table:style-name="ce136">
            <text:p>22 522</text:p>
          </table:table-cell>
          <table:table-cell office:value-type="float" office:value="6.1708843418125232" table:style-name="ce154">
            <text:p>6,2<text:s text:c="5"/></text:p>
          </table:table-cell>
          <table:table-cell office:value-type="float" office:value="21644" table:style-name="ce155">
            <text:p>21 644</text:p>
          </table:table-cell>
          <table:table-cell office:value-type="float" office:value="6.2960700468336395" table:style-name="ce156">
            <text:p>6,3<text:s text:c="5"/></text:p>
          </table:table-cell>
          <table:table-cell office:value-type="float" office:value="19752" table:style-name="ce138">
            <text:p>19 752</text:p>
          </table:table-cell>
          <table:table-cell office:value-type="float" office:value="7.3156910313153949" table:style-name="ce156">
            <text:p>7,3<text:s text:c="5"/></text:p>
          </table:table-cell>
          <table:table-cell office:value-type="float" office:value="878" table:style-name="ce140">
            <text:p>+ 878</text:p>
          </table:table-cell>
          <table:table-cell office:value-type="float" office:value="4.0565514692293476" table:style-name="ce141">
            <text:p>+4,1<text:s text:c="3"/></text:p>
          </table:table-cell>
          <table:table-cell office:value-type="float" office:value="2770" table:style-name="ce140">
            <text:p>+2 770</text:p>
          </table:table-cell>
          <table:table-cell office:value-type="float" office:value="14.023896314297286" table:style-name="ce141">
            <text:p>+14,0<text:s text:c="3"/></text:p>
          </table:table-cell>
          <table:table-cell table:number-columns-repeated="16372" table:style-name="ce1"/>
        </table:table-row>
        <table:table-row table:style-name="ro11">
          <table:table-cell table:style-name="ce262"/>
          <table:table-cell office:value-type="string" table:style-name="ce263">
            <text:p>Serviços</text:p>
          </table:table-cell>
          <table:table-cell office:value-type="float" office:value="266344" table:style-name="ce147">
            <text:p>266 344</text:p>
          </table:table-cell>
          <table:table-cell office:value-type="float" office:value="72.976557105750587" table:style-name="ce148">
            <text:p>73,0<text:s text:c="5"/></text:p>
          </table:table-cell>
          <table:table-cell office:value-type="float" office:value="249340" table:style-name="ce149">
            <text:p>249 340</text:p>
          </table:table-cell>
          <table:table-cell office:value-type="float" office:value="72.53105273874975" table:style-name="ce150">
            <text:p>72,5<text:s text:c="5"/></text:p>
          </table:table-cell>
          <table:table-cell office:value-type="float" office:value="193628" table:style-name="ce149">
            <text:p>193 628</text:p>
          </table:table-cell>
          <table:table-cell office:value-type="float" office:value="71.715402137076609" table:style-name="ce150">
            <text:p>71,7<text:s text:c="5"/></text:p>
          </table:table-cell>
          <table:table-cell office:value-type="float" office:value="17004" table:style-name="ce131">
            <text:p>+17 004</text:p>
          </table:table-cell>
          <table:table-cell office:value-type="float" office:value="6.8196037539103234" table:style-name="ce132">
            <text:p>+6,8<text:s text:c="3"/></text:p>
          </table:table-cell>
          <table:table-cell office:value-type="float" office:value="72716" table:style-name="ce131">
            <text:p>+72 716</text:p>
          </table:table-cell>
          <table:table-cell office:value-type="float" office:value="37.554485921457641" table:style-name="ce132">
            <text:p>+37,6<text:s text:c="3"/></text:p>
          </table:table-cell>
          <table:table-cell table:number-columns-repeated="16372" table:style-name="ce262"/>
        </table:table-row>
        <table:table-row table:style-name="ro35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4372" table:style-name="ce136">
            <text:p>4 372</text:p>
          </table:table-cell>
          <table:table-cell office:value-type="float" office:value="1.1979001128853721" table:style-name="ce154">
            <text:p>1,2<text:s text:c="5"/></text:p>
          </table:table-cell>
          <table:table-cell office:value-type="float" office:value="4130" table:style-name="ce155">
            <text:p>4 130</text:p>
          </table:table-cell>
          <table:table-cell office:value-type="float" office:value="1.2013846467114639" table:style-name="ce156">
            <text:p>1,2<text:s text:c="5"/></text:p>
          </table:table-cell>
          <table:table-cell office:value-type="float" office:value="3564" table:style-name="ce155">
            <text:p>3 564</text:p>
          </table:table-cell>
          <table:table-cell office:value-type="float" office:value="1.3200244448971277" table:style-name="ce156">
            <text:p>1,3<text:s text:c="5"/></text:p>
          </table:table-cell>
          <table:table-cell office:value-type="float" office:value="242" table:style-name="ce140">
            <text:p>+ 242</text:p>
          </table:table-cell>
          <table:table-cell office:value-type="float" office:value="5.8595641646489103" table:style-name="ce141">
            <text:p>+5,9<text:s text:c="3"/></text:p>
          </table:table-cell>
          <table:table-cell office:value-type="float" office:value="808" table:style-name="ce140">
            <text:p>+ 808</text:p>
          </table:table-cell>
          <table:table-cell office:value-type="float" office:value="22.671156004489337" table:style-name="ce141">
            <text:p>+22,7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Comércio por grosso e a retalho</text:p>
          </table:table-cell>
          <table:table-cell office:value-type="float" office:value="38808" table:style-name="ce136">
            <text:p>38 808</text:p>
          </table:table-cell>
          <table:table-cell office:value-type="float" office:value="10.633144460396963" table:style-name="ce154">
            <text:p>10,6<text:s text:c="5"/></text:p>
          </table:table-cell>
          <table:table-cell office:value-type="float" office:value="35768" table:style-name="ce155">
            <text:p>35 768</text:p>
          </table:table-cell>
          <table:table-cell office:value-type="float" office:value="10.404631003287083" table:style-name="ce156">
            <text:p>10,4<text:s text:c="5"/></text:p>
          </table:table-cell>
          <table:table-cell office:value-type="float" office:value="30345" table:style-name="ce155">
            <text:p>30 345</text:p>
          </table:table-cell>
          <table:table-cell office:value-type="float" office:value="11.239097020315191" table:style-name="ce156">
            <text:p>11,2<text:s text:c="5"/></text:p>
          </table:table-cell>
          <table:table-cell office:value-type="float" office:value="3040" table:style-name="ce140">
            <text:p>+3 040</text:p>
          </table:table-cell>
          <table:table-cell office:value-type="float" office:value="8.4992171773652423" table:style-name="ce141">
            <text:p>+8,5<text:s text:c="3"/></text:p>
          </table:table-cell>
          <table:table-cell office:value-type="float" office:value="8463" table:style-name="ce140">
            <text:p>+8 463</text:p>
          </table:table-cell>
          <table:table-cell office:value-type="float" office:value="27.889273356401382" table:style-name="ce141">
            <text:p>+27,9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Transportes e armazenagem</text:p>
          </table:table-cell>
          <table:table-cell office:value-type="float" office:value="7214" table:style-name="ce136">
            <text:p>7 214</text:p>
          </table:table-cell>
          <table:table-cell office:value-type="float" office:value="1.9765899849851494" table:style-name="ce154">
            <text:p>2,0<text:s text:c="5"/></text:p>
          </table:table-cell>
          <table:table-cell office:value-type="float" office:value="6738" table:style-name="ce155">
            <text:p>6 738</text:p>
          </table:table-cell>
          <table:table-cell office:value-type="float" office:value="1.9600314163539574" table:style-name="ce156">
            <text:p>2,0<text:s text:c="5"/></text:p>
          </table:table-cell>
          <table:table-cell office:value-type="float" office:value="4923" table:style-name="ce155">
            <text:p>4 923</text:p>
          </table:table-cell>
          <table:table-cell office:value-type="float" office:value="1.8233670993907294" table:style-name="ce156">
            <text:p>1,8<text:s text:c="5"/></text:p>
          </table:table-cell>
          <table:table-cell office:value-type="float" office:value="476" table:style-name="ce140">
            <text:p>+ 476</text:p>
          </table:table-cell>
          <table:table-cell office:value-type="float" office:value="7.0644108043929954" table:style-name="ce141">
            <text:p>+7,1<text:s text:c="3"/></text:p>
          </table:table-cell>
          <table:table-cell office:value-type="float" office:value="2291" table:style-name="ce140">
            <text:p>+2 291</text:p>
          </table:table-cell>
          <table:table-cell office:value-type="float" office:value="46.53666463538493" table:style-name="ce141">
            <text:p>+46,5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lojamento, restauração e similares</text:p>
          </table:table-cell>
          <table:table-cell office:value-type="float" office:value="48936" table:style-name="ce136">
            <text:p>48 936</text:p>
          </table:table-cell>
          <table:table-cell office:value-type="float" office:value="13.408151858224739" table:style-name="ce154">
            <text:p>13,4<text:s text:c="5"/></text:p>
          </table:table-cell>
          <table:table-cell office:value-type="float" office:value="45690" table:style-name="ce155">
            <text:p>45 690</text:p>
          </table:table-cell>
          <table:table-cell office:value-type="float" office:value="13.290863077057335" table:style-name="ce156">
            <text:p>13,3<text:s text:c="5"/></text:p>
          </table:table-cell>
          <table:table-cell office:value-type="float" office:value="30609" table:style-name="ce155">
            <text:p>30 609</text:p>
          </table:table-cell>
          <table:table-cell office:value-type="float" office:value="11.33687660882609" table:style-name="ce156">
            <text:p>11,3<text:s text:c="5"/></text:p>
          </table:table-cell>
          <table:table-cell office:value-type="float" office:value="3246" table:style-name="ce140">
            <text:p>+3 246</text:p>
          </table:table-cell>
          <table:table-cell office:value-type="float" office:value="7.1043992120814181" table:style-name="ce141">
            <text:p>+7,1<text:s text:c="3"/></text:p>
          </table:table-cell>
          <table:table-cell office:value-type="float" office:value="18327" table:style-name="ce140">
            <text:p>+18 327</text:p>
          </table:table-cell>
          <table:table-cell office:value-type="float" office:value="59.874546701950408" table:style-name="ce141">
            <text:p>+59,9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4434" table:style-name="ce136">
            <text:p>4 434</text:p>
          </table:table-cell>
          <table:table-cell office:value-type="float" office:value="1.2148877174139385" table:style-name="ce154">
            <text:p>1,2<text:s text:c="5"/></text:p>
          </table:table-cell>
          <table:table-cell office:value-type="float" office:value="4169" table:style-name="ce155">
            <text:p>4 169</text:p>
          </table:table-cell>
          <table:table-cell office:value-type="float" office:value="1.2127294411961487" table:style-name="ce156">
            <text:p>1,2<text:s text:c="5"/></text:p>
          </table:table-cell>
          <table:table-cell office:value-type="float" office:value="3706" table:style-name="ce155">
            <text:p>3 706</text:p>
          </table:table-cell>
          <table:table-cell office:value-type="float" office:value="1.3726180114446564" table:style-name="ce156">
            <text:p>1,4<text:s text:c="5"/></text:p>
          </table:table-cell>
          <table:table-cell office:value-type="float" office:value="265" table:style-name="ce140">
            <text:p>+ 265</text:p>
          </table:table-cell>
          <table:table-cell office:value-type="float" office:value="6.3564403933797076" table:style-name="ce141">
            <text:p>+6,4<text:s text:c="3"/></text:p>
          </table:table-cell>
          <table:table-cell office:value-type="float" office:value="728" table:style-name="ce140">
            <text:p>+ 728</text:p>
          </table:table-cell>
          <table:table-cell office:value-type="float" office:value="19.643820831084728" table:style-name="ce141">
            <text:p>+19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financeiras e de seguros</text:p>
          </table:table-cell>
          <table:table-cell office:value-type="float" office:value="2764" table:style-name="ce136">
            <text:p>2 764</text:p>
          </table:table-cell>
          <table:table-cell office:value-type="float" office:value="0.75731836962835508" table:style-name="ce154">
            <text:p>0,8<text:s text:c="5"/></text:p>
          </table:table-cell>
          <table:table-cell office:value-type="float" office:value="2561" table:style-name="ce155">
            <text:p>2 561</text:p>
          </table:table-cell>
          <table:table-cell office:value-type="float" office:value="0.74497483782761731" table:style-name="ce156">
            <text:p>0,7<text:s text:c="5"/></text:p>
          </table:table-cell>
          <table:table-cell office:value-type="float" office:value="2547" table:style-name="ce155">
            <text:p>2 547</text:p>
          </table:table-cell>
          <table:table-cell office:value-type="float" office:value="0.94335080279264427" table:style-name="ce156">
            <text:p>0,9<text:s text:c="5"/></text:p>
          </table:table-cell>
          <table:table-cell office:value-type="float" office:value="203" table:style-name="ce140">
            <text:p>+ 203</text:p>
          </table:table-cell>
          <table:table-cell office:value-type="float" office:value="7.9265911753221392" table:style-name="ce141">
            <text:p>+7,9<text:s text:c="3"/></text:p>
          </table:table-cell>
          <table:table-cell office:value-type="float" office:value="217" table:style-name="ce140">
            <text:p>+ 217</text:p>
          </table:table-cell>
          <table:table-cell office:value-type="float" office:value="8.5198272477424428" table:style-name="ce141">
            <text:p>+8,5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104885" table:style-name="ce136">
            <text:p>104 885</text:p>
          </table:table-cell>
          <table:table-cell office:value-type="float" office:value="28.737820983527502" table:style-name="ce154">
            <text:p>28,7<text:s text:c="5"/></text:p>
          </table:table-cell>
          <table:table-cell office:value-type="float" office:value="98765" table:style-name="ce155">
            <text:p>98 765</text:p>
          </table:table-cell>
          <table:table-cell office:value-type="float" office:value="28.729964802047881" table:style-name="ce156">
            <text:p>28,7<text:s text:c="5"/></text:p>
          </table:table-cell>
          <table:table-cell office:value-type="float" office:value="71163" table:style-name="ce155">
            <text:p>71 163</text:p>
          </table:table-cell>
          <table:table-cell office:value-type="float" office:value="26.357154762125223" table:style-name="ce156">
            <text:p>26,4<text:s text:c="5"/></text:p>
          </table:table-cell>
          <table:table-cell office:value-type="float" office:value="6120" table:style-name="ce140">
            <text:p>+6 120</text:p>
          </table:table-cell>
          <table:table-cell office:value-type="float" office:value="6.1965271098061052" table:style-name="ce141">
            <text:p>+6,2<text:s text:c="3"/></text:p>
          </table:table-cell>
          <table:table-cell office:value-type="float" office:value="33722" table:style-name="ce140">
            <text:p>+33 722</text:p>
          </table:table-cell>
          <table:table-cell office:value-type="float" office:value="47.386984809521806" table:style-name="ce141">
            <text:p>+47,4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7106" table:style-name="ce136">
            <text:p>7 106</text:p>
          </table:table-cell>
          <table:table-cell office:value-type="float" office:value="1.9469986738708724" table:style-name="ce154">
            <text:p>1,9<text:s text:c="5"/></text:p>
          </table:table-cell>
          <table:table-cell office:value-type="float" office:value="6694" table:style-name="ce155">
            <text:p>6 694</text:p>
          </table:table-cell>
          <table:table-cell office:value-type="float" office:value="1.9472321610379033" table:style-name="ce156">
            <text:p>1,9<text:s text:c="5"/></text:p>
          </table:table-cell>
          <table:table-cell office:value-type="float" office:value="5621" table:style-name="ce155">
            <text:p>5 621</text:p>
          </table:table-cell>
          <table:table-cell office:value-type="float" office:value="2.0818904053778771" table:style-name="ce156">
            <text:p>2,1<text:s text:c="5"/></text:p>
          </table:table-cell>
          <table:table-cell office:value-type="float" office:value="412" table:style-name="ce140">
            <text:p>+ 412</text:p>
          </table:table-cell>
          <table:table-cell office:value-type="float" office:value="6.1547654616074094" table:style-name="ce141">
            <text:p>+6,2<text:s text:c="3"/></text:p>
          </table:table-cell>
          <table:table-cell office:value-type="float" office:value="1485" table:style-name="ce140">
            <text:p>+1 485</text:p>
          </table:table-cell>
          <table:table-cell office:value-type="float" office:value="26.418786692759294" table:style-name="ce141">
            <text:p>+26,4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22647" table:style-name="ce136">
            <text:p>22 647</text:p>
          </table:table-cell>
          <table:table-cell office:value-type="float" office:value="6.2051335444910842" table:style-name="ce154">
            <text:p>6,2<text:s text:c="5"/></text:p>
          </table:table-cell>
          <table:table-cell office:value-type="float" office:value="21353" table:style-name="ce155">
            <text:p>21 353</text:p>
          </table:table-cell>
          <table:table-cell office:value-type="float" office:value="6.2114204264479156" table:style-name="ce156">
            <text:p>6,2<text:s text:c="5"/></text:p>
          </table:table-cell>
          <table:table-cell office:value-type="float" office:value="21544" table:style-name="ce155">
            <text:p>21 544</text:p>
          </table:table-cell>
          <table:table-cell office:value-type="float" office:value="7.9794070260560384" table:style-name="ce156">
            <text:p>8,0<text:s text:c="5"/></text:p>
          </table:table-cell>
          <table:table-cell office:value-type="float" office:value="1294" table:style-name="ce140">
            <text:p>+1 294</text:p>
          </table:table-cell>
          <table:table-cell office:value-type="float" office:value="6.0600384020980664" table:style-name="ce141">
            <text:p>+6,1<text:s text:c="3"/></text:p>
          </table:table-cell>
          <table:table-cell office:value-type="float" office:value="1103" table:style-name="ce140">
            <text:p>+1 103</text:p>
          </table:table-cell>
          <table:table-cell office:value-type="float" office:value="5.1197549201633867" table:style-name="ce141">
            <text:p>+5,1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Outras atividades de serviços</text:p>
          </table:table-cell>
          <table:table-cell office:value-type="float" office:value="25178" table:style-name="ce136">
            <text:p>25 178</text:p>
          </table:table-cell>
          <table:table-cell office:value-type="float" office:value="6.8986114003266001" table:style-name="ce154">
            <text:p>6,9<text:s text:c="5"/></text:p>
          </table:table-cell>
          <table:table-cell office:value-type="float" office:value="23472" table:style-name="ce155">
            <text:p>23 472</text:p>
          </table:table-cell>
          <table:table-cell office:value-type="float" office:value="6.8278209267824419" table:style-name="ce156">
            <text:p>6,8<text:s text:c="5"/></text:p>
          </table:table-cell>
          <table:table-cell office:value-type="float" office:value="19606" table:style-name="ce155">
            <text:p>19 606</text:p>
          </table:table-cell>
          <table:table-cell office:value-type="float" office:value="7.2616159558510347" table:style-name="ce156">
            <text:p>7,3<text:s text:c="5"/></text:p>
          </table:table-cell>
          <table:table-cell office:value-type="float" office:value="1706" table:style-name="ce140">
            <text:p>+1 706</text:p>
          </table:table-cell>
          <table:table-cell office:value-type="float" office:value="7.2682344921608726" table:style-name="ce141">
            <text:p>+7,3<text:s text:c="3"/></text:p>
          </table:table-cell>
          <table:table-cell office:value-type="float" office:value="5572" table:style-name="ce140">
            <text:p>+5 572</text:p>
          </table:table-cell>
          <table:table-cell office:value-type="float" office:value="28.419871467917986" table:style-name="ce141">
            <text:p>+28,4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Sem classificação</text:p>
          </table:table-cell>
          <table:table-cell office:value-type="float" office:value="10148" table:style-name="ce136">
            <text:p>10 148</text:p>
          </table:table-cell>
          <table:table-cell office:value-type="float" office:value="2.7804872702563483" table:style-name="ce154">
            <text:p>2,8<text:s text:c="5"/></text:p>
          </table:table-cell>
          <table:table-cell office:value-type="float" office:value="9637" table:style-name="ce155">
            <text:p>9 637</text:p>
          </table:table-cell>
          <table:table-cell office:value-type="float" office:value="2.8033278063821743" table:style-name="ce156">
            <text:p>2,8<text:s text:c="5"/></text:p>
          </table:table-cell>
          <table:table-cell office:value-type="float" office:value="2738" table:style-name="ce155">
            <text:p>2 738</text:p>
          </table:table-cell>
          <table:table-cell office:value-type="float" office:value="1.0140928535713625" table:style-name="ce156">
            <text:p>1,0<text:s text:c="5"/></text:p>
          </table:table-cell>
          <table:table-cell office:value-type="float" office:value="511" table:style-name="ce140">
            <text:p>+ 511</text:p>
          </table:table-cell>
          <table:table-cell office:value-type="float" office:value="5.3024800249040158" table:style-name="ce141">
            <text:p>+5,3<text:s text:c="3"/></text:p>
          </table:table-cell>
          <table:table-cell office:value-type="float" office:value="7410" table:style-name="ce140">
            <text:p>+7 410</text:p>
          </table:table-cell>
          <table:table-cell office:value-type="float" office:value="270.63550036523009" table:style-name="ce141">
            <text:p>+270,6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number-columns-repeated="16372"/>
        </table:table-row>
        <table:table-row table:style-name="ro20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number-rows-repeated="4" table:style-name="ro20">
          <table:table-cell table:number-columns-repeated="16384"/>
        </table:table-row>
        <table:table-row table:style-name="ro36">
          <table:table-cell table:number-columns-repeated="16384"/>
        </table:table-row>
        <table:table-row table:style-name="ro13">
          <table:table-cell table:number-columns-repeated="16384"/>
        </table:table-row>
        <table:table-row table:number-rows-repeated="4" table:style-name="ro20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2" table:style-name="ro35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50" table:default-cell-style-name="ce1"/>
        <table:table-column table:style-name="co17" table:default-cell-style-name="ce1"/>
        <table:table-column table:style-name="co51" table:default-cell-style-name="ce1"/>
        <table:table-column table:style-name="co37" table:default-cell-style-name="ce184"/>
        <table:table-column table:style-name="co7" table:default-cell-style-name="ce184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51" table:default-cell-style-name="ce1"/>
        <table:table-column table:style-name="co52" table:default-cell-style-name="ce1"/>
        <table:table-column table:style-name="co51" table:default-cell-style-name="ce1"/>
        <table:table-column table:style-name="co21" table:default-cell-style-name="ce1"/>
        <table:table-column table:style-name="co48" table:default-cell-style-name="ce1"/>
        <table:table-column table:style-name="co21" table:number-columns-repeated="3" table:default-cell-style-name="ce1"/>
        <table:table-column table:style-name="co49" table:default-cell-style-name="ce1"/>
        <table:table-column table:style-name="co21" table:number-columns-repeated="16366" table:default-cell-style-name="ce1"/>
        <table:table-row table:style-name="ro20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73389in" svg:height="0.6559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9836in" svg:y="0.24659in" svg:width="2.08606in" svg:height="0.51727in">
                <draw:text-box>
                  <text:p text:style-name="a59" text:class-names="" text:cond-style-name=""><text:span text:style-name="a57" text:class-names="">JANEIRO 2021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/>
          <table:table-cell table:style-name="ce1">
            <draw:frame draw:z-index="1" draw:id="id18" draw:style-name="a55" draw:name="Text Box 122" svg:x="0.0336in" svg:y="0in" svg:width="0.94556in" svg:height="0.29148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0">
          <table:table-cell table:number-columns-repeated="16384"/>
        </table:table-row>
        <table:table-row table:style-name="ro21">
          <table:table-cell/>
          <table:table-cell office:value-type="string" table:style-name="ce96">
            <text:p><text:s/>Quadro 6 - OFERTAS DE EMPREGO, POR <text:s/>REGIÕES<text:s text:c="3"/></text:p>
          </table:table-cell>
          <table:table-cell table:number-columns-repeated="8" table:style-name="ce275"/>
          <table:table-cell table:number-columns-repeated="2" table:style-name="ce276"/>
          <table:table-cell table:number-columns-repeated="16372" table:style-name="ce1"/>
        </table:table-row>
        <table:table-row table:style-name="ro21">
          <table:table-cell/>
          <table:table-cell office:value-type="string" table:style-name="ce227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35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12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5">
          <table:table-cell/>
          <table:table-cell table:style-name="ce107"/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5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 table:style-name="ce1"/>
        </table:table-row>
        <table:table-row table:style-name="ro34">
          <table:table-cell/>
          <table:table-cell office:value-type="string" table:style-name="ce205">
            <text:p>PORTUGAL</text:p>
          </table:table-cell>
          <table:table-cell office:value-type="float" office:value="10735" table:style-name="ce206">
            <text:p>10 735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10862" table:style-name="ce208">
            <text:p>10 862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12669" table:style-name="ce208">
            <text:p>12 669</text:p>
          </table:table-cell>
          <table:table-cell office:value-type="float" office:value="100.00000000000001" table:style-name="ce210">
            <text:p>100,0<text:s text:c="5"/></text:p>
          </table:table-cell>
          <table:table-cell office:value-type="float" office:value="-127" table:style-name="ce131">
            <text:p><text:s/>- 127</text:p>
          </table:table-cell>
          <table:table-cell office:value-type="float" office:value="-1.1692137727858589" table:style-name="ce132">
            <text:p>-1,2<text:s text:c="3"/></text:p>
          </table:table-cell>
          <table:table-cell office:value-type="float" office:value="-1934" table:style-name="ce131">
            <text:p><text:s/>-1 934</text:p>
          </table:table-cell>
          <table:table-cell office:value-type="float" office:value="-15.265608966769278" table:style-name="ce132">
            <text:p>-15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1">
            <text:p>CONTINENTE</text:p>
          </table:table-cell>
          <table:table-cell office:value-type="float" office:value="10460" table:style-name="ce206">
            <text:p>10 460</text:p>
          </table:table-cell>
          <table:table-cell office:value-type="float" office:value="97.438285980437826" table:style-name="ce207">
            <text:p>97,4<text:s text:c="5"/></text:p>
          </table:table-cell>
          <table:table-cell office:value-type="float" office:value="10655" table:style-name="ce208">
            <text:p>10 655</text:p>
          </table:table-cell>
          <table:table-cell office:value-type="float" office:value="98.09427361443565" table:style-name="ce209">
            <text:p>98,1<text:s text:c="5"/></text:p>
          </table:table-cell>
          <table:table-cell office:value-type="float" office:value="12312" table:style-name="ce208">
            <text:p>12 312</text:p>
          </table:table-cell>
          <table:table-cell office:value-type="float" office:value="97.18209803457259" table:style-name="ce210">
            <text:p>97,2<text:s text:c="5"/></text:p>
          </table:table-cell>
          <table:table-cell office:value-type="float" office:value="-195" table:style-name="ce131">
            <text:p><text:s/>- 195</text:p>
          </table:table-cell>
          <table:table-cell office:value-type="float" office:value="-1.8301267010793054" table:style-name="ce132">
            <text:p>-1,8<text:s text:c="3"/></text:p>
          </table:table-cell>
          <table:table-cell office:value-type="float" office:value="-1852" table:style-name="ce131">
            <text:p><text:s/>-1 852</text:p>
          </table:table-cell>
          <table:table-cell office:value-type="float" office:value="-15.042235217673813" table:style-name="ce132">
            <text:p>-15,0<text:s text:c="3"/></text:p>
          </table:table-cell>
          <table:table-cell table:style-name="ce1"/>
          <table:table-cell table:style-name="ce183"/>
          <table:table-cell table:number-columns-repeated="16370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1912" table:style-name="ce213">
            <text:p>1 912</text:p>
          </table:table-cell>
          <table:table-cell office:value-type="float" office:value="17.810898928737771" table:style-name="ce214">
            <text:p>17,8<text:s text:c="5"/></text:p>
          </table:table-cell>
          <table:table-cell office:value-type="float" office:value="1391" table:style-name="ce215">
            <text:p>1 391</text:p>
          </table:table-cell>
          <table:table-cell office:value-type="float" office:value="12.80611305468606" table:style-name="ce216">
            <text:p>12,8<text:s text:c="5"/></text:p>
          </table:table-cell>
          <table:table-cell office:value-type="float" office:value="2032" table:style-name="ce215">
            <text:p>2 032</text:p>
          </table:table-cell>
          <table:table-cell office:value-type="float" office:value="16.039150682768962" table:style-name="ce217">
            <text:p>16,0<text:s text:c="5"/></text:p>
          </table:table-cell>
          <table:table-cell office:value-type="float" office:value="521" table:style-name="ce140">
            <text:p>+ 521</text:p>
          </table:table-cell>
          <table:table-cell office:value-type="float" office:value="37.455068296189793" table:style-name="ce141">
            <text:p>+37,5<text:s text:c="3"/></text:p>
          </table:table-cell>
          <table:table-cell office:value-type="float" office:value="-120" table:style-name="ce140">
            <text:p><text:s/>- 120</text:p>
          </table:table-cell>
          <table:table-cell office:value-type="float" office:value="-5.9055118110236222" table:style-name="ce141">
            <text:p>-5,9<text:s text:c="3"/></text:p>
          </table:table-cell>
          <table:table-cell table:style-name="ce1"/>
          <table:table-cell table:style-name="ce183"/>
          <table:table-cell table:number-columns-repeated="16370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2832" table:style-name="ce213">
            <text:p>2 832</text:p>
          </table:table-cell>
          <table:table-cell office:value-type="float" office:value="26.380996739636704" table:style-name="ce214">
            <text:p>26,4<text:s text:c="5"/></text:p>
          </table:table-cell>
          <table:table-cell office:value-type="float" office:value="3083" table:style-name="ce215">
            <text:p>3 083</text:p>
          </table:table-cell>
          <table:table-cell office:value-type="float" office:value="28.383354814951208" table:style-name="ce216">
            <text:p>28,4<text:s text:c="5"/></text:p>
          </table:table-cell>
          <table:table-cell office:value-type="float" office:value="3293" table:style-name="ce215">
            <text:p>3 293</text:p>
          </table:table-cell>
          <table:table-cell office:value-type="float" office:value="25.992580314152658" table:style-name="ce217">
            <text:p>26,0<text:s text:c="5"/></text:p>
          </table:table-cell>
          <table:table-cell office:value-type="float" office:value="-251" table:style-name="ce140">
            <text:p><text:s/>- 251</text:p>
          </table:table-cell>
          <table:table-cell office:value-type="float" office:value="-8.1414206941290956" table:style-name="ce141">
            <text:p>-8,1<text:s text:c="3"/></text:p>
          </table:table-cell>
          <table:table-cell office:value-type="float" office:value="-461" table:style-name="ce140">
            <text:p><text:s/>- 461</text:p>
          </table:table-cell>
          <table:table-cell office:value-type="float" office:value="-13.999392651078043" table:style-name="ce141">
            <text:p>-14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4001" table:style-name="ce213">
            <text:p>4 001</text:p>
          </table:table-cell>
          <table:table-cell office:value-type="float" office:value="37.27061015370284" table:style-name="ce214">
            <text:p>37,3<text:s text:c="5"/></text:p>
          </table:table-cell>
          <table:table-cell office:value-type="float" office:value="4607" table:style-name="ce215">
            <text:p>4 607</text:p>
          </table:table-cell>
          <table:table-cell office:value-type="float" office:value="42.413920088381509" table:style-name="ce216">
            <text:p>42,4<text:s text:c="5"/></text:p>
          </table:table-cell>
          <table:table-cell office:value-type="float" office:value="4726" table:style-name="ce215">
            <text:p>4 726</text:p>
          </table:table-cell>
          <table:table-cell office:value-type="float" office:value="37.30365458994396" table:style-name="ce217">
            <text:p>37,3<text:s text:c="5"/></text:p>
          </table:table-cell>
          <table:table-cell office:value-type="float" office:value="-606" table:style-name="ce140">
            <text:p><text:s/>- 606</text:p>
          </table:table-cell>
          <table:table-cell office:value-type="float" office:value="-13.153896244844802" table:style-name="ce141">
            <text:p>-13,2<text:s text:c="3"/></text:p>
          </table:table-cell>
          <table:table-cell office:value-type="float" office:value="-725" table:style-name="ce140">
            <text:p><text:s/>- 725</text:p>
          </table:table-cell>
          <table:table-cell office:value-type="float" office:value="-15.340668641557343" table:style-name="ce141">
            <text:p>-15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1496" table:style-name="ce213">
            <text:p>1 496</text:p>
          </table:table-cell>
          <table:table-cell office:value-type="float" office:value="13.935724266418259" table:style-name="ce214">
            <text:p>13,9<text:s text:c="5"/></text:p>
          </table:table-cell>
          <table:table-cell office:value-type="float" office:value="1337" table:style-name="ce215">
            <text:p>1 337</text:p>
          </table:table-cell>
          <table:table-cell office:value-type="float" office:value="12.308967041060578" table:style-name="ce216">
            <text:p>12,3<text:s text:c="5"/></text:p>
          </table:table-cell>
          <table:table-cell office:value-type="float" office:value="1727" table:style-name="ce215">
            <text:p>1 727</text:p>
          </table:table-cell>
          <table:table-cell office:value-type="float" office:value="13.631699423790355" table:style-name="ce217">
            <text:p>13,6<text:s text:c="5"/></text:p>
          </table:table-cell>
          <table:table-cell office:value-type="float" office:value="159" table:style-name="ce140">
            <text:p>+ 159</text:p>
          </table:table-cell>
          <table:table-cell office:value-type="float" office:value="11.892296185489904" table:style-name="ce141">
            <text:p>+11,9<text:s text:c="3"/></text:p>
          </table:table-cell>
          <table:table-cell office:value-type="float" office:value="-231" table:style-name="ce140">
            <text:p><text:s/>- 231</text:p>
          </table:table-cell>
          <table:table-cell office:value-type="float" office:value="-13.375796178343949" table:style-name="ce141">
            <text:p>-13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219" table:style-name="ce213">
            <text:p><text:s/>219</text:p>
          </table:table-cell>
          <table:table-cell office:value-type="float" office:value="2.0400558919422451" table:style-name="ce214">
            <text:p>2,0<text:s text:c="5"/></text:p>
          </table:table-cell>
          <table:table-cell office:value-type="float" office:value="237" table:style-name="ce215">
            <text:p><text:s/>237</text:p>
          </table:table-cell>
          <table:table-cell office:value-type="float" office:value="2.1819186153562877" table:style-name="ce216">
            <text:p>2,2<text:s text:c="5"/></text:p>
          </table:table-cell>
          <table:table-cell office:value-type="float" office:value="534" table:style-name="ce215">
            <text:p><text:s/>534</text:p>
          </table:table-cell>
          <table:table-cell office:value-type="float" office:value="4.2150130239166472" table:style-name="ce217">
            <text:p>4,2<text:s text:c="5"/></text:p>
          </table:table-cell>
          <table:table-cell office:value-type="float" office:value="-18" table:style-name="ce140">
            <text:p><text:s/>- 18</text:p>
          </table:table-cell>
          <table:table-cell office:value-type="float" office:value="-7.59493670886076" table:style-name="ce141">
            <text:p>-7,6<text:s text:c="3"/></text:p>
          </table:table-cell>
          <table:table-cell office:value-type="float" office:value="-315" table:style-name="ce140">
            <text:p><text:s/>- 315</text:p>
          </table:table-cell>
          <table:table-cell office:value-type="float" office:value="-58.988764044943821" table:style-name="ce141">
            <text:p>-59,0<text:s text:c="3"/></text:p>
          </table:table-cell>
          <table:table-cell table:number-columns-repeated="16372"/>
        </table:table-row>
        <table:table-row table:style-name="ro37">
          <table:table-cell/>
          <table:table-cell office:value-type="string" table:style-name="ce211">
            <text:p>REG.AUTÓNOMAS</text:p>
          </table:table-cell>
          <table:table-cell office:value-type="float" office:value="275" table:style-name="ce206">
            <text:p><text:s/>275</text:p>
          </table:table-cell>
          <table:table-cell office:value-type="float" office:value="2.5617140195621797" table:style-name="ce207">
            <text:p>2,6<text:s text:c="5"/></text:p>
          </table:table-cell>
          <table:table-cell office:value-type="float" office:value="207" table:style-name="ce208">
            <text:p><text:s/>207</text:p>
          </table:table-cell>
          <table:table-cell office:value-type="float" office:value="1.9057263855643529" table:style-name="ce209">
            <text:p>1,9<text:s text:c="5"/></text:p>
          </table:table-cell>
          <table:table-cell office:value-type="float" office:value="357" table:style-name="ce208">
            <text:p><text:s/>357</text:p>
          </table:table-cell>
          <table:table-cell office:value-type="float" office:value="2.8179019654274216" table:style-name="ce210">
            <text:p>2,8<text:s text:c="5"/></text:p>
          </table:table-cell>
          <table:table-cell office:value-type="float" office:value="68" table:style-name="ce131">
            <text:p>+ 68</text:p>
          </table:table-cell>
          <table:table-cell office:value-type="float" office:value="32.850241545893724" table:style-name="ce132">
            <text:p>+32,9<text:s text:c="3"/></text:p>
          </table:table-cell>
          <table:table-cell office:value-type="float" office:value="-82" table:style-name="ce131">
            <text:p><text:s/>- 82</text:p>
          </table:table-cell>
          <table:table-cell office:value-type="float" office:value="-22.969187675070028" table:style-name="ce132">
            <text:p>-23,0<text:s text:c="3"/></text:p>
          </table:table-cell>
          <table:table-cell table:number-columns-repeated="16372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18" table:style-name="ce213">
            <text:p><text:s/>18</text:p>
          </table:table-cell>
          <table:table-cell office:value-type="float" office:value="0.16767582673497905" table:style-name="ce214">
            <text:p>0,2<text:s text:c="5"/></text:p>
          </table:table-cell>
          <table:table-cell office:value-type="float" office:value="15" table:style-name="ce215">
            <text:p><text:s/>15</text:p>
          </table:table-cell>
          <table:table-cell office:value-type="float" office:value="0.1380961148959676" table:style-name="ce216">
            <text:p>0,1<text:s text:c="5"/></text:p>
          </table:table-cell>
          <table:table-cell office:value-type="float" office:value="18" table:style-name="ce215">
            <text:p><text:s/>18</text:p>
          </table:table-cell>
          <table:table-cell office:value-type="float" office:value="0.14207909069381958" table:style-name="ce217">
            <text:p>0,1<text:s text:c="5"/></text:p>
          </table:table-cell>
          <table:table-cell office:value-type="float" office:value="3" table:style-name="ce140">
            <text:p>+ 3</text:p>
          </table:table-cell>
          <table:table-cell office:value-type="float" office:value="20" table:style-name="ce141">
            <text:p>+20,0<text:s text:c="3"/></text:p>
          </table:table-cell>
          <table:table-cell office:value-type="float" office:value="0" table:style-name="ce140">
            <text:p>+ 0</text:p>
          </table:table-cell>
          <table:table-cell office:value-type="float" office:value="0" table:style-name="ce141">
            <text:p>+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257" table:style-name="ce213">
            <text:p><text:s/>257</text:p>
          </table:table-cell>
          <table:table-cell office:value-type="float" office:value="2.394038192827201" table:style-name="ce214">
            <text:p>2,4<text:s text:c="5"/></text:p>
          </table:table-cell>
          <table:table-cell office:value-type="float" office:value="192" table:style-name="ce215">
            <text:p><text:s/>192</text:p>
          </table:table-cell>
          <table:table-cell office:value-type="float" office:value="1.7676302706683851" table:style-name="ce216">
            <text:p>1,8<text:s text:c="5"/></text:p>
          </table:table-cell>
          <table:table-cell office:value-type="float" office:value="339" table:style-name="ce215">
            <text:p><text:s/>339</text:p>
          </table:table-cell>
          <table:table-cell office:value-type="float" office:value="2.6758228747336017" table:style-name="ce217">
            <text:p>2,7<text:s text:c="5"/></text:p>
          </table:table-cell>
          <table:table-cell office:value-type="float" office:value="65" table:style-name="ce140">
            <text:p>+ 65</text:p>
          </table:table-cell>
          <table:table-cell office:value-type="float" office:value="33.854166666666671" table:style-name="ce141">
            <text:p>+33,9<text:s text:c="3"/></text:p>
          </table:table-cell>
          <table:table-cell office:value-type="float" office:value="-82" table:style-name="ce140">
            <text:p><text:s/>- 82</text:p>
          </table:table-cell>
          <table:table-cell office:value-type="float" office:value="-24.188790560471976" table:style-name="ce141">
            <text:p>-24,2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/>
        </table:table-row>
        <table:table-row table:style-name="ro9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20">
          <table:table-cell table:number-columns-repeated="16384"/>
        </table:table-row>
        <table:table-row table:style-name="ro20">
          <table:table-cell/>
          <table:table-cell table:number-columns-repeated="11" table:style-name="ce94"/>
          <table:table-cell table:number-columns-repeated="16372"/>
        </table:table-row>
        <table:table-row table:style-name="ro21">
          <table:table-cell/>
          <table:table-cell office:value-type="string" table:style-name="ce96">
            <text:p><text:s/>Quadro 7 - DESEMPREGADOS <text:s/>INSCRITOS, <text:s text:c="2"/>POR <text:s/>REGIÕES<text:s text:c="3"/></text:p>
          </table:table-cell>
          <table:table-cell table:number-columns-repeated="10" table:style-name="ce275"/>
          <table:table-cell table:number-columns-repeated="16372"/>
        </table:table-row>
        <table:table-row table:style-name="ro21">
          <table:table-cell/>
          <table:table-cell office:value-type="string" table:style-name="ce98">
            <text:p>Movimento ao longo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20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3">
          <table:table-cell/>
          <table:table-cell table:style-name="ce107"/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2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/>
        </table:table-row>
        <table:table-row table:style-name="ro13">
          <table:table-cell/>
          <table:table-cell office:value-type="string" table:style-name="ce205">
            <text:p>PORTUGAL</text:p>
          </table:table-cell>
          <table:table-cell office:value-type="float" office:value="49238" table:style-name="ce206">
            <text:p>49 238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45731" table:style-name="ce208">
            <text:p>45 731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51723" table:style-name="ce208">
            <text:p>51 723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3507" table:style-name="ce131">
            <text:p>+3 507</text:p>
          </table:table-cell>
          <table:table-cell office:value-type="float" office:value="7.6687586101331693" table:style-name="ce132">
            <text:p>+7,7<text:s text:c="3"/></text:p>
          </table:table-cell>
          <table:table-cell office:value-type="float" office:value="-2485" table:style-name="ce131">
            <text:p><text:s/>-2 485</text:p>
          </table:table-cell>
          <table:table-cell office:value-type="float" office:value="-4.8044390309920155" table:style-name="ce132">
            <text:p>-4,8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1">
            <text:p>CONTINENTE</text:p>
          </table:table-cell>
          <table:table-cell office:value-type="float" office:value="46986" table:style-name="ce206">
            <text:p>46 986</text:p>
          </table:table-cell>
          <table:table-cell office:value-type="float" office:value="95.426296762662986" table:style-name="ce207">
            <text:p>95,4<text:s text:c="5"/></text:p>
          </table:table-cell>
          <table:table-cell office:value-type="float" office:value="44030" table:style-name="ce208">
            <text:p>44 030</text:p>
          </table:table-cell>
          <table:table-cell office:value-type="float" office:value="96.280422470534205" table:style-name="ce209">
            <text:p>96,3<text:s text:c="5"/></text:p>
          </table:table-cell>
          <table:table-cell office:value-type="float" office:value="48697" table:style-name="ce208">
            <text:p>48 697</text:p>
          </table:table-cell>
          <table:table-cell office:value-type="float" office:value="94.149604624635074" table:style-name="ce210">
            <text:p>94,1<text:s text:c="5"/></text:p>
          </table:table-cell>
          <table:table-cell office:value-type="float" office:value="2956" table:style-name="ce131">
            <text:p>+2 956</text:p>
          </table:table-cell>
          <table:table-cell office:value-type="float" office:value="6.7136043606631848" table:style-name="ce132">
            <text:p>+6,7<text:s text:c="3"/></text:p>
          </table:table-cell>
          <table:table-cell office:value-type="float" office:value="-1711" table:style-name="ce131">
            <text:p><text:s/>-1 711</text:p>
          </table:table-cell>
          <table:table-cell office:value-type="float" office:value="-3.5135634638684103" table:style-name="ce132">
            <text:p>-3,5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16373" table:style-name="ce213">
            <text:p>16 373</text:p>
          </table:table-cell>
          <table:table-cell office:value-type="float" office:value="33.252772249075917" table:style-name="ce214">
            <text:p>33,3<text:s text:c="5"/></text:p>
          </table:table-cell>
          <table:table-cell office:value-type="float" office:value="14762" table:style-name="ce215">
            <text:p>14 762</text:p>
          </table:table-cell>
          <table:table-cell office:value-type="float" office:value="32.280072598456186" table:style-name="ce216">
            <text:p>32,3<text:s text:c="5"/></text:p>
          </table:table-cell>
          <table:table-cell office:value-type="float" office:value="17812" table:style-name="ce215">
            <text:p>17 812</text:p>
          </table:table-cell>
          <table:table-cell office:value-type="float" office:value="34.437290953734319" table:style-name="ce217">
            <text:p>34,4<text:s text:c="5"/></text:p>
          </table:table-cell>
          <table:table-cell office:value-type="float" office:value="1611" table:style-name="ce140">
            <text:p>+1 611</text:p>
          </table:table-cell>
          <table:table-cell office:value-type="float" office:value="10.913155398997427" table:style-name="ce141">
            <text:p>+10,9<text:s text:c="3"/></text:p>
          </table:table-cell>
          <table:table-cell office:value-type="float" office:value="-1439" table:style-name="ce140">
            <text:p><text:s/>-1 439</text:p>
          </table:table-cell>
          <table:table-cell office:value-type="float" office:value="-8.0788232652144618" table:style-name="ce141">
            <text:p>-8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6892" table:style-name="ce213">
            <text:p>6 892</text:p>
          </table:table-cell>
          <table:table-cell office:value-type="float" office:value="13.997319143750762" table:style-name="ce214">
            <text:p>14,0<text:s text:c="5"/></text:p>
          </table:table-cell>
          <table:table-cell office:value-type="float" office:value="6674" table:style-name="ce215">
            <text:p>6 674</text:p>
          </table:table-cell>
          <table:table-cell office:value-type="float" office:value="14.594039054470709" table:style-name="ce216">
            <text:p>14,6<text:s text:c="5"/></text:p>
          </table:table-cell>
          <table:table-cell office:value-type="float" office:value="8063" table:style-name="ce215">
            <text:p>8 063</text:p>
          </table:table-cell>
          <table:table-cell office:value-type="float" office:value="15.588809620478317" table:style-name="ce217">
            <text:p>15,6<text:s text:c="5"/></text:p>
          </table:table-cell>
          <table:table-cell office:value-type="float" office:value="218" table:style-name="ce140">
            <text:p>+ 218</text:p>
          </table:table-cell>
          <table:table-cell office:value-type="float" office:value="3.2664069523524124" table:style-name="ce141">
            <text:p>+3,3<text:s text:c="3"/></text:p>
          </table:table-cell>
          <table:table-cell office:value-type="float" office:value="-1171" table:style-name="ce140">
            <text:p><text:s/>-1 171</text:p>
          </table:table-cell>
          <table:table-cell office:value-type="float" office:value="-14.52313034850552" table:style-name="ce141">
            <text:p>-14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17751" table:style-name="ce213">
            <text:p>17 751</text:p>
          </table:table-cell>
          <table:table-cell office:value-type="float" office:value="36.051423697144479" table:style-name="ce214">
            <text:p>36,1<text:s text:c="5"/></text:p>
          </table:table-cell>
          <table:table-cell office:value-type="float" office:value="16038" table:style-name="ce215">
            <text:p>16 038</text:p>
          </table:table-cell>
          <table:table-cell office:value-type="float" office:value="35.070302420677443" table:style-name="ce216">
            <text:p>35,1<text:s text:c="5"/></text:p>
          </table:table-cell>
          <table:table-cell office:value-type="float" office:value="16844" table:style-name="ce215">
            <text:p>16 844</text:p>
          </table:table-cell>
          <table:table-cell office:value-type="float" office:value="32.565783113895172" table:style-name="ce217">
            <text:p>32,6<text:s text:c="5"/></text:p>
          </table:table-cell>
          <table:table-cell office:value-type="float" office:value="1713" table:style-name="ce140">
            <text:p>+1 713</text:p>
          </table:table-cell>
          <table:table-cell office:value-type="float" office:value="10.680882903105125" table:style-name="ce141">
            <text:p>+10,7<text:s text:c="3"/></text:p>
          </table:table-cell>
          <table:table-cell office:value-type="float" office:value="907" table:style-name="ce140">
            <text:p>+ 907</text:p>
          </table:table-cell>
          <table:table-cell office:value-type="float" office:value="5.3847067204939449" table:style-name="ce141">
            <text:p>+5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2332" table:style-name="ce213">
            <text:p>2 332</text:p>
          </table:table-cell>
          <table:table-cell office:value-type="float" office:value="4.7361793736544939" table:style-name="ce214">
            <text:p>4,7<text:s text:c="5"/></text:p>
          </table:table-cell>
          <table:table-cell office:value-type="float" office:value="2425" table:style-name="ce215">
            <text:p>2 425</text:p>
          </table:table-cell>
          <table:table-cell office:value-type="float" office:value="5.3027486825129557" table:style-name="ce216">
            <text:p>5,3<text:s text:c="5"/></text:p>
          </table:table-cell>
          <table:table-cell office:value-type="float" office:value="2495" table:style-name="ce215">
            <text:p>2 495</text:p>
          </table:table-cell>
          <table:table-cell office:value-type="float" office:value="4.8237727896680394" table:style-name="ce217">
            <text:p>4,8<text:s text:c="5"/></text:p>
          </table:table-cell>
          <table:table-cell office:value-type="float" office:value="-93" table:style-name="ce140">
            <text:p><text:s/>- 93</text:p>
          </table:table-cell>
          <table:table-cell office:value-type="float" office:value="-3.8350515463917523" table:style-name="ce141">
            <text:p>-3,8<text:s text:c="3"/></text:p>
          </table:table-cell>
          <table:table-cell office:value-type="float" office:value="-163" table:style-name="ce140">
            <text:p><text:s/>- 163</text:p>
          </table:table-cell>
          <table:table-cell office:value-type="float" office:value="-6.533066132264528" table:style-name="ce141">
            <text:p>-6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3638" table:style-name="ce213">
            <text:p>3 638</text:p>
          </table:table-cell>
          <table:table-cell office:value-type="float" office:value="7.3886022990373297" table:style-name="ce214">
            <text:p>7,4<text:s text:c="5"/></text:p>
          </table:table-cell>
          <table:table-cell office:value-type="float" office:value="4131" table:style-name="ce215">
            <text:p>4 131</text:p>
          </table:table-cell>
          <table:table-cell office:value-type="float" office:value="9.033259714416916" table:style-name="ce216">
            <text:p>9,0<text:s text:c="5"/></text:p>
          </table:table-cell>
          <table:table-cell office:value-type="float" office:value="3483" table:style-name="ce215">
            <text:p>3 483</text:p>
          </table:table-cell>
          <table:table-cell office:value-type="float" office:value="6.7339481468592313" table:style-name="ce217">
            <text:p>6,7<text:s text:c="5"/></text:p>
          </table:table-cell>
          <table:table-cell office:value-type="float" office:value="-493" table:style-name="ce140">
            <text:p><text:s/>- 493</text:p>
          </table:table-cell>
          <table:table-cell office:value-type="float" office:value="-11.934156378600823" table:style-name="ce141">
            <text:p>-11,9<text:s text:c="3"/></text:p>
          </table:table-cell>
          <table:table-cell office:value-type="float" office:value="155" table:style-name="ce140">
            <text:p>+ 155</text:p>
          </table:table-cell>
          <table:table-cell office:value-type="float" office:value="4.4501866207292569" table:style-name="ce141">
            <text:p>+4,5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11">
            <text:p>REG.AUTÓNOMAS</text:p>
          </table:table-cell>
          <table:table-cell office:value-type="float" office:value="2252" table:style-name="ce206">
            <text:p>2 252</text:p>
          </table:table-cell>
          <table:table-cell office:value-type="float" office:value="4.5737032373370159" table:style-name="ce207">
            <text:p>4,6<text:s text:c="5"/></text:p>
          </table:table-cell>
          <table:table-cell office:value-type="float" office:value="1701" table:style-name="ce208">
            <text:p>1 701</text:p>
          </table:table-cell>
          <table:table-cell office:value-type="float" office:value="3.7195775294657887" table:style-name="ce209">
            <text:p>3,7<text:s text:c="5"/></text:p>
          </table:table-cell>
          <table:table-cell office:value-type="float" office:value="3026" table:style-name="ce208">
            <text:p>3 026</text:p>
          </table:table-cell>
          <table:table-cell office:value-type="float" office:value="5.8503953753649247" table:style-name="ce210">
            <text:p>5,9<text:s text:c="5"/></text:p>
          </table:table-cell>
          <table:table-cell office:value-type="float" office:value="551" table:style-name="ce131">
            <text:p>+ 551</text:p>
          </table:table-cell>
          <table:table-cell office:value-type="float" office:value="32.392710170487945" table:style-name="ce132">
            <text:p>+32,4<text:s text:c="3"/></text:p>
          </table:table-cell>
          <table:table-cell office:value-type="float" office:value="-774" table:style-name="ce131">
            <text:p><text:s/>- 774</text:p>
          </table:table-cell>
          <table:table-cell office:value-type="float" office:value="-25.578321216126898" table:style-name="ce132">
            <text:p>-25,6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1116" table:style-name="ce213">
            <text:p>1 116</text:p>
          </table:table-cell>
          <table:table-cell office:value-type="float" office:value="2.2665421016288234" table:style-name="ce214">
            <text:p>2,3<text:s text:c="5"/></text:p>
          </table:table-cell>
          <table:table-cell office:value-type="float" office:value="780" table:style-name="ce215">
            <text:p><text:s/>780</text:p>
          </table:table-cell>
          <table:table-cell office:value-type="float" office:value="1.7056263803546829" table:style-name="ce216">
            <text:p>1,7<text:s text:c="5"/></text:p>
          </table:table-cell>
          <table:table-cell office:value-type="float" office:value="1378" table:style-name="ce215">
            <text:p>1 378</text:p>
          </table:table-cell>
          <table:table-cell office:value-type="float" office:value="2.6641919455561358" table:style-name="ce217">
            <text:p>2,7<text:s text:c="5"/></text:p>
          </table:table-cell>
          <table:table-cell office:value-type="float" office:value="336" table:style-name="ce140">
            <text:p>+ 336</text:p>
          </table:table-cell>
          <table:table-cell office:value-type="float" office:value="43.07692307692308" table:style-name="ce141">
            <text:p>+43,1<text:s text:c="3"/></text:p>
          </table:table-cell>
          <table:table-cell office:value-type="float" office:value="-262" table:style-name="ce140">
            <text:p><text:s/>- 262</text:p>
          </table:table-cell>
          <table:table-cell office:value-type="float" office:value="-19.013062409288825" table:style-name="ce141">
            <text:p>-1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1136" table:style-name="ce213">
            <text:p>1 136</text:p>
          </table:table-cell>
          <table:table-cell office:value-type="float" office:value="2.3071611357081929" table:style-name="ce214">
            <text:p>2,3<text:s text:c="5"/></text:p>
          </table:table-cell>
          <table:table-cell office:value-type="float" office:value="921" table:style-name="ce215">
            <text:p><text:s/>921</text:p>
          </table:table-cell>
          <table:table-cell office:value-type="float" office:value="2.0139511491111062" table:style-name="ce216">
            <text:p>2,0<text:s text:c="5"/></text:p>
          </table:table-cell>
          <table:table-cell office:value-type="float" office:value="1648" table:style-name="ce215">
            <text:p>1 648</text:p>
          </table:table-cell>
          <table:table-cell office:value-type="float" office:value="3.1862034298087893" table:style-name="ce217">
            <text:p>3,2<text:s text:c="5"/></text:p>
          </table:table-cell>
          <table:table-cell office:value-type="float" office:value="215" table:style-name="ce140">
            <text:p>+ 215</text:p>
          </table:table-cell>
          <table:table-cell office:value-type="float" office:value="23.344191096634091" table:style-name="ce141">
            <text:p>+23,3<text:s text:c="3"/></text:p>
          </table:table-cell>
          <table:table-cell office:value-type="float" office:value="-512" table:style-name="ce140">
            <text:p><text:s/>- 512</text:p>
          </table:table-cell>
          <table:table-cell office:value-type="float" office:value="-31.067961165048541" table:style-name="ce141">
            <text:p>-31,1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 table:style-name="ce1"/>
        </table:table-row>
        <table:table-row table:style-name="ro35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8"/>
          <table:table-cell table:style-name="ce95"/>
          <table:table-cell table:style-name="ce169"/>
          <table:table-cell table:number-columns-repeated="2" table:style-name="ce95"/>
          <table:table-cell table:number-columns-repeated="16372" table:style-name="ce1"/>
        </table:table-row>
        <table:table-row table:number-rows-repeated="3"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number-rows-repeated="2" table:style-name="ro9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8">
          <table:table-cell/>
          <table:table-cell table:number-columns-repeated="11" table:style-name="ce1"/>
          <table:table-cell table:number-columns-repeated="6" table:style-name="ce95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68"/>
          <table:table-cell table:style-name="ce277"/>
          <table:table-cell table:style-name="ce278"/>
          <table:table-cell table:number-columns-repeated="4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number-columns-repeated="11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number-rows-repeated="5"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number-rows-repeated="2"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7" table:style-name="ce1"/>
          <table:table-cell table:style-name="ce279"/>
          <table:table-cell table:style-name="ce280"/>
          <table:table-cell table:style-name="ce281"/>
          <table:table-cell table:style-name="ce283"/>
          <table:table-cell table:style-name="ce284"/>
          <table:table-cell table:style-name="ce282"/>
          <table:table-cell table:number-columns-repeated="16365"/>
        </table:table-row>
        <table:table-row table:style-name="ro14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style-name="ce1"/>
          <table:table-cell table:style-name="ce152"/>
          <table:table-cell table:number-columns-repeated="16370" table:style-name="ce1"/>
        </table:table-row>
        <table:table-row table:style-name="ro20">
          <table:table-cell table:number-columns-repeated="16384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3" table:style-name="ce285"/>
          <table:table-cell table:number-columns-repeated="16369" table:style-name="ce1"/>
        </table:table-row>
        <table:table-row table:style-name="ro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3" table:style-name="ce285"/>
          <table:table-cell table:number-columns-repeated="16369" table:style-name="ce1"/>
        </table:table-row>
        <table:table-row table:number-rows-repeated="1048496" table:style-name="ro20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43" table:default-cell-style-name="ce1"/>
        <table:table-column table:style-name="co16" table:default-cell-style-name="ce1"/>
        <table:table-column table:style-name="co44" table:default-cell-style-name="ce1"/>
        <table:table-column table:style-name="co35" table:default-cell-style-name="ce184"/>
        <table:table-column table:style-name="co44" table:default-cell-style-name="ce184"/>
        <table:table-column table:style-name="co45" table:default-cell-style-name="ce1"/>
        <table:table-column table:style-name="co44" table:default-cell-style-name="ce1"/>
        <table:table-column table:style-name="co38" table:default-cell-style-name="ce1"/>
        <table:table-column table:style-name="co44" table:default-cell-style-name="ce1"/>
        <table:table-column table:style-name="co38" table:default-cell-style-name="ce1"/>
        <table:table-column table:style-name="co44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80018in" svg:height="0.650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974in" svg:y="0.23004in" svg:width="2.13664in" svg:height="0.51297in">
                <draw:text-box>
                  <text:p text:style-name="a70" text:class-names="" text:cond-style-name=""><text:span text:style-name="a68" text:class-names="">JANEIRO 2021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22" draw:style-name="a66" draw:name="Text Box 122" svg:x="0in" svg:y="0in" svg:width="0.97917in" svg:height="0.31414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4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6">
            <text:p><text:s/>Quadro 8 - OFERTAS DE EMPREGO RECEBIDAS, <text:s text:c="2"/>POR <text:s/>REGIÕES<text:s text:c="3"/></text:p>
          </table:table-cell>
          <table:table-cell table:number-columns-repeated="10" table:style-name="ce96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8">
            <text:p>Movimento ao longo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5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07"/>
          <table:table-cell office:value-type="string" table:style-name="ce176">
            <text:p>JANEIRO 2021</text:p>
          </table:table-cell>
          <table:table-cell office:value-type="string" table:style-name="ce18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90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5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6" table:style-name="ce120"/>
          <table:table-cell table:number-columns-repeated="16366"/>
        </table:table-row>
        <table:table-row table:style-name="ro25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 table:style-name="ce1"/>
        </table:table-row>
        <table:table-row table:style-name="ro4">
          <table:table-cell/>
          <table:table-cell office:value-type="string" table:style-name="ce205">
            <text:p>PORTUGAL</text:p>
          </table:table-cell>
          <table:table-cell office:value-type="float" office:value="9868" table:style-name="ce206">
            <text:p>9 868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7771" table:style-name="ce208">
            <text:p>7 771</text:p>
          </table:table-cell>
          <table:table-cell office:value-type="float" office:value="99.999999999999986" table:style-name="ce210">
            <text:p>100,0<text:s text:c="5"/></text:p>
          </table:table-cell>
          <table:table-cell office:value-type="float" office:value="12128" table:style-name="ce208">
            <text:p>12 128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2097" table:style-name="ce131">
            <text:p>+2 097</text:p>
          </table:table-cell>
          <table:table-cell office:value-type="float" office:value="26.984944022648307" table:style-name="ce132">
            <text:p>+27,0<text:s text:c="3"/></text:p>
          </table:table-cell>
          <table:table-cell office:value-type="float" office:value="-2260" table:style-name="ce131">
            <text:p><text:s/>-2 260</text:p>
          </table:table-cell>
          <table:table-cell office:value-type="float" office:value="-18.634564643799472" table:style-name="ce132">
            <text:p>-18,6<text:s text:c="3"/></text:p>
          </table:table-cell>
          <table:table-cell table:style-name="ce133"/>
          <table:table-cell table:style-name="ce95"/>
          <table:table-cell table:number-columns-repeated="2" table:style-name="ce286"/>
          <table:table-cell table:number-columns-repeated="2" table:style-name="ce134"/>
          <table:table-cell table:number-columns-repeated="16366"/>
        </table:table-row>
        <table:table-row table:style-name="ro37">
          <table:table-cell/>
          <table:table-cell office:value-type="string" table:style-name="ce211">
            <text:p>CONTINENTE</text:p>
          </table:table-cell>
          <table:table-cell office:value-type="float" office:value="9561" table:style-name="ce206">
            <text:p>9 561</text:p>
          </table:table-cell>
          <table:table-cell office:value-type="float" office:value="96.888933927847589" table:style-name="ce207">
            <text:p>96,9<text:s text:c="5"/></text:p>
          </table:table-cell>
          <table:table-cell office:value-type="float" office:value="7601" table:style-name="ce208">
            <text:p>7 601</text:p>
          </table:table-cell>
          <table:table-cell office:value-type="float" office:value="97.812379359155827" table:style-name="ce209">
            <text:p>97,8<text:s text:c="5"/></text:p>
          </table:table-cell>
          <table:table-cell office:value-type="float" office:value="11743" table:style-name="ce208">
            <text:p>11 743</text:p>
          </table:table-cell>
          <table:table-cell office:value-type="float" office:value="96.825527704485495" table:style-name="ce210">
            <text:p>96,8<text:s text:c="5"/></text:p>
          </table:table-cell>
          <table:table-cell office:value-type="float" office:value="1960" table:style-name="ce131">
            <text:p>+1 960</text:p>
          </table:table-cell>
          <table:table-cell office:value-type="float" office:value="25.786080778844887" table:style-name="ce132">
            <text:p>+25,8<text:s text:c="3"/></text:p>
          </table:table-cell>
          <table:table-cell office:value-type="float" office:value="-2182" table:style-name="ce131">
            <text:p><text:s/>-2 182</text:p>
          </table:table-cell>
          <table:table-cell office:value-type="float" office:value="-18.581282466150046" table:style-name="ce132">
            <text:p>-18,6<text:s text:c="3"/></text:p>
          </table:table-cell>
          <table:table-cell table:style-name="ce151"/>
          <table:table-cell table:style-name="ce182"/>
          <table:table-cell table:number-columns-repeated="2" table:style-name="ce287"/>
          <table:table-cell table:number-columns-repeated="2" table:style-name="ce152"/>
          <table:table-cell table:number-columns-repeated="16366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3361" table:style-name="ce213">
            <text:p>3 361</text:p>
          </table:table-cell>
          <table:table-cell office:value-type="float" office:value="34.059586542359135" table:style-name="ce214">
            <text:p>34,1<text:s text:c="5"/></text:p>
          </table:table-cell>
          <table:table-cell office:value-type="float" office:value="2305" table:style-name="ce215">
            <text:p>2 305</text:p>
          </table:table-cell>
          <table:table-cell office:value-type="float" office:value="29.661562218504695" table:style-name="ce216">
            <text:p>29,7<text:s text:c="5"/></text:p>
          </table:table-cell>
          <table:table-cell office:value-type="float" office:value="3988" table:style-name="ce215">
            <text:p>3 988</text:p>
          </table:table-cell>
          <table:table-cell office:value-type="float" office:value="32.882585751978894" table:style-name="ce217">
            <text:p>32,9<text:s text:c="5"/></text:p>
          </table:table-cell>
          <table:table-cell office:value-type="float" office:value="1056" table:style-name="ce140">
            <text:p>+1 056</text:p>
          </table:table-cell>
          <table:table-cell office:value-type="float" office:value="45.813449023861168" table:style-name="ce141">
            <text:p>+45,8<text:s text:c="3"/></text:p>
          </table:table-cell>
          <table:table-cell office:value-type="float" office:value="-627" table:style-name="ce140">
            <text:p><text:s/>- 627</text:p>
          </table:table-cell>
          <table:table-cell office:value-type="float" office:value="-15.722166499498497" table:style-name="ce141">
            <text:p>-15,7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3124" table:style-name="ce213">
            <text:p>3 124</text:p>
          </table:table-cell>
          <table:table-cell office:value-type="float" office:value="31.657884069720311" table:style-name="ce214">
            <text:p>31,7<text:s text:c="5"/></text:p>
          </table:table-cell>
          <table:table-cell office:value-type="float" office:value="1986" table:style-name="ce215">
            <text:p>1 986</text:p>
          </table:table-cell>
          <table:table-cell office:value-type="float" office:value="25.556556427744177" table:style-name="ce216">
            <text:p>25,6<text:s text:c="5"/></text:p>
          </table:table-cell>
          <table:table-cell office:value-type="float" office:value="3000" table:style-name="ce215">
            <text:p>3 000</text:p>
          </table:table-cell>
          <table:table-cell office:value-type="float" office:value="24.736147757255935" table:style-name="ce217">
            <text:p>24,7<text:s text:c="5"/></text:p>
          </table:table-cell>
          <table:table-cell office:value-type="float" office:value="1138" table:style-name="ce140">
            <text:p>+1 138</text:p>
          </table:table-cell>
          <table:table-cell office:value-type="float" office:value="57.301107754279954" table:style-name="ce141">
            <text:p>+57,3<text:s text:c="3"/></text:p>
          </table:table-cell>
          <table:table-cell office:value-type="float" office:value="124" table:style-name="ce140">
            <text:p>+ 124</text:p>
          </table:table-cell>
          <table:table-cell office:value-type="float" office:value="4.1333333333333329" table:style-name="ce141">
            <text:p>+4,1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2251" table:style-name="ce213">
            <text:p>2 251</text:p>
          </table:table-cell>
          <table:table-cell office:value-type="float" office:value="22.811106607215244" table:style-name="ce214">
            <text:p>22,8<text:s text:c="5"/></text:p>
          </table:table-cell>
          <table:table-cell office:value-type="float" office:value="2755" table:style-name="ce215">
            <text:p>2 755</text:p>
          </table:table-cell>
          <table:table-cell office:value-type="float" office:value="35.452322738386307" table:style-name="ce216">
            <text:p>35,5<text:s text:c="5"/></text:p>
          </table:table-cell>
          <table:table-cell office:value-type="float" office:value="3210" table:style-name="ce215">
            <text:p>3 210</text:p>
          </table:table-cell>
          <table:table-cell office:value-type="float" office:value="26.467678100263853" table:style-name="ce217">
            <text:p>26,5<text:s text:c="5"/></text:p>
          </table:table-cell>
          <table:table-cell office:value-type="float" office:value="-504" table:style-name="ce140">
            <text:p><text:s/>- 504</text:p>
          </table:table-cell>
          <table:table-cell office:value-type="float" office:value="-18.294010889292196" table:style-name="ce141">
            <text:p>-18,3<text:s text:c="3"/></text:p>
          </table:table-cell>
          <table:table-cell office:value-type="float" office:value="-959" table:style-name="ce140">
            <text:p><text:s/>- 959</text:p>
          </table:table-cell>
          <table:table-cell office:value-type="float" office:value="-29.875389408099689" table:style-name="ce141">
            <text:p>-29,9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598" table:style-name="ce213">
            <text:p><text:s/>598</text:p>
          </table:table-cell>
          <table:table-cell office:value-type="float" office:value="6.0599918929874343" table:style-name="ce214">
            <text:p>6,1<text:s text:c="5"/></text:p>
          </table:table-cell>
          <table:table-cell office:value-type="float" office:value="374" table:style-name="ce215">
            <text:p><text:s/>374</text:p>
          </table:table-cell>
          <table:table-cell office:value-type="float" office:value="4.8127654098571613" table:style-name="ce216">
            <text:p>4,8<text:s text:c="5"/></text:p>
          </table:table-cell>
          <table:table-cell office:value-type="float" office:value="899" table:style-name="ce215">
            <text:p><text:s/>899</text:p>
          </table:table-cell>
          <table:table-cell office:value-type="float" office:value="7.4125989445910285" table:style-name="ce217">
            <text:p>7,4<text:s text:c="5"/></text:p>
          </table:table-cell>
          <table:table-cell office:value-type="float" office:value="224" table:style-name="ce140">
            <text:p>+ 224</text:p>
          </table:table-cell>
          <table:table-cell office:value-type="float" office:value="59.893048128342244" table:style-name="ce141">
            <text:p>+59,9<text:s text:c="3"/></text:p>
          </table:table-cell>
          <table:table-cell office:value-type="float" office:value="-301" table:style-name="ce140">
            <text:p><text:s/>- 301</text:p>
          </table:table-cell>
          <table:table-cell office:value-type="float" office:value="-33.481646273637374" table:style-name="ce141">
            <text:p>-33,5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227" table:style-name="ce213">
            <text:p><text:s/>227</text:p>
          </table:table-cell>
          <table:table-cell office:value-type="float" office:value="2.3003648155654641" table:style-name="ce214">
            <text:p>2,3<text:s text:c="5"/></text:p>
          </table:table-cell>
          <table:table-cell office:value-type="float" office:value="181" table:style-name="ce215">
            <text:p><text:s/>181</text:p>
          </table:table-cell>
          <table:table-cell office:value-type="float" office:value="2.3291725646634927" table:style-name="ce216">
            <text:p>2,3<text:s text:c="5"/></text:p>
          </table:table-cell>
          <table:table-cell office:value-type="float" office:value="646" table:style-name="ce215">
            <text:p><text:s/>646</text:p>
          </table:table-cell>
          <table:table-cell office:value-type="float" office:value="5.3265171503957784" table:style-name="ce217">
            <text:p>5,3<text:s text:c="5"/></text:p>
          </table:table-cell>
          <table:table-cell office:value-type="float" office:value="46" table:style-name="ce140">
            <text:p>+ 46</text:p>
          </table:table-cell>
          <table:table-cell office:value-type="float" office:value="25.414364640883981" table:style-name="ce141">
            <text:p>+25,4<text:s text:c="3"/></text:p>
          </table:table-cell>
          <table:table-cell office:value-type="float" office:value="-419" table:style-name="ce140">
            <text:p><text:s/>- 419</text:p>
          </table:table-cell>
          <table:table-cell office:value-type="float" office:value="-64.860681114551085" table:style-name="ce141">
            <text:p>-64,9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38">
          <table:table-cell/>
          <table:table-cell office:value-type="string" table:style-name="ce211">
            <text:p>REG.AUTÓNOMAS</text:p>
          </table:table-cell>
          <table:table-cell office:value-type="float" office:value="307" table:style-name="ce206">
            <text:p><text:s/>307</text:p>
          </table:table-cell>
          <table:table-cell office:value-type="float" office:value="3.1110660721524122" table:style-name="ce207">
            <text:p>3,1<text:s text:c="5"/></text:p>
          </table:table-cell>
          <table:table-cell office:value-type="float" office:value="170" table:style-name="ce208">
            <text:p><text:s/>170</text:p>
          </table:table-cell>
          <table:table-cell office:value-type="float" office:value="2.1876206408441639" table:style-name="ce209">
            <text:p>2,2<text:s text:c="5"/></text:p>
          </table:table-cell>
          <table:table-cell office:value-type="float" office:value="385" table:style-name="ce208">
            <text:p><text:s/>385</text:p>
          </table:table-cell>
          <table:table-cell office:value-type="float" office:value="3.1744722955145117" table:style-name="ce210">
            <text:p>3,2<text:s text:c="5"/></text:p>
          </table:table-cell>
          <table:table-cell office:value-type="float" office:value="137" table:style-name="ce131">
            <text:p>+ 137</text:p>
          </table:table-cell>
          <table:table-cell office:value-type="float" office:value="80.588235294117652" table:style-name="ce132">
            <text:p>+80,6<text:s text:c="3"/></text:p>
          </table:table-cell>
          <table:table-cell office:value-type="float" office:value="-78" table:style-name="ce131">
            <text:p><text:s/>- 78</text:p>
          </table:table-cell>
          <table:table-cell office:value-type="float" office:value="-20.259740259740262" table:style-name="ce132">
            <text:p>-20,3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144" table:style-name="ce213">
            <text:p><text:s/>144</text:p>
          </table:table-cell>
          <table:table-cell office:value-type="float" office:value="1.4592622618565059" table:style-name="ce214">
            <text:p>1,5<text:s text:c="5"/></text:p>
          </table:table-cell>
          <table:table-cell office:value-type="float" office:value="83" table:style-name="ce215">
            <text:p><text:s/>83</text:p>
          </table:table-cell>
          <table:table-cell office:value-type="float" office:value="1.068073607000386" table:style-name="ce216">
            <text:p>1,1<text:s text:c="5"/></text:p>
          </table:table-cell>
          <table:table-cell office:value-type="float" office:value="136" table:style-name="ce215">
            <text:p><text:s/>136</text:p>
          </table:table-cell>
          <table:table-cell office:value-type="float" office:value="1.1213720316622691" table:style-name="ce217">
            <text:p>1,1<text:s text:c="5"/></text:p>
          </table:table-cell>
          <table:table-cell office:value-type="float" office:value="61" table:style-name="ce140">
            <text:p>+ 61</text:p>
          </table:table-cell>
          <table:table-cell office:value-type="float" office:value="73.493975903614455" table:style-name="ce141">
            <text:p>+73,5<text:s text:c="3"/></text:p>
          </table:table-cell>
          <table:table-cell office:value-type="float" office:value="8" table:style-name="ce140">
            <text:p>+ 8</text:p>
          </table:table-cell>
          <table:table-cell office:value-type="float" office:value="5.8823529411764701" table:style-name="ce141">
            <text:p>+5,9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163" table:style-name="ce213">
            <text:p><text:s/>163</text:p>
          </table:table-cell>
          <table:table-cell office:value-type="float" office:value="1.6518038102959061" table:style-name="ce214">
            <text:p>1,7<text:s text:c="5"/></text:p>
          </table:table-cell>
          <table:table-cell office:value-type="float" office:value="87" table:style-name="ce215">
            <text:p><text:s/>87</text:p>
          </table:table-cell>
          <table:table-cell office:value-type="float" office:value="1.1195470338437783" table:style-name="ce216">
            <text:p>1,1<text:s text:c="5"/></text:p>
          </table:table-cell>
          <table:table-cell office:value-type="float" office:value="249" table:style-name="ce215">
            <text:p><text:s/>249</text:p>
          </table:table-cell>
          <table:table-cell office:value-type="float" office:value="2.0531002638522429" table:style-name="ce217">
            <text:p>2,1<text:s text:c="5"/></text:p>
          </table:table-cell>
          <table:table-cell office:value-type="float" office:value="76" table:style-name="ce140">
            <text:p>+ 76</text:p>
          </table:table-cell>
          <table:table-cell office:value-type="float" office:value="87.356321839080465" table:style-name="ce141">
            <text:p>+87,4<text:s text:c="3"/></text:p>
          </table:table-cell>
          <table:table-cell office:value-type="float" office:value="-86" table:style-name="ce140">
            <text:p><text:s/>- 86</text:p>
          </table:table-cell>
          <table:table-cell office:value-type="float" office:value="-34.53815261044177" table:style-name="ce141">
            <text:p>-34,5<text:s text:c="3"/></text:p>
          </table:table-cell>
          <table:table-cell table:style-name="ce151"/>
          <table:table-cell table:number-columns-repeated="3" table:style-name="ce1"/>
          <table:table-cell table:number-columns-repeated="2" table:style-name="ce151"/>
          <table:table-cell table:number-columns-repeated="16366"/>
        </table:table-row>
        <table:table-row table:style-name="ro14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3" table:style-name="ce151"/>
          <table:table-cell table:style-name="ce288"/>
          <table:table-cell table:number-columns-repeated="2" table:style-name="ce151"/>
          <table:table-cell table:number-columns-repeated="16366"/>
        </table:table-row>
        <table:table-row table:style-name="ro20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8"/>
          <table:table-cell table:style-name="ce95"/>
          <table:table-cell table:style-name="ce169"/>
          <table:table-cell table:number-columns-repeated="2" table:style-name="ce95"/>
          <table:table-cell table:number-columns-repeated="16372" table:style-name="ce1"/>
        </table:table-row>
        <table:table-row table:number-rows-repeated="7" table:style-name="ro20">
          <table:table-cell table:number-columns-repeated="16384"/>
        </table:table-row>
        <table:table-row table:style-name="ro21">
          <table:table-cell/>
          <table:table-cell office:value-type="string" table:style-name="ce96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6"/>
          <table:table-cell office:value-type="string" table:style-name="ce289">
            <text:p>CONTINENTE</text:p>
          </table:table-cell>
          <table:table-cell table:style-name="ce289"/>
          <table:table-cell table:number-columns-repeated="16372" table:style-name="ce1"/>
        </table:table-row>
        <table:table-row table:style-name="ro21">
          <table:table-cell/>
          <table:table-cell office:value-type="string" table:style-name="ce227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5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office:value-type="string" table:style-name="ce107">
            <text:p>CPP-<text:span text:style-name="T2">2010</text:span></text:p>
          </table:table-cell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2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06"/>
          <table:table-cell table:number-columns-repeated="16366"/>
        </table:table-row>
        <table:table-row table:style-name="ro31">
          <table:table-cell/>
          <table:table-cell table:style-name="ce10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4"/>
          <table:table-cell table:style-name="ce235"/>
          <table:table-cell table:style-name="ce95"/>
          <table:table-cell table:number-columns-repeated="16371" table:style-name="ce1"/>
        </table:table-row>
        <table:table-row table:style-name="ro13">
          <table:table-cell/>
          <table:table-cell office:value-type="string" table:style-name="ce290">
            <text:p>Total</text:p>
          </table:table-cell>
          <table:table-cell office:value-type="float" office:value="9561" table:style-name="ce127">
            <text:p>9 561</text:p>
          </table:table-cell>
          <table:table-cell office:value-type="float" office:value="100" table:style-name="ce237">
            <text:p>100,0<text:s text:c="5"/></text:p>
          </table:table-cell>
          <table:table-cell office:value-type="float" office:value="7601" table:style-name="ce238">
            <text:p>7 601</text:p>
          </table:table-cell>
          <table:table-cell office:value-type="float" office:value="99.999999999999986" table:style-name="ce239">
            <text:p>100,0<text:s text:c="5"/></text:p>
          </table:table-cell>
          <table:table-cell office:value-type="float" office:value="11743" table:style-name="ce129">
            <text:p>11 743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1960" table:style-name="ce131">
            <text:p>+1 960</text:p>
          </table:table-cell>
          <table:table-cell office:value-type="float" office:value="25.786080778844887" table:style-name="ce132">
            <text:p>+25,8<text:s text:c="3"/></text:p>
          </table:table-cell>
          <table:table-cell office:value-type="float" office:value="-2182" table:style-name="ce131">
            <text:p><text:s/>-2 182</text:p>
          </table:table-cell>
          <table:table-cell office:value-type="float" office:value="-18.581282466150046" table:style-name="ce132">
            <text:p>-18,6<text:s text:c="3"/></text:p>
          </table:table-cell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office:value-type="string" table:style-name="ce291">
            <text:p>1- Repres. do poder legislativo e de órgãos exec., dirigentes, dire. e gestores execu.</text:p>
          </table:table-cell>
          <table:table-cell office:value-type="float" office:value="39" table:style-name="ce136">
            <text:p><text:s/>39</text:p>
          </table:table-cell>
          <table:table-cell office:value-type="float" office:value="0.40790712268591151" table:style-name="ce242">
            <text:p>0,4<text:s text:c="5"/></text:p>
          </table:table-cell>
          <table:table-cell office:value-type="float" office:value="127" table:style-name="ce243">
            <text:p><text:s/>127</text:p>
          </table:table-cell>
          <table:table-cell office:value-type="float" office:value="1.6708327851598475" table:style-name="ce244">
            <text:p>1,7<text:s text:c="5"/></text:p>
          </table:table-cell>
          <table:table-cell office:value-type="float" office:value="29" table:style-name="ce138">
            <text:p><text:s/>29</text:p>
          </table:table-cell>
          <table:table-cell office:value-type="float" office:value="0.24695563314314911" table:style-name="ce245">
            <text:p>0,2<text:s text:c="5"/></text:p>
          </table:table-cell>
          <table:table-cell office:value-type="float" office:value="-88" table:style-name="ce140">
            <text:p><text:s/>- 88</text:p>
          </table:table-cell>
          <table:table-cell office:value-type="float" office:value="-69.29133858267717" table:style-name="ce141">
            <text:p>-69,3<text:s text:c="3"/></text:p>
          </table:table-cell>
          <table:table-cell office:value-type="float" office:value="10" table:style-name="ce140">
            <text:p>+ 10</text:p>
          </table:table-cell>
          <table:table-cell office:value-type="float" office:value="34.482758620689658" table:style-name="ce141">
            <text:p>+34,5<text:s text:c="3"/></text:p>
          </table:table-cell>
          <table:table-cell table:style-name="ce133"/>
          <table:table-cell table:style-name="ce95"/>
          <table:table-cell table:number-columns-repeated="2" table:style-name="ce286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291">
            <text:p>2- Especialistas das atividades intelectuais e científicas</text:p>
          </table:table-cell>
          <table:table-cell office:value-type="float" office:value="496" table:style-name="ce136">
            <text:p><text:s/>496</text:p>
          </table:table-cell>
          <table:table-cell office:value-type="float" office:value="5.187741868005439" table:style-name="ce242">
            <text:p>5,2<text:s text:c="5"/></text:p>
          </table:table-cell>
          <table:table-cell office:value-type="float" office:value="873" table:style-name="ce243">
            <text:p><text:s/>873</text:p>
          </table:table-cell>
          <table:table-cell office:value-type="float" office:value="11.485330877516116" table:style-name="ce244">
            <text:p>11,5<text:s text:c="5"/></text:p>
          </table:table-cell>
          <table:table-cell office:value-type="float" office:value="615" table:style-name="ce138">
            <text:p><text:s/>615</text:p>
          </table:table-cell>
          <table:table-cell office:value-type="float" office:value="5.2371625649323006" table:style-name="ce245">
            <text:p>5,2<text:s text:c="5"/></text:p>
          </table:table-cell>
          <table:table-cell office:value-type="float" office:value="-377" table:style-name="ce140">
            <text:p><text:s/>- 377</text:p>
          </table:table-cell>
          <table:table-cell office:value-type="float" office:value="-43.184421534937002" table:style-name="ce141">
            <text:p>-43,2<text:s text:c="3"/></text:p>
          </table:table-cell>
          <table:table-cell office:value-type="float" office:value="-119" table:style-name="ce140">
            <text:p><text:s/>- 119</text:p>
          </table:table-cell>
          <table:table-cell office:value-type="float" office:value="-19.349593495934958" table:style-name="ce141">
            <text:p>-19,3<text:s text:c="3"/></text:p>
          </table:table-cell>
          <table:table-cell table:style-name="ce151"/>
          <table:table-cell table:style-name="ce182"/>
          <table:table-cell table:number-columns-repeated="2" table:style-name="ce287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3- Técnicos e profissões de nível intermédio</text:p>
          </table:table-cell>
          <table:table-cell office:value-type="float" office:value="563" table:style-name="ce136">
            <text:p><text:s/>563</text:p>
          </table:table-cell>
          <table:table-cell office:value-type="float" office:value="5.8885053864658508" table:style-name="ce242">
            <text:p>5,9<text:s text:c="5"/></text:p>
          </table:table-cell>
          <table:table-cell office:value-type="float" office:value="741" table:style-name="ce243">
            <text:p><text:s/>741</text:p>
          </table:table-cell>
          <table:table-cell office:value-type="float" office:value="9.7487172740428889" table:style-name="ce244">
            <text:p>9,7<text:s text:c="5"/></text:p>
          </table:table-cell>
          <table:table-cell office:value-type="float" office:value="592" table:style-name="ce138">
            <text:p><text:s/>592</text:p>
          </table:table-cell>
          <table:table-cell office:value-type="float" office:value="5.0413012007153197" table:style-name="ce245">
            <text:p>5,0<text:s text:c="5"/></text:p>
          </table:table-cell>
          <table:table-cell office:value-type="float" office:value="-178" table:style-name="ce140">
            <text:p><text:s/>- 178</text:p>
          </table:table-cell>
          <table:table-cell office:value-type="float" office:value="-24.021592442645073" table:style-name="ce141">
            <text:p>-24,0<text:s text:c="3"/></text:p>
          </table:table-cell>
          <table:table-cell office:value-type="float" office:value="-29" table:style-name="ce140">
            <text:p><text:s/>- 29</text:p>
          </table:table-cell>
          <table:table-cell office:value-type="float" office:value="-4.8986486486486482" table:style-name="ce141">
            <text:p>-4,9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4- Pessoal administrativo</text:p>
          </table:table-cell>
          <table:table-cell office:value-type="float" office:value="569" table:style-name="ce136">
            <text:p><text:s/>569</text:p>
          </table:table-cell>
          <table:table-cell office:value-type="float" office:value="5.9512603284175301" table:style-name="ce242">
            <text:p>6,0<text:s text:c="5"/></text:p>
          </table:table-cell>
          <table:table-cell office:value-type="float" office:value="721" table:style-name="ce243">
            <text:p><text:s/>721</text:p>
          </table:table-cell>
          <table:table-cell office:value-type="float" office:value="9.4855940007893693" table:style-name="ce244">
            <text:p>9,5<text:s text:c="5"/></text:p>
          </table:table-cell>
          <table:table-cell office:value-type="float" office:value="965" table:style-name="ce138">
            <text:p><text:s/>965</text:p>
          </table:table-cell>
          <table:table-cell office:value-type="float" office:value="8.2176615856254784" table:style-name="ce245">
            <text:p>8,2<text:s text:c="5"/></text:p>
          </table:table-cell>
          <table:table-cell office:value-type="float" office:value="-152" table:style-name="ce140">
            <text:p><text:s/>- 152</text:p>
          </table:table-cell>
          <table:table-cell office:value-type="float" office:value="-21.081830790568652" table:style-name="ce141">
            <text:p>-21,1<text:s text:c="3"/></text:p>
          </table:table-cell>
          <table:table-cell office:value-type="float" office:value="-396" table:style-name="ce140">
            <text:p><text:s/>- 396</text:p>
          </table:table-cell>
          <table:table-cell office:value-type="float" office:value="-41.036269430051817" table:style-name="ce141">
            <text:p>-41,0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5- Trabalhadores dos serviços pessoais, de proteção e segurança e vendedores</text:p>
          </table:table-cell>
          <table:table-cell office:value-type="float" office:value="1033" table:style-name="ce136">
            <text:p>1 033</text:p>
          </table:table-cell>
          <table:table-cell office:value-type="float" office:value="10.804309172680682" table:style-name="ce242">
            <text:p>10,8<text:s text:c="5"/></text:p>
          </table:table-cell>
          <table:table-cell office:value-type="float" office:value="1324" table:style-name="ce243">
            <text:p>1 324</text:p>
          </table:table-cell>
          <table:table-cell office:value-type="float" office:value="17.418760689382975" table:style-name="ce244">
            <text:p>17,4<text:s text:c="5"/></text:p>
          </table:table-cell>
          <table:table-cell office:value-type="float" office:value="1829" table:style-name="ce138">
            <text:p>1 829</text:p>
          </table:table-cell>
          <table:table-cell office:value-type="float" office:value="15.575236310993784" table:style-name="ce245">
            <text:p>15,6<text:s text:c="5"/></text:p>
          </table:table-cell>
          <table:table-cell office:value-type="float" office:value="-291" table:style-name="ce140">
            <text:p><text:s/>- 291</text:p>
          </table:table-cell>
          <table:table-cell office:value-type="float" office:value="-21.978851963746223" table:style-name="ce141">
            <text:p>-22,0<text:s text:c="3"/></text:p>
          </table:table-cell>
          <table:table-cell office:value-type="float" office:value="-796" table:style-name="ce140">
            <text:p><text:s/>- 796</text:p>
          </table:table-cell>
          <table:table-cell office:value-type="float" office:value="-43.521049753963915" table:style-name="ce141">
            <text:p>-43,5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6- Agricultores e trabalhadores qualificados da agricultura, da pesca e da floresta</text:p>
          </table:table-cell>
          <table:table-cell office:value-type="float" office:value="530" table:style-name="ce136">
            <text:p><text:s/>530</text:p>
          </table:table-cell>
          <table:table-cell office:value-type="float" office:value="5.5433532057316182" table:style-name="ce242">
            <text:p>5,5<text:s text:c="5"/></text:p>
          </table:table-cell>
          <table:table-cell office:value-type="float" office:value="115" table:style-name="ce243">
            <text:p><text:s/>115</text:p>
          </table:table-cell>
          <table:table-cell office:value-type="float" office:value="1.5129588212077358" table:style-name="ce244">
            <text:p>1,5<text:s text:c="5"/></text:p>
          </table:table-cell>
          <table:table-cell office:value-type="float" office:value="668" table:style-name="ce138">
            <text:p><text:s/>668</text:p>
          </table:table-cell>
          <table:table-cell office:value-type="float" office:value="5.6884952737801244" table:style-name="ce245">
            <text:p>5,7<text:s text:c="5"/></text:p>
          </table:table-cell>
          <table:table-cell office:value-type="float" office:value="415" table:style-name="ce140">
            <text:p>+ 415</text:p>
          </table:table-cell>
          <table:table-cell office:value-type="float" office:value="360.86956521739131" table:style-name="ce141">
            <text:p>+360,9<text:s text:c="3"/></text:p>
          </table:table-cell>
          <table:table-cell office:value-type="float" office:value="-138" table:style-name="ce140">
            <text:p><text:s/>- 138</text:p>
          </table:table-cell>
          <table:table-cell office:value-type="float" office:value="-20.658682634730539" table:style-name="ce141">
            <text:p>-20,7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7- Trabalhadores qualificados da indústria, construção e artífices</text:p>
          </table:table-cell>
          <table:table-cell office:value-type="float" office:value="1723" table:style-name="ce136">
            <text:p>1 723</text:p>
          </table:table-cell>
          <table:table-cell office:value-type="float" office:value="18.021127497123732" table:style-name="ce242">
            <text:p>18,0<text:s text:c="5"/></text:p>
          </table:table-cell>
          <table:table-cell office:value-type="float" office:value="1312" table:style-name="ce243">
            <text:p>1 312</text:p>
          </table:table-cell>
          <table:table-cell office:value-type="float" office:value="17.260886725430865" table:style-name="ce244">
            <text:p>17,3<text:s text:c="5"/></text:p>
          </table:table-cell>
          <table:table-cell office:value-type="float" office:value="2018" table:style-name="ce138">
            <text:p>2 018</text:p>
          </table:table-cell>
          <table:table-cell office:value-type="float" office:value="17.184705782168098" table:style-name="ce245">
            <text:p>17,2<text:s text:c="5"/></text:p>
          </table:table-cell>
          <table:table-cell office:value-type="float" office:value="411" table:style-name="ce140">
            <text:p>+ 411</text:p>
          </table:table-cell>
          <table:table-cell office:value-type="float" office:value="31.32621951219512" table:style-name="ce141">
            <text:p>+31,3<text:s text:c="3"/></text:p>
          </table:table-cell>
          <table:table-cell office:value-type="float" office:value="-295" table:style-name="ce140">
            <text:p><text:s/>- 295</text:p>
          </table:table-cell>
          <table:table-cell office:value-type="float" office:value="-14.618434093161545" table:style-name="ce141">
            <text:p>-14,6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8- Operadores de instalações e máquinas e trabalhadores da montagem</text:p>
          </table:table-cell>
          <table:table-cell office:value-type="float" office:value="982" table:style-name="ce136">
            <text:p><text:s/>982</text:p>
          </table:table-cell>
          <table:table-cell office:value-type="float" office:value="10.270892166091413" table:style-name="ce242">
            <text:p>10,3<text:s text:c="5"/></text:p>
          </table:table-cell>
          <table:table-cell office:value-type="float" office:value="630" table:style-name="ce243">
            <text:p><text:s/>630</text:p>
          </table:table-cell>
          <table:table-cell office:value-type="float" office:value="8.2883831074858563" table:style-name="ce244">
            <text:p>8,3<text:s text:c="5"/></text:p>
          </table:table-cell>
          <table:table-cell office:value-type="float" office:value="1298" table:style-name="ce138">
            <text:p>1 298</text:p>
          </table:table-cell>
          <table:table-cell office:value-type="float" office:value="11.053393511027847" table:style-name="ce245">
            <text:p>11,1<text:s text:c="5"/></text:p>
          </table:table-cell>
          <table:table-cell office:value-type="float" office:value="352" table:style-name="ce140">
            <text:p>+ 352</text:p>
          </table:table-cell>
          <table:table-cell office:value-type="float" office:value="55.873015873015873" table:style-name="ce141">
            <text:p>+55,9<text:s text:c="3"/></text:p>
          </table:table-cell>
          <table:table-cell office:value-type="float" office:value="-316" table:style-name="ce140">
            <text:p><text:s/>- 316</text:p>
          </table:table-cell>
          <table:table-cell office:value-type="float" office:value="-24.345146379044685" table:style-name="ce141">
            <text:p>-24,3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4">
          <table:table-cell/>
          <table:table-cell office:value-type="string" table:style-name="ce291">
            <text:p>9- Trabalhadores não qualificados</text:p>
          </table:table-cell>
          <table:table-cell office:value-type="float" office:value="3625" table:style-name="ce136">
            <text:p>3 625</text:p>
          </table:table-cell>
          <table:table-cell office:value-type="float" office:value="37.914444095805877" table:style-name="ce242">
            <text:p>37,9<text:s text:c="5"/></text:p>
          </table:table-cell>
          <table:table-cell office:value-type="float" office:value="1757" table:style-name="ce243">
            <text:p>1 757</text:p>
          </table:table-cell>
          <table:table-cell office:value-type="float" office:value="23.11537955532167" table:style-name="ce244">
            <text:p>23,1<text:s text:c="5"/></text:p>
          </table:table-cell>
          <table:table-cell office:value-type="float" office:value="3724" table:style-name="ce138">
            <text:p>3 724</text:p>
          </table:table-cell>
          <table:table-cell office:value-type="float" office:value="31.712509580175425" table:style-name="ce245">
            <text:p>31,7<text:s text:c="5"/></text:p>
          </table:table-cell>
          <table:table-cell office:value-type="float" office:value="1868" table:style-name="ce140">
            <text:p>+1 868</text:p>
          </table:table-cell>
          <table:table-cell office:value-type="float" office:value="106.31758679567444" table:style-name="ce141">
            <text:p>+106,3<text:s text:c="3"/></text:p>
          </table:table-cell>
          <table:table-cell office:value-type="float" office:value="-99" table:style-name="ce140">
            <text:p><text:s/>- 99</text:p>
          </table:table-cell>
          <table:table-cell office:value-type="float" office:value="-2.6584317937701396" table:style-name="ce141">
            <text:p>-2,7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4">
          <table:table-cell/>
          <table:table-cell office:value-type="string" table:style-name="ce291">
            <text:p>0- Profissões das Forças Armadas</text:p>
          </table:table-cell>
          <table:table-cell office:value-type="float" office:value="1" table:style-name="ce136">
            <text:p><text:s/>1</text:p>
          </table:table-cell>
          <table:table-cell office:value-type="float" office:value="1.0459156991946449E-2" table:style-name="ce242">
            <text:p>0,0<text:s text:c="5"/></text:p>
          </table:table-cell>
          <table:table-cell office:value-type="float" office:value="1" table:style-name="ce243">
            <text:p><text:s/>1</text:p>
          </table:table-cell>
          <table:table-cell office:value-type="float" office:value="1.3156163662675965E-2" table:style-name="ce244">
            <text:p>0,0<text:s text:c="5"/></text:p>
          </table:table-cell>
          <table:table-cell office:value-type="float" office:value="5" table:style-name="ce138">
            <text:p><text:s/>5</text:p>
          </table:table-cell>
          <table:table-cell office:value-type="float" office:value="4.2578557438473982E-2" table:style-name="ce245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float" office:value="0" table:style-name="ce141">
            <text:p>+0,0<text:s text:c="3"/></text:p>
          </table:table-cell>
          <table:table-cell office:value-type="float" office:value="-4" table:style-name="ce140">
            <text:p><text:s/>- 4</text:p>
          </table:table-cell>
          <table:table-cell office:value-type="float" office:value="-80" table:style-name="ce141">
            <text:p>-80,0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291">
            <text:p><text:s text:c="5"/>Outros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242">
            <text:p>0,0<text:s text:c="5"/></text:p>
          </table:table-cell>
          <table:table-cell office:value-type="float" office:value="0" table:style-name="ce243">
            <text:p><text:s/>0</text:p>
          </table:table-cell>
          <table:table-cell office:value-type="float" office:value="0" table:style-name="ce244">
            <text:p>0,0<text:s text:c="5"/>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string" table:style-name="ce292">
            <text:p>-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table:number-columns-repeated="6" table:style-name="ce151"/>
          <table:table-cell table:number-columns-repeated="16366"/>
        </table:table-row>
        <table:table-row table:style-name="ro20">
          <table:table-cell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165"/>
          <table:table-cell table:style-name="ce166"/>
          <table:table-cell table:style-name="ce165"/>
          <table:table-cell table:style-name="ce166"/>
          <table:table-cell table:number-columns-repeated="16372" table:style-name="ce1"/>
        </table:table-row>
        <table:table-row table:style-name="ro20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20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3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7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2" table:style-name="ce157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number-rows-repeated="3"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51"/>
          <table:table-cell table:number-columns-repeated="16366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51"/>
          <table:table-cell table:number-columns-repeated="16366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number-columns-repeated="16372" table:style-name="ce1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46" table:default-cell-style-name="ce1"/>
        <table:table-column table:style-name="co3" table:default-cell-style-name="ce1"/>
        <table:table-column table:style-name="co47" table:default-cell-style-name="ce1"/>
        <table:table-column table:style-name="co16" table:default-cell-style-name="ce1"/>
        <table:table-column table:style-name="co40" table:default-cell-style-name="ce1"/>
        <table:table-column table:style-name="co5" table:default-cell-style-name="ce1"/>
        <table:table-column table:style-name="co40" table:default-cell-style-name="ce1"/>
        <table:table-column table:style-name="co1" table:default-cell-style-name="ce1"/>
        <table:table-column table:style-name="co39" table:default-cell-style-name="ce1"/>
        <table:table-column table:style-name="co40" table:default-cell-style-name="ce1"/>
        <table:table-column table:style-name="co7" table:default-cell-style-name="ce1"/>
        <table:table-column table:style-name="co21" table:default-cell-style-name="ce1"/>
        <table:table-column table:style-name="co48" table:default-cell-style-name="ce1"/>
        <table:table-column table:style-name="co21" table:number-columns-repeated="3" table:default-cell-style-name="ce1"/>
        <table:table-column table:style-name="co49" table:default-cell-style-name="ce1"/>
        <table:table-column table:style-name="co21" table:number-columns-repeated="16366" table:default-cell-style-name="ce1"/>
        <table:table-row table:style-name="ro20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3473in" svg:height="0.649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8225in" svg:y="0.28879in" svg:width="1.85779in" svg:height="0.51196in">
                <draw:text-box>
                  <text:p text:style-name="a90" text:class-names="" text:cond-style-name=""><text:span text:style-name="a88" text:class-names="">JANEIRO 2021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26" draw:style-name="a77" draw:name="Text Box 122" svg:x="0in" svg:y="0in" svg:width="0.97917in" svg:height="0.31646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4"/>
          <table:table-cell table:number-columns-repeated="6" table:style-name="ce95"/>
          <table:table-cell table:number-columns-repeated="16366" table:style-name="ce1"/>
        </table:table-row>
        <table:table-row table:style-name="ro20">
          <table:table-cell table:style-name="ce1"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6">
            <text:p>Quadro 10 - OFERTAS DE EMPREGO <text:s/>RECEBIDAS, <text:s text:c="3"/>POR ATIVIDADE ECONÓMICA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style-name="ce1"/>
          <table:table-cell table:number-columns-repeated="5" table:style-name="ce95"/>
          <table:table-cell table:number-columns-repeated="16366" table:style-name="ce1"/>
        </table:table-row>
        <table:table-row table:style-name="ro21">
          <table:table-cell table:style-name="ce294"/>
          <table:table-cell office:value-type="string" table:style-name="ce98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style-name="ce1"/>
          <table:table-cell table:number-columns-repeated="5" table:style-name="ce95"/>
          <table:table-cell table:number-columns-repeated="16366" table:style-name="ce1"/>
        </table:table-row>
        <table:table-row table:style-name="ro4">
          <table:table-cell table:style-name="ce294"/>
          <table:table-cell table:style-name="ce94"/>
          <table:table-cell table:style-name="ce100"/>
          <table:table-cell table:number-columns-repeated="9" table:style-name="ce94"/>
          <table:table-cell table:style-name="ce1"/>
          <table:table-cell table:number-columns-repeated="5" table:style-name="ce95"/>
          <table:table-cell table:number-columns-repeated="16366" table:style-name="ce1"/>
        </table:table-row>
        <table:table-row table:style-name="ro20">
          <table:table-cell table:style-name="ce1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 table:style-name="ce1"/>
        </table:table-row>
        <table:table-row table:style-name="ro20">
          <table:table-cell table:style-name="ce1"/>
          <table:table-cell office:value-type="string" table:style-name="ce107">
            <text:p>CAE <text:s/>Rev.3</text:p>
          </table:table-cell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2">(1)<text:s/></text:span></text:p>
          </table:table-cell>
          <table:covered-table-cell/>
          <table:table-cell table:number-columns-repeated="6" table:style-name="ce106"/>
          <table:table-cell table:number-columns-repeated="16366" table:style-name="ce1"/>
        </table:table-row>
        <table:table-row table:style-name="ro20">
          <table:table-cell table:style-name="ce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20"/>
          <table:table-cell table:number-columns-repeated="16366" table:style-name="ce1"/>
        </table:table-row>
        <table:table-row table:style-name="ro33">
          <table:table-cell table:style-name="ce1"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number-columns-repeated="6" table:style-name="ce120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1">
            <text:p><text:s text:c="2"/>Total</text:p>
          </table:table-cell>
          <table:table-cell office:value-type="float" office:value="9561" table:style-name="ce127">
            <text:p>9 56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7601" table:style-name="ce129">
            <text:p>7 60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1743" table:style-name="ce129">
            <text:p>11 74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960" table:style-name="ce131">
            <text:p>+1 960</text:p>
          </table:table-cell>
          <table:table-cell office:value-type="float" office:value="25.786080778844887" table:style-name="ce132">
            <text:p>+25,8<text:s text:c="3"/></text:p>
          </table:table-cell>
          <table:table-cell office:value-type="float" office:value="-2182" table:style-name="ce131">
            <text:p><text:s/>-2 182</text:p>
          </table:table-cell>
          <table:table-cell office:value-type="float" office:value="-18.581282466150046" table:style-name="ce132">
            <text:p>-18,6<text:s text:c="3"/></text:p>
          </table:table-cell>
          <table:table-cell table:style-name="ce133"/>
          <table:table-cell table:style-name="ce1"/>
          <table:table-cell table:number-columns-repeated="4" table:style-name="ce134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3">
            <text:p>Agricultura, produção animal, caça, floresta e pesca</text:p>
          </table:table-cell>
          <table:table-cell office:value-type="float" office:value="665" table:style-name="ce127">
            <text:p><text:s/>665</text:p>
          </table:table-cell>
          <table:table-cell office:value-type="float" office:value="6.9553393996443891" table:style-name="ce128">
            <text:p>7,0<text:s text:c="5"/></text:p>
          </table:table-cell>
          <table:table-cell office:value-type="float" office:value="162" table:style-name="ce129">
            <text:p><text:s/>162</text:p>
          </table:table-cell>
          <table:table-cell office:value-type="float" office:value="2.1312985133535061" table:style-name="ce130">
            <text:p>2,1<text:s text:c="5"/></text:p>
          </table:table-cell>
          <table:table-cell office:value-type="float" office:value="757" table:style-name="ce129">
            <text:p><text:s/>757</text:p>
          </table:table-cell>
          <table:table-cell office:value-type="float" office:value="6.4463935961849614" table:style-name="ce130">
            <text:p>6,4<text:s text:c="5"/></text:p>
          </table:table-cell>
          <table:table-cell office:value-type="float" office:value="503" table:style-name="ce131">
            <text:p>+ 503</text:p>
          </table:table-cell>
          <table:table-cell office:value-type="float" office:value="310.49382716049382" table:style-name="ce132">
            <text:p>+310,5<text:s text:c="3"/></text:p>
          </table:table-cell>
          <table:table-cell office:value-type="float" office:value="-92" table:style-name="ce131">
            <text:p><text:s/>- 92</text:p>
          </table:table-cell>
          <table:table-cell office:value-type="float" office:value="-12.15323645970938" table:style-name="ce132">
            <text:p>-12,2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2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4">
          <table:table-cell table:style-name="ce1"/>
          <table:table-cell office:value-type="string" table:style-name="ce263">
            <text:p>Indústria, energia e água e construção</text:p>
          </table:table-cell>
          <table:table-cell office:value-type="float" office:value="2567" table:style-name="ce147">
            <text:p>2 567</text:p>
          </table:table-cell>
          <table:table-cell office:value-type="float" office:value="26.848655998326539" table:style-name="ce148">
            <text:p>26,8<text:s text:c="5"/></text:p>
          </table:table-cell>
          <table:table-cell office:value-type="float" office:value="1988" table:style-name="ce129">
            <text:p>1 988</text:p>
          </table:table-cell>
          <table:table-cell office:value-type="float" office:value="26.154453361399817" table:style-name="ce130">
            <text:p>26,2<text:s text:c="5"/></text:p>
          </table:table-cell>
          <table:table-cell office:value-type="float" office:value="2907" table:style-name="ce129">
            <text:p>2 907</text:p>
          </table:table-cell>
          <table:table-cell office:value-type="float" office:value="24.755173294728774" table:style-name="ce130">
            <text:p>24,8<text:s text:c="5"/></text:p>
          </table:table-cell>
          <table:table-cell office:value-type="float" office:value="579" table:style-name="ce131">
            <text:p>+ 579</text:p>
          </table:table-cell>
          <table:table-cell office:value-type="float" office:value="29.124748490945674" table:style-name="ce132">
            <text:p>+29,1<text:s text:c="3"/></text:p>
          </table:table-cell>
          <table:table-cell office:value-type="float" office:value="-340" table:style-name="ce131">
            <text:p><text:s/>- 340</text:p>
          </table:table-cell>
          <table:table-cell office:value-type="float" office:value="-11.695906432748536" table:style-name="ce132">
            <text:p>-11,7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2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 table:style-name="ce1"/>
          <table:table-cell office:value-type="string" table:style-name="ce265">
            <text:p>Indústrias extrativas</text:p>
          </table:table-cell>
          <table:table-cell office:value-type="float" office:value="12" table:style-name="ce136">
            <text:p><text:s/>12</text:p>
          </table:table-cell>
          <table:table-cell office:value-type="float" office:value="0.12550988390335738" table:style-name="ce137">
            <text:p>0,1<text:s text:c="5"/></text:p>
          </table:table-cell>
          <table:table-cell office:value-type="float" office:value="8" table:style-name="ce138">
            <text:p><text:s/>8</text:p>
          </table:table-cell>
          <table:table-cell office:value-type="float" office:value="0.10524930930140772" table:style-name="ce139">
            <text:p>0,1<text:s text:c="5"/></text:p>
          </table:table-cell>
          <table:table-cell office:value-type="float" office:value="11" table:style-name="ce138">
            <text:p><text:s/>11</text:p>
          </table:table-cell>
          <table:table-cell office:value-type="float" office:value="9.3672826364642761E-2" table:style-name="ce139">
            <text:p>0,1<text:s text:c="5"/></text:p>
          </table:table-cell>
          <table:table-cell office:value-type="float" office:value="4" table:style-name="ce140">
            <text:p>+ 4</text:p>
          </table:table-cell>
          <table:table-cell office:value-type="float" office:value="50" table:style-name="ce141">
            <text:p>+50,0<text:s text:c="3"/></text:p>
          </table:table-cell>
          <table:table-cell office:value-type="float" office:value="1" table:style-name="ce140">
            <text:p>+ 1</text:p>
          </table:table-cell>
          <table:table-cell office:value-type="float" office:value="9.0909090909090917" table:style-name="ce141">
            <text:p>+9,1<text:s text:c="3"/></text:p>
          </table:table-cell>
          <table:table-cell table:style-name="ce157"/>
          <table:table-cell table:style-name="ce295"/>
          <table:table-cell table:style-name="ce296"/>
          <table:table-cell table:style-name="ce281"/>
          <table:table-cell table:style-name="ce152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200" table:style-name="ce136">
            <text:p><text:s/>200</text:p>
          </table:table-cell>
          <table:table-cell office:value-type="float" office:value="2.09183139838929" table:style-name="ce137">
            <text:p>2,1<text:s text:c="5"/></text:p>
          </table:table-cell>
          <table:table-cell office:value-type="float" office:value="135" table:style-name="ce138">
            <text:p><text:s/>135</text:p>
          </table:table-cell>
          <table:table-cell office:value-type="float" office:value="1.7760820944612552" table:style-name="ce139">
            <text:p>1,8<text:s text:c="5"/></text:p>
          </table:table-cell>
          <table:table-cell office:value-type="float" office:value="325" table:style-name="ce138">
            <text:p><text:s/>325</text:p>
          </table:table-cell>
          <table:table-cell office:value-type="float" office:value="2.7676062335008087" table:style-name="ce139">
            <text:p>2,8<text:s text:c="5"/></text:p>
          </table:table-cell>
          <table:table-cell office:value-type="float" office:value="65" table:style-name="ce140">
            <text:p>+ 65</text:p>
          </table:table-cell>
          <table:table-cell office:value-type="float" office:value="48.148148148148145" table:style-name="ce141">
            <text:p>+48,1<text:s text:c="3"/></text:p>
          </table:table-cell>
          <table:table-cell office:value-type="float" office:value="-125" table:style-name="ce140">
            <text:p><text:s/>- 125</text:p>
          </table:table-cell>
          <table:table-cell office:value-type="float" office:value="-38.461538461538467" table:style-name="ce141">
            <text:p>-38,5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2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ricação de têxteis</text:p>
          </table:table-cell>
          <table:table-cell office:value-type="float" office:value="75" table:style-name="ce136">
            <text:p><text:s/>75</text:p>
          </table:table-cell>
          <table:table-cell office:value-type="float" office:value="0.78443677439598358" table:style-name="ce154">
            <text:p>0,8<text:s text:c="5"/></text:p>
          </table:table-cell>
          <table:table-cell office:value-type="float" office:value="66" table:style-name="ce155">
            <text:p><text:s/>66</text:p>
          </table:table-cell>
          <table:table-cell office:value-type="float" office:value="0.86830680173661368" table:style-name="ce156">
            <text:p>0,9<text:s text:c="5"/></text:p>
          </table:table-cell>
          <table:table-cell office:value-type="float" office:value="70" table:style-name="ce138">
            <text:p><text:s/>70</text:p>
          </table:table-cell>
          <table:table-cell office:value-type="float" office:value="0.59609980413863584" table:style-name="ce156">
            <text:p>0,6<text:s text:c="5"/></text:p>
          </table:table-cell>
          <table:table-cell office:value-type="float" office:value="9" table:style-name="ce140">
            <text:p>+ 9</text:p>
          </table:table-cell>
          <table:table-cell office:value-type="float" office:value="13.636363636363635" table:style-name="ce141">
            <text:p>+13,6<text:s text:c="3"/></text:p>
          </table:table-cell>
          <table:table-cell office:value-type="float" office:value="5" table:style-name="ce140">
            <text:p>+ 5</text:p>
          </table:table-cell>
          <table:table-cell office:value-type="float" office:value="7.1428571428571423" table:style-name="ce141">
            <text:p>+7,1<text:s text:c="3"/></text:p>
          </table:table-cell>
          <table:table-cell table:style-name="ce157"/>
          <table:table-cell table:style-name="ce295"/>
          <table:table-cell table:style-name="ce296"/>
          <table:table-cell table:style-name="ce281"/>
          <table:table-cell table:style-name="ce152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6">
            <text:p>Indústria do vestuário</text:p>
          </table:table-cell>
          <table:table-cell office:value-type="float" office:value="263" table:style-name="ce136">
            <text:p><text:s/>263</text:p>
          </table:table-cell>
          <table:table-cell office:value-type="float" office:value="2.750758288881916" table:style-name="ce154">
            <text:p>2,8<text:s text:c="5"/></text:p>
          </table:table-cell>
          <table:table-cell office:value-type="float" office:value="214" table:style-name="ce155">
            <text:p><text:s/>214</text:p>
          </table:table-cell>
          <table:table-cell office:value-type="float" office:value="2.8154190238126562" table:style-name="ce156">
            <text:p>2,8<text:s text:c="5"/></text:p>
          </table:table-cell>
          <table:table-cell office:value-type="float" office:value="223" table:style-name="ce138">
            <text:p><text:s/>223</text:p>
          </table:table-cell>
          <table:table-cell office:value-type="float" office:value="1.8990036617559398" table:style-name="ce156">
            <text:p>1,9<text:s text:c="5"/></text:p>
          </table:table-cell>
          <table:table-cell office:value-type="float" office:value="49" table:style-name="ce140">
            <text:p>+ 49</text:p>
          </table:table-cell>
          <table:table-cell office:value-type="float" office:value="22.897196261682243" table:style-name="ce141">
            <text:p>+22,9<text:s text:c="3"/></text:p>
          </table:table-cell>
          <table:table-cell office:value-type="float" office:value="40" table:style-name="ce140">
            <text:p>+ 40</text:p>
          </table:table-cell>
          <table:table-cell office:value-type="float" office:value="17.937219730941703" table:style-name="ce141">
            <text:p>+17,9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109" table:style-name="ce136">
            <text:p><text:s/>109</text:p>
          </table:table-cell>
          <table:table-cell office:value-type="float" office:value="1.1400481121221628" table:style-name="ce154">
            <text:p>1,1<text:s text:c="5"/></text:p>
          </table:table-cell>
          <table:table-cell office:value-type="float" office:value="133" table:style-name="ce155">
            <text:p><text:s/>133</text:p>
          </table:table-cell>
          <table:table-cell office:value-type="float" office:value="1.7497697671359029" table:style-name="ce156">
            <text:p>1,7<text:s text:c="5"/></text:p>
          </table:table-cell>
          <table:table-cell office:value-type="float" office:value="221" table:style-name="ce138">
            <text:p><text:s/>221</text:p>
          </table:table-cell>
          <table:table-cell office:value-type="float" office:value="1.88197223878055" table:style-name="ce156">
            <text:p>1,9<text:s text:c="5"/></text:p>
          </table:table-cell>
          <table:table-cell office:value-type="float" office:value="-24" table:style-name="ce140">
            <text:p><text:s/>- 24</text:p>
          </table:table-cell>
          <table:table-cell office:value-type="float" office:value="-18.045112781954884" table:style-name="ce141">
            <text:p>-18,0<text:s text:c="3"/></text:p>
          </table:table-cell>
          <table:table-cell office:value-type="float" office:value="-112" table:style-name="ce140">
            <text:p><text:s/>- 112</text:p>
          </table:table-cell>
          <table:table-cell office:value-type="float" office:value="-50.678733031674206" table:style-name="ce141">
            <text:p>-50,7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 da madeira e da cortiça</text:p>
          </table:table-cell>
          <table:table-cell office:value-type="float" office:value="59" table:style-name="ce136">
            <text:p><text:s/>59</text:p>
          </table:table-cell>
          <table:table-cell office:value-type="float" office:value="0.61709026252484045" table:style-name="ce154">
            <text:p>0,6<text:s text:c="5"/></text:p>
          </table:table-cell>
          <table:table-cell office:value-type="float" office:value="36" table:style-name="ce155">
            <text:p><text:s/>36</text:p>
          </table:table-cell>
          <table:table-cell office:value-type="float" office:value="0.47362189185633474" table:style-name="ce156">
            <text:p>0,5<text:s text:c="5"/></text:p>
          </table:table-cell>
          <table:table-cell office:value-type="float" office:value="90" table:style-name="ce138">
            <text:p><text:s/>90</text:p>
          </table:table-cell>
          <table:table-cell office:value-type="float" office:value="0.76641403389253171" table:style-name="ce156">
            <text:p>0,8<text:s text:c="5"/></text:p>
          </table:table-cell>
          <table:table-cell office:value-type="float" office:value="23" table:style-name="ce140">
            <text:p>+ 23</text:p>
          </table:table-cell>
          <table:table-cell office:value-type="float" office:value="63.888888888888886" table:style-name="ce141">
            <text:p>+63,9<text:s text:c="3"/></text:p>
          </table:table-cell>
          <table:table-cell office:value-type="float" office:value="-31" table:style-name="ce140">
            <text:p><text:s/>- 31</text:p>
          </table:table-cell>
          <table:table-cell office:value-type="float" office:value="-34.444444444444443" table:style-name="ce141">
            <text:p>-34,4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42" table:style-name="ce136">
            <text:p><text:s/>42</text:p>
          </table:table-cell>
          <table:table-cell office:value-type="float" office:value="0.43928459366175088" table:style-name="ce154">
            <text:p>0,4<text:s text:c="5"/></text:p>
          </table:table-cell>
          <table:table-cell office:value-type="float" office:value="21" table:style-name="ce155">
            <text:p><text:s/>21</text:p>
          </table:table-cell>
          <table:table-cell office:value-type="float" office:value="0.27627943691619528" table:style-name="ce156">
            <text:p>0,3<text:s text:c="5"/></text:p>
          </table:table-cell>
          <table:table-cell office:value-type="float" office:value="46" table:style-name="ce138">
            <text:p><text:s/>46</text:p>
          </table:table-cell>
          <table:table-cell office:value-type="float" office:value="0.39172272843396061" table:style-name="ce156">
            <text:p>0,4<text:s text:c="5"/></text:p>
          </table:table-cell>
          <table:table-cell office:value-type="float" office:value="21" table:style-name="ce140">
            <text:p>+ 21</text:p>
          </table:table-cell>
          <table:table-cell office:value-type="float" office:value="100" table:style-name="ce141">
            <text:p>+100,0<text:s text:c="3"/></text:p>
          </table:table-cell>
          <table:table-cell office:value-type="float" office:value="-4" table:style-name="ce140">
            <text:p><text:s/>- 4</text:p>
          </table:table-cell>
          <table:table-cell office:value-type="float" office:value="-8.695652173913043" table:style-name="ce141">
            <text:p>-8,7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71" table:style-name="ce136">
            <text:p><text:s/>71</text:p>
          </table:table-cell>
          <table:table-cell office:value-type="float" office:value="0.74260014642819794" table:style-name="ce154">
            <text:p>0,7<text:s text:c="5"/></text:p>
          </table:table-cell>
          <table:table-cell office:value-type="float" office:value="67" table:style-name="ce155">
            <text:p><text:s/>67</text:p>
          </table:table-cell>
          <table:table-cell office:value-type="float" office:value="0.88146296539928959" table:style-name="ce156">
            <text:p>0,9<text:s text:c="5"/></text:p>
          </table:table-cell>
          <table:table-cell office:value-type="float" office:value="79" table:style-name="ce138">
            <text:p><text:s/>79</text:p>
          </table:table-cell>
          <table:table-cell office:value-type="float" office:value="0.67274120752788891" table:style-name="ce156">
            <text:p>0,7<text:s text:c="5"/></text:p>
          </table:table-cell>
          <table:table-cell office:value-type="float" office:value="4" table:style-name="ce140">
            <text:p>+ 4</text:p>
          </table:table-cell>
          <table:table-cell office:value-type="float" office:value="5.9701492537313428" table:style-name="ce141">
            <text:p>+6,0<text:s text:c="3"/></text:p>
          </table:table-cell>
          <table:table-cell office:value-type="float" office:value="-8" table:style-name="ce140">
            <text:p><text:s/>- 8</text:p>
          </table:table-cell>
          <table:table-cell office:value-type="float" office:value="-10.126582278481013" table:style-name="ce141">
            <text:p>-10,1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110" table:style-name="ce136">
            <text:p><text:s/>110</text:p>
          </table:table-cell>
          <table:table-cell office:value-type="float" office:value="1.1505072691141094" table:style-name="ce154">
            <text:p>1,2<text:s text:c="5"/></text:p>
          </table:table-cell>
          <table:table-cell office:value-type="float" office:value="71" table:style-name="ce155">
            <text:p><text:s/>71</text:p>
          </table:table-cell>
          <table:table-cell office:value-type="float" office:value="0.93408762004999346" table:style-name="ce156">
            <text:p>0,9<text:s text:c="5"/></text:p>
          </table:table-cell>
          <table:table-cell office:value-type="float" office:value="105" table:style-name="ce138">
            <text:p><text:s/>105</text:p>
          </table:table-cell>
          <table:table-cell office:value-type="float" office:value="0.89414970620795375" table:style-name="ce156">
            <text:p>0,9<text:s text:c="5"/></text:p>
          </table:table-cell>
          <table:table-cell office:value-type="float" office:value="39" table:style-name="ce140">
            <text:p>+ 39</text:p>
          </table:table-cell>
          <table:table-cell office:value-type="float" office:value="54.929577464788736" table:style-name="ce141">
            <text:p>+54,9<text:s text:c="3"/></text:p>
          </table:table-cell>
          <table:table-cell office:value-type="float" office:value="5" table:style-name="ce140">
            <text:p>+ 5</text:p>
          </table:table-cell>
          <table:table-cell office:value-type="float" office:value="4.7619047619047619" table:style-name="ce141">
            <text:p>+4,8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346" table:style-name="ce136">
            <text:p><text:s/>346</text:p>
          </table:table-cell>
          <table:table-cell office:value-type="float" office:value="3.6188683192134716" table:style-name="ce154">
            <text:p>3,6<text:s text:c="5"/></text:p>
          </table:table-cell>
          <table:table-cell office:value-type="float" office:value="130" table:style-name="ce155">
            <text:p><text:s/>130</text:p>
          </table:table-cell>
          <table:table-cell office:value-type="float" office:value="1.7103012761478753" table:style-name="ce156">
            <text:p>1,7<text:s text:c="5"/></text:p>
          </table:table-cell>
          <table:table-cell office:value-type="float" office:value="255" table:style-name="ce138">
            <text:p><text:s/>255</text:p>
          </table:table-cell>
          <table:table-cell office:value-type="float" office:value="2.1715064293621733" table:style-name="ce156">
            <text:p>2,2<text:s text:c="5"/></text:p>
          </table:table-cell>
          <table:table-cell office:value-type="float" office:value="216" table:style-name="ce140">
            <text:p>+ 216</text:p>
          </table:table-cell>
          <table:table-cell office:value-type="float" office:value="166.15384615384616" table:style-name="ce141">
            <text:p>+166,2<text:s text:c="3"/></text:p>
          </table:table-cell>
          <table:table-cell office:value-type="float" office:value="91" table:style-name="ce140">
            <text:p>+ 91</text:p>
          </table:table-cell>
          <table:table-cell office:value-type="float" office:value="35.686274509803923" table:style-name="ce141">
            <text:p>+35,7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74" table:style-name="ce136">
            <text:p><text:s/>74</text:p>
          </table:table-cell>
          <table:table-cell office:value-type="float" office:value="0.77397761740403725" table:style-name="ce154">
            <text:p>0,8<text:s text:c="5"/></text:p>
          </table:table-cell>
          <table:table-cell office:value-type="float" office:value="71" table:style-name="ce155">
            <text:p><text:s/>71</text:p>
          </table:table-cell>
          <table:table-cell office:value-type="float" office:value="0.93408762004999346" table:style-name="ce156">
            <text:p>0,9<text:s text:c="5"/></text:p>
          </table:table-cell>
          <table:table-cell office:value-type="float" office:value="90" table:style-name="ce138">
            <text:p><text:s/>90</text:p>
          </table:table-cell>
          <table:table-cell office:value-type="float" office:value="0.76641403389253171" table:style-name="ce156">
            <text:p>0,8<text:s text:c="5"/></text:p>
          </table:table-cell>
          <table:table-cell office:value-type="float" office:value="3" table:style-name="ce140">
            <text:p>+ 3</text:p>
          </table:table-cell>
          <table:table-cell office:value-type="float" office:value="4.225352112676056" table:style-name="ce141">
            <text:p>+4,2<text:s text:c="3"/></text:p>
          </table:table-cell>
          <table:table-cell office:value-type="float" office:value="-16" table:style-name="ce140">
            <text:p><text:s/>- 16</text:p>
          </table:table-cell>
          <table:table-cell office:value-type="float" office:value="-17.777777777777779" table:style-name="ce141">
            <text:p>-17,8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50" table:style-name="ce136">
            <text:p><text:s/>50</text:p>
          </table:table-cell>
          <table:table-cell office:value-type="float" office:value="0.5229578495973225" table:style-name="ce154">
            <text:p>0,5<text:s text:c="5"/></text:p>
          </table:table-cell>
          <table:table-cell office:value-type="float" office:value="39" table:style-name="ce155">
            <text:p><text:s/>39</text:p>
          </table:table-cell>
          <table:table-cell office:value-type="float" office:value="0.51309038284436259" table:style-name="ce156">
            <text:p>0,5<text:s text:c="5"/></text:p>
          </table:table-cell>
          <table:table-cell office:value-type="float" office:value="61" table:style-name="ce138">
            <text:p><text:s/>61</text:p>
          </table:table-cell>
          <table:table-cell office:value-type="float" office:value="0.51945840074938265" table:style-name="ce156">
            <text:p>0,5<text:s text:c="5"/></text:p>
          </table:table-cell>
          <table:table-cell office:value-type="float" office:value="11" table:style-name="ce140">
            <text:p>+ 11</text:p>
          </table:table-cell>
          <table:table-cell office:value-type="float" office:value="28.205128205128204" table:style-name="ce141">
            <text:p>+28,2<text:s text:c="3"/></text:p>
          </table:table-cell>
          <table:table-cell office:value-type="float" office:value="-11" table:style-name="ce140">
            <text:p><text:s/>- 11</text:p>
          </table:table-cell>
          <table:table-cell office:value-type="float" office:value="-18.032786885245901" table:style-name="ce141">
            <text:p>-18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301" table:style-name="ce136">
            <text:p><text:s/>301</text:p>
          </table:table-cell>
          <table:table-cell office:value-type="float" office:value="3.1482062545758813" table:style-name="ce154">
            <text:p>3,1<text:s text:c="5"/></text:p>
          </table:table-cell>
          <table:table-cell office:value-type="float" office:value="174" table:style-name="ce155">
            <text:p><text:s/>174</text:p>
          </table:table-cell>
          <table:table-cell office:value-type="float" office:value="2.2891724773056179" table:style-name="ce156">
            <text:p>2,3<text:s text:c="5"/></text:p>
          </table:table-cell>
          <table:table-cell office:value-type="float" office:value="171" table:style-name="ce138">
            <text:p><text:s/>171</text:p>
          </table:table-cell>
          <table:table-cell office:value-type="float" office:value="1.4561866643958103" table:style-name="ce156">
            <text:p>1,5<text:s text:c="5"/></text:p>
          </table:table-cell>
          <table:table-cell office:value-type="float" office:value="127" table:style-name="ce140">
            <text:p>+ 127</text:p>
          </table:table-cell>
          <table:table-cell office:value-type="float" office:value="72.988505747126439" table:style-name="ce141">
            <text:p>+73,0<text:s text:c="3"/></text:p>
          </table:table-cell>
          <table:table-cell office:value-type="float" office:value="130" table:style-name="ce140">
            <text:p>+ 130</text:p>
          </table:table-cell>
          <table:table-cell office:value-type="float" office:value="76.023391812865498" table:style-name="ce141">
            <text:p>+76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71" table:style-name="ce136">
            <text:p><text:s/>71</text:p>
          </table:table-cell>
          <table:table-cell office:value-type="float" office:value="0.74260014642819794" table:style-name="ce154">
            <text:p>0,7<text:s text:c="5"/></text:p>
          </table:table-cell>
          <table:table-cell office:value-type="float" office:value="33" table:style-name="ce155">
            <text:p><text:s/>33</text:p>
          </table:table-cell>
          <table:table-cell office:value-type="float" office:value="0.43415340086830684" table:style-name="ce156">
            <text:p>0,4<text:s text:c="5"/></text:p>
          </table:table-cell>
          <table:table-cell office:value-type="float" office:value="98" table:style-name="ce138">
            <text:p><text:s/>98</text:p>
          </table:table-cell>
          <table:table-cell office:value-type="float" office:value="0.83453972579409008" table:style-name="ce156">
            <text:p>0,8<text:s text:c="5"/></text:p>
          </table:table-cell>
          <table:table-cell office:value-type="float" office:value="38" table:style-name="ce140">
            <text:p>+ 38</text:p>
          </table:table-cell>
          <table:table-cell office:value-type="float" office:value="115.15151515151516" table:style-name="ce141">
            <text:p>+115,2<text:s text:c="3"/></text:p>
          </table:table-cell>
          <table:table-cell office:value-type="float" office:value="-27" table:style-name="ce140">
            <text:p><text:s/>- 27</text:p>
          </table:table-cell>
          <table:table-cell office:value-type="float" office:value="-27.551020408163261" table:style-name="ce141">
            <text:p>-27,6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Construção</text:p>
          </table:table-cell>
          <table:table-cell office:value-type="float" office:value="784" table:style-name="ce136">
            <text:p><text:s/>784</text:p>
          </table:table-cell>
          <table:table-cell office:value-type="float" office:value="8.199979081686017" table:style-name="ce154">
            <text:p>8,2<text:s text:c="5"/></text:p>
          </table:table-cell>
          <table:table-cell office:value-type="float" office:value="790" table:style-name="ce155">
            <text:p><text:s/>790</text:p>
          </table:table-cell>
          <table:table-cell office:value-type="float" office:value="10.393369293514011" table:style-name="ce156">
            <text:p>10,4<text:s text:c="5"/></text:p>
          </table:table-cell>
          <table:table-cell office:value-type="float" office:value="1062" table:style-name="ce138">
            <text:p>1 062</text:p>
          </table:table-cell>
          <table:table-cell office:value-type="float" office:value="9.0436855999318748" table:style-name="ce156">
            <text:p>9,0<text:s text:c="5"/></text:p>
          </table:table-cell>
          <table:table-cell office:value-type="float" office:value="-6" table:style-name="ce140">
            <text:p><text:s/>- 6</text:p>
          </table:table-cell>
          <table:table-cell office:value-type="float" office:value="-0.75949367088607589" table:style-name="ce141">
            <text:p>-0,8<text:s text:c="3"/></text:p>
          </table:table-cell>
          <table:table-cell office:value-type="float" office:value="-278" table:style-name="ce140">
            <text:p><text:s/>- 278</text:p>
          </table:table-cell>
          <table:table-cell office:value-type="float" office:value="-26.177024482109228" table:style-name="ce141">
            <text:p>-26,2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4">
          <table:table-cell/>
          <table:table-cell office:value-type="string" table:style-name="ce263">
            <text:p>Serviços</text:p>
          </table:table-cell>
          <table:table-cell office:value-type="float" office:value="6329" table:style-name="ce147">
            <text:p>6 329</text:p>
          </table:table-cell>
          <table:table-cell office:value-type="float" office:value="66.196004602029078" table:style-name="ce148">
            <text:p>66,2<text:s text:c="5"/></text:p>
          </table:table-cell>
          <table:table-cell office:value-type="float" office:value="5451" table:style-name="ce149">
            <text:p>5 451</text:p>
          </table:table-cell>
          <table:table-cell office:value-type="float" office:value="71.714248125246684" table:style-name="ce150">
            <text:p>71,7<text:s text:c="5"/></text:p>
          </table:table-cell>
          <table:table-cell office:value-type="float" office:value="8079" table:style-name="ce149">
            <text:p>8 079</text:p>
          </table:table-cell>
          <table:table-cell office:value-type="float" office:value="68.798433109086261" table:style-name="ce150">
            <text:p>68,8<text:s text:c="5"/></text:p>
          </table:table-cell>
          <table:table-cell office:value-type="float" office:value="878" table:style-name="ce131">
            <text:p>+ 878</text:p>
          </table:table-cell>
          <table:table-cell office:value-type="float" office:value="16.107136305265087" table:style-name="ce132">
            <text:p>+16,1<text:s text:c="3"/></text:p>
          </table:table-cell>
          <table:table-cell office:value-type="float" office:value="-1750" table:style-name="ce131">
            <text:p><text:s/>-1 750</text:p>
          </table:table-cell>
          <table:table-cell office:value-type="float" office:value="-21.661096670379997" table:style-name="ce132">
            <text:p>-21,7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118" table:style-name="ce136">
            <text:p><text:s/>118</text:p>
          </table:table-cell>
          <table:table-cell office:value-type="float" office:value="1.2341805250496809" table:style-name="ce154">
            <text:p>1,2<text:s text:c="5"/></text:p>
          </table:table-cell>
          <table:table-cell office:value-type="float" office:value="161" table:style-name="ce155">
            <text:p><text:s/>161</text:p>
          </table:table-cell>
          <table:table-cell office:value-type="float" office:value="2.1181423496908303" table:style-name="ce156">
            <text:p>2,1<text:s text:c="5"/></text:p>
          </table:table-cell>
          <table:table-cell office:value-type="float" office:value="174" table:style-name="ce155">
            <text:p><text:s/>174</text:p>
          </table:table-cell>
          <table:table-cell office:value-type="float" office:value="1.4817337988588948" table:style-name="ce156">
            <text:p>1,5<text:s text:c="5"/></text:p>
          </table:table-cell>
          <table:table-cell office:value-type="float" office:value="-43" table:style-name="ce140">
            <text:p><text:s/>- 43</text:p>
          </table:table-cell>
          <table:table-cell office:value-type="float" office:value="-26.70807453416149" table:style-name="ce141">
            <text:p>-26,7<text:s text:c="3"/></text:p>
          </table:table-cell>
          <table:table-cell office:value-type="float" office:value="-56" table:style-name="ce140">
            <text:p><text:s/>- 56</text:p>
          </table:table-cell>
          <table:table-cell office:value-type="float" office:value="-32.183908045977013" table:style-name="ce141">
            <text:p>-32,2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Comércio por grosso e a retalho</text:p>
          </table:table-cell>
          <table:table-cell office:value-type="float" office:value="844" table:style-name="ce136">
            <text:p><text:s/>844</text:p>
          </table:table-cell>
          <table:table-cell office:value-type="float" office:value="8.8275285012028029" table:style-name="ce154">
            <text:p>8,8<text:s text:c="5"/></text:p>
          </table:table-cell>
          <table:table-cell office:value-type="float" office:value="1009" table:style-name="ce155">
            <text:p>1 009</text:p>
          </table:table-cell>
          <table:table-cell office:value-type="float" office:value="13.274569135640046" table:style-name="ce156">
            <text:p>13,3<text:s text:c="5"/></text:p>
          </table:table-cell>
          <table:table-cell office:value-type="float" office:value="972" table:style-name="ce155">
            <text:p><text:s/>972</text:p>
          </table:table-cell>
          <table:table-cell office:value-type="float" office:value="8.2772715660393423" table:style-name="ce156">
            <text:p>8,3<text:s text:c="5"/></text:p>
          </table:table-cell>
          <table:table-cell office:value-type="float" office:value="-165" table:style-name="ce140">
            <text:p><text:s/>- 165</text:p>
          </table:table-cell>
          <table:table-cell office:value-type="float" office:value="-16.35282457879088" table:style-name="ce141">
            <text:p>-16,4<text:s text:c="3"/></text:p>
          </table:table-cell>
          <table:table-cell office:value-type="float" office:value="-128" table:style-name="ce140">
            <text:p><text:s/>- 128</text:p>
          </table:table-cell>
          <table:table-cell office:value-type="float" office:value="-13.168724279835391" table:style-name="ce141">
            <text:p>-13,2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Transportes e armazenagem</text:p>
          </table:table-cell>
          <table:table-cell office:value-type="float" office:value="104" table:style-name="ce136">
            <text:p><text:s/>104</text:p>
          </table:table-cell>
          <table:table-cell office:value-type="float" office:value="1.0877523271624305" table:style-name="ce154">
            <text:p>1,1<text:s text:c="5"/></text:p>
          </table:table-cell>
          <table:table-cell office:value-type="float" office:value="116" table:style-name="ce155">
            <text:p><text:s/>116</text:p>
          </table:table-cell>
          <table:table-cell office:value-type="float" office:value="1.5261149848704116" table:style-name="ce156">
            <text:p>1,5<text:s text:c="5"/></text:p>
          </table:table-cell>
          <table:table-cell office:value-type="float" office:value="174" table:style-name="ce155">
            <text:p><text:s/>174</text:p>
          </table:table-cell>
          <table:table-cell office:value-type="float" office:value="1.4817337988588948" table:style-name="ce156">
            <text:p>1,5<text:s text:c="5"/></text:p>
          </table:table-cell>
          <table:table-cell office:value-type="float" office:value="-12" table:style-name="ce140">
            <text:p><text:s/>- 12</text:p>
          </table:table-cell>
          <table:table-cell office:value-type="float" office:value="-10.344827586206897" table:style-name="ce141">
            <text:p>-10,3<text:s text:c="3"/></text:p>
          </table:table-cell>
          <table:table-cell office:value-type="float" office:value="-70" table:style-name="ce140">
            <text:p><text:s/>- 70</text:p>
          </table:table-cell>
          <table:table-cell office:value-type="float" office:value="-40.229885057471265" table:style-name="ce141">
            <text:p>-40,2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lojamento, restauração e similares</text:p>
          </table:table-cell>
          <table:table-cell office:value-type="float" office:value="680" table:style-name="ce136">
            <text:p><text:s/>680</text:p>
          </table:table-cell>
          <table:table-cell office:value-type="float" office:value="7.1122267545235855" table:style-name="ce154">
            <text:p>7,1<text:s text:c="5"/></text:p>
          </table:table-cell>
          <table:table-cell office:value-type="float" office:value="590" table:style-name="ce155">
            <text:p><text:s/>590</text:p>
          </table:table-cell>
          <table:table-cell office:value-type="float" office:value="7.7621365609788189" table:style-name="ce156">
            <text:p>7,8<text:s text:c="5"/></text:p>
          </table:table-cell>
          <table:table-cell office:value-type="float" office:value="1213" table:style-name="ce155">
            <text:p>1 213</text:p>
          </table:table-cell>
          <table:table-cell office:value-type="float" office:value="10.329558034573788" table:style-name="ce156">
            <text:p>10,3<text:s text:c="5"/></text:p>
          </table:table-cell>
          <table:table-cell office:value-type="float" office:value="90" table:style-name="ce140">
            <text:p>+ 90</text:p>
          </table:table-cell>
          <table:table-cell office:value-type="float" office:value="15.254237288135593" table:style-name="ce141">
            <text:p>+15,3<text:s text:c="3"/></text:p>
          </table:table-cell>
          <table:table-cell office:value-type="float" office:value="-533" table:style-name="ce140">
            <text:p><text:s/>- 533</text:p>
          </table:table-cell>
          <table:table-cell office:value-type="float" office:value="-43.940643033800498" table:style-name="ce141">
            <text:p>-43,9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120" table:style-name="ce136">
            <text:p><text:s/>120</text:p>
          </table:table-cell>
          <table:table-cell office:value-type="float" office:value="1.2550988390335738" table:style-name="ce154">
            <text:p>1,3<text:s text:c="5"/></text:p>
          </table:table-cell>
          <table:table-cell office:value-type="float" office:value="219" table:style-name="ce155">
            <text:p><text:s/>219</text:p>
          </table:table-cell>
          <table:table-cell office:value-type="float" office:value="2.8811998421260361" table:style-name="ce156">
            <text:p>2,9<text:s text:c="5"/></text:p>
          </table:table-cell>
          <table:table-cell office:value-type="float" office:value="182" table:style-name="ce155">
            <text:p><text:s/>182</text:p>
          </table:table-cell>
          <table:table-cell office:value-type="float" office:value="1.549859490760453" table:style-name="ce156">
            <text:p>1,5<text:s text:c="5"/></text:p>
          </table:table-cell>
          <table:table-cell office:value-type="float" office:value="-99" table:style-name="ce140">
            <text:p><text:s/>- 99</text:p>
          </table:table-cell>
          <table:table-cell office:value-type="float" office:value="-45.205479452054789" table:style-name="ce141">
            <text:p>-45,2<text:s text:c="3"/></text:p>
          </table:table-cell>
          <table:table-cell office:value-type="float" office:value="-62" table:style-name="ce140">
            <text:p><text:s/>- 62</text:p>
          </table:table-cell>
          <table:table-cell office:value-type="float" office:value="-34.065934065934066" table:style-name="ce141">
            <text:p>-34,1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financeiras e de seguros</text:p>
          </table:table-cell>
          <table:table-cell office:value-type="float" office:value="23" table:style-name="ce136">
            <text:p><text:s/>23</text:p>
          </table:table-cell>
          <table:table-cell office:value-type="float" office:value="0.24056061081476834" table:style-name="ce154">
            <text:p>0,2<text:s text:c="5"/></text:p>
          </table:table-cell>
          <table:table-cell office:value-type="float" office:value="46" table:style-name="ce155">
            <text:p><text:s/>46</text:p>
          </table:table-cell>
          <table:table-cell office:value-type="float" office:value="0.60518352848309431" table:style-name="ce156">
            <text:p>0,6<text:s text:c="5"/></text:p>
          </table:table-cell>
          <table:table-cell office:value-type="float" office:value="32" table:style-name="ce155">
            <text:p><text:s/>32</text:p>
          </table:table-cell>
          <table:table-cell office:value-type="float" office:value="0.27250276760623349" table:style-name="ce156">
            <text:p>0,3<text:s text:c="5"/></text:p>
          </table:table-cell>
          <table:table-cell office:value-type="float" office:value="-23" table:style-name="ce140">
            <text:p><text:s/>- 23</text:p>
          </table:table-cell>
          <table:table-cell office:value-type="float" office:value="-50" table:style-name="ce141">
            <text:p>-50,0<text:s text:c="3"/></text:p>
          </table:table-cell>
          <table:table-cell office:value-type="float" office:value="-9" table:style-name="ce140">
            <text:p><text:s/>- 9</text:p>
          </table:table-cell>
          <table:table-cell office:value-type="float" office:value="-28.125" table:style-name="ce141">
            <text:p>-28,1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3286" table:style-name="ce136">
            <text:p>3 286</text:p>
          </table:table-cell>
          <table:table-cell office:value-type="float" office:value="34.368789875536031" table:style-name="ce154">
            <text:p>34,4<text:s text:c="5"/></text:p>
          </table:table-cell>
          <table:table-cell office:value-type="float" office:value="1641" table:style-name="ce155">
            <text:p>1 641</text:p>
          </table:table-cell>
          <table:table-cell office:value-type="float" office:value="21.589264570451256" table:style-name="ce156">
            <text:p>21,6<text:s text:c="5"/></text:p>
          </table:table-cell>
          <table:table-cell office:value-type="float" office:value="3866" table:style-name="ce155">
            <text:p>3 866</text:p>
          </table:table-cell>
          <table:table-cell office:value-type="float" office:value="32.921740611428085" table:style-name="ce156">
            <text:p>32,9<text:s text:c="5"/></text:p>
          </table:table-cell>
          <table:table-cell office:value-type="float" office:value="1645" table:style-name="ce140">
            <text:p>+1 645</text:p>
          </table:table-cell>
          <table:table-cell office:value-type="float" office:value="100.24375380865327" table:style-name="ce141">
            <text:p>+100,2<text:s text:c="3"/></text:p>
          </table:table-cell>
          <table:table-cell office:value-type="float" office:value="-580" table:style-name="ce140">
            <text:p><text:s/>- 580</text:p>
          </table:table-cell>
          <table:table-cell office:value-type="float" office:value="-15.002586652871186" table:style-name="ce141">
            <text:p>-15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349" table:style-name="ce136">
            <text:p><text:s/>349</text:p>
          </table:table-cell>
          <table:table-cell office:value-type="float" office:value="3.6502457901893113" table:style-name="ce154">
            <text:p>3,7<text:s text:c="5"/></text:p>
          </table:table-cell>
          <table:table-cell office:value-type="float" office:value="481" table:style-name="ce155">
            <text:p><text:s/>481</text:p>
          </table:table-cell>
          <table:table-cell office:value-type="float" office:value="6.3281147217471387" table:style-name="ce156">
            <text:p>6,3<text:s text:c="5"/></text:p>
          </table:table-cell>
          <table:table-cell office:value-type="float" office:value="406" table:style-name="ce155">
            <text:p><text:s/>406</text:p>
          </table:table-cell>
          <table:table-cell office:value-type="float" office:value="3.4573788640040877" table:style-name="ce156">
            <text:p>3,5<text:s text:c="5"/></text:p>
          </table:table-cell>
          <table:table-cell office:value-type="float" office:value="-132" table:style-name="ce140">
            <text:p><text:s/>- 132</text:p>
          </table:table-cell>
          <table:table-cell office:value-type="float" office:value="-27.442827442827443" table:style-name="ce141">
            <text:p>-27,4<text:s text:c="3"/></text:p>
          </table:table-cell>
          <table:table-cell office:value-type="float" office:value="-57" table:style-name="ce140">
            <text:p><text:s/>- 57</text:p>
          </table:table-cell>
          <table:table-cell office:value-type="float" office:value="-14.039408866995073" table:style-name="ce141">
            <text:p>-14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604" table:style-name="ce136">
            <text:p><text:s/>604</text:p>
          </table:table-cell>
          <table:table-cell office:value-type="float" office:value="6.3173308231356557" table:style-name="ce154">
            <text:p>6,3<text:s text:c="5"/></text:p>
          </table:table-cell>
          <table:table-cell office:value-type="float" office:value="899" table:style-name="ce155">
            <text:p><text:s/>899</text:p>
          </table:table-cell>
          <table:table-cell office:value-type="float" office:value="11.827391132745692" table:style-name="ce156">
            <text:p>11,8<text:s text:c="5"/></text:p>
          </table:table-cell>
          <table:table-cell office:value-type="float" office:value="831" table:style-name="ce155">
            <text:p><text:s/>831</text:p>
          </table:table-cell>
          <table:table-cell office:value-type="float" office:value="7.0765562462743761" table:style-name="ce156">
            <text:p>7,1<text:s text:c="5"/></text:p>
          </table:table-cell>
          <table:table-cell office:value-type="float" office:value="-295" table:style-name="ce140">
            <text:p><text:s/>- 295</text:p>
          </table:table-cell>
          <table:table-cell office:value-type="float" office:value="-32.814238042269189" table:style-name="ce141">
            <text:p>-32,8<text:s text:c="3"/></text:p>
          </table:table-cell>
          <table:table-cell office:value-type="float" office:value="-227" table:style-name="ce140">
            <text:p><text:s/>- 227</text:p>
          </table:table-cell>
          <table:table-cell office:value-type="float" office:value="-27.3164861612515" table:style-name="ce141">
            <text:p>-27,3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Outras atividades de serviços</text:p>
          </table:table-cell>
          <table:table-cell office:value-type="float" office:value="201" table:style-name="ce136">
            <text:p><text:s/>201</text:p>
          </table:table-cell>
          <table:table-cell office:value-type="float" office:value="2.1022905553812361" table:style-name="ce154">
            <text:p>2,1<text:s text:c="5"/></text:p>
          </table:table-cell>
          <table:table-cell office:value-type="float" office:value="289" table:style-name="ce155">
            <text:p><text:s/>289</text:p>
          </table:table-cell>
          <table:table-cell office:value-type="float" office:value="3.8021312985133533" table:style-name="ce156">
            <text:p>3,8<text:s text:c="5"/></text:p>
          </table:table-cell>
          <table:table-cell office:value-type="float" office:value="229" table:style-name="ce155">
            <text:p><text:s/>229</text:p>
          </table:table-cell>
          <table:table-cell office:value-type="float" office:value="1.9500979306821085" table:style-name="ce156">
            <text:p>2,0<text:s text:c="5"/></text:p>
          </table:table-cell>
          <table:table-cell office:value-type="float" office:value="-88" table:style-name="ce140">
            <text:p><text:s/>- 88</text:p>
          </table:table-cell>
          <table:table-cell office:value-type="float" office:value="-30.449826989619378" table:style-name="ce141">
            <text:p>-30,4<text:s text:c="3"/></text:p>
          </table:table-cell>
          <table:table-cell office:value-type="float" office:value="-28" table:style-name="ce140">
            <text:p><text:s/>- 28</text:p>
          </table:table-cell>
          <table:table-cell office:value-type="float" office:value="-12.22707423580786" table:style-name="ce141">
            <text:p>-12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Sem classificação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54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table:style-name="ce1"/>
          <table:table-cell table:style-name="ce157"/>
          <table:table-cell table:style-name="ce299"/>
          <table:table-cell table:number-columns-repeated="16369" table:style-name="ce1"/>
        </table:table-row>
        <table:table-row table:style-name="ro25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number-columns-repeated="2" table:style-name="ce1"/>
          <table:table-cell table:style-name="ce299"/>
          <table:table-cell table:number-columns-repeated="16369" table:style-name="ce1"/>
        </table:table-row>
        <table:table-row table:style-name="ro20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20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66738in" svg:y="5.93752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8269in" svg:y="4.80619in" svg:width="0.06875in" svg:height="0.20952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number-rows-repeated="4" table:style-name="ro20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6" table:style-name="ce95"/>
          <table:table-cell table:number-columns-repeated="16366" table:style-name="ce1"/>
        </table:table-row>
        <table:table-row table:style-name="ro11">
          <table:table-cell table:style-name="ce294"/>
          <table:table-cell table:number-columns-repeated="12" table:style-name="ce1"/>
          <table:table-cell table:number-columns-repeated="5" table:style-name="ce95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number-columns-repeated="6" table:style-name="ce95"/>
          <table:table-cell table:number-columns-repeated="16366" table:style-name="ce1"/>
        </table:table-row>
        <table:table-row table:number-rows-repeated="2" table:style-name="ro29">
          <table:table-cell table:number-columns-repeated="12" table:style-name="ce1"/>
          <table:table-cell table:number-columns-repeated="6" table:style-name="ce106"/>
          <table:table-cell table:number-columns-repeated="16366" table:style-name="ce1"/>
        </table:table-row>
        <table:table-row table:style-name="ro29">
          <table:table-cell table:number-columns-repeated="12" table:style-name="ce1"/>
          <table:table-cell table:number-columns-repeated="6" table:style-name="ce120"/>
          <table:table-cell table:number-columns-repeated="16366" table:style-name="ce1"/>
        </table:table-row>
        <table:table-row table:style-name="ro14">
          <table:table-cell table:number-columns-repeated="12" table:style-name="ce1"/>
          <table:table-cell table:number-columns-repeated="6" table:style-name="ce120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1"/>
          <table:table-cell table:style-name="ce95"/>
          <table:table-cell table:number-columns-repeated="4" table:style-name="ce134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79"/>
          <table:table-cell table:style-name="ce280"/>
          <table:table-cell table:style-name="ce281"/>
          <table:table-cell table:style-name="ce283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2">
          <table:table-cell table:number-columns-repeated="12"/>
          <table:table-cell table:style-name="ce1"/>
          <table:table-cell table:style-name="ce152"/>
          <table:table-cell table:number-columns-repeated="16370" table:style-name="ce1"/>
        </table:table-row>
        <table:table-row table:style-name="ro20">
          <table:table-cell table:number-columns-repeated="16384"/>
        </table:table-row>
        <table:table-row table:style-name="ro24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5"/>
          <table:table-cell table:number-columns-repeated="16369" table:style-name="ce1"/>
        </table:table-row>
        <table:table-row table:style-name="ro20">
          <table:table-cell table:number-columns-repeated="12"/>
          <table:table-cell table:style-name="ce1"/>
          <table:table-cell table:number-columns-repeated="2" table:style-name="ce285"/>
          <table:table-cell table:number-columns-repeated="16369" table:style-name="ce1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42" table:default-cell-style-name="ce1" table:visibility="collapse"/>
        <table:table-column table:style-name="co53" table:default-cell-style-name="ce1"/>
        <table:table-column table:style-name="co17" table:default-cell-style-name="ce1"/>
        <table:table-column table:style-name="co6" table:default-cell-style-name="ce1"/>
        <table:table-column table:style-name="co17" table:default-cell-style-name="ce184"/>
        <table:table-column table:style-name="co40" table:default-cell-style-name="ce184"/>
        <table:table-column table:style-name="co5" table:default-cell-style-name="ce1"/>
        <table:table-column table:style-name="co40" table:default-cell-style-name="ce1"/>
        <table:table-column table:style-name="co1" table:default-cell-style-name="ce1"/>
        <table:table-column table:style-name="co7" table:default-cell-style-name="ce1"/>
        <table:table-column table:style-name="co40" table:default-cell-style-name="ce1"/>
        <table:table-column table:style-name="co7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73903in" svg:height="0.648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4482in" svg:y="0.29761in" svg:width="2.08998in" svg:height="0.51168in">
                <draw:text-box>
                  <text:p text:style-name="a101" text:class-names="" text:cond-style-name=""><text:span text:style-name="a99" text:class-names="">JANEIRO 2021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34" draw:style-name="a97" draw:name="Text Box 122" svg:x="0in" svg:y="0in" svg:width="0.97917in" svg:height="0.31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4"/>
          <table:table-cell table:number-columns-repeated="5" table:style-name="ce95"/>
          <table:table-cell table:number-columns-repeated="16367"/>
        </table:table-row>
        <table:table-row table:style-name="ro20">
          <table:table-cell table:style-name="ce1"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6">
            <text:p><text:s/>Quadro 11 - <text:s/>COLOCAÇÕES EFETUADAS, <text:s text:c="2"/>POR <text:s/>REGIÕES<text:s text:c="3"/></text:p>
          </table:table-cell>
          <table:table-cell table:number-columns-repeated="10" table:style-name="ce275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8">
            <text:p>movimento ao longo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4">
          <table:table-cell table:style-name="ce294"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20">
          <table:table-cell table:style-name="ce1"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3" table:style-name="ce106"/>
          <table:table-cell table:number-columns-repeated="16369" table:style-name="ce1"/>
        </table:table-row>
        <table:table-row table:style-name="ro20">
          <table:table-cell table:style-name="ce1"/>
          <table:table-cell table:style-name="ce107"/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3" table:style-name="ce106"/>
          <table:table-cell table:number-columns-repeated="16369" table:style-name="ce1"/>
        </table:table-row>
        <table:table-row table:style-name="ro20">
          <table:table-cell table:style-name="ce1"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3" table:style-name="ce120"/>
          <table:table-cell table:number-columns-repeated="16369" table:style-name="ce1"/>
        </table:table-row>
        <table:table-row table:style-name="ro25">
          <table:table-cell table:style-name="ce1"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5">
            <text:p>PORTUGAL</text:p>
          </table:table-cell>
          <table:table-cell office:value-type="float" office:value="7405" table:style-name="ce206">
            <text:p>7 405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4632" table:style-name="ce208">
            <text:p>4 632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7957" table:style-name="ce208">
            <text:p>7 957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2773" table:style-name="ce131">
            <text:p>+2 773</text:p>
          </table:table-cell>
          <table:table-cell office:value-type="float" office:value="59.866148531951644" table:style-name="ce132">
            <text:p>+59,9<text:s text:c="3"/></text:p>
          </table:table-cell>
          <table:table-cell office:value-type="float" office:value="-552" table:style-name="ce131">
            <text:p><text:s/>- 552</text:p>
          </table:table-cell>
          <table:table-cell office:value-type="float" office:value="-6.9372879225838888" table:style-name="ce132">
            <text:p>-6,9<text:s text:c="3"/></text:p>
          </table:table-cell>
          <table:table-cell table:style-name="ce95"/>
          <table:table-cell table:number-columns-repeated="2" table:style-name="ce134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1">
            <text:p>CONTINENTE</text:p>
          </table:table-cell>
          <table:table-cell office:value-type="float" office:value="7220" table:style-name="ce206">
            <text:p>7 220</text:p>
          </table:table-cell>
          <table:table-cell office:value-type="float" office:value="97.501688048615804" table:style-name="ce207">
            <text:p>97,5<text:s text:c="5"/></text:p>
          </table:table-cell>
          <table:table-cell office:value-type="float" office:value="4509" table:style-name="ce208">
            <text:p>4 509</text:p>
          </table:table-cell>
          <table:table-cell office:value-type="float" office:value="97.344559585492235" table:style-name="ce209">
            <text:p>97,3<text:s text:c="5"/></text:p>
          </table:table-cell>
          <table:table-cell office:value-type="float" office:value="7713" table:style-name="ce208">
            <text:p>7 713</text:p>
          </table:table-cell>
          <table:table-cell office:value-type="float" office:value="96.933517657408572" table:style-name="ce210">
            <text:p>96,9<text:s text:c="5"/></text:p>
          </table:table-cell>
          <table:table-cell office:value-type="float" office:value="2711" table:style-name="ce131">
            <text:p>+2 711</text:p>
          </table:table-cell>
          <table:table-cell office:value-type="float" office:value="60.124196052339762" table:style-name="ce132">
            <text:p>+60,1<text:s text:c="3"/></text:p>
          </table:table-cell>
          <table:table-cell office:value-type="float" office:value="-493" table:style-name="ce131">
            <text:p><text:s/>- 493</text:p>
          </table:table-cell>
          <table:table-cell office:value-type="float" office:value="-6.3918060417476985" table:style-name="ce132">
            <text:p>-6,4<text:s text:c="3"/></text:p>
          </table:table-cell>
          <table:table-cell table:style-name="ce182"/>
          <table:table-cell table:number-columns-repeated="2" table:style-name="ce152"/>
          <table:table-cell table:number-columns-repeated="16369" table:style-name="ce1"/>
        </table:table-row>
        <table:table-row table:style-name="ro40">
          <table:table-cell table:style-name="ce1"/>
          <table:table-cell office:value-type="string" table:style-name="ce212">
            <text:p>Norte</text:p>
          </table:table-cell>
          <table:table-cell office:value-type="float" office:value="2574" table:style-name="ce213">
            <text:p>2 574</text:p>
          </table:table-cell>
          <table:table-cell office:value-type="float" office:value="34.760297096556378" table:style-name="ce214">
            <text:p>34,8<text:s text:c="5"/></text:p>
          </table:table-cell>
          <table:table-cell office:value-type="float" office:value="2017" table:style-name="ce215">
            <text:p>2 017</text:p>
          </table:table-cell>
          <table:table-cell office:value-type="float" office:value="43.544905008635574" table:style-name="ce216">
            <text:p>43,5<text:s text:c="5"/></text:p>
          </table:table-cell>
          <table:table-cell office:value-type="float" office:value="2920" table:style-name="ce215">
            <text:p>2 920</text:p>
          </table:table-cell>
          <table:table-cell office:value-type="float" office:value="36.697247706422019" table:style-name="ce217">
            <text:p>36,7<text:s text:c="5"/></text:p>
          </table:table-cell>
          <table:table-cell office:value-type="float" office:value="557" table:style-name="ce140">
            <text:p>+ 557</text:p>
          </table:table-cell>
          <table:table-cell office:value-type="float" office:value="27.615270203272186" table:style-name="ce141">
            <text:p>+27,6<text:s text:c="3"/></text:p>
          </table:table-cell>
          <table:table-cell office:value-type="float" office:value="-346" table:style-name="ce140">
            <text:p><text:s/>- 346</text:p>
          </table:table-cell>
          <table:table-cell office:value-type="float" office:value="-11.849315068493151" table:style-name="ce141">
            <text:p>-11,8<text:s text:c="3"/></text:p>
          </table:table-cell>
          <table:table-cell table:style-name="ce182"/>
          <table:table-cell table:number-columns-repeated="2" table:style-name="ce152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2">
            <text:p>Centro</text:p>
          </table:table-cell>
          <table:table-cell office:value-type="float" office:value="2449" table:style-name="ce213">
            <text:p>2 449</text:p>
          </table:table-cell>
          <table:table-cell office:value-type="float" office:value="33.072248480756244" table:style-name="ce214">
            <text:p>33,1<text:s text:c="5"/></text:p>
          </table:table-cell>
          <table:table-cell office:value-type="float" office:value="1105" table:style-name="ce215">
            <text:p>1 105</text:p>
          </table:table-cell>
          <table:table-cell office:value-type="float" office:value="23.855785837651123" table:style-name="ce216">
            <text:p>23,9<text:s text:c="5"/></text:p>
          </table:table-cell>
          <table:table-cell office:value-type="float" office:value="2139" table:style-name="ce215">
            <text:p>2 139</text:p>
          </table:table-cell>
          <table:table-cell office:value-type="float" office:value="26.881990700012569" table:style-name="ce217">
            <text:p>26,9<text:s text:c="5"/></text:p>
          </table:table-cell>
          <table:table-cell office:value-type="float" office:value="1344" table:style-name="ce140">
            <text:p>+1 344</text:p>
          </table:table-cell>
          <table:table-cell office:value-type="float" office:value="121.62895927601809" table:style-name="ce141">
            <text:p>+121,6<text:s text:c="3"/></text:p>
          </table:table-cell>
          <table:table-cell office:value-type="float" office:value="310" table:style-name="ce140">
            <text:p>+ 310</text:p>
          </table:table-cell>
          <table:table-cell office:value-type="float" office:value="14.492753623188406" table:style-name="ce141">
            <text:p>+14,5<text:s text:c="3"/></text:p>
          </table:table-cell>
          <table:table-cell table:style-name="ce157"/>
          <table:table-cell table:number-columns-repeated="2" table:style-name="ce152"/>
          <table:table-cell table:number-columns-repeated="16369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1741" table:style-name="ce213">
            <text:p>1 741</text:p>
          </table:table-cell>
          <table:table-cell office:value-type="float" office:value="23.511141120864281" table:style-name="ce214">
            <text:p>23,5<text:s text:c="5"/></text:p>
          </table:table-cell>
          <table:table-cell office:value-type="float" office:value="1089" table:style-name="ce215">
            <text:p>1 089</text:p>
          </table:table-cell>
          <table:table-cell office:value-type="float" office:value="23.510362694300518" table:style-name="ce216">
            <text:p>23,5<text:s text:c="5"/></text:p>
          </table:table-cell>
          <table:table-cell office:value-type="float" office:value="1990" table:style-name="ce215">
            <text:p>1 990</text:p>
          </table:table-cell>
          <table:table-cell office:value-type="float" office:value="25.009425662938295" table:style-name="ce217">
            <text:p>25,0<text:s text:c="5"/></text:p>
          </table:table-cell>
          <table:table-cell office:value-type="float" office:value="652" table:style-name="ce140">
            <text:p>+ 652</text:p>
          </table:table-cell>
          <table:table-cell office:value-type="float" office:value="59.871441689623509" table:style-name="ce141">
            <text:p>+59,9<text:s text:c="3"/></text:p>
          </table:table-cell>
          <table:table-cell office:value-type="float" office:value="-249" table:style-name="ce140">
            <text:p><text:s/>- 249</text:p>
          </table:table-cell>
          <table:table-cell office:value-type="float" office:value="-12.512562814070352" table:style-name="ce141">
            <text:p>-12,5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258" table:style-name="ce213">
            <text:p><text:s/>258</text:p>
          </table:table-cell>
          <table:table-cell office:value-type="float" office:value="3.4841323430114786" table:style-name="ce214">
            <text:p>3,5<text:s text:c="5"/></text:p>
          </table:table-cell>
          <table:table-cell office:value-type="float" office:value="189" table:style-name="ce215">
            <text:p><text:s/>189</text:p>
          </table:table-cell>
          <table:table-cell office:value-type="float" office:value="4.0803108808290158" table:style-name="ce216">
            <text:p>4,1<text:s text:c="5"/></text:p>
          </table:table-cell>
          <table:table-cell office:value-type="float" office:value="414" table:style-name="ce215">
            <text:p><text:s/>414</text:p>
          </table:table-cell>
          <table:table-cell office:value-type="float" office:value="5.202965941937916" table:style-name="ce217">
            <text:p>5,2<text:s text:c="5"/></text:p>
          </table:table-cell>
          <table:table-cell office:value-type="float" office:value="69" table:style-name="ce140">
            <text:p>+ 69</text:p>
          </table:table-cell>
          <table:table-cell office:value-type="float" office:value="36.507936507936506" table:style-name="ce141">
            <text:p>+36,5<text:s text:c="3"/></text:p>
          </table:table-cell>
          <table:table-cell office:value-type="float" office:value="-156" table:style-name="ce140">
            <text:p><text:s/>- 156</text:p>
          </table:table-cell>
          <table:table-cell office:value-type="float" office:value="-37.681159420289859" table:style-name="ce141">
            <text:p>-37,7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198" table:style-name="ce213">
            <text:p><text:s/>198</text:p>
          </table:table-cell>
          <table:table-cell office:value-type="float" office:value="2.6738690074274136" table:style-name="ce214">
            <text:p>2,7<text:s text:c="5"/></text:p>
          </table:table-cell>
          <table:table-cell office:value-type="float" office:value="109" table:style-name="ce215">
            <text:p><text:s/>109</text:p>
          </table:table-cell>
          <table:table-cell office:value-type="float" office:value="2.3531951640759932" table:style-name="ce216">
            <text:p>2,4<text:s text:c="5"/></text:p>
          </table:table-cell>
          <table:table-cell office:value-type="float" office:value="250" table:style-name="ce215">
            <text:p><text:s/>250</text:p>
          </table:table-cell>
          <table:table-cell office:value-type="float" office:value="3.1418876460977754" table:style-name="ce217">
            <text:p>3,1<text:s text:c="5"/></text:p>
          </table:table-cell>
          <table:table-cell office:value-type="float" office:value="89" table:style-name="ce140">
            <text:p>+ 89</text:p>
          </table:table-cell>
          <table:table-cell office:value-type="float" office:value="81.651376146788991" table:style-name="ce141">
            <text:p>+81,7<text:s text:c="3"/></text:p>
          </table:table-cell>
          <table:table-cell office:value-type="float" office:value="-52" table:style-name="ce140">
            <text:p><text:s/>- 52</text:p>
          </table:table-cell>
          <table:table-cell office:value-type="float" office:value="-20.8" table:style-name="ce141">
            <text:p>-20,8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41">
          <table:table-cell/>
          <table:table-cell office:value-type="string" table:style-name="ce211">
            <text:p>REG.AUTÓNOMAS</text:p>
          </table:table-cell>
          <table:table-cell office:value-type="float" office:value="185" table:style-name="ce206">
            <text:p><text:s/>185</text:p>
          </table:table-cell>
          <table:table-cell office:value-type="float" office:value="2.4983119513842" table:style-name="ce207">
            <text:p>2,5<text:s text:c="5"/></text:p>
          </table:table-cell>
          <table:table-cell office:value-type="float" office:value="123" table:style-name="ce208">
            <text:p><text:s/>123</text:p>
          </table:table-cell>
          <table:table-cell office:value-type="float" office:value="2.6554404145077721" table:style-name="ce209">
            <text:p>2,7<text:s text:c="5"/></text:p>
          </table:table-cell>
          <table:table-cell office:value-type="float" office:value="244" table:style-name="ce208">
            <text:p><text:s/>244</text:p>
          </table:table-cell>
          <table:table-cell office:value-type="float" office:value="3.0664823425914292" table:style-name="ce210">
            <text:p>3,1<text:s text:c="5"/></text:p>
          </table:table-cell>
          <table:table-cell office:value-type="float" office:value="62" table:style-name="ce131">
            <text:p>+ 62</text:p>
          </table:table-cell>
          <table:table-cell office:value-type="float" office:value="50.40650406504065" table:style-name="ce132">
            <text:p>+50,4<text:s text:c="3"/></text:p>
          </table:table-cell>
          <table:table-cell office:value-type="float" office:value="-59" table:style-name="ce131">
            <text:p><text:s/>- 59</text:p>
          </table:table-cell>
          <table:table-cell office:value-type="float" office:value="-24.180327868852459" table:style-name="ce132">
            <text:p>-24,2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126" table:style-name="ce213">
            <text:p><text:s/>126</text:p>
          </table:table-cell>
          <table:table-cell office:value-type="float" office:value="1.7015530047265364" table:style-name="ce214">
            <text:p>1,7<text:s text:c="5"/></text:p>
          </table:table-cell>
          <table:table-cell office:value-type="float" office:value="71" table:style-name="ce215">
            <text:p><text:s/>71</text:p>
          </table:table-cell>
          <table:table-cell office:value-type="float" office:value="1.5328151986183074" table:style-name="ce216">
            <text:p>1,5<text:s text:c="5"/></text:p>
          </table:table-cell>
          <table:table-cell office:value-type="float" office:value="129" table:style-name="ce215">
            <text:p><text:s/>129</text:p>
          </table:table-cell>
          <table:table-cell office:value-type="float" office:value="1.6212140253864522" table:style-name="ce217">
            <text:p>1,6<text:s text:c="5"/></text:p>
          </table:table-cell>
          <table:table-cell office:value-type="float" office:value="55" table:style-name="ce140">
            <text:p>+ 55</text:p>
          </table:table-cell>
          <table:table-cell office:value-type="float" office:value="77.464788732394368" table:style-name="ce141">
            <text:p>+77,5<text:s text:c="3"/></text:p>
          </table:table-cell>
          <table:table-cell office:value-type="float" office:value="-3" table:style-name="ce140">
            <text:p><text:s/>- 3</text:p>
          </table:table-cell>
          <table:table-cell office:value-type="float" office:value="-2.3255813953488373" table:style-name="ce141">
            <text:p>-2,3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59" table:style-name="ce213">
            <text:p><text:s/>59</text:p>
          </table:table-cell>
          <table:table-cell office:value-type="float" office:value="0.79675894665766378" table:style-name="ce214">
            <text:p>0,8<text:s text:c="5"/></text:p>
          </table:table-cell>
          <table:table-cell office:value-type="float" office:value="52" table:style-name="ce215">
            <text:p><text:s/>52</text:p>
          </table:table-cell>
          <table:table-cell office:value-type="float" office:value="1.1226252158894647" table:style-name="ce216">
            <text:p>1,1<text:s text:c="5"/></text:p>
          </table:table-cell>
          <table:table-cell office:value-type="float" office:value="115" table:style-name="ce215">
            <text:p><text:s/>115</text:p>
          </table:table-cell>
          <table:table-cell office:value-type="float" office:value="1.4452683172049767" table:style-name="ce217">
            <text:p>1,4<text:s text:c="5"/></text:p>
          </table:table-cell>
          <table:table-cell office:value-type="float" office:value="7" table:style-name="ce140">
            <text:p>+ 7</text:p>
          </table:table-cell>
          <table:table-cell office:value-type="float" office:value="13.461538461538462" table:style-name="ce141">
            <text:p>+13,5<text:s text:c="3"/></text:p>
          </table:table-cell>
          <table:table-cell office:value-type="float" office:value="-56" table:style-name="ce140">
            <text:p><text:s/>- 56</text:p>
          </table:table-cell>
          <table:table-cell office:value-type="float" office:value="-48.695652173913047" table:style-name="ce141">
            <text:p>-48,7<text:s text:c="3"/></text:p>
          </table:table-cell>
          <table:table-cell table:style-name="ce157"/>
          <table:table-cell table:number-columns-repeated="2" table:style-name="ce151"/>
          <table:table-cell table:number-columns-repeated="16369"/>
        </table:table-row>
        <table:table-row table:style-name="ro39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 table:style-name="ce1"/>
        </table:table-row>
        <table:table-row table:style-name="ro39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8"/>
          <table:table-cell table:style-name="ce95"/>
          <table:table-cell table:style-name="ce169"/>
          <table:table-cell table:number-columns-repeated="2" table:style-name="ce95"/>
          <table:table-cell table:number-columns-repeated="16372" table:style-name="ce1"/>
        </table:table-row>
        <table:table-row table:number-rows-repeated="7" table:style-name="ro39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1">
          <table:table-cell/>
          <table:table-cell office:value-type="string" table:style-name="ce96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75"/>
          <table:table-cell office:value-type="string" table:style-name="ce276">
            <text:p>CONTINENTE</text:p>
          </table:table-cell>
          <table:table-cell table:style-name="ce276"/>
          <table:table-cell table:number-columns-repeated="16372" table:style-name="ce1"/>
        </table:table-row>
        <table:table-row table:style-name="ro21">
          <table:table-cell/>
          <table:table-cell office:value-type="string" table:style-name="ce300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/>
        </table:table-row>
        <table:table-row table:style-name="ro4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/>
        </table:table-row>
        <table:table-row table:style-name="ro39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9">
          <table:table-cell/>
          <table:table-cell office:value-type="string" table:style-name="ce107">
            <text:p>CPP-<text:span text:style-name="T2">2010</text:span></text:p>
          </table:table-cell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9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/>
        </table:table-row>
        <table:table-row table:style-name="ro14">
          <table:table-cell/>
          <table:table-cell table:style-name="ce107"/>
          <table:table-cell table:style-name="ce228"/>
          <table:table-cell table:style-name="ce301"/>
          <table:table-cell table:style-name="ce230"/>
          <table:table-cell table:style-name="ce302"/>
          <table:table-cell table:style-name="ce232"/>
          <table:table-cell table:style-name="ce303"/>
          <table:table-cell table:style-name="ce304"/>
          <table:table-cell table:style-name="ce305"/>
          <table:table-cell table:style-name="ce304"/>
          <table:table-cell table:style-name="ce235"/>
          <table:table-cell table:number-columns-repeated="16372"/>
        </table:table-row>
        <table:table-row table:style-name="ro35">
          <table:table-cell/>
          <table:table-cell office:value-type="string" table:style-name="ce306">
            <text:p>Total</text:p>
          </table:table-cell>
          <table:table-cell office:value-type="float" office:value="7220" table:style-name="ce127">
            <text:p>7 22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509" table:style-name="ce238">
            <text:p>4 50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7713" table:style-name="ce129">
            <text:p>7 71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711" table:style-name="ce307">
            <text:p>+2 711</text:p>
          </table:table-cell>
          <table:table-cell office:value-type="float" office:value="60.124196052339762" table:style-name="ce132">
            <text:p>+60,1<text:s text:c="3"/></text:p>
          </table:table-cell>
          <table:table-cell office:value-type="float" office:value="-493" table:style-name="ce307">
            <text:p><text:s/>- 493</text:p>
          </table:table-cell>
          <table:table-cell office:value-type="float" office:value="-6.3918060417476985" table:style-name="ce132">
            <text:p>-6,4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08">
            <text:p>1- Repres. do poder legislativo e de órgãos exec., dirigentes, dire. e gestores execu.</text:p>
          </table:table-cell>
          <table:table-cell office:value-type="float" office:value="43" table:style-name="ce136">
            <text:p><text:s/>43</text:p>
          </table:table-cell>
          <table:table-cell office:value-type="float" office:value="0.59556786703601106" table:style-name="ce137">
            <text:p>0,6<text:s text:c="5"/></text:p>
          </table:table-cell>
          <table:table-cell office:value-type="float" office:value="39" table:style-name="ce243">
            <text:p><text:s/>39</text:p>
          </table:table-cell>
          <table:table-cell office:value-type="float" office:value="0.86493679308050564" table:style-name="ce309">
            <text:p>0,9<text:s text:c="5"/></text:p>
          </table:table-cell>
          <table:table-cell office:value-type="float" office:value="28" table:style-name="ce138">
            <text:p><text:s/>28</text:p>
          </table:table-cell>
          <table:table-cell office:value-type="float" office:value="0.36302346687410864" table:style-name="ce139">
            <text:p>0,4<text:s text:c="5"/></text:p>
          </table:table-cell>
          <table:table-cell office:value-type="float" office:value="4" table:style-name="ce310">
            <text:p>+ 4</text:p>
          </table:table-cell>
          <table:table-cell office:value-type="float" office:value="10.256410256410255" table:style-name="ce141">
            <text:p>+10,3<text:s text:c="3"/></text:p>
          </table:table-cell>
          <table:table-cell office:value-type="float" office:value="15" table:style-name="ce310">
            <text:p>+ 15</text:p>
          </table:table-cell>
          <table:table-cell office:value-type="float" office:value="53.571428571428569" table:style-name="ce141">
            <text:p>+5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2- Especialistas das atividades intelectuais e científicas</text:p>
          </table:table-cell>
          <table:table-cell office:value-type="float" office:value="331" table:style-name="ce136">
            <text:p><text:s/>331</text:p>
          </table:table-cell>
          <table:table-cell office:value-type="float" office:value="4.5844875346260388" table:style-name="ce137">
            <text:p>4,6<text:s text:c="5"/></text:p>
          </table:table-cell>
          <table:table-cell office:value-type="float" office:value="429" table:style-name="ce243">
            <text:p><text:s/>429</text:p>
          </table:table-cell>
          <table:table-cell office:value-type="float" office:value="9.5143047238855623" table:style-name="ce309">
            <text:p>9,5<text:s text:c="5"/></text:p>
          </table:table-cell>
          <table:table-cell office:value-type="float" office:value="380" table:style-name="ce138">
            <text:p><text:s/>380</text:p>
          </table:table-cell>
          <table:table-cell office:value-type="float" office:value="4.926747050434332" table:style-name="ce139">
            <text:p>4,9<text:s text:c="5"/></text:p>
          </table:table-cell>
          <table:table-cell office:value-type="float" office:value="-98" table:style-name="ce310">
            <text:p><text:s/>- 98</text:p>
          </table:table-cell>
          <table:table-cell office:value-type="float" office:value="-22.843822843822846" table:style-name="ce141">
            <text:p>-22,8<text:s text:c="3"/></text:p>
          </table:table-cell>
          <table:table-cell office:value-type="float" office:value="-49" table:style-name="ce310">
            <text:p><text:s/>- 49</text:p>
          </table:table-cell>
          <table:table-cell office:value-type="float" office:value="-12.894736842105264" table:style-name="ce141">
            <text:p>-1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3- Técnicos e profissões de nível intermédio</text:p>
          </table:table-cell>
          <table:table-cell office:value-type="float" office:value="389" table:style-name="ce136">
            <text:p><text:s/>389</text:p>
          </table:table-cell>
          <table:table-cell office:value-type="float" office:value="5.3878116343490303" table:style-name="ce137">
            <text:p>5,4<text:s text:c="5"/></text:p>
          </table:table-cell>
          <table:table-cell office:value-type="float" office:value="408" table:style-name="ce243">
            <text:p><text:s/>408</text:p>
          </table:table-cell>
          <table:table-cell office:value-type="float" office:value="9.0485695276114448" table:style-name="ce309">
            <text:p>9,0<text:s text:c="5"/></text:p>
          </table:table-cell>
          <table:table-cell office:value-type="float" office:value="305" table:style-name="ce138">
            <text:p><text:s/>305</text:p>
          </table:table-cell>
          <table:table-cell office:value-type="float" office:value="3.9543627641643977" table:style-name="ce139">
            <text:p>4,0<text:s text:c="5"/></text:p>
          </table:table-cell>
          <table:table-cell office:value-type="float" office:value="-19" table:style-name="ce310">
            <text:p><text:s/>- 19</text:p>
          </table:table-cell>
          <table:table-cell office:value-type="float" office:value="-4.6568627450980395" table:style-name="ce141">
            <text:p>-4,7<text:s text:c="3"/></text:p>
          </table:table-cell>
          <table:table-cell office:value-type="float" office:value="84" table:style-name="ce310">
            <text:p>+ 84</text:p>
          </table:table-cell>
          <table:table-cell office:value-type="float" office:value="27.540983606557379" table:style-name="ce141">
            <text:p>+27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4- Pessoal administrativo</text:p>
          </table:table-cell>
          <table:table-cell office:value-type="float" office:value="413" table:style-name="ce136">
            <text:p><text:s/>413</text:p>
          </table:table-cell>
          <table:table-cell office:value-type="float" office:value="5.7202216066481997" table:style-name="ce137">
            <text:p>5,7<text:s text:c="5"/></text:p>
          </table:table-cell>
          <table:table-cell office:value-type="float" office:value="505" table:style-name="ce243">
            <text:p><text:s/>505</text:p>
          </table:table-cell>
          <table:table-cell office:value-type="float" office:value="11.199822577068087" table:style-name="ce309">
            <text:p>11,2<text:s text:c="5"/></text:p>
          </table:table-cell>
          <table:table-cell office:value-type="float" office:value="652" table:style-name="ce138">
            <text:p><text:s/>652</text:p>
          </table:table-cell>
          <table:table-cell office:value-type="float" office:value="8.4532607286399575" table:style-name="ce139">
            <text:p>8,5<text:s text:c="5"/></text:p>
          </table:table-cell>
          <table:table-cell office:value-type="float" office:value="-92" table:style-name="ce310">
            <text:p><text:s/>- 92</text:p>
          </table:table-cell>
          <table:table-cell office:value-type="float" office:value="-18.217821782178216" table:style-name="ce141">
            <text:p>-18,2<text:s text:c="3"/></text:p>
          </table:table-cell>
          <table:table-cell office:value-type="float" office:value="-239" table:style-name="ce310">
            <text:p><text:s/>- 239</text:p>
          </table:table-cell>
          <table:table-cell office:value-type="float" office:value="-36.656441717791409" table:style-name="ce141">
            <text:p>-3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5- Trabalhadores dos serviços pessoais, de proteção e segurança e vendedores</text:p>
          </table:table-cell>
          <table:table-cell office:value-type="float" office:value="750" table:style-name="ce136">
            <text:p><text:s/>750</text:p>
          </table:table-cell>
          <table:table-cell office:value-type="float" office:value="10.387811634349029" table:style-name="ce137">
            <text:p>10,4<text:s text:c="5"/></text:p>
          </table:table-cell>
          <table:table-cell office:value-type="float" office:value="869" table:style-name="ce243">
            <text:p><text:s/>869</text:p>
          </table:table-cell>
          <table:table-cell office:value-type="float" office:value="19.272565979152805" table:style-name="ce309">
            <text:p>19,3<text:s text:c="5"/></text:p>
          </table:table-cell>
          <table:table-cell office:value-type="float" office:value="1097" table:style-name="ce138">
            <text:p>1 097</text:p>
          </table:table-cell>
          <table:table-cell office:value-type="float" office:value="14.222740827174899" table:style-name="ce139">
            <text:p>14,2<text:s text:c="5"/></text:p>
          </table:table-cell>
          <table:table-cell office:value-type="float" office:value="-119" table:style-name="ce310">
            <text:p><text:s/>- 119</text:p>
          </table:table-cell>
          <table:table-cell office:value-type="float" office:value="-13.693901035673187" table:style-name="ce141">
            <text:p>-13,7<text:s text:c="3"/></text:p>
          </table:table-cell>
          <table:table-cell office:value-type="float" office:value="-347" table:style-name="ce310">
            <text:p><text:s/>- 347</text:p>
          </table:table-cell>
          <table:table-cell office:value-type="float" office:value="-31.631722880583407" table:style-name="ce141">
            <text:p>-31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6- Agricultores e trabalhadores qualificados da agricultura, da pesca e da floresta</text:p>
          </table:table-cell>
          <table:table-cell office:value-type="float" office:value="491" table:style-name="ce136">
            <text:p><text:s/>491</text:p>
          </table:table-cell>
          <table:table-cell office:value-type="float" office:value="6.8005540166204987" table:style-name="ce137">
            <text:p>6,8<text:s text:c="5"/></text:p>
          </table:table-cell>
          <table:table-cell office:value-type="float" office:value="84" table:style-name="ce243">
            <text:p><text:s/>84</text:p>
          </table:table-cell>
          <table:table-cell office:value-type="float" office:value="1.8629407850964737" table:style-name="ce309">
            <text:p>1,9<text:s text:c="5"/></text:p>
          </table:table-cell>
          <table:table-cell office:value-type="float" office:value="555" table:style-name="ce138">
            <text:p><text:s/>555</text:p>
          </table:table-cell>
          <table:table-cell office:value-type="float" office:value="7.1956437183975108" table:style-name="ce139">
            <text:p>7,2<text:s text:c="5"/></text:p>
          </table:table-cell>
          <table:table-cell office:value-type="float" office:value="407" table:style-name="ce310">
            <text:p>+ 407</text:p>
          </table:table-cell>
          <table:table-cell office:value-type="float" office:value="484.52380952380952" table:style-name="ce141">
            <text:p>+484,5<text:s text:c="3"/></text:p>
          </table:table-cell>
          <table:table-cell office:value-type="float" office:value="-64" table:style-name="ce310">
            <text:p><text:s/>- 64</text:p>
          </table:table-cell>
          <table:table-cell office:value-type="float" office:value="-11.531531531531531" table:style-name="ce141">
            <text:p>-11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7- Trabalhadores qualificados da indústria, construção e artífices</text:p>
          </table:table-cell>
          <table:table-cell office:value-type="float" office:value="1059" table:style-name="ce136">
            <text:p>1 059</text:p>
          </table:table-cell>
          <table:table-cell office:value-type="float" office:value="14.667590027700831" table:style-name="ce137">
            <text:p>14,7<text:s text:c="5"/></text:p>
          </table:table-cell>
          <table:table-cell office:value-type="float" office:value="668" table:style-name="ce243">
            <text:p><text:s/>668</text:p>
          </table:table-cell>
          <table:table-cell office:value-type="float" office:value="14.814814814814813" table:style-name="ce309">
            <text:p>14,8<text:s text:c="5"/></text:p>
          </table:table-cell>
          <table:table-cell office:value-type="float" office:value="994" table:style-name="ce138">
            <text:p><text:s/>994</text:p>
          </table:table-cell>
          <table:table-cell office:value-type="float" office:value="12.887333074030858" table:style-name="ce139">
            <text:p>12,9<text:s text:c="5"/></text:p>
          </table:table-cell>
          <table:table-cell office:value-type="float" office:value="391" table:style-name="ce310">
            <text:p>+ 391</text:p>
          </table:table-cell>
          <table:table-cell office:value-type="float" office:value="58.532934131736525" table:style-name="ce141">
            <text:p>+58,5<text:s text:c="3"/></text:p>
          </table:table-cell>
          <table:table-cell office:value-type="float" office:value="65" table:style-name="ce310">
            <text:p>+ 65</text:p>
          </table:table-cell>
          <table:table-cell office:value-type="float" office:value="6.5392354124748486" table:style-name="ce141">
            <text:p>+6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8- Operadores de instalações e máquinas e trabalhadores da montagem</text:p>
          </table:table-cell>
          <table:table-cell office:value-type="float" office:value="660" table:style-name="ce136">
            <text:p><text:s/>660</text:p>
          </table:table-cell>
          <table:table-cell office:value-type="float" office:value="9.1412742382271475" table:style-name="ce137">
            <text:p>9,1<text:s text:c="5"/></text:p>
          </table:table-cell>
          <table:table-cell office:value-type="float" office:value="442" table:style-name="ce243">
            <text:p><text:s/>442</text:p>
          </table:table-cell>
          <table:table-cell office:value-type="float" office:value="9.802616988245731" table:style-name="ce309">
            <text:p>9,8<text:s text:c="5"/></text:p>
          </table:table-cell>
          <table:table-cell office:value-type="float" office:value="901" table:style-name="ce138">
            <text:p><text:s/>901</text:p>
          </table:table-cell>
          <table:table-cell office:value-type="float" office:value="11.68157655905614" table:style-name="ce139">
            <text:p>11,7<text:s text:c="5"/></text:p>
          </table:table-cell>
          <table:table-cell office:value-type="float" office:value="218" table:style-name="ce310">
            <text:p>+ 218</text:p>
          </table:table-cell>
          <table:table-cell office:value-type="float" office:value="49.321266968325794" table:style-name="ce141">
            <text:p>+49,3<text:s text:c="3"/></text:p>
          </table:table-cell>
          <table:table-cell office:value-type="float" office:value="-241" table:style-name="ce310">
            <text:p><text:s/>- 241</text:p>
          </table:table-cell>
          <table:table-cell office:value-type="float" office:value="-26.748057713651498" table:style-name="ce141">
            <text:p>-2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9- Trabalhadores não qualificados</text:p>
          </table:table-cell>
          <table:table-cell office:value-type="float" office:value="3084" table:style-name="ce136">
            <text:p>3 084</text:p>
          </table:table-cell>
          <table:table-cell office:value-type="float" office:value="42.714681440443215" table:style-name="ce137">
            <text:p>42,7<text:s text:c="5"/></text:p>
          </table:table-cell>
          <table:table-cell office:value-type="float" office:value="1062" table:style-name="ce243">
            <text:p>1 062</text:p>
          </table:table-cell>
          <table:table-cell office:value-type="float" office:value="23.552894211576849" table:style-name="ce309">
            <text:p>23,6<text:s text:c="5"/></text:p>
          </table:table-cell>
          <table:table-cell office:value-type="float" office:value="2797" table:style-name="ce138">
            <text:p>2 797</text:p>
          </table:table-cell>
          <table:table-cell office:value-type="float" office:value="36.263451315960069" table:style-name="ce139">
            <text:p>36,3<text:s text:c="5"/></text:p>
          </table:table-cell>
          <table:table-cell office:value-type="float" office:value="2022" table:style-name="ce310">
            <text:p>+2 022</text:p>
          </table:table-cell>
          <table:table-cell office:value-type="float" office:value="190.39548022598871" table:style-name="ce141">
            <text:p>+190,4<text:s text:c="3"/></text:p>
          </table:table-cell>
          <table:table-cell office:value-type="float" office:value="287" table:style-name="ce310">
            <text:p>+ 287</text:p>
          </table:table-cell>
          <table:table-cell office:value-type="float" office:value="10.260993922059351" table:style-name="ce141">
            <text:p>+10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0- Profissões das Forças Armadas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37">
            <text:p>0,0<text:s text:c="5"/></text:p>
          </table:table-cell>
          <table:table-cell office:value-type="float" office:value="3" table:style-name="ce243">
            <text:p><text:s/>3</text:p>
          </table:table-cell>
          <table:table-cell office:value-type="float" office:value="6.65335994677312E-2" table:style-name="ce309">
            <text:p>0,1<text:s text:c="5"/></text:p>
          </table:table-cell>
          <table:table-cell office:value-type="float" office:value="4" table:style-name="ce138">
            <text:p><text:s/>4</text:p>
          </table:table-cell>
          <table:table-cell office:value-type="float" office:value="5.1860495267729803E-2" table:style-name="ce139">
            <text:p>0,1<text:s text:c="5"/></text:p>
          </table:table-cell>
          <table:table-cell office:value-type="float" office:value="-3" table:style-name="ce310">
            <text:p><text:s/>- 3</text:p>
          </table:table-cell>
          <table:table-cell office:value-type="float" office:value="-100" table:style-name="ce141">
            <text:p>-100,0<text:s text:c="3"/></text:p>
          </table:table-cell>
          <table:table-cell office:value-type="float" office:value="-4" table:style-name="ce310">
            <text:p><text:s/>- 4</text:p>
          </table:table-cell>
          <table:table-cell office:value-type="float" office:value="-100" table:style-name="ce141">
            <text:p>-10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8">
            <text:p><text:s text:c="5"/>Outros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37">
            <text:p>0,0<text:s text:c="5"/></text:p>
          </table:table-cell>
          <table:table-cell office:value-type="float" office:value="0" table:style-name="ce243">
            <text:p><text:s/>0</text:p>
          </table:table-cell>
          <table:table-cell office:value-type="float" office:value="0" table:style-name="ce309">
            <text:p>0,0<text:s text:c="5"/>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139">
            <text:p>0,0<text:s text:c="5"/></text:p>
          </table:table-cell>
          <table:table-cell office:value-type="float" office:value="0" table:style-name="ce310">
            <text:p>+ 0</text:p>
          </table:table-cell>
          <table:table-cell office:value-type="string" table:style-name="ce141">
            <text:p>-</text:p>
          </table:table-cell>
          <table:table-cell office:value-type="float" office:value="0" table:style-name="ce310">
            <text:p>+ 0</text:p>
          </table:table-cell>
          <table:table-cell office:value-type="string" table:style-name="ce141">
            <text:p>-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18"/>
          <table:table-cell table:style-name="ce320"/>
          <table:table-cell table:number-columns-repeated="16372" table:style-name="ce1"/>
        </table:table-row>
        <table:table-row table:style-name="ro20">
          <table:table-cell/>
          <table:table-cell office:value-type="string" table:style-name="ce168">
            <text:p><text:s text:c="4"/>(1) - Mês homólogo do ano anterior</text:p>
          </table:table-cell>
          <table:table-cell table:style-name="ce277"/>
          <table:table-cell table:style-name="ce278"/>
          <table:table-cell table:number-columns-repeated="4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number-rows-repeated="3" table:style-name="ro20">
          <table:table-cell table:number-columns-repeated="16384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95"/>
          <table:table-cell table:number-columns-repeated="16367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95"/>
          <table:table-cell table:number-columns-repeated="16367"/>
        </table:table-row>
        <table:table-row table:style-name="ro29">
          <table:table-cell/>
          <table:table-cell table:number-columns-repeated="11" table:style-name="ce1"/>
          <table:table-cell table:number-columns-repeated="5" table:style-name="ce106"/>
          <table:table-cell table:number-columns-repeated="16367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106"/>
          <table:table-cell table:number-columns-repeated="16367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120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82"/>
          <table:table-cell table:number-columns-repeated="4" table:style-name="ce152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number-columns-repeated="4" table:style-name="ce152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number-columns-repeated="4" table:style-name="ce152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151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number-columns-repeated="4" table:style-name="ce151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32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number-columns-repeated="16372" table:style-name="ce1"/>
        </table:table-row>
        <table:table-row table:number-rows-repeated="2" table:style-name="ro20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number-rows-repeated="1048498" table:style-name="ro20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46" table:default-cell-style-name="ce1"/>
        <table:table-column table:style-name="co3" table:default-cell-style-name="ce1"/>
        <table:table-column table:style-name="co47" table:default-cell-style-name="ce1"/>
        <table:table-column table:style-name="co16" table:default-cell-style-name="ce1"/>
        <table:table-column table:style-name="co40" table:default-cell-style-name="ce1"/>
        <table:table-column table:style-name="co5" table:default-cell-style-name="ce1"/>
        <table:table-column table:style-name="co40" table:default-cell-style-name="ce1"/>
        <table:table-column table:style-name="co1" table:default-cell-style-name="ce1"/>
        <table:table-column table:style-name="co54" table:default-cell-style-name="ce1"/>
        <table:table-column table:style-name="co40" table:default-cell-style-name="ce1"/>
        <table:table-column table:style-name="co7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63068in" svg:height="0.6326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3179in" svg:y="0.22802in" svg:width="2.0073in" svg:height="0.49889in">
                <draw:text-box>
                  <text:p text:style-name="a115" text:class-names="" text:cond-style-name=""><text:span text:style-name="a113" text:class-names="">JANEIRO 2021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8834in" svg:height="0.2974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0">
          <table:table-cell table:style-name="ce1">
            <draw:frame draw:z-index="1" draw:id="id38" draw:style-name="a108" draw:name="Text Box 122" svg:x="0in" svg:y="0in" svg:width="0.97917in" svg:height="0.31424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4"/>
          <table:table-cell table:number-columns-repeated="3" table:style-name="ce95"/>
          <table:table-cell table:number-columns-repeated="16369"/>
        </table:table-row>
        <table:table-row table:style-name="ro20">
          <table:table-cell table:style-name="ce1"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6">
            <text:p>Quadro 13 <text:s/>- <text:s/>COLOCAÇÕES EFETUADAS, <text:s text:c="2"/>POR <text:s/>ATIVIDADE <text:s/>ECONÓMICA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8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4">
          <table:table-cell table:style-name="ce294"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4">
          <table:table-cell table:style-name="ce1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3" table:style-name="ce106"/>
          <table:table-cell table:number-columns-repeated="16369"/>
        </table:table-row>
        <table:table-row table:style-name="ro20">
          <table:table-cell table:style-name="ce1"/>
          <table:table-cell office:value-type="string" table:style-name="ce107">
            <text:p>CAE <text:s/>Rev.3</text:p>
          </table:table-cell>
          <table:table-cell office:value-type="string" table:style-name="ce176">
            <text:p>JANEIR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DEZEMBRO 2020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JANEIR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2">(1)<text:s/></text:span></text:p>
          </table:table-cell>
          <table:covered-table-cell/>
          <table:table-cell table:number-columns-repeated="3" table:style-name="ce106"/>
          <table:table-cell table:number-columns-repeated="16369"/>
        </table:table-row>
        <table:table-row table:style-name="ro20">
          <table:table-cell table:style-name="ce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3" table:style-name="ce120"/>
          <table:table-cell table:number-columns-repeated="16369"/>
        </table:table-row>
        <table:table-row table:style-name="ro33">
          <table:table-cell table:style-name="ce1"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number-columns-repeated="3" table:style-name="ce120"/>
          <table:table-cell table:number-columns-repeated="16369"/>
        </table:table-row>
        <table:table-row table:style-name="ro39">
          <table:table-cell table:style-name="ce1"/>
          <table:table-cell office:value-type="string" table:style-name="ce261">
            <text:p><text:s text:c="2"/>Total</text:p>
          </table:table-cell>
          <table:table-cell office:value-type="float" office:value="7221" table:style-name="ce127">
            <text:p>7 22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509" table:style-name="ce129">
            <text:p>4 50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7713" table:style-name="ce129">
            <text:p>7 71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712" table:style-name="ce131">
            <text:p>+2 712</text:p>
          </table:table-cell>
          <table:table-cell office:value-type="float" office:value="60.146373918829013" table:style-name="ce132">
            <text:p>+60,1<text:s text:c="3"/></text:p>
          </table:table-cell>
          <table:table-cell office:value-type="float" office:value="-492" table:style-name="ce131">
            <text:p><text:s/>- 492</text:p>
          </table:table-cell>
          <table:table-cell office:value-type="float" office:value="-6.3788409179307655" table:style-name="ce132">
            <text:p>-6,4<text:s text:c="3"/></text:p>
          </table:table-cell>
          <table:table-cell table:style-name="ce95"/>
          <table:table-cell table:number-columns-repeated="2" table:style-name="ce134"/>
          <table:table-cell table:number-columns-repeated="16369"/>
        </table:table-row>
        <table:table-row table:style-name="ro9">
          <table:table-cell table:style-name="ce1"/>
          <table:table-cell office:value-type="string" table:style-name="ce263">
            <text:p>Agricultura, produção animal, caça, floresta e pesca</text:p>
          </table:table-cell>
          <table:table-cell office:value-type="float" office:value="510" table:style-name="ce127">
            <text:p><text:s/>510</text:p>
          </table:table-cell>
          <table:table-cell office:value-type="float" office:value="7.062733693394267" table:style-name="ce128">
            <text:p>7,1<text:s text:c="5"/></text:p>
          </table:table-cell>
          <table:table-cell office:value-type="float" office:value="87" table:style-name="ce129">
            <text:p><text:s/>87</text:p>
          </table:table-cell>
          <table:table-cell office:value-type="float" office:value="1.9294743845642048" table:style-name="ce130">
            <text:p>1,9<text:s text:c="5"/></text:p>
          </table:table-cell>
          <table:table-cell office:value-type="float" office:value="577" table:style-name="ce129">
            <text:p><text:s/>577</text:p>
          </table:table-cell>
          <table:table-cell office:value-type="float" office:value="7.4808764423700245" table:style-name="ce130">
            <text:p>7,5<text:s text:c="5"/></text:p>
          </table:table-cell>
          <table:table-cell office:value-type="float" office:value="423" table:style-name="ce131">
            <text:p>+ 423</text:p>
          </table:table-cell>
          <table:table-cell office:value-type="float" office:value="486.20689655172413" table:style-name="ce132">
            <text:p>+486,2<text:s text:c="3"/></text:p>
          </table:table-cell>
          <table:table-cell office:value-type="float" office:value="-67" table:style-name="ce131">
            <text:p><text:s/>- 67</text:p>
          </table:table-cell>
          <table:table-cell office:value-type="float" office:value="-11.611785095320624" table:style-name="ce132">
            <text:p>-11,6<text:s text:c="3"/></text:p>
          </table:table-cell>
          <table:table-cell table:style-name="ce182"/>
          <table:table-cell table:number-columns-repeated="2" table:style-name="ce152"/>
          <table:table-cell table:number-columns-repeated="16369"/>
        </table:table-row>
        <table:table-row table:style-name="ro38">
          <table:table-cell table:style-name="ce1"/>
          <table:table-cell office:value-type="string" table:style-name="ce263">
            <text:p>Indústria, energia e água e construção</text:p>
          </table:table-cell>
          <table:table-cell office:value-type="float" office:value="1489" table:style-name="ce147">
            <text:p>1 489</text:p>
          </table:table-cell>
          <table:table-cell office:value-type="float" office:value="20.620412685223652" table:style-name="ce148">
            <text:p>20,6<text:s text:c="5"/></text:p>
          </table:table-cell>
          <table:table-cell office:value-type="float" office:value="1175" table:style-name="ce129">
            <text:p>1 175</text:p>
          </table:table-cell>
          <table:table-cell office:value-type="float" office:value="26.058993124861392" table:style-name="ce130">
            <text:p>26,1<text:s text:c="5"/></text:p>
          </table:table-cell>
          <table:table-cell office:value-type="float" office:value="1537" table:style-name="ce129">
            <text:p>1 537</text:p>
          </table:table-cell>
          <table:table-cell office:value-type="float" office:value="19.927395306625179" table:style-name="ce130">
            <text:p>19,9<text:s text:c="5"/></text:p>
          </table:table-cell>
          <table:table-cell office:value-type="float" office:value="314" table:style-name="ce131">
            <text:p>+ 314</text:p>
          </table:table-cell>
          <table:table-cell office:value-type="float" office:value="26.723404255319149" table:style-name="ce132">
            <text:p>+26,7<text:s text:c="3"/></text:p>
          </table:table-cell>
          <table:table-cell office:value-type="float" office:value="-48" table:style-name="ce131">
            <text:p><text:s/>- 48</text:p>
          </table:table-cell>
          <table:table-cell office:value-type="float" office:value="-3.1229668184775536" table:style-name="ce132">
            <text:p>-3,1<text:s text:c="3"/></text:p>
          </table:table-cell>
          <table:table-cell table:style-name="ce182"/>
          <table:table-cell table:number-columns-repeated="2" table:style-name="ce152"/>
          <table:table-cell table:number-columns-repeated="16369"/>
        </table:table-row>
        <table:table-row table:style-name="ro39">
          <table:table-cell table:style-name="ce1"/>
          <table:table-cell office:value-type="string" table:style-name="ce265">
            <text:p>Indústrias extrativas</text:p>
          </table:table-cell>
          <table:table-cell office:value-type="float" office:value="12" table:style-name="ce136">
            <text:p><text:s/>12</text:p>
          </table:table-cell>
          <table:table-cell office:value-type="float" office:value="0.16618196925633569" table:style-name="ce137">
            <text:p>0,2<text:s text:c="5"/></text:p>
          </table:table-cell>
          <table:table-cell office:value-type="float" office:value="3" table:style-name="ce138">
            <text:p><text:s/>3</text:p>
          </table:table-cell>
          <table:table-cell office:value-type="float" office:value="6.65335994677312E-2" table:style-name="ce139">
            <text:p>0,1<text:s text:c="5"/></text:p>
          </table:table-cell>
          <table:table-cell office:value-type="float" office:value="4" table:style-name="ce138">
            <text:p><text:s/>4</text:p>
          </table:table-cell>
          <table:table-cell office:value-type="float" office:value="5.1860495267729803E-2" table:style-name="ce139">
            <text:p>0,1<text:s text:c="5"/></text:p>
          </table:table-cell>
          <table:table-cell office:value-type="float" office:value="9" table:style-name="ce140">
            <text:p>+ 9</text:p>
          </table:table-cell>
          <table:table-cell office:value-type="float" office:value="300" table:style-name="ce141">
            <text:p>+300,0<text:s text:c="3"/></text:p>
          </table:table-cell>
          <table:table-cell office:value-type="float" office:value="8" table:style-name="ce140">
            <text:p>+ 8</text:p>
          </table:table-cell>
          <table:table-cell office:value-type="float" office:value="200" table:style-name="ce141">
            <text:p>+200,0<text:s text:c="3"/></text:p>
          </table:table-cell>
          <table:table-cell table:style-name="ce157"/>
          <table:table-cell table:number-columns-repeated="2" table:style-name="ce152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131" table:style-name="ce136">
            <text:p><text:s/>131</text:p>
          </table:table-cell>
          <table:table-cell office:value-type="float" office:value="1.8141531643816644" table:style-name="ce137">
            <text:p>1,8<text:s text:c="5"/></text:p>
          </table:table-cell>
          <table:table-cell office:value-type="float" office:value="100" table:style-name="ce138">
            <text:p><text:s/>100</text:p>
          </table:table-cell>
          <table:table-cell office:value-type="float" office:value="2.2177866489243732" table:style-name="ce139">
            <text:p>2,2<text:s text:c="5"/></text:p>
          </table:table-cell>
          <table:table-cell office:value-type="float" office:value="238" table:style-name="ce138">
            <text:p><text:s/>238</text:p>
          </table:table-cell>
          <table:table-cell office:value-type="float" office:value="3.0856994684299233" table:style-name="ce139">
            <text:p>3,1<text:s text:c="5"/></text:p>
          </table:table-cell>
          <table:table-cell office:value-type="float" office:value="31" table:style-name="ce140">
            <text:p>+ 31</text:p>
          </table:table-cell>
          <table:table-cell office:value-type="float" office:value="31" table:style-name="ce141">
            <text:p>+31,0<text:s text:c="3"/></text:p>
          </table:table-cell>
          <table:table-cell office:value-type="float" office:value="-107" table:style-name="ce140">
            <text:p><text:s/>- 107</text:p>
          </table:table-cell>
          <table:table-cell office:value-type="float" office:value="-44.957983193277315" table:style-name="ce141">
            <text:p>-45,0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Fabricação de têxteis</text:p>
          </table:table-cell>
          <table:table-cell office:value-type="float" office:value="52" table:style-name="ce136">
            <text:p><text:s/>52</text:p>
          </table:table-cell>
          <table:table-cell office:value-type="float" office:value="0.7201218667774546" table:style-name="ce154">
            <text:p>0,7<text:s text:c="5"/></text:p>
          </table:table-cell>
          <table:table-cell office:value-type="float" office:value="33" table:style-name="ce155">
            <text:p><text:s/>33</text:p>
          </table:table-cell>
          <table:table-cell office:value-type="float" office:value="0.73186959414504327" table:style-name="ce156">
            <text:p>0,7<text:s text:c="5"/></text:p>
          </table:table-cell>
          <table:table-cell office:value-type="float" office:value="51" table:style-name="ce138">
            <text:p><text:s/>51</text:p>
          </table:table-cell>
          <table:table-cell office:value-type="float" office:value="0.66122131466355505" table:style-name="ce156">
            <text:p>0,7<text:s text:c="5"/></text:p>
          </table:table-cell>
          <table:table-cell office:value-type="float" office:value="19" table:style-name="ce140">
            <text:p>+ 19</text:p>
          </table:table-cell>
          <table:table-cell office:value-type="float" office:value="57.575757575757578" table:style-name="ce141">
            <text:p>+57,6<text:s text:c="3"/></text:p>
          </table:table-cell>
          <table:table-cell office:value-type="float" office:value="1" table:style-name="ce140">
            <text:p>+ 1</text:p>
          </table:table-cell>
          <table:table-cell office:value-type="float" office:value="1.9607843137254901" table:style-name="ce141">
            <text:p>+2,0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39">
          <table:table-cell/>
          <table:table-cell office:value-type="string" table:style-name="ce266">
            <text:p>Indústria do vestuário</text:p>
          </table:table-cell>
          <table:table-cell office:value-type="float" office:value="178" table:style-name="ce136">
            <text:p><text:s/>178</text:p>
          </table:table-cell>
          <table:table-cell office:value-type="float" office:value="2.4650325439689791" table:style-name="ce154">
            <text:p>2,5<text:s text:c="5"/></text:p>
          </table:table-cell>
          <table:table-cell office:value-type="float" office:value="176" table:style-name="ce155">
            <text:p><text:s/>176</text:p>
          </table:table-cell>
          <table:table-cell office:value-type="float" office:value="3.9033045021068977" table:style-name="ce156">
            <text:p>3,9<text:s text:c="5"/></text:p>
          </table:table-cell>
          <table:table-cell office:value-type="float" office:value="140" table:style-name="ce138">
            <text:p><text:s/>140</text:p>
          </table:table-cell>
          <table:table-cell office:value-type="float" office:value="1.8151173343705431" table:style-name="ce156">
            <text:p>1,8<text:s text:c="5"/></text:p>
          </table:table-cell>
          <table:table-cell office:value-type="float" office:value="2" table:style-name="ce140">
            <text:p>+ 2</text:p>
          </table:table-cell>
          <table:table-cell office:value-type="float" office:value="1.1363636363636365" table:style-name="ce141">
            <text:p>+1,1<text:s text:c="3"/></text:p>
          </table:table-cell>
          <table:table-cell office:value-type="float" office:value="38" table:style-name="ce140">
            <text:p>+ 38</text:p>
          </table:table-cell>
          <table:table-cell office:value-type="float" office:value="27.142857142857142" table:style-name="ce141">
            <text:p>+27,1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90" table:style-name="ce136">
            <text:p><text:s/>90</text:p>
          </table:table-cell>
          <table:table-cell office:value-type="float" office:value="1.2463647694225177" table:style-name="ce154">
            <text:p>1,2<text:s text:c="5"/></text:p>
          </table:table-cell>
          <table:table-cell office:value-type="float" office:value="99" table:style-name="ce155">
            <text:p><text:s/>99</text:p>
          </table:table-cell>
          <table:table-cell office:value-type="float" office:value="2.19560878243513" table:style-name="ce156">
            <text:p>2,2<text:s text:c="5"/></text:p>
          </table:table-cell>
          <table:table-cell office:value-type="float" office:value="167" table:style-name="ce138">
            <text:p><text:s/>167</text:p>
          </table:table-cell>
          <table:table-cell office:value-type="float" office:value="2.1651756774277198" table:style-name="ce156">
            <text:p>2,2<text:s text:c="5"/></text:p>
          </table:table-cell>
          <table:table-cell office:value-type="float" office:value="-9" table:style-name="ce140">
            <text:p><text:s/>- 9</text:p>
          </table:table-cell>
          <table:table-cell office:value-type="float" office:value="-9.0909090909090917" table:style-name="ce141">
            <text:p>-9,1<text:s text:c="3"/></text:p>
          </table:table-cell>
          <table:table-cell office:value-type="float" office:value="-77" table:style-name="ce140">
            <text:p><text:s/>- 77</text:p>
          </table:table-cell>
          <table:table-cell office:value-type="float" office:value="-46.107784431137731" table:style-name="ce141">
            <text:p>-46,1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 da madeira e da cortiça</text:p>
          </table:table-cell>
          <table:table-cell office:value-type="float" office:value="22" table:style-name="ce136">
            <text:p><text:s/>22</text:p>
          </table:table-cell>
          <table:table-cell office:value-type="float" office:value="0.30466694363661545" table:style-name="ce154">
            <text:p>0,3<text:s text:c="5"/></text:p>
          </table:table-cell>
          <table:table-cell office:value-type="float" office:value="21" table:style-name="ce155">
            <text:p><text:s/>21</text:p>
          </table:table-cell>
          <table:table-cell office:value-type="float" office:value="0.46573519627411841" table:style-name="ce156">
            <text:p>0,5<text:s text:c="5"/></text:p>
          </table:table-cell>
          <table:table-cell office:value-type="float" office:value="58" table:style-name="ce138">
            <text:p><text:s/>58</text:p>
          </table:table-cell>
          <table:table-cell office:value-type="float" office:value="0.75197718138208225" table:style-name="ce156">
            <text:p>0,8<text:s text:c="5"/></text:p>
          </table:table-cell>
          <table:table-cell office:value-type="float" office:value="1" table:style-name="ce140">
            <text:p>+ 1</text:p>
          </table:table-cell>
          <table:table-cell office:value-type="float" office:value="4.7619047619047619" table:style-name="ce141">
            <text:p>+4,8<text:s text:c="3"/></text:p>
          </table:table-cell>
          <table:table-cell office:value-type="float" office:value="-36" table:style-name="ce140">
            <text:p><text:s/>- 36</text:p>
          </table:table-cell>
          <table:table-cell office:value-type="float" office:value="-62.068965517241381" table:style-name="ce141">
            <text:p>-62,1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18" table:style-name="ce136">
            <text:p><text:s/>18</text:p>
          </table:table-cell>
          <table:table-cell office:value-type="float" office:value="0.24927295388450355" table:style-name="ce154">
            <text:p>0,2<text:s text:c="5"/></text:p>
          </table:table-cell>
          <table:table-cell office:value-type="float" office:value="13" table:style-name="ce155">
            <text:p><text:s/>13</text:p>
          </table:table-cell>
          <table:table-cell office:value-type="float" office:value="0.28831226436016855" table:style-name="ce156">
            <text:p>0,3<text:s text:c="5"/></text:p>
          </table:table-cell>
          <table:table-cell office:value-type="float" office:value="28" table:style-name="ce138">
            <text:p><text:s/>28</text:p>
          </table:table-cell>
          <table:table-cell office:value-type="float" office:value="0.36302346687410864" table:style-name="ce156">
            <text:p>0,4<text:s text:c="5"/></text:p>
          </table:table-cell>
          <table:table-cell office:value-type="float" office:value="5" table:style-name="ce140">
            <text:p>+ 5</text:p>
          </table:table-cell>
          <table:table-cell office:value-type="float" office:value="38.461538461538467" table:style-name="ce141">
            <text:p>+38,5<text:s text:c="3"/></text:p>
          </table:table-cell>
          <table:table-cell office:value-type="float" office:value="-10" table:style-name="ce140">
            <text:p><text:s/>- 10</text:p>
          </table:table-cell>
          <table:table-cell office:value-type="float" office:value="-35.714285714285715" table:style-name="ce141">
            <text:p>-35,7<text:s text:c="3"/></text:p>
          </table:table-cell>
          <table:table-cell table:style-name="ce157"/>
          <table:table-cell table:number-columns-repeated="2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61" table:style-name="ce136">
            <text:p><text:s/>61</text:p>
          </table:table-cell>
          <table:table-cell office:value-type="float" office:value="0.84475834371970648" table:style-name="ce154">
            <text:p>0,8<text:s text:c="5"/></text:p>
          </table:table-cell>
          <table:table-cell office:value-type="float" office:value="38" table:style-name="ce155">
            <text:p><text:s/>38</text:p>
          </table:table-cell>
          <table:table-cell office:value-type="float" office:value="0.84275892659126195" table:style-name="ce156">
            <text:p>0,8<text:s text:c="5"/></text:p>
          </table:table-cell>
          <table:table-cell office:value-type="float" office:value="64" table:style-name="ce138">
            <text:p><text:s/>64</text:p>
          </table:table-cell>
          <table:table-cell office:value-type="float" office:value="0.82976792428367685" table:style-name="ce156">
            <text:p>0,8<text:s text:c="5"/></text:p>
          </table:table-cell>
          <table:table-cell office:value-type="float" office:value="23" table:style-name="ce140">
            <text:p>+ 23</text:p>
          </table:table-cell>
          <table:table-cell office:value-type="float" office:value="60.526315789473685" table:style-name="ce141">
            <text:p>+60,5<text:s text:c="3"/></text:p>
          </table:table-cell>
          <table:table-cell office:value-type="float" office:value="-3" table:style-name="ce140">
            <text:p><text:s/>- 3</text:p>
          </table:table-cell>
          <table:table-cell office:value-type="float" office:value="-4.6875" table:style-name="ce141">
            <text:p>-4,7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64" table:style-name="ce136">
            <text:p><text:s/>64</text:p>
          </table:table-cell>
          <table:table-cell office:value-type="float" office:value="0.88630383603379037" table:style-name="ce154">
            <text:p>0,9<text:s text:c="5"/></text:p>
          </table:table-cell>
          <table:table-cell office:value-type="float" office:value="33" table:style-name="ce155">
            <text:p><text:s/>33</text:p>
          </table:table-cell>
          <table:table-cell office:value-type="float" office:value="0.73186959414504327" table:style-name="ce156">
            <text:p>0,7<text:s text:c="5"/></text:p>
          </table:table-cell>
          <table:table-cell office:value-type="float" office:value="46" table:style-name="ce138">
            <text:p><text:s/>46</text:p>
          </table:table-cell>
          <table:table-cell office:value-type="float" office:value="0.59639569557889272" table:style-name="ce156">
            <text:p>0,6<text:s text:c="5"/></text:p>
          </table:table-cell>
          <table:table-cell office:value-type="float" office:value="31" table:style-name="ce140">
            <text:p>+ 31</text:p>
          </table:table-cell>
          <table:table-cell office:value-type="float" office:value="93.939393939393938" table:style-name="ce141">
            <text:p>+93,9<text:s text:c="3"/></text:p>
          </table:table-cell>
          <table:table-cell office:value-type="float" office:value="18" table:style-name="ce140">
            <text:p>+ 18</text:p>
          </table:table-cell>
          <table:table-cell office:value-type="float" office:value="39.130434782608695" table:style-name="ce141">
            <text:p>+39,1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165" table:style-name="ce136">
            <text:p><text:s/>165</text:p>
          </table:table-cell>
          <table:table-cell office:value-type="float" office:value="2.2850020772746156" table:style-name="ce154">
            <text:p>2,3<text:s text:c="5"/></text:p>
          </table:table-cell>
          <table:table-cell office:value-type="float" office:value="86" table:style-name="ce155">
            <text:p><text:s/>86</text:p>
          </table:table-cell>
          <table:table-cell office:value-type="float" office:value="1.907296518074961" table:style-name="ce156">
            <text:p>1,9<text:s text:c="5"/></text:p>
          </table:table-cell>
          <table:table-cell office:value-type="float" office:value="137" table:style-name="ce138">
            <text:p><text:s/>137</text:p>
          </table:table-cell>
          <table:table-cell office:value-type="float" office:value="1.7762219629197458" table:style-name="ce156">
            <text:p>1,8<text:s text:c="5"/></text:p>
          </table:table-cell>
          <table:table-cell office:value-type="float" office:value="79" table:style-name="ce140">
            <text:p>+ 79</text:p>
          </table:table-cell>
          <table:table-cell office:value-type="float" office:value="91.860465116279073" table:style-name="ce141">
            <text:p>+91,9<text:s text:c="3"/></text:p>
          </table:table-cell>
          <table:table-cell office:value-type="float" office:value="28" table:style-name="ce140">
            <text:p>+ 28</text:p>
          </table:table-cell>
          <table:table-cell office:value-type="float" office:value="20.437956204379564" table:style-name="ce141">
            <text:p>+20,4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46" table:style-name="ce136">
            <text:p><text:s/>46</text:p>
          </table:table-cell>
          <table:table-cell office:value-type="float" office:value="0.63703088214928683" table:style-name="ce154">
            <text:p>0,6<text:s text:c="5"/></text:p>
          </table:table-cell>
          <table:table-cell office:value-type="float" office:value="44" table:style-name="ce155">
            <text:p><text:s/>44</text:p>
          </table:table-cell>
          <table:table-cell office:value-type="float" office:value="0.97582612552672443" table:style-name="ce156">
            <text:p>1,0<text:s text:c="5"/></text:p>
          </table:table-cell>
          <table:table-cell office:value-type="float" office:value="44" table:style-name="ce138">
            <text:p><text:s/>44</text:p>
          </table:table-cell>
          <table:table-cell office:value-type="float" office:value="0.57046544794502785" table:style-name="ce156">
            <text:p>0,6<text:s text:c="5"/></text:p>
          </table:table-cell>
          <table:table-cell office:value-type="float" office:value="2" table:style-name="ce140">
            <text:p>+ 2</text:p>
          </table:table-cell>
          <table:table-cell office:value-type="float" office:value="4.5454545454545459" table:style-name="ce141">
            <text:p>+4,5<text:s text:c="3"/></text:p>
          </table:table-cell>
          <table:table-cell office:value-type="float" office:value="2" table:style-name="ce140">
            <text:p>+ 2</text:p>
          </table:table-cell>
          <table:table-cell office:value-type="float" office:value="4.5454545454545459" table:style-name="ce141">
            <text:p>+4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36" table:style-name="ce136">
            <text:p><text:s/>36</text:p>
          </table:table-cell>
          <table:table-cell office:value-type="float" office:value="0.49854590776900709" table:style-name="ce154">
            <text:p>0,5<text:s text:c="5"/></text:p>
          </table:table-cell>
          <table:table-cell office:value-type="float" office:value="37" table:style-name="ce155">
            <text:p><text:s/>37</text:p>
          </table:table-cell>
          <table:table-cell office:value-type="float" office:value="0.82058106010201826" table:style-name="ce156">
            <text:p>0,8<text:s text:c="5"/></text:p>
          </table:table-cell>
          <table:table-cell office:value-type="float" office:value="46" table:style-name="ce138">
            <text:p><text:s/>46</text:p>
          </table:table-cell>
          <table:table-cell office:value-type="float" office:value="0.59639569557889272" table:style-name="ce156">
            <text:p>0,6<text:s text:c="5"/></text:p>
          </table:table-cell>
          <table:table-cell office:value-type="float" office:value="-1" table:style-name="ce140">
            <text:p><text:s/>- 1</text:p>
          </table:table-cell>
          <table:table-cell office:value-type="float" office:value="-2.7027027027027026" table:style-name="ce141">
            <text:p>-2,7<text:s text:c="3"/></text:p>
          </table:table-cell>
          <table:table-cell office:value-type="float" office:value="-10" table:style-name="ce140">
            <text:p><text:s/>- 10</text:p>
          </table:table-cell>
          <table:table-cell office:value-type="float" office:value="-21.739130434782609" table:style-name="ce141">
            <text:p>-21,7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200" table:style-name="ce136">
            <text:p><text:s/>200</text:p>
          </table:table-cell>
          <table:table-cell office:value-type="float" office:value="2.7696994876055947" table:style-name="ce154">
            <text:p>2,8<text:s text:c="5"/></text:p>
          </table:table-cell>
          <table:table-cell office:value-type="float" office:value="117" table:style-name="ce155">
            <text:p><text:s/>117</text:p>
          </table:table-cell>
          <table:table-cell office:value-type="float" office:value="2.5948103792415167" table:style-name="ce156">
            <text:p>2,6<text:s text:c="5"/></text:p>
          </table:table-cell>
          <table:table-cell office:value-type="float" office:value="123" table:style-name="ce138">
            <text:p><text:s/>123</text:p>
          </table:table-cell>
          <table:table-cell office:value-type="float" office:value="1.5947102294826914" table:style-name="ce156">
            <text:p>1,6<text:s text:c="5"/></text:p>
          </table:table-cell>
          <table:table-cell office:value-type="float" office:value="83" table:style-name="ce140">
            <text:p>+ 83</text:p>
          </table:table-cell>
          <table:table-cell office:value-type="float" office:value="70.940170940170944" table:style-name="ce141">
            <text:p>+70,9<text:s text:c="3"/></text:p>
          </table:table-cell>
          <table:table-cell office:value-type="float" office:value="77" table:style-name="ce140">
            <text:p>+ 77</text:p>
          </table:table-cell>
          <table:table-cell office:value-type="float" office:value="62.601626016260155" table:style-name="ce141">
            <text:p>+62,6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27" table:style-name="ce136">
            <text:p><text:s/>27</text:p>
          </table:table-cell>
          <table:table-cell office:value-type="float" office:value="0.37390943082675532" table:style-name="ce154">
            <text:p>0,4<text:s text:c="5"/></text:p>
          </table:table-cell>
          <table:table-cell office:value-type="float" office:value="30" table:style-name="ce155">
            <text:p><text:s/>30</text:p>
          </table:table-cell>
          <table:table-cell office:value-type="float" office:value="0.66533599467731197" table:style-name="ce156">
            <text:p>0,7<text:s text:c="5"/></text:p>
          </table:table-cell>
          <table:table-cell office:value-type="float" office:value="37" table:style-name="ce138">
            <text:p><text:s/>37</text:p>
          </table:table-cell>
          <table:table-cell office:value-type="float" office:value="0.47970958122650076" table:style-name="ce156">
            <text:p>0,5<text:s text:c="5"/></text:p>
          </table:table-cell>
          <table:table-cell office:value-type="float" office:value="-3" table:style-name="ce140">
            <text:p><text:s/>- 3</text:p>
          </table:table-cell>
          <table:table-cell office:value-type="float" office:value="-10" table:style-name="ce141">
            <text:p>-10,0<text:s text:c="3"/></text:p>
          </table:table-cell>
          <table:table-cell office:value-type="float" office:value="-10" table:style-name="ce140">
            <text:p><text:s/>- 10</text:p>
          </table:table-cell>
          <table:table-cell office:value-type="float" office:value="-27.027027027027028" table:style-name="ce141">
            <text:p>-27,0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Construção</text:p>
          </table:table-cell>
          <table:table-cell office:value-type="float" office:value="387" table:style-name="ce136">
            <text:p><text:s/>387</text:p>
          </table:table-cell>
          <table:table-cell office:value-type="float" office:value="5.3593685085168259" table:style-name="ce154">
            <text:p>5,4<text:s text:c="5"/></text:p>
          </table:table-cell>
          <table:table-cell office:value-type="float" office:value="345" table:style-name="ce155">
            <text:p><text:s/>345</text:p>
          </table:table-cell>
          <table:table-cell office:value-type="float" office:value="7.6513639387890882" table:style-name="ce156">
            <text:p>7,7<text:s text:c="5"/></text:p>
          </table:table-cell>
          <table:table-cell office:value-type="float" office:value="354" table:style-name="ce138">
            <text:p><text:s/>354</text:p>
          </table:table-cell>
          <table:table-cell office:value-type="float" office:value="4.589653831194088" table:style-name="ce156">
            <text:p>4,6<text:s text:c="5"/></text:p>
          </table:table-cell>
          <table:table-cell office:value-type="float" office:value="42" table:style-name="ce140">
            <text:p>+ 42</text:p>
          </table:table-cell>
          <table:table-cell office:value-type="float" office:value="12.173913043478262" table:style-name="ce141">
            <text:p>+12,2<text:s text:c="3"/></text:p>
          </table:table-cell>
          <table:table-cell office:value-type="float" office:value="33" table:style-name="ce140">
            <text:p>+ 33</text:p>
          </table:table-cell>
          <table:table-cell office:value-type="float" office:value="9.3220338983050848" table:style-name="ce141">
            <text:p>+9,3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63">
            <text:p>Serviços</text:p>
          </table:table-cell>
          <table:table-cell office:value-type="float" office:value="5222" table:style-name="ce147">
            <text:p>5 222</text:p>
          </table:table-cell>
          <table:table-cell office:value-type="float" office:value="72.31685362138208" table:style-name="ce148">
            <text:p>72,3<text:s text:c="5"/></text:p>
          </table:table-cell>
          <table:table-cell office:value-type="float" office:value="3247" table:style-name="ce149">
            <text:p>3 247</text:p>
          </table:table-cell>
          <table:table-cell office:value-type="float" office:value="72.01153249057441" table:style-name="ce150">
            <text:p>72,0<text:s text:c="5"/></text:p>
          </table:table-cell>
          <table:table-cell office:value-type="float" office:value="5599" table:style-name="ce149">
            <text:p>5 599</text:p>
          </table:table-cell>
          <table:table-cell office:value-type="float" office:value="72.591728251004795" table:style-name="ce150">
            <text:p>72,6<text:s text:c="5"/></text:p>
          </table:table-cell>
          <table:table-cell office:value-type="float" office:value="1975" table:style-name="ce131">
            <text:p>+1 975</text:p>
          </table:table-cell>
          <table:table-cell office:value-type="float" office:value="60.825377271327376" table:style-name="ce132">
            <text:p>+60,8<text:s text:c="3"/></text:p>
          </table:table-cell>
          <table:table-cell office:value-type="float" office:value="-377" table:style-name="ce131">
            <text:p><text:s/>- 377</text:p>
          </table:table-cell>
          <table:table-cell office:value-type="float" office:value="-6.7333452402214684" table:style-name="ce132">
            <text:p>-6,7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69" table:style-name="ce136">
            <text:p><text:s/>69</text:p>
          </table:table-cell>
          <table:table-cell office:value-type="float" office:value="0.95554632322393029" table:style-name="ce154">
            <text:p>1,0<text:s text:c="5"/></text:p>
          </table:table-cell>
          <table:table-cell office:value-type="float" office:value="96" table:style-name="ce155">
            <text:p><text:s/>96</text:p>
          </table:table-cell>
          <table:table-cell office:value-type="float" office:value="2.1290751829673984" table:style-name="ce156">
            <text:p>2,1<text:s text:c="5"/></text:p>
          </table:table-cell>
          <table:table-cell office:value-type="float" office:value="78" table:style-name="ce155">
            <text:p><text:s/>78</text:p>
          </table:table-cell>
          <table:table-cell office:value-type="float" office:value="1.0112796577207313" table:style-name="ce156">
            <text:p>1,0<text:s text:c="5"/></text:p>
          </table:table-cell>
          <table:table-cell office:value-type="float" office:value="-27" table:style-name="ce140">
            <text:p><text:s/>- 27</text:p>
          </table:table-cell>
          <table:table-cell office:value-type="float" office:value="-28.125" table:style-name="ce141">
            <text:p>-28,1<text:s text:c="3"/></text:p>
          </table:table-cell>
          <table:table-cell office:value-type="float" office:value="-9" table:style-name="ce140">
            <text:p><text:s/>- 9</text:p>
          </table:table-cell>
          <table:table-cell office:value-type="float" office:value="-11.538461538461538" table:style-name="ce141">
            <text:p>-11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Comércio por grosso e a retalho</text:p>
          </table:table-cell>
          <table:table-cell office:value-type="float" office:value="584" table:style-name="ce136">
            <text:p><text:s/>584</text:p>
          </table:table-cell>
          <table:table-cell office:value-type="float" office:value="8.0875225038083371" table:style-name="ce154">
            <text:p>8,1<text:s text:c="5"/></text:p>
          </table:table-cell>
          <table:table-cell office:value-type="float" office:value="557" table:style-name="ce155">
            <text:p><text:s/>557</text:p>
          </table:table-cell>
          <table:table-cell office:value-type="float" office:value="12.35307163450876" table:style-name="ce156">
            <text:p>12,4<text:s text:c="5"/></text:p>
          </table:table-cell>
          <table:table-cell office:value-type="float" office:value="603" table:style-name="ce155">
            <text:p><text:s/>603</text:p>
          </table:table-cell>
          <table:table-cell office:value-type="float" office:value="7.8179696616102685" table:style-name="ce156">
            <text:p>7,8<text:s text:c="5"/></text:p>
          </table:table-cell>
          <table:table-cell office:value-type="float" office:value="27" table:style-name="ce140">
            <text:p>+ 27</text:p>
          </table:table-cell>
          <table:table-cell office:value-type="float" office:value="4.8473967684021542" table:style-name="ce141">
            <text:p>+4,8<text:s text:c="3"/></text:p>
          </table:table-cell>
          <table:table-cell office:value-type="float" office:value="-19" table:style-name="ce140">
            <text:p><text:s/>- 19</text:p>
          </table:table-cell>
          <table:table-cell office:value-type="float" office:value="-3.150912106135987" table:style-name="ce141">
            <text:p>-3,2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Transportes e armazenagem</text:p>
          </table:table-cell>
          <table:table-cell office:value-type="float" office:value="69" table:style-name="ce136">
            <text:p><text:s/>69</text:p>
          </table:table-cell>
          <table:table-cell office:value-type="float" office:value="0.95554632322393029" table:style-name="ce154">
            <text:p>1,0<text:s text:c="5"/></text:p>
          </table:table-cell>
          <table:table-cell office:value-type="float" office:value="52" table:style-name="ce155">
            <text:p><text:s/>52</text:p>
          </table:table-cell>
          <table:table-cell office:value-type="float" office:value="1.1532490574406742" table:style-name="ce156">
            <text:p>1,2<text:s text:c="5"/></text:p>
          </table:table-cell>
          <table:table-cell office:value-type="float" office:value="78" table:style-name="ce155">
            <text:p><text:s/>78</text:p>
          </table:table-cell>
          <table:table-cell office:value-type="float" office:value="1.0112796577207313" table:style-name="ce156">
            <text:p>1,0<text:s text:c="5"/></text:p>
          </table:table-cell>
          <table:table-cell office:value-type="float" office:value="17" table:style-name="ce140">
            <text:p>+ 17</text:p>
          </table:table-cell>
          <table:table-cell office:value-type="float" office:value="32.692307692307693" table:style-name="ce141">
            <text:p>+32,7<text:s text:c="3"/></text:p>
          </table:table-cell>
          <table:table-cell office:value-type="float" office:value="-9" table:style-name="ce140">
            <text:p><text:s/>- 9</text:p>
          </table:table-cell>
          <table:table-cell office:value-type="float" office:value="-11.538461538461538" table:style-name="ce141">
            <text:p>-11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5">
            <text:p>Alojamento, restauração e similares</text:p>
          </table:table-cell>
          <table:table-cell office:value-type="float" office:value="601" table:style-name="ce136">
            <text:p><text:s/>601</text:p>
          </table:table-cell>
          <table:table-cell office:value-type="float" office:value="8.3229469602548125" table:style-name="ce154">
            <text:p>8,3<text:s text:c="5"/></text:p>
          </table:table-cell>
          <table:table-cell office:value-type="float" office:value="236" table:style-name="ce155">
            <text:p><text:s/>236</text:p>
          </table:table-cell>
          <table:table-cell office:value-type="float" office:value="5.2339764914615214" table:style-name="ce156">
            <text:p>5,2<text:s text:c="5"/></text:p>
          </table:table-cell>
          <table:table-cell office:value-type="float" office:value="622" table:style-name="ce155">
            <text:p><text:s/>622</text:p>
          </table:table-cell>
          <table:table-cell office:value-type="float" office:value="8.0643070141319857" table:style-name="ce156">
            <text:p>8,1<text:s text:c="5"/></text:p>
          </table:table-cell>
          <table:table-cell office:value-type="float" office:value="365" table:style-name="ce140">
            <text:p>+ 365</text:p>
          </table:table-cell>
          <table:table-cell office:value-type="float" office:value="154.66101694915255" table:style-name="ce141">
            <text:p>+154,7<text:s text:c="3"/></text:p>
          </table:table-cell>
          <table:table-cell office:value-type="float" office:value="-21" table:style-name="ce140">
            <text:p><text:s/>- 21</text:p>
          </table:table-cell>
          <table:table-cell office:value-type="float" office:value="-3.3762057877813509" table:style-name="ce141">
            <text:p>-3,4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60" table:style-name="ce136">
            <text:p><text:s/>60</text:p>
          </table:table-cell>
          <table:table-cell office:value-type="float" office:value="0.83090984628167841" table:style-name="ce154">
            <text:p>0,8<text:s text:c="5"/></text:p>
          </table:table-cell>
          <table:table-cell office:value-type="float" office:value="131" table:style-name="ce155">
            <text:p><text:s/>131</text:p>
          </table:table-cell>
          <table:table-cell office:value-type="float" office:value="2.905300510090929" table:style-name="ce156">
            <text:p>2,9<text:s text:c="5"/></text:p>
          </table:table-cell>
          <table:table-cell office:value-type="float" office:value="94" table:style-name="ce155">
            <text:p><text:s/>94</text:p>
          </table:table-cell>
          <table:table-cell office:value-type="float" office:value="1.2187216387916506" table:style-name="ce156">
            <text:p>1,2<text:s text:c="5"/></text:p>
          </table:table-cell>
          <table:table-cell office:value-type="float" office:value="-71" table:style-name="ce140">
            <text:p><text:s/>- 71</text:p>
          </table:table-cell>
          <table:table-cell office:value-type="float" office:value="-54.198473282442748" table:style-name="ce141">
            <text:p>-54,2<text:s text:c="3"/></text:p>
          </table:table-cell>
          <table:table-cell office:value-type="float" office:value="-34" table:style-name="ce140">
            <text:p><text:s/>- 34</text:p>
          </table:table-cell>
          <table:table-cell office:value-type="float" office:value="-36.170212765957451" table:style-name="ce141">
            <text:p>-36,2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financeiras e de seguros</text:p>
          </table:table-cell>
          <table:table-cell office:value-type="float" office:value="22" table:style-name="ce136">
            <text:p><text:s/>22</text:p>
          </table:table-cell>
          <table:table-cell office:value-type="float" office:value="0.30466694363661545" table:style-name="ce154">
            <text:p>0,3<text:s text:c="5"/></text:p>
          </table:table-cell>
          <table:table-cell office:value-type="float" office:value="22" table:style-name="ce155">
            <text:p><text:s/>22</text:p>
          </table:table-cell>
          <table:table-cell office:value-type="float" office:value="0.48791306276336222" table:style-name="ce156">
            <text:p>0,5<text:s text:c="5"/></text:p>
          </table:table-cell>
          <table:table-cell office:value-type="float" office:value="27" table:style-name="ce155">
            <text:p><text:s/>27</text:p>
          </table:table-cell>
          <table:table-cell office:value-type="float" office:value="0.3500583430571762" table:style-name="ce156">
            <text:p>0,4<text:s text:c="5"/></text:p>
          </table:table-cell>
          <table:table-cell office:value-type="float" office:value="0" table:style-name="ce140">
            <text:p>+ 0</text:p>
          </table:table-cell>
          <table:table-cell office:value-type="float" office:value="0" table:style-name="ce141">
            <text:p>+0,0<text:s text:c="3"/></text:p>
          </table:table-cell>
          <table:table-cell office:value-type="float" office:value="-5" table:style-name="ce140">
            <text:p><text:s/>- 5</text:p>
          </table:table-cell>
          <table:table-cell office:value-type="float" office:value="-18.518518518518519" table:style-name="ce141">
            <text:p>-18,5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2852" table:style-name="ce136">
            <text:p>2 852</text:p>
          </table:table-cell>
          <table:table-cell office:value-type="float" office:value="39.495914693255777" table:style-name="ce154">
            <text:p>39,5<text:s text:c="5"/></text:p>
          </table:table-cell>
          <table:table-cell office:value-type="float" office:value="1172" table:style-name="ce155">
            <text:p>1 172</text:p>
          </table:table-cell>
          <table:table-cell office:value-type="float" office:value="25.992459525393656" table:style-name="ce156">
            <text:p>26,0<text:s text:c="5"/></text:p>
          </table:table-cell>
          <table:table-cell office:value-type="float" office:value="3145" table:style-name="ce155">
            <text:p>3 145</text:p>
          </table:table-cell>
          <table:table-cell office:value-type="float" office:value="40.775314404252562" table:style-name="ce156">
            <text:p>40,8<text:s text:c="5"/></text:p>
          </table:table-cell>
          <table:table-cell office:value-type="float" office:value="1680" table:style-name="ce140">
            <text:p>+1 680</text:p>
          </table:table-cell>
          <table:table-cell office:value-type="float" office:value="143.34470989761093" table:style-name="ce141">
            <text:p>+143,3<text:s text:c="3"/></text:p>
          </table:table-cell>
          <table:table-cell office:value-type="float" office:value="-293" table:style-name="ce140">
            <text:p><text:s/>- 293</text:p>
          </table:table-cell>
          <table:table-cell office:value-type="float" office:value="-9.3163751987281405" table:style-name="ce141">
            <text:p>-9,3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282" table:style-name="ce136">
            <text:p><text:s/>282</text:p>
          </table:table-cell>
          <table:table-cell office:value-type="float" office:value="3.9052762775238885" table:style-name="ce154">
            <text:p>3,9<text:s text:c="5"/></text:p>
          </table:table-cell>
          <table:table-cell office:value-type="float" office:value="279" table:style-name="ce155">
            <text:p><text:s/>279</text:p>
          </table:table-cell>
          <table:table-cell office:value-type="float" office:value="6.1876247504990021" table:style-name="ce156">
            <text:p>6,2<text:s text:c="5"/></text:p>
          </table:table-cell>
          <table:table-cell office:value-type="float" office:value="264" table:style-name="ce155">
            <text:p><text:s/>264</text:p>
          </table:table-cell>
          <table:table-cell office:value-type="float" office:value="3.4227926876701673" table:style-name="ce156">
            <text:p>3,4<text:s text:c="5"/></text:p>
          </table:table-cell>
          <table:table-cell office:value-type="float" office:value="3" table:style-name="ce140">
            <text:p>+ 3</text:p>
          </table:table-cell>
          <table:table-cell office:value-type="float" office:value="1.0752688172043012" table:style-name="ce141">
            <text:p>+1,1<text:s text:c="3"/></text:p>
          </table:table-cell>
          <table:table-cell office:value-type="float" office:value="18" table:style-name="ce140">
            <text:p>+ 18</text:p>
          </table:table-cell>
          <table:table-cell office:value-type="float" office:value="6.8181818181818175" table:style-name="ce141">
            <text:p>+6,8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546" table:style-name="ce136">
            <text:p><text:s/>546</text:p>
          </table:table-cell>
          <table:table-cell office:value-type="float" office:value="7.5612796011632728" table:style-name="ce154">
            <text:p>7,6<text:s text:c="5"/></text:p>
          </table:table-cell>
          <table:table-cell office:value-type="float" office:value="557" table:style-name="ce155">
            <text:p><text:s/>557</text:p>
          </table:table-cell>
          <table:table-cell office:value-type="float" office:value="12.35307163450876" table:style-name="ce156">
            <text:p>12,4<text:s text:c="5"/></text:p>
          </table:table-cell>
          <table:table-cell office:value-type="float" office:value="563" table:style-name="ce155">
            <text:p><text:s/>563</text:p>
          </table:table-cell>
          <table:table-cell office:value-type="float" office:value="7.2993647089329707" table:style-name="ce156">
            <text:p>7,3<text:s text:c="5"/></text:p>
          </table:table-cell>
          <table:table-cell office:value-type="float" office:value="-11" table:style-name="ce140">
            <text:p><text:s/>- 11</text:p>
          </table:table-cell>
          <table:table-cell office:value-type="float" office:value="-1.9748653500897666" table:style-name="ce141">
            <text:p>-2,0<text:s text:c="3"/></text:p>
          </table:table-cell>
          <table:table-cell office:value-type="float" office:value="-17" table:style-name="ce140">
            <text:p><text:s/>- 17</text:p>
          </table:table-cell>
          <table:table-cell office:value-type="float" office:value="-3.0195381882770871" table:style-name="ce141">
            <text:p>-3,0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Outras atividades de serviços</text:p>
          </table:table-cell>
          <table:table-cell office:value-type="float" office:value="137" table:style-name="ce136">
            <text:p><text:s/>137</text:p>
          </table:table-cell>
          <table:table-cell office:value-type="float" office:value="1.8972441490098322" table:style-name="ce154">
            <text:p>1,9<text:s text:c="5"/></text:p>
          </table:table-cell>
          <table:table-cell office:value-type="float" office:value="145" table:style-name="ce155">
            <text:p><text:s/>145</text:p>
          </table:table-cell>
          <table:table-cell office:value-type="float" office:value="3.2157906409403414" table:style-name="ce156">
            <text:p>3,2<text:s text:c="5"/></text:p>
          </table:table-cell>
          <table:table-cell office:value-type="float" office:value="125" table:style-name="ce155">
            <text:p><text:s/>125</text:p>
          </table:table-cell>
          <table:table-cell office:value-type="float" office:value="1.6206404771165566" table:style-name="ce156">
            <text:p>1,6<text:s text:c="5"/></text:p>
          </table:table-cell>
          <table:table-cell office:value-type="float" office:value="-8" table:style-name="ce140">
            <text:p><text:s/>- 8</text:p>
          </table:table-cell>
          <table:table-cell office:value-type="float" office:value="-5.5172413793103452" table:style-name="ce141">
            <text:p>-5,5<text:s text:c="3"/></text:p>
          </table:table-cell>
          <table:table-cell office:value-type="float" office:value="12" table:style-name="ce140">
            <text:p>+ 12</text:p>
          </table:table-cell>
          <table:table-cell office:value-type="float" office:value="9.6" table:style-name="ce141">
            <text:p>+9,6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Sem classificação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54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table:number-columns-repeated="16372"/>
        </table:table-row>
        <table:table-row table:style-name="ro25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166"/>
          <table:table-cell table:number-columns-repeated="16372"/>
        </table:table-row>
        <table:table-row table:style-name="ro20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style-name="ro20">
          <table:table-cell/>
          <table:table-cell table:number-columns-repeated="3" table:style-name="ce1"/>
          <table:table-cell table:style-name="ce170"/>
          <table:table-cell table:number-columns-repeated="16379" table:style-name="ce1"/>
        </table:table-row>
        <table:table-row table:number-rows-repeated="3" table:style-name="ro20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3" table:style-name="ce95"/>
          <table:table-cell table:number-columns-repeated="16369"/>
        </table:table-row>
        <table:table-row table:style-name="ro13">
          <table:table-cell table:style-name="ce294"/>
          <table:table-cell table:number-columns-repeated="16383" table:style-name="ce1"/>
        </table:table-row>
        <table:table-row table:style-name="ro20">
          <table:table-cell table:number-columns-repeated="12" table:style-name="ce1"/>
          <table:table-cell table:number-columns-repeated="3" table:style-name="ce95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06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20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2"/>
          <table:table-cell table:number-columns-repeated="2" table:style-name="ce152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57"/>
          <table:table-cell table:number-columns-repeated="2" table:style-name="ce152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1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1"/>
          <table:table-cell table:number-columns-repeated="16369"/>
        </table:table-row>
        <table:table-row table:style-name="ro4">
          <table:table-cell table:number-columns-repeated="12"/>
          <table:table-cell table:style-name="ce157"/>
          <table:table-cell table:number-columns-repeated="2" table:style-name="ce151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2">
          <table:table-cell table:number-columns-repeated="12"/>
          <table:table-cell table:number-columns-repeated="16372" table:style-name="ce1"/>
        </table:table-row>
        <table:table-row table:number-rows-repeated="2" table:style-name="ro20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20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date-style style:name="N36">
      <number:month number:textual="true"/>
      <number:text>-</number:text>
      <number:year/>
    </number:date-style>
    <number:number-style style:name="N37">
      <number:number number:decimal-places="0" number:min-integer-digits="1"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number-style style:name="N41P0">
      <number:text>+</number:text>
      <number:number number:decimal-places="1" number:min-integer-digits="1"/>
      <number:text>             </number:text>
    </number:number-style>
    <number:number-style style:name="N41">
      <number:text>-</number:text>
      <number:number number:decimal-places="1" number:min-integer-digits="1"/>
      <number:text>             </number:text>
      <style:map style:condition="value()&gt;=0" style:apply-style-name="N41P0"/>
    </number:number-style>
    <number:number-style style:name="N42">
      <number:number number:decimal-places="1" number:min-integer-digits="1"/>
    </number:number-style>
    <number:number-style style:name="N43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4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5">
      <number:number number:decimal-places="1" number:min-integer-digits="1"/>
      <number:text>    </number:text>
    </number:number-style>
    <number:number-style style:name="N46P0">
      <number:number number:decimal-places="0" number:min-integer-digits="1"/>
    </number:number-style>
    <number:number-style style:name="N46P1">
      <number:text>-</number:text>
      <number:number number:decimal-places="0" number:min-integer-digits="1"/>
    </number:number-style>
    <number:text-style style:name="N46">
      <number:text>/</number:text>
      <style:map style:condition="value()&gt;0" style:apply-style-name="N46P0"/>
      <style:map style:condition="value()&lt;0" style:apply-style-name="N46P1"/>
    </number:text-style>
    <number:number-style style:name="N47">
      <number:number number:decimal-places="1" number:min-integer-digits="1" number:grouping="true"/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Emília Josué;Ana Paula Brito</meta:initial-creator>
    <dc:creator>Ana Paula Brito</dc:creator>
    <meta:creation-date>2014-01-15T09:56:08Z</meta:creation-date>
    <dc:date>2021-02-10T09:24:25Z</dc:date>
    <meta:print-date>2021-01-08T15:56:30Z</meta:print-date>
  </office:meta>
</office:document-meta>
</file>